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0D800000036C470E1C34C7CDDC3.png" manifest:media-type="image/png"/>
  <manifest:file-entry manifest:full-path="Pictures/10000000000000DB000000B38155BBB8818A27CF.png" manifest:media-type="image/png"/>
  <manifest:file-entry manifest:full-path="Pictures/10000000000000CF000000F456FAED0FF4E3D0BE.png" manifest:media-type="image/png"/>
  <manifest:file-entry manifest:full-path="Pictures/1000000000000020000000204B249CA79A42C6D7.png" manifest:media-type="image/png"/>
  <manifest:file-entry manifest:full-path="Pictures/100000000000005B00000059140A108CA13F5D45.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modern" style:font-pitch="fixed"/>
    <style:font-face style:name="Monaco" svg:font-family="Monac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obyčejné"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measure" style:list-style-name="L1">
      <style:graphic-properties svg:stroke-width="0.01cm" draw:marker-start-width="0.12cm" draw:marker-end-width="0.12cm" draw:textarea-vertical-align="middle" draw:line-distance="0.423cm"/>
    </style:style>
    <style:style style:name="gr2" style:family="graphic" style:parent-style-name="measure" style:list-style-name="L1">
      <style:graphic-properties svg:stroke-width="0.01cm" draw:marker-start-width="0.12cm" draw:marker-end-width="0.12cm" draw:textarea-vertical-align="middle" draw:line-distance="0.423cm"/>
    </style:style>
    <style:style style:name="gr3" style:family="graphic" style:parent-style-name="measure" style:list-style-name="L1">
      <style:graphic-properties svg:stroke-width="0.01cm" draw:marker-start-width="0.12cm" draw:marker-end-width="0.12cm" draw:textarea-vertical-align="middle" draw:line-distance="0.423cm"/>
    </style:style>
    <style:style style:name="gr4"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fit-to-size="false" style:shrink-to-fit="false" draw:fit-to-contour="false" fo:max-height="0cm" fo:max-width="0cm" fo:min-height="0.63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width="false" draw:fit-to-size="false" style:shrink-to-fit="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width="true" draw:fit-to-size="false" style:shrink-to-fit="false" draw:fit-to-contour="false" fo:max-height="0cm" fo:max-width="0cm" fo:min-height="0.319cm" fo:min-width="6.752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7"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fit-to-size="false" style:shrink-to-fit="false" draw:fit-to-contour="false" fo:max-height="0cm" fo:max-width="0cm" fo:min-height="0.412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width="false" draw:fit-to-size="false" style:shrink-to-fit="false" draw:fit-to-contour="false" fo:max-height="0cm" fo:max-width="0cm" fo:min-height="0.3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9"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secondary-fill-color="#99ccff" draw:fill-gradient-name="Gradient_20_9" draw:gradient-step-count="0" draw:fill-hatch-name="Hatching_20_6"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0"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width="false" draw:fit-to-size="false" style:shrink-to-fit="false" draw:fit-to-contour="false" fo:max-height="0cm" fo:max-width="0cm" fo:min-height="0.319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1"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width="false" draw:fit-to-size="false" style:shrink-to-fit="false" draw:fit-to-contour="false" fo:max-height="0cm" fo:max-width="0cm" fo:min-height="0.381cm" fo:min-width="2.258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2"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top" draw:auto-grow-width="false" draw:fit-to-size="false" style:shrink-to-fit="false" draw:fit-to-contour="false" fo:max-height="0cm" fo:max-width="0cm" fo:min-height="0.381cm" fo:min-width="2.22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3"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top" draw:auto-grow-width="false" draw:fit-to-size="false" style:shrink-to-fit="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width="false" draw:fit-to-size="false" style:shrink-to-fit="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width="false" draw:fit-to-size="false" style:shrink-to-fit="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 style:family="graphic" style:parent-style-name="objectwithoutfill"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none"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objectwithoutfill"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none"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cccc99"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cccc99"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fit-to-size="false" style:shrink-to-fit="false" draw:fit-to-contour="false" fo:max-height="0cm" fo:max-width="0cm" fo:min-height="0.63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objectwithoutfill"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none"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cccc99"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cccc99"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objectwithoutfill">
      <style:graphic-properties svg:stroke-width="0.015cm" svg:stroke-color="#000000" draw:marker-start="" draw:marker-start-width="0.222cm" draw:marker-start-center="false" draw:marker-end="" draw:marker-end-width="0.222cm" draw:marker-end-center="false" svg:stroke-opacity="100%" draw:stroke-linejoin="round" draw:fill="none"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middle" draw:fit-to-size="false" style:shrink-to-fit="false" draw:fit-to-contour="false" fo:max-height="0cm" fo:max-width="0cm" fo:padding-top="0.132cm" fo:padding-bottom="0.132cm" fo:padding-left="0.257cm" fo:padding-right="0.257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fit-to-size="false" style:shrink-to-fit="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fit-to-size="false" style:shrink-to-fit="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7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674cm" fo:min-width="0.264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518cm" fo:min-width="0.195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518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318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graphic-properties svg:stroke-width="0.015cm" svg:stroke-color="#000000" draw:marker-start-width="0.222cm" draw:marker-start-center="false" draw:marker-end-width="0.22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style:shrink-to-fit="false" draw:fit-to-contour="false" fo:max-height="0cm" fo:max-width="0cm" fo:padding-top="0.132cm" fo:padding-bottom="0.132cm" fo:padding-left="0.257cm" fo:padding-right="0.257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graphic-properties svg:stroke-width="0.02cm" draw:marker-start-width="0.23cm" draw:marker-end-width="0.23cm" draw:fill="none" draw:textarea-vertical-align="middle" fo:padding-top="0.135cm" fo:padding-bottom="0.135cm" fo:padding-left="0.26cm" fo:padding-right="0.26cm"/>
    </style:style>
    <style:style style:name="gr52" style:family="graphic" style:parent-style-name="standard">
      <style:graphic-properties svg:stroke-color="#000000" draw:fill="solid" draw:fill-color="#000000" draw:textarea-vertical-align="middle"/>
    </style:style>
    <style:style style:name="gr53"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7cm" fo:padding-bottom="0.137cm" fo:padding-left="0.262cm" fo:padding-right="0.262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64cm" fo:min-width="0cm" fo:padding-top="0.006cm" fo:padding-bottom="0.006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2cm" fo:min-width="0cm" fo:padding-top="0.006cm" fo:padding-bottom="0.006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objectwithoutfill"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78"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objectwithoutfill"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none"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2">
      <style:graphic-properties svg:stroke-width="0.015cm" svg:stroke-color="#000000" draw:marker-start="" draw:marker-start-width="0.221cm" draw:marker-start-center="false" draw:marker-end="" draw:marker-end-width="0.221cm" draw:marker-end-center="false" svg:stroke-opacity="100%" draw:stroke-linejoin="round" draw:fill="solid"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8" draw:gradient-step-count="0" draw:fill-hatch-name="Hatching_20_7"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graphic-properties svg:stroke-width="0.015cm" svg:stroke-color="#ffffff" draw:marker-start-width="0.222cm" draw:marker-start-center="false" draw:marker-end-width="0.22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style:shrink-to-fit="false" draw:fit-to-contour="false" fo:max-height="0cm" fo:max-width="0cm" fo:padding-top="0.132cm" fo:padding-bottom="0.132cm" fo:padding-left="0.257cm" fo:padding-right="0.257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objectwithoutfill">
      <style:graphic-properties svg:stroke-width="0.02cm" draw:marker-start-width="0.23cm" draw:marker-end-width="0.23cm" draw:fill="none" draw:textarea-vertical-align="middle" fo:padding-top="0.135cm" fo:padding-bottom="0.135cm" fo:padding-left="0.26cm" fo:padding-right="0.26cm"/>
    </style:style>
    <style:style style:name="gr99" style:family="graphic" style:parent-style-name="objectwithoutfill">
      <style:graphic-properties svg:stroke-width="0.018cm" svg:stroke-color="#000000" draw:marker-start-width="0.227cm" draw:marker-end-width="0.227cm" draw:fill="solid" draw:textarea-vertical-align="middle" fo:padding-top="0.134cm" fo:padding-bottom="0.134cm" fo:padding-left="0.259cm" fo:padding-right="0.259cm"/>
    </style:style>
    <style:style style:name="gr10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2cm" fo:padding-bottom="0.132cm" fo:padding-left="0.257cm" fo:padding-right="0.257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2cm" fo:padding-bottom="0.132cm" fo:padding-left="0.257cm" fo:padding-right="0.257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2cm" fo:padding-bottom="0.132cm" fo:padding-left="0.257cm" fo:padding-right="0.257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2cm" fo:padding-bottom="0.132cm" fo:padding-left="0.257cm" fo:padding-right="0.257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true" draw:fit-to-size="false" style:shrink-to-fit="false" draw:fit-to-contour="false" fo:max-height="0cm" fo:max-width="0cm" fo:min-height="0.27cm" fo:min-width="0.239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2">
      <style:graphic-properties draw:stroke-dash="Dashed_20__28_var_29__20_2" svg:stroke-width="0.015cm" svg:stroke-color="#ffffff"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style:shrink-to-fit="false" draw:fit-to-contour="false" fo:max-height="0cm" fo:max-width="0cm" fo:min-height="0.13cm" fo:min-width="0cm" fo:padding-top="0.006cm" fo:padding-bottom="0.006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true" draw:fit-to-size="false" style:shrink-to-fit="false" draw:fit-to-contour="false" fo:max-height="0cm" fo:max-width="0cm" fo:min-height="0.254cm" fo:min-width="0.358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graphic-properties svg:stroke-width="0.02cm" svg:stroke-color="#000000" draw:marker-start-width="0.02cm" draw:marker-end-width="0.02cm" draw:fill="solid" draw:fill-color="#ffffff" draw:textarea-horizontal-align="justify" draw:textarea-vertical-align="middle" draw:auto-grow-height="false" fo:padding-top="0.135cm" fo:padding-bottom="0.135cm" fo:padding-left="0.26cm" fo:padding-right="0.26cm" draw:shadow="hidden"/>
    </style:style>
    <style:style style:name="gr135" style:family="graphic" style:parent-style-name="standard">
      <style:graphic-properties svg:stroke-width="0.02cm" svg:stroke-color="#000000" draw:marker-start-width="0.02cm" draw:marker-end-width="0.02cm" draw:textarea-vertical-align="middle" fo:padding-top="0.135cm" fo:padding-bottom="0.135cm" fo:padding-left="0.26cm" fo:padding-right="0.26cm"/>
    </style:style>
    <style:style style:name="gr136"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width="true" draw:fit-to-size="false" style:shrink-to-fit="false" draw:fit-to-contour="false" fo:max-height="0cm" fo:max-width="0cm" fo:min-height="0.27cm" fo:min-width="0.417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graphic-properties svg:stroke-width="0.02cm" svg:stroke-color="#000000" draw:marker-start-width="0.23cm" draw:marker-end-width="0.23cm" draw:fill="solid" draw:fill-color="#ffffff" draw:textarea-horizontal-align="justify" draw:textarea-vertical-align="middle" draw:auto-grow-height="false" fo:min-height="0.278cm" fo:min-width="0cm" fo:padding-top="0.135cm" fo:padding-bottom="0.135cm" fo:padding-left="0.26cm" fo:padding-right="0.26cm"/>
    </style:style>
    <style:style style:name="gr138" style:family="graphic" style:parent-style-name="standard">
      <style:graphic-properties svg:stroke-width="0.02cm" svg:stroke-color="#000000" draw:marker-start-width="0.23cm" draw:marker-end-width="0.23cm" draw:fill="solid" draw:fill-color="#ffffff" draw:textarea-vertical-align="middle" fo:padding-top="0.135cm" fo:padding-bottom="0.135cm" fo:padding-left="0.26cm" fo:padding-right="0.26cm"/>
    </style:style>
    <style:style style:name="gr139"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width="true" draw:fit-to-size="false" style:shrink-to-fit="false" draw:fit-to-contour="false" fo:max-height="0cm" fo:max-width="0cm" fo:min-height="0.27cm" fo:min-width="0.582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graphic-properties svg:stroke-width="0.015cm" svg:stroke-color="#000000" draw:marker-start="" draw:marker-start-width="0.222cm" draw:marker-start-center="false" draw:marker-end="" draw:marker-end-width="0.222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style:shrink-to-fit="false" draw:fit-to-contour="false" fo:max-height="0cm" fo:max-width="0cm" fo:padding-top="0.132cm" fo:padding-bottom="0.132cm" fo:padding-left="0.257cm" fo:padding-right="0.257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standard">
      <style:graphic-properties svg:stroke-width="0.02cm" svg:stroke-color="#000000" draw:marker-start-width="0.23cm" draw:marker-end-width="0.23cm" draw:fill="solid" draw:fill-color="#ffffff" draw:textarea-horizontal-align="center" draw:textarea-vertical-align="middle" fo:padding-top="0.135cm" fo:padding-bottom="0.135cm" fo:padding-left="0.26cm" fo:padding-right="0.26cm"/>
    </style:style>
    <style:style style:name="gr142"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width="true" draw:fit-to-size="false" style:shrink-to-fit="false" draw:fit-to-contour="false" fo:max-height="0cm" fo:max-width="0cm" fo:min-height="0.27cm" fo:min-width="0.747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width="true" draw:fit-to-size="false" style:shrink-to-fit="false" draw:fit-to-contour="false" fo:max-height="0cm" fo:max-width="0cm" fo:min-height="0.27cm" fo:min-width="0.747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width="true" draw:fit-to-size="false" style:shrink-to-fit="false" draw:fit-to-contour="false" fo:max-height="0cm" fo:max-width="0cm" fo:min-height="0.27cm" fo:min-width="1.412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width="true" draw:fit-to-size="false" style:shrink-to-fit="false" draw:fit-to-contour="false" fo:max-height="0cm" fo:max-width="0cm" fo:min-height="0.27cm" fo:min-width="1.53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5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8"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standard"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standard" style:list-style-name="L2">
      <style:graphic-properties draw:stroke="solid" draw:stroke-dash="Dashed_20__28_var_29__20_2" svg:stroke-width="0.015cm" svg:stroke-color="#000000" draw:marker-start="" draw:marker-start-width="0.261cm" draw:marker-start-center="false" draw:marker-end="" draw:marker-end-width="0.261cm" draw:marker-end-center="false" svg:stroke-opacity="100%" draw:stroke-linejoin="round" draw:fill="none"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standard" style:list-style-name="L2">
      <style:graphic-properties draw:stroke="solid" draw:stroke-dash="Dashed_20__28_var_29__20_2" svg:stroke-width="0.015cm" svg:stroke-color="#000000" draw:marker-start="" draw:marker-start-width="0.247cm" draw:marker-start-center="false" draw:marker-end="" draw:marker-end-width="0.247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58" style:family="graphic">
      <style:graphic-properties style:protect="size"/>
    </style:style>
    <style:style style:name="gr159" style:family="graphic" style:parent-style-name="standard">
      <style:graphic-properties draw:stroke="solid"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6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7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8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8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8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8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8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8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8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8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8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8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90"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91"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9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9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9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9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96"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97"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98"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199"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00" style:family="graphic" style:parent-style-name="standard">
      <style:graphic-properties svg:stroke-width="0.015cm" svg:stroke-color="#000000" draw:marker-start-width="0.184cm" draw:marker-end-width="0.184cm" draw:fill="solid" draw:fill-color="#ffffff" draw:textarea-horizontal-align="justify" draw:textarea-vertical-align="middle" draw:auto-grow-height="false" fo:min-height="0.714cm" fo:min-width="0.324cm" fo:padding-top="0.131cm" fo:padding-bottom="0.131cm" fo:padding-left="0.256cm" fo:padding-right="0.256cm"/>
    </style:style>
    <style:style style:name="gr201" style:family="graphic" style:parent-style-name="standard"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02" style:family="graphic" style:parent-style-name="standard"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03" style:family="graphic" style:parent-style-name="standard"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04" style:family="graphic" style:parent-style-name="objectwithoutfill"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none"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05" style:family="graphic" style:parent-style-name="objectwithoutfill"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none"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06" style:family="graphic" style:parent-style-name="objectwithoutfill" style:list-style-name="L2">
      <style:graphic-properties draw:stroke="solid" draw:stroke-dash="Dashed_20__28_var_29__20_2" svg:stroke-width="0.015cm" svg:stroke-color="#000000" draw:marker-start="" draw:marker-start-width="0.147cm" draw:marker-start-center="false" draw:marker-end="" draw:marker-end-width="0.147cm" draw:marker-end-center="false" svg:stroke-opacity="100%" draw:stroke-linejoin="round" draw:fill="none"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07"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style:shrink-to-fit="false" draw:fit-to-contour="false" fo:max-height="0cm" fo:max-width="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08"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style:shrink-to-fit="false" draw:fit-to-contour="false" fo:max-height="0cm" fo:max-width="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09"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fit-to-size="false" style:shrink-to-fit="false" draw:fit-to-contour="false" fo:max-height="0cm" fo:max-width="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10"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true" draw:fit-to-size="false" style:shrink-to-fit="false" draw:fit-to-contour="false" fo:max-height="0cm" fo:max-width="0cm" fo:min-height="0.3cm" fo:min-width="0.743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1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2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2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2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2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2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2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2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2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28" style:family="graphic" style:parent-style-name="standard">
      <style:graphic-properties svg:stroke-color="#000000" draw:fill="none" draw:textarea-horizontal-align="justify" draw:textarea-vertical-align="middle" draw:auto-grow-height="false" fo:min-height="0.474cm" fo:min-width="0cm"/>
    </style:style>
    <style:style style:name="gr229" style:family="graphic" style:parent-style-name="objectwithoutfill">
      <style:graphic-properties draw:fill="none" draw:textarea-vertical-align="middle"/>
    </style:style>
    <style:style style:name="gr230"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width="true" draw:fit-to-size="false" style:shrink-to-fit="false" draw:fit-to-contour="false" fo:max-height="0cm" fo:max-width="0cm" fo:min-height="0.27cm" fo:min-width="0.478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3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3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33"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34"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35"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3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9"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3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9"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3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3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4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4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42" style:family="graphic" style:parent-style-name="objectwithoutfill"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43" style:family="graphic" style:parent-style-name="standard">
      <style:graphic-properties draw:stroke="none" svg:stroke-width="0.015cm" svg:stroke-color="#000000" draw:marker-start-width="0.221cm" draw:marker-end-width="0.221cm" draw:fill="none" draw:fill-color="#ffffff" draw:textarea-horizontal-align="left" draw:auto-grow-width="true" fo:min-height="4.429cm" fo:min-width="4.574cm" fo:padding-top="0cm" fo:padding-bottom="0cm" fo:padding-left="0cm" fo:padding-right="0cm"/>
    </style:style>
    <style:style style:name="gr24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4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4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46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47" style:family="graphic" style:parent-style-name="objectwithoutfill">
      <style:graphic-properties svg:stroke-width="0.018cm" draw:marker-start-width="0.227cm" draw:marker-end-width="0.227cm" draw:fill="none" draw:textarea-vertical-align="middle" fo:padding-top="0.134cm" fo:padding-bottom="0.134cm" fo:padding-left="0.259cm" fo:padding-right="0.259cm"/>
    </style:style>
    <style:style style:name="gr248" style:family="graphic" style:parent-style-name="standard">
      <style:graphic-properties svg:stroke-width="0.015cm" svg:stroke-color="#000000" draw:marker-start-width="0.222cm" draw:marker-end-width="0.222cm" draw:fill="solid" draw:fill-color="#ffffff" draw:textarea-horizontal-align="justify" draw:textarea-vertical-align="middle" draw:auto-grow-height="false" fo:padding-top="0.132cm" fo:padding-bottom="0.132cm" fo:padding-left="0.257cm" fo:padding-right="0.257cm" draw:shadow="hidden"/>
    </style:style>
    <style:style style:name="gr249"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5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43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51"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52"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53"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54"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55" style:family="graphic" style:parent-style-name="standard">
      <style:graphic-properties svg:stroke-width="0.018cm" svg:stroke-color="#000000" draw:marker-start-width="0.227cm" draw:marker-end-width="0.227cm" draw:fill-color="#ffffff" draw:textarea-horizontal-align="justify" draw:textarea-vertical-align="middle" draw:auto-grow-height="false" fo:min-height="0.007cm" fo:min-width="0cm" fo:padding-top="0.134cm" fo:padding-bottom="0.134cm" fo:padding-left="0.259cm" fo:padding-right="0.259cm"/>
    </style:style>
    <style:style style:name="gr256"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57"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58"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59"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60"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shrink-to-fit" style:shrink-to-fit="true" draw:fit-to-contour="false" fo:max-height="0cm" fo:max-width="0cm" fo:min-height="0.239cm" fo:min-width="0.451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6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shrink-to-fit" style:shrink-to-fit="true" draw:fit-to-contour="false" fo:max-height="0cm" fo:max-width="0cm" fo:min-height="0.239cm" fo:min-width="0.553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6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shrink-to-fit" style:shrink-to-fit="true" draw:fit-to-contour="false" fo:max-height="0cm" fo:max-width="0cm" fo:min-height="0.239cm" fo:min-width="0.553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63" style:family="graphic" style:parent-style-name="standard" style:list-style-name="L2">
      <style:graphic-properties draw:stroke="solid" draw:stroke-dash="Dashed_20__28_var_29__20_2" svg:stroke-width="0.015cm" svg:stroke-color="#ff0000" draw:marker-start="" draw:marker-start-width="0.221cm" draw:marker-start-center="false" draw:marker-end="" draw:marker-end-width="0.221cm" draw:marker-end-center="false" svg:stroke-opacity="100%" draw:stroke-linejoin="round" draw:fill="solid" draw:fill-color="#ff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shrink-to-fit" style:shrink-to-fit="true" draw:fit-to-contour="false" fo:max-height="0cm" fo:max-width="0cm" fo:min-height="0.239cm" fo:min-width="0.553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6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547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6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6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6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6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6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5" style:family="graphic" style:parent-style-name="objectwithoutfill">
      <style:graphic-properties svg:stroke-width="0.018cm" draw:marker-start-width="0.185cm" draw:marker-end-width="0.185cm" draw:fill="none" draw:textarea-vertical-align="middle" fo:padding-top="0.134cm" fo:padding-bottom="0.134cm" fo:padding-left="0.259cm" fo:padding-right="0.259cm"/>
    </style:style>
    <style:style style:name="gr27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26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7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2"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243cm" fo:min-width="0.19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83"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84"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85"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86"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87"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8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89" style:family="graphic" style:parent-style-name="standard">
      <style:graphic-properties svg:stroke-width="0.014cm" svg:stroke-color="#000000" draw:marker-start-width="0.221cm" draw:marker-end-width="0.221cm" draw:fill-color="#ffffff" draw:textarea-horizontal-align="justify" draw:textarea-vertical-align="middle" draw:auto-grow-height="false" fo:min-height="0cm" fo:min-width="0cm" fo:padding-top="0.132cm" fo:padding-bottom="0.132cm" fo:padding-left="0.257cm" fo:padding-right="0.257cm"/>
    </style:style>
    <style:style style:name="gr29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1" style:family="graphic" style:parent-style-name="standard">
      <style:graphic-properties svg:stroke-width="0.018cm" svg:stroke-color="#000000" draw:marker-start-width="0.227cm" draw:marker-end-width="0.227cm" draw:fill-color="#ffffff" draw:textarea-horizontal-align="justify" draw:textarea-vertical-align="middle" draw:auto-grow-height="false" fo:min-height="0cm" fo:min-width="0cm" fo:padding-top="0.134cm" fo:padding-bottom="0.134cm" fo:padding-left="0.259cm" fo:padding-right="0.259cm"/>
    </style:style>
    <style:style style:name="gr29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26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294"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95"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96" style:family="graphic" style:parent-style-name="objectwithoutfill"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97"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298"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299"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00"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size"/>
    </style:style>
    <style:style style:name="gr301"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02" style:family="graphic" style:parent-style-name="standard" style:list-style-name="L2">
      <style:graphic-properties draw:stroke="solid" draw:stroke-dash="Dashed_20__28_var_29__20_2" svg:stroke-width="0.015cm" svg:stroke-color="#000000" draw:marker-start="" draw:marker-start-width="0.184cm" draw:marker-start-center="false" draw:marker-end="" draw:marker-end-width="0.184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width="false" draw:fit-to-size="false" style:shrink-to-fit="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03" style:family="graphic" style:parent-style-name="standard" style:list-style-name="L2">
      <style:graphic-properties draw:stroke="none" draw:stroke-dash="Dashed_20__28_var_29__20_2" svg:stroke-width="0.015cm" svg:stroke-color="#000000" draw:marker-start="" draw:marker-start-width="0.322cm" draw:marker-start-center="false" draw:marker-end="" draw:marker-end-width="0.322cm" draw:marker-end-center="false" svg:stroke-opacity="100%" draw:stroke-linejoin="none"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4" style:family="graphic" style:parent-style-name="standard" style:list-style-name="L2">
      <style:graphic-properties draw:stroke="solid" draw:stroke-dash="Dashed_20__28_var_29__20_2" svg:stroke-width="0.015cm" svg:stroke-color="#000000" draw:marker-start="" draw:marker-start-width="0.322cm" draw:marker-start-center="false" draw:marker-end="" draw:marker-end-width="0.32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007cm" fo:padding-bottom="0.007cm" fo:padding-left="0.007cm" fo:padding-right="0.00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5"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6"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7" style:family="graphic" style:parent-style-name="objectwithoutfill" style:list-style-name="L2">
      <style:graphic-properties draw:stroke="solid" draw:stroke-dash="Dashed_20__28_var_29__20_2" svg:stroke-width="0.015cm" svg:stroke-color="#000000" draw:marker-start="" draw:marker-start-width="0.185cm" draw:marker-start-center="false" draw:marker-end="" draw:marker-end-width="0.185cm" draw:marker-end-center="false" svg:stroke-opacity="100%" draw:stroke-linejoin="round" draw:fill="none" draw:fill-color="#cfe7f5"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2cm" fo:padding-bottom="0.132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0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0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1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1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1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1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1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15" style:family="graphic" style:parent-style-name="objectwithoutfill">
      <style:graphic-properties draw:stroke="solid" svg:stroke-width="0.015cm" svg:stroke-color="#000000" draw:marker-start="" draw:marker-start-width="0.221cm" draw:marker-start-center="false" draw:marker-end="" draw:marker-end-width="0.221cm" draw:marker-end-center="false" svg:stroke-opacity="100%" draw:stroke-linejoin="round" draw:fill="none" draw:secondary-fill-color="#99ccff" draw:gradient-step-count="0" draw:fill-hatch-solid="false" draw:opacity="100%" draw:fill-image-width="0cm" draw:fill-image-height="0cm" style:repeat="repeat" draw:fill-image-ref-point-x="0%" draw:fill-image-ref-point-y="0%" draw:fill-image-ref-point="center" draw:tile-repeat-offset="0% vertical" draw:auto-grow-height="true" draw:auto-grow-width="false" draw:fit-to-size="false" style:shrink-to-fit="false" draw:fit-to-contour="false" fo:max-height="0cm" fo:max-width="0cm" fo:min-height="0cm" fo:min-width="0cm" fo:padding-top="0.131cm" fo:padding-bottom="0.131cm" fo:padding-left="0.256cm" fo:padding-right="0.256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31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31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54cm" fo:min-width="5.584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1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1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2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2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2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2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2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2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2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2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28" style:family="graphic" style:parent-style-name="standard">
      <style:graphic-properties draw:stroke="none" svg:stroke-width="0.015cm" svg:stroke-color="#000000" draw:marker-start-width="0.221cm" draw:marker-end-width="0.221cm" draw:fill="none" draw:fill-color="#ffffff" draw:textarea-horizontal-align="left" draw:auto-grow-width="true" fo:min-height="0.357cm" fo:min-width="1.611cm" fo:padding-top="0cm" fo:padding-bottom="0cm" fo:padding-left="0cm" fo:padding-right="0cm"/>
    </style:style>
    <style:style style:name="gr32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3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54cm" fo:min-width="5.572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3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4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41" style:family="graphic" style:parent-style-name="standard">
      <style:graphic-properties draw:stroke="none" svg:stroke-width="0.015cm" svg:stroke-color="#000000" draw:marker-start-width="0.221cm" draw:marker-end-width="0.221cm" draw:fill="none" draw:fill-color="#ffffff" draw:textarea-horizontal-align="left" draw:auto-grow-width="true" fo:min-height="0.357cm" fo:min-width="1.639cm" fo:padding-top="0cm" fo:padding-bottom="0cm" fo:padding-left="0cm" fo:padding-right="0cm"/>
    </style:style>
    <style:style style:name="gr34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2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4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2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4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4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51cm" fo:min-width="9.648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4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49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4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49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4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49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4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49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5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5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5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5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5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49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5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49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5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49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5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49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5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5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6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6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6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49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6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49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6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49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6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49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6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6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6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6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7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49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7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49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7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7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7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75" style:family="graphic" style:parent-style-name="standard" style:list-style-name="L1">
      <style:graphic-properties draw:stroke="none" svg:stroke-width="0.015cm" svg:stroke-color="#000000" draw:marker-start="" draw:marker-start-width="0.221cm" draw:marker-start-center="false" draw:marker-end="" draw:marker-end-width="0.221cm" draw:marker-end-center="false" draw:fill="none" draw:fill-color="#ffffff" draw:textarea-horizontal-align="left" draw:auto-grow-width="true" fo:min-height="0.477cm" fo:min-width="2.034cm" fo:padding-top="0cm" fo:padding-bottom="0cm" fo:padding-left="0cm" fo:padding-right="0cm" draw:shadow="hidden" draw:shadow-offset-x="0.2cm" draw:shadow-offset-y="0.2cm" draw:shadow-color="#808080"/>
    </style:style>
    <style:style style:name="gr376"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37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51cm" fo:min-width="9.648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7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7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8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8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8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49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8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49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8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49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8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49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8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8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8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8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9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49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9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49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9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49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9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49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9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9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9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9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9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49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39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49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0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49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0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49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0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49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0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49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0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49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05" style:family="graphic" style:parent-style-name="standard" style:list-style-name="L1">
      <style:graphic-properties draw:stroke="none" svg:stroke-width="0.015cm" svg:stroke-color="#000000" draw:marker-start="" draw:marker-start-width="0.221cm" draw:marker-start-center="false" draw:marker-end="" draw:marker-end-width="0.221cm" draw:marker-end-center="false" draw:fill="none" draw:fill-color="#ffffff" draw:textarea-horizontal-align="left" draw:auto-grow-width="true" fo:min-height="0.477cm" fo:min-width="2.034cm" fo:padding-top="0cm" fo:padding-bottom="0cm" fo:padding-left="0cm" fo:padding-right="0cm" draw:shadow="hidden" draw:shadow-offset-x="0.2cm" draw:shadow-offset-y="0.2cm" draw:shadow-color="#808080"/>
    </style:style>
    <style:style style:name="gr406"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40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54cm" fo:min-width="5.572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0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0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1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1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1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1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1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1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1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1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1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1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2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2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2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2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51cm" fo:min-width="9.648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2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2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2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2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2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49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2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49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2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49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2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49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3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3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3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3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3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49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3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49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3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49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3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49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3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3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4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4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4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49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4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49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4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49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4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49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4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49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4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49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48" style:family="graphic" style:parent-style-name="standard" style:list-style-name="L1">
      <style:graphic-properties draw:stroke="none" svg:stroke-width="0.015cm" svg:stroke-color="#000000" draw:marker-start="" draw:marker-start-width="0.221cm" draw:marker-start-center="false" draw:marker-end="" draw:marker-end-width="0.221cm" draw:marker-end-center="false" draw:fill="none" draw:fill-color="#ffffff" draw:textarea-horizontal-align="left" draw:auto-grow-width="true" fo:min-height="0.477cm" fo:min-width="2.059cm" fo:padding-top="0cm" fo:padding-bottom="0cm" fo:padding-left="0cm" fo:padding-right="0cm" draw:shadow="hidden" draw:shadow-offset-x="0.2cm" draw:shadow-offset-y="0.2cm" draw:shadow-color="#808080"/>
    </style:style>
    <style:style style:name="gr449"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45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51cm" fo:min-width="9.648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5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5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5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5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5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5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5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5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5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6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6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6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6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6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6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6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6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6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6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7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7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7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7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7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75"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shrink-to-fit" style:shrink-to-fit="true" draw:fit-to-contour="false" fo:max-height="0cm" fo:max-width="0cm" fo:min-height="0.239cm" fo:min-width="0.459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47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51cm" fo:min-width="9.648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7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49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7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49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7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49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8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49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8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8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8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8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8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49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8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49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8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49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8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49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8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9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9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9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9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49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9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49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9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49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9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49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9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9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49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0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0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49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0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49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0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0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0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51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06" style:family="graphic" style:parent-style-name="standard" style:list-style-name="L1">
      <style:graphic-properties draw:stroke="none" svg:stroke-width="0.015cm" svg:stroke-color="#000000" draw:marker-start="" draw:marker-start-width="0.221cm" draw:marker-start-center="false" draw:marker-end="" draw:marker-end-width="0.221cm" draw:marker-end-center="false" draw:fill="none" draw:fill-color="#ffffff" draw:textarea-horizontal-align="left" draw:auto-grow-width="true" fo:min-height="0.477cm" fo:min-width="2.034cm" fo:padding-top="0cm" fo:padding-bottom="0cm" fo:padding-left="0cm" fo:padding-right="0cm" draw:shadow="hidden" draw:shadow-offset-x="0.2cm" draw:shadow-offset-y="0.2cm" draw:shadow-color="#808080"/>
    </style:style>
    <style:style style:name="gr507"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center"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508" style:family="graphic" style:parent-style-name="standard">
      <style:graphic-properties svg:stroke-width="0.018cm" svg:stroke-color="#000000" draw:marker-start-width="0.227cm" draw:marker-end-width="0.227cm" draw:fill-color="#ffffff" draw:textarea-horizontal-align="justify" draw:textarea-vertical-align="middle" draw:auto-grow-height="false" fo:min-height="5.955cm" fo:min-width="8.726cm" fo:padding-top="0.134cm" fo:padding-bottom="0.134cm" fo:padding-left="0.259cm" fo:padding-right="0.259cm"/>
    </style:style>
    <style:style style:name="gr50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1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1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43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12"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13"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14"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15"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16"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17"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18"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19"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20"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shrink-to-fit" style:shrink-to-fit="true" draw:fit-to-contour="false" fo:max-height="0cm" fo:max-width="0cm" fo:min-height="0.239cm" fo:min-width="1.221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521"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shrink-to-fit" style:shrink-to-fit="true" draw:fit-to-contour="false" fo:max-height="0cm" fo:max-width="0cm" fo:min-height="0.239cm" fo:min-width="0.887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52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547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2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2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2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2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2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2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2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3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3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3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3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3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3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26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3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3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3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39"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true" draw:auto-grow-width="false" draw:fit-to-size="false" style:shrink-to-fit="false" draw:fit-to-contour="false" fo:max-height="0cm" fo:max-width="0cm" fo:min-height="0.243cm" fo:min-width="0.191cm" fo:padding-top="0cm" fo:padding-bottom="0cm" fo:padding-left="0cm" fo:padding-right="0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40"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41"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42"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43"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44"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54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4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26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4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48" style:family="graphic" style:parent-style-name="standard" style:list-style-name="L2">
      <style:graphic-properties draw:stroke="solid" draw:stroke-dash="Dashed_20__28_var_29__20_2" svg:stroke-width="0.015cm" svg:stroke-color="#ff0000" draw:marker-start="" draw:marker-start-width="0.221cm" draw:marker-start-center="false" draw:marker-end="" draw:marker-end-width="0.221cm" draw:marker-end-center="false" svg:stroke-opacity="100%" draw:stroke-linejoin="round" draw:fill="solid" draw:fill-color="#ff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shrink-to-fit" style:shrink-to-fit="true" draw:fit-to-contour="false" fo:max-height="0cm" fo:max-width="0cm" fo:min-height="0.213cm" fo:min-width="0.354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549" style:family="graphic" style:parent-style-name="standard">
      <style:graphic-properties svg:stroke-width="0.018cm" draw:marker-start-width="0.227cm" draw:marker-end-width="0.227cm" draw:textarea-vertical-align="middle" fo:padding-top="0.134cm" fo:padding-bottom="0.134cm" fo:padding-left="0.259cm" fo:padding-right="0.259cm"/>
    </style:style>
    <style:style style:name="gr550" style:family="graphic" style:parent-style-name="standard" style:list-style-name="L2">
      <style:graphic-properties draw:stroke="solid" draw:stroke-dash="Dashed_20__28_var_29__20_2" svg:stroke-width="0.015cm" svg:stroke-color="#ff0000" draw:marker-start="" draw:marker-start-width="0.221cm" draw:marker-start-center="false" draw:marker-end="" draw:marker-end-width="0.221cm" draw:marker-end-center="false" svg:stroke-opacity="100%" draw:stroke-linejoin="round" draw:fill="solid" draw:fill-color="#ff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shrink-to-fit" style:shrink-to-fit="true" draw:fit-to-contour="false" fo:max-height="0cm" fo:max-width="0cm" fo:min-height="0.213cm" fo:min-width="0.354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55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5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5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26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5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5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5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57" style:family="graphic" style:parent-style-name="standard" style:list-style-name="L2">
      <style:graphic-properties draw:stroke="solid" draw:stroke-dash="Dashed_20__28_var_29__20_2" svg:stroke-width="0.015cm" svg:stroke-color="#ff0000" draw:marker-start="" draw:marker-start-width="0.221cm" draw:marker-start-center="false" draw:marker-end="" draw:marker-end-width="0.221cm" draw:marker-end-center="false" svg:stroke-opacity="100%" draw:stroke-linejoin="round" draw:fill="solid" draw:fill-color="#ff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shrink-to-fit" style:shrink-to-fit="true" draw:fit-to-contour="false" fo:max-height="0cm" fo:max-width="0cm" fo:min-height="0.213cm" fo:min-width="0.354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558" style:family="graphic" style:parent-style-name="standard" style:list-style-name="L2">
      <style:graphic-properties draw:stroke="solid" draw:stroke-dash="Dashed_20__28_var_29__20_2" svg:stroke-width="0.015cm" svg:stroke-color="#ff0000" draw:marker-start="" draw:marker-start-width="0.221cm" draw:marker-start-center="false" draw:marker-end="" draw:marker-end-width="0.221cm" draw:marker-end-center="false" svg:stroke-opacity="100%" draw:stroke-linejoin="round" draw:fill="solid" draw:fill-color="#ff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shrink-to-fit" style:shrink-to-fit="true" draw:fit-to-contour="false" fo:max-height="0cm" fo:max-width="0cm" fo:min-height="0.213cm" fo:min-width="0.354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55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6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61"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shrink-to-fit" style:shrink-to-fit="true" draw:fit-to-contour="false" fo:max-height="0cm" fo:max-width="0cm" fo:min-height="0.239cm" fo:min-width="1.691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562"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shrink-to-fit" style:shrink-to-fit="true" draw:fit-to-contour="false" fo:max-height="0cm" fo:max-width="0cm" fo:min-height="0.239cm" fo:min-width="1.391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563" style:family="graphic" style:parent-style-name="standard">
      <style:graphic-properties svg:stroke-width="0.018cm" svg:stroke-color="#fdb94d" draw:marker-start-width="0.227cm" draw:marker-end-width="0.227cm" draw:textarea-vertical-align="middle" fo:padding-top="0.134cm" fo:padding-bottom="0.134cm" fo:padding-left="0.259cm" fo:padding-right="0.259cm"/>
    </style:style>
    <style:style style:name="gr564" style:family="graphic" style:parent-style-name="standard" style:list-style-name="L2">
      <style:graphic-properties draw:stroke="solid" draw:stroke-dash="Dashed_20__28_var_29__20_2" svg:stroke-width="0.015cm" svg:stroke-color="#ff0000" draw:marker-start="" draw:marker-start-width="0.221cm" draw:marker-start-center="false" draw:marker-end="" draw:marker-end-width="0.221cm" draw:marker-end-center="false" svg:stroke-opacity="100%" draw:stroke-linejoin="round" draw:fill="solid" draw:fill-color="#ff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shrink-to-fit" style:shrink-to-fit="true" draw:fit-to-contour="false" fo:max-height="0cm" fo:max-width="0cm" fo:min-height="0.213cm" fo:min-width="0.354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565" style:family="graphic" style:parent-style-name="standard" style:list-style-name="L2">
      <style:graphic-properties draw:stroke="solid" draw:stroke-dash="Dashed_20__28_var_29__20_2" svg:stroke-width="0.015cm" svg:stroke-color="#ff0000" draw:marker-start="" draw:marker-start-width="0.221cm" draw:marker-start-center="false" draw:marker-end="" draw:marker-end-width="0.221cm" draw:marker-end-center="false" svg:stroke-opacity="100%" draw:stroke-linejoin="round" draw:fill="solid" draw:fill-color="#ff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shrink-to-fit" style:shrink-to-fit="true" draw:fit-to-contour="false" fo:max-height="0cm" fo:max-width="0cm" fo:min-height="0.213cm" fo:min-width="0.354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566" style:family="graphic" style:parent-style-name="standard" style:list-style-name="L2">
      <style:graphic-properties draw:stroke="solid" draw:stroke-dash="Dashed_20__28_var_29__20_2" svg:stroke-width="0.015cm" svg:stroke-color="#ff0000" draw:marker-start="" draw:marker-start-width="0.221cm" draw:marker-start-center="false" draw:marker-end="" draw:marker-end-width="0.221cm" draw:marker-end-center="false" svg:stroke-opacity="100%" draw:stroke-linejoin="round" draw:fill="solid" draw:fill-color="#ff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shrink-to-fit" style:shrink-to-fit="true" draw:fit-to-contour="false" fo:max-height="0cm" fo:max-width="0cm" fo:min-height="0.213cm" fo:min-width="0.354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56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6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69" style:family="graphic" style:parent-style-name="standard" style:list-style-name="L2">
      <style:graphic-properties draw:stroke="solid" draw:stroke-dash="Dashed_20__28_var_29__20_2" svg:stroke-width="0.015cm" svg:stroke-color="#ff0000" draw:marker-start="" draw:marker-start-width="0.221cm" draw:marker-start-center="false" draw:marker-end="" draw:marker-end-width="0.221cm" draw:marker-end-center="false" svg:stroke-opacity="100%" draw:stroke-linejoin="round" draw:fill="solid" draw:fill-color="#ff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shrink-to-fit" style:shrink-to-fit="true" draw:fit-to-contour="false" fo:max-height="0cm" fo:max-width="0cm" fo:min-height="0.213cm" fo:min-width="0.354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57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shrink-to-fit" style:shrink-to-fit="true" draw:fit-to-contour="false" fo:max-height="0cm" fo:max-width="0cm" fo:min-height="0.213cm" fo:min-width="0.354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57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false" draw:fit-to-size="shrink-to-fit" style:shrink-to-fit="true" draw:fit-to-contour="false" fo:max-height="0cm" fo:max-width="0cm" fo:min-height="0.213cm" fo:min-width="0.354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572"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shrink-to-fit" style:shrink-to-fit="true" draw:fit-to-contour="false" fo:max-height="0cm" fo:max-width="0cm" fo:min-height="0.239cm" fo:min-width="0.455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573"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shrink-to-fit" style:shrink-to-fit="true" draw:fit-to-contour="false" fo:max-height="0cm" fo:max-width="0cm" fo:min-height="0.239cm" fo:min-width="0.451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574"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shrink-to-fit" style:shrink-to-fit="true" draw:fit-to-contour="false" fo:max-height="0cm" fo:max-width="0cm" fo:min-height="0.239cm" fo:min-width="0.455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575"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shrink-to-fit" style:shrink-to-fit="true" draw:fit-to-contour="false" fo:max-height="0cm" fo:max-width="0cm" fo:min-height="0.239cm" fo:min-width="0.595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576"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shrink-to-fit" style:shrink-to-fit="true" draw:fit-to-contour="false" fo:max-height="0cm" fo:max-width="0cm" fo:min-height="0.239cm" fo:min-width="0.65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577"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shrink-to-fit" style:shrink-to-fit="true" draw:fit-to-contour="false" fo:max-height="0cm" fo:max-width="0cm" fo:min-height="0.239cm" fo:min-width="0.493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578"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shrink-to-fit" style:shrink-to-fit="true" draw:fit-to-contour="false" fo:max-height="0cm" fo:max-width="0cm" fo:min-height="0.239cm" fo:min-width="0.726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579"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fit-to-size="false" style:shrink-to-fit="false" draw:fit-to-contour="false" fo:max-height="0cm" fo:max-width="0cm" fo:min-height="0.63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80"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width="false" draw:fit-to-size="false" style:shrink-to-fit="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81"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width="true" draw:fit-to-size="false" style:shrink-to-fit="false" draw:fit-to-contour="false" fo:max-height="0cm" fo:max-width="0cm" fo:min-height="0.319cm" fo:min-width="6.752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82"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fit-to-size="false" style:shrink-to-fit="false" draw:fit-to-contour="false" fo:max-height="0cm" fo:max-width="0cm" fo:min-height="0.412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83"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width="false" draw:fit-to-size="false" style:shrink-to-fit="false" draw:fit-to-contour="false" fo:max-height="0cm" fo:max-width="0cm" fo:min-height="0.3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84"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secondary-fill-color="#99ccff" draw:fill-gradient-name="Gradient_20_9" draw:gradient-step-count="0" draw:fill-hatch-name="Hatching_20_6" draw:fill-hatch-solid="false" draw:fill-image-name="Bitmape_20_1"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85"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width="false" draw:fit-to-size="false" style:shrink-to-fit="false" draw:fit-to-contour="false" fo:max-height="0cm" fo:max-width="0cm" fo:min-height="0.319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86"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width="false" draw:fit-to-size="false" style:shrink-to-fit="false" draw:fit-to-contour="false" fo:max-height="0cm" fo:max-width="0cm" fo:min-height="0.381cm" fo:min-width="2.258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87"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top" draw:auto-grow-width="false" draw:fit-to-size="false" style:shrink-to-fit="false" draw:fit-to-contour="false" fo:max-height="0cm" fo:max-width="0cm" fo:min-height="0.381cm" fo:min-width="2.22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88"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vertical-align="top" draw:auto-grow-width="false" draw:fit-to-size="false" style:shrink-to-fit="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89"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width="false" draw:fit-to-size="false" style:shrink-to-fit="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90"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auto-grow-width="false" draw:fit-to-size="false" style:shrink-to-fit="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91" style:family="graphic" style:parent-style-name="objectwithoutfill"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none"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92" style:family="graphic" style:parent-style-name="objectwithoutfill"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none"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93"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cccc99"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94"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cccc99"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95"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fit-to-size="false" style:shrink-to-fit="false" draw:fit-to-contour="false" fo:max-height="0cm" fo:max-width="0cm" fo:min-height="0.637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96" style:family="graphic" style:parent-style-name="objectwithoutfill"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none"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97"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cccc99"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98" style:family="graphic" style:parent-style-name="standard" style:list-style-name="L2">
      <style:graphic-properties draw:stroke-dash="Dashed_20__28_var_29__20_2" svg:stroke-width="0.015cm" svg:stroke-color="#000000" draw:marker-start="" draw:marker-start-width="0.222cm" draw:marker-start-center="false" draw:marker-end="" draw:marker-end-width="0.222cm" draw:marker-end-center="false" svg:stroke-opacity="100%" draw:stroke-linejoin="round" draw:fill="solid" draw:fill-color="#cccc99"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fit-to-size="false" style:shrink-to-fit="false" draw:fit-to-contour="false" fo:max-height="0cm" fo:max-width="0cm" fo:padding-top="0.007cm" fo:padding-bottom="0.007cm" fo:padding-left="0.257cm" fo:padding-right="0.257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599"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fit-to-size="false" style:shrink-to-fit="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00" style:family="graphic" style:parent-style-name="standard" style:list-style-name="L2">
      <style:graphic-properties draw:stroke="none" draw:stroke-dash="Dashed_20__28_var_29__20_2" svg:stroke-width="0.015cm" svg:stroke-color="#000000" draw:marker-start="" draw:marker-start-width="0.222cm" draw:marker-start-center="false" draw:marker-end="" draw:marker-end-width="0.222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fit-to-size="false" style:shrink-to-fit="false" draw:fit-to-contour="false" fo:max-height="0cm" fo:max-width="0cm" fo:min-height="0.381cm" fo:padding-top="0cm" fo:padding-bottom="0cm" fo:padding-left="0cm" fo:padding-right="0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01" style:family="graphic" style:parent-style-name="standard">
      <style:graphic-properties draw:stroke="none" svg:stroke-width="0.015cm" svg:stroke-color="#000000" draw:marker-start-width="0.221cm" draw:marker-end-width="0.221cm" draw:fill="none" draw:fill-color="#ffffff" draw:textarea-horizontal-align="left" draw:auto-grow-width="true" fo:min-height="0.319cm" fo:min-width="1.357cm" fo:padding-top="0cm" fo:padding-bottom="0cm" fo:padding-left="0cm" fo:padding-right="0cm"/>
    </style:style>
    <style:style style:name="gr602" style:family="graphic" style:parent-style-name="standard">
      <style:graphic-properties draw:stroke="none" svg:stroke-width="0.015cm" svg:stroke-color="#000000" draw:marker-start-width="0.221cm" draw:marker-end-width="0.221cm" draw:fill="none" draw:fill-color="#ffffff" draw:textarea-horizontal-align="left" draw:auto-grow-width="true" fo:min-height="0.319cm" fo:min-width="1.983cm" fo:padding-top="0cm" fo:padding-bottom="0cm" fo:padding-left="0cm" fo:padding-right="0cm"/>
    </style:style>
    <style:style style:name="gr603" style:family="graphic" style:parent-style-name="standard">
      <style:graphic-properties draw:stroke="none" svg:stroke-width="0.015cm" svg:stroke-color="#000000" draw:marker-start-width="0.221cm" draw:marker-end-width="0.221cm" draw:fill="none" draw:fill-color="#ffffff" draw:textarea-horizontal-align="left" draw:auto-grow-width="true" fo:min-height="0.319cm" fo:min-width="1.971cm" fo:padding-top="0cm" fo:padding-bottom="0cm" fo:padding-left="0cm" fo:padding-right="0cm"/>
    </style:style>
    <style:style style:name="gr604" style:family="graphic" style:parent-style-name="objectwithoutfill">
      <style:graphic-properties svg:stroke-width="0.018cm" draw:marker-start-width="0.227cm" draw:marker-end-width="0.227cm" draw:fill="solid" draw:textarea-vertical-align="middle" fo:padding-top="0.134cm" fo:padding-bottom="0.134cm" fo:padding-left="0.259cm" fo:padding-right="0.259cm"/>
    </style:style>
    <style:style style:name="gr605" style:family="graphic" style:parent-style-name="objectwithoutfill">
      <style:graphic-properties svg:stroke-width="0.018cm" svg:stroke-color="#ff0000" draw:marker-start-width="0.227cm" draw:marker-end-width="0.227cm" draw:fill="solid" draw:textarea-vertical-align="middle" fo:padding-top="0.134cm" fo:padding-bottom="0.134cm" fo:padding-left="0.259cm" fo:padding-right="0.259cm"/>
    </style:style>
    <style:style style:name="gr60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shrink-to-fit" style:shrink-to-fit="true" draw:fit-to-contour="false" fo:max-height="0cm" fo:max-width="0cm" fo:min-height="0.239cm" fo:min-width="0.341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607" style:family="graphic" style:parent-style-name="standard">
      <style:graphic-properties draw:stroke="none" svg:stroke-width="0.015cm" svg:stroke-color="#000000" draw:marker-start-width="0.221cm" draw:marker-end-width="0.221cm" draw:fill="none" draw:fill-color="#ffffff" draw:textarea-horizontal-align="left" draw:auto-grow-width="true" fo:min-height="0.319cm" fo:min-width="1.391cm" fo:padding-top="0cm" fo:padding-bottom="0cm" fo:padding-left="0cm" fo:padding-right="0cm"/>
    </style:style>
    <style:style style:name="gr60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0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1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26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1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1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1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1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043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15"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16"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17"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18" style:family="graphic" style:parent-style-name="standard" style:list-style-name="L2">
      <style:graphic-properties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1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372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2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2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2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2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2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2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2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2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2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2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3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3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32" style:family="graphic" style:parent-style-name="standard">
      <style:graphic-properties draw:stroke="none" svg:stroke-width="0.015cm" svg:stroke-color="#000000" draw:marker-start-width="0.221cm" draw:marker-end-width="0.221cm" draw:fill="none" draw:fill-color="#ffffff" draw:textarea-horizontal-align="left" draw:auto-grow-width="true" fo:min-height="0.319cm" fo:min-width="1.42cm" fo:padding-top="0cm" fo:padding-bottom="0cm" fo:padding-left="0cm" fo:padding-right="0cm"/>
    </style:style>
    <style:style style:name="gr633" style:family="graphic" style:parent-style-name="standard">
      <style:graphic-properties draw:stroke="none" svg:stroke-width="0.015cm" svg:stroke-color="#000000" draw:marker-start-width="0.221cm" draw:marker-end-width="0.221cm" draw:fill="none" draw:fill-color="#ffffff" draw:textarea-horizontal-align="left" draw:auto-grow-width="true" fo:min-height="0.637cm" fo:min-width="1.92cm" fo:padding-top="0cm" fo:padding-bottom="0cm" fo:padding-left="0cm" fo:padding-right="0cm"/>
    </style:style>
    <style:style style:name="gr634" style:family="graphic" style:parent-style-name="standard">
      <style:graphic-properties draw:stroke="none" svg:stroke-width="0.015cm" svg:stroke-color="#000000" draw:marker-start-width="0.221cm" draw:marker-end-width="0.221cm" draw:fill="none" draw:fill-color="#ffffff" draw:textarea-horizontal-align="left" draw:auto-grow-width="true" fo:min-height="0.319cm" fo:min-width="1.628cm" fo:padding-top="0cm" fo:padding-bottom="0cm" fo:padding-left="0cm" fo:padding-right="0cm"/>
    </style:style>
    <style:style style:name="gr635" style:family="graphic" style:parent-style-name="standard" style:list-style-name="L2">
      <style:graphic-properties draw:stroke="solid" draw:stroke-dash="Dashed_20__28_var_29__20_2" svg:stroke-width="0.015cm" svg:stroke-color="#ff0000" draw:marker-start="" draw:marker-start-width="0.221cm" draw:marker-start-center="false" draw:marker-end="" draw:marker-end-width="0.221cm" draw:marker-end-center="false" svg:stroke-opacity="100%" draw:stroke-linejoin="round" draw:fill="solid" draw:fill-color="#ff0000"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shrink-to-fit" style:shrink-to-fit="true" draw:fit-to-contour="false" fo:max-height="0cm" fo:max-width="0cm" fo:min-height="0.239cm" fo:min-width="0.341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636" style:family="graphic" style:parent-style-name="standard">
      <style:graphic-properties draw:stroke="none" svg:stroke-width="0.015cm" svg:stroke-color="#000000" draw:marker-start-width="0.221cm" draw:marker-end-width="0.221cm" draw:fill="none" draw:fill-color="#ffffff" draw:textarea-horizontal-align="left" draw:auto-grow-width="true" fo:min-height="0.319cm" fo:min-width="2.009cm" fo:padding-top="0cm" fo:padding-bottom="0cm" fo:padding-left="0cm" fo:padding-right="0cm"/>
    </style:style>
    <style:style style:name="gr63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63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63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64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64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64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64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64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645" style:family="graphic" style:parent-style-name="objectwithoutfill">
      <style:graphic-properties svg:stroke-width="0.018cm" svg:stroke-color="#ffd428" draw:marker-start-width="0.227cm" draw:marker-end-width="0.227cm" draw:fill="solid" draw:textarea-vertical-align="middle" fo:padding-top="0.134cm" fo:padding-bottom="0.134cm" fo:padding-left="0.259cm" fo:padding-right="0.259cm"/>
    </style:style>
    <style:style style:name="gr64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cm" draw:shadow-offset-y="0.3cm" draw:shadow-color="#808080" draw:shadow-opacity="100%" text:animation="none" text:animation-direction="left" text:animation-start-inside="false" text:animation-stop-inside="false" text:animation-repeat="0" text:animation-delay="P0D" text:animation-steps="0cm"/>
    </style:style>
    <style:style style:name="gr64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64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64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65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65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65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653"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654"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655"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656"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657"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658"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659"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660"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661"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662" style:family="graphic" style:parent-style-name="standard" style:list-style-name="L2">
      <style:graphic-properties draw:stroke="solid" draw:stroke-dash="Dashed_20__28_var_29__20_2" svg:stroke-width="0.015cm" svg:stroke-color="#000000" draw:marker-start="" draw:marker-start-width="0.221cm" draw:marker-start-center="false" draw:marker-end="" draw:marker-end-width="0.221cm" draw:marker-end-center="false" svg:stroke-opacity="100%" draw:stroke-linejoin="round"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131cm" fo:padding-bottom="0.131cm" fo:padding-left="0.256cm" fo:padding-right="0.256cm" fo:wrap-option="no-wrap" draw:shadow="hidden" draw:shadow-offset-x="-0.305cm" draw:shadow-offset-y="0cm" draw:shadow-color="#808080" draw:shadow-opacity="100%" text:animation="none" text:animation-direction="left" text:animation-start-inside="false" text:animation-stop-inside="false" text:animation-repeat="0" text:animation-delay="P0D" text:animation-steps="0cm"/>
    </style:style>
    <style:style style:name="gr663"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shrink-to-fit" style:shrink-to-fit="true" draw:fit-to-contour="false" fo:max-height="0cm" fo:max-width="0cm" fo:min-height="0.239cm" fo:min-width="0.459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664"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shrink-to-fit" style:shrink-to-fit="true" draw:fit-to-contour="false" fo:max-height="0cm" fo:max-width="0cm" fo:min-height="0.239cm" fo:min-width="0.459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665" style:family="graphic" style:parent-style-name="standard" style:list-style-name="L2">
      <style:graphic-properties draw:stroke="solid" draw:stroke-dash="Dashed_20__28_var_29__20_2" svg:stroke-width="0.018cm" svg:stroke-color="#000000" draw:marker-start="" draw:marker-start-width="0.225cm" draw:marker-start-center="false" draw:marker-end="" draw:marker-end-width="0.225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shrink-to-fit" style:shrink-to-fit="true" draw:fit-to-contour="false" fo:max-height="0cm" fo:max-width="0cm" fo:min-height="0.239cm" fo:min-width="0.286cm" fo:padding-top="0.001cm" fo:padding-bottom="0.001cm" fo:padding-left="0.001cm" fo:padding-right="0.001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666" style:family="graphic" style:parent-style-name="standard" style:list-style-name="L2">
      <style:graphic-properties draw:stroke="none" draw:stroke-dash="Dashed_20__28_var_29__20_2" svg:stroke-width="0.018cm" svg:stroke-color="#000000" draw:marker-start="" draw:marker-start-width="0.225cm" draw:marker-start-center="false" draw:marker-end="" draw:marker-end-width="0.225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shrink-to-fit" style:shrink-to-fit="true" draw:fit-to-contour="false" fo:max-height="0cm" fo:max-width="0cm" fo:min-height="0.213cm" fo:min-width="0.281cm" fo:padding-top="0.001cm" fo:padding-bottom="0.001cm" fo:padding-left="0.001cm" fo:padding-right="0.001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667" style:family="graphic" style:parent-style-name="standard" style:list-style-name="L2">
      <style:graphic-properties draw:stroke="none" draw:stroke-dash="Dashed_20__28_var_29__20_2" svg:stroke-width="0.018cm" svg:stroke-color="#000000" draw:marker-start="" draw:marker-start-width="0.225cm" draw:marker-start-center="false" draw:marker-end="" draw:marker-end-width="0.225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shrink-to-fit" style:shrink-to-fit="true" draw:fit-to-contour="false" fo:max-height="0cm" fo:max-width="0cm" fo:min-height="0.213cm" fo:min-width="0.316cm" fo:padding-top="0.001cm" fo:padding-bottom="0.001cm" fo:padding-left="0.001cm" fo:padding-right="0.001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668"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shrink-to-fit" style:shrink-to-fit="true" draw:fit-to-contour="false" fo:max-height="0cm" fo:max-width="0cm" fo:min-height="0.239cm" fo:min-width="0.726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669" style:family="graphic" style:parent-style-name="objectwithoutfill">
      <style:graphic-properties svg:stroke-width="0.018cm" svg:stroke-color="#ed1c24" draw:marker-start-width="0.227cm" draw:marker-end-width="0.227cm" draw:fill="none" draw:textarea-vertical-align="middle" fo:padding-top="0.134cm" fo:padding-bottom="0.134cm" fo:padding-left="0.259cm" fo:padding-right="0.259cm"/>
    </style:style>
    <style:style style:name="gr670" style:family="graphic" style:parent-style-name="standard" style:list-style-name="L2">
      <style:graphic-properties draw:stroke="solid" draw:stroke-dash="Dashed_20__28_var_29__20_2" svg:stroke-width="0.018cm" svg:stroke-color="#000000" draw:marker-start="" draw:marker-start-width="0.225cm" draw:marker-start-center="false" draw:marker-end="" draw:marker-end-width="0.225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shrink-to-fit" style:shrink-to-fit="true" draw:fit-to-contour="false" fo:max-height="0cm" fo:max-width="0cm" fo:min-height="0.239cm" fo:min-width="1.031cm" fo:padding-top="0.001cm" fo:padding-bottom="0.001cm" fo:padding-left="0.001cm" fo:padding-right="0.001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671" style:family="graphic" style:parent-style-name="objectwithoutfill">
      <style:graphic-properties svg:stroke-width="0.018cm" svg:stroke-color="#000000" draw:marker-start-width="0.227cm" draw:marker-end-width="0.227cm" draw:fill="none" draw:textarea-vertical-align="middle" fo:padding-top="0.134cm" fo:padding-bottom="0.134cm" fo:padding-left="0.259cm" fo:padding-right="0.259cm"/>
    </style:style>
    <style:style style:name="gr672" style:family="graphic" style:parent-style-name="standard" style:list-style-name="L2">
      <style:graphic-properties draw:stroke="solid" draw:stroke-dash="Dashed_20__28_var_29__20_2" svg:stroke-width="0.018cm" svg:stroke-color="#000000" draw:marker-start="" draw:marker-start-width="0.225cm" draw:marker-start-center="false" draw:marker-end="" draw:marker-end-width="0.225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shrink-to-fit" style:shrink-to-fit="true" draw:fit-to-contour="false" fo:max-height="0cm" fo:max-width="0cm" fo:min-height="0.239cm" fo:min-width="1.153cm" fo:padding-top="0.001cm" fo:padding-bottom="0.001cm" fo:padding-left="0.001cm" fo:padding-right="0.001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673" style:family="graphic" style:parent-style-name="standard" style:list-style-name="L2">
      <style:graphic-properties draw:stroke="solid" draw:stroke-dash="Dashed_20__28_var_29__20_2" svg:stroke-width="0.018cm" svg:stroke-color="#000000" draw:marker-start="" draw:marker-start-width="0.225cm" draw:marker-start-center="false" draw:marker-end="" draw:marker-end-width="0.225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shrink-to-fit" style:shrink-to-fit="true" draw:fit-to-contour="false" fo:max-height="0cm" fo:max-width="0cm" fo:min-height="0.239cm" fo:min-width="0.772cm" fo:padding-top="0.001cm" fo:padding-bottom="0.001cm" fo:padding-left="0.001cm" fo:padding-right="0.001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674" style:family="graphic" style:parent-style-name="objectwithoutfill">
      <style:graphic-properties svg:stroke-width="0.018cm" svg:stroke-color="#fdb94d" draw:marker-start-width="0.227cm" draw:marker-end-width="0.227cm" draw:fill="none" draw:textarea-vertical-align="middle" fo:padding-top="0.134cm" fo:padding-bottom="0.134cm" fo:padding-left="0.259cm" fo:padding-right="0.259cm"/>
    </style:style>
    <style:style style:name="gr675" style:family="graphic" style:parent-style-name="standard">
      <style:graphic-properties svg:stroke-width="0.018cm" svg:stroke-color="#ed1c24" draw:marker-start-width="0.227cm" draw:marker-end-width="0.227cm" draw:textarea-vertical-align="middle" fo:padding-top="0.134cm" fo:padding-bottom="0.134cm" fo:padding-left="0.259cm" fo:padding-right="0.259cm"/>
    </style:style>
    <style:style style:name="gr676" style:family="graphic" style:parent-style-name="standard" style:list-style-name="L2">
      <style:graphic-properties draw:stroke="solid" draw:stroke-dash="Dashed_20__28_var_29__20_2" svg:stroke-width="0.018cm" svg:stroke-color="#000000" draw:marker-start="" draw:marker-start-width="0.225cm" draw:marker-start-center="false" draw:marker-end="" draw:marker-end-width="0.225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shrink-to-fit" style:shrink-to-fit="true" draw:fit-to-contour="false" fo:max-height="0cm" fo:max-width="0cm" fo:min-height="0.239cm" fo:min-width="0.306cm" fo:padding-top="0.001cm" fo:padding-bottom="0.001cm" fo:padding-left="0.001cm" fo:padding-right="0.001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677" style:family="graphic" style:parent-style-name="standard" style:list-style-name="L2">
      <style:graphic-properties draw:stroke="solid" draw:stroke-dash="Dashed_20__28_var_29__20_2" svg:stroke-width="0.018cm" svg:stroke-color="#000000" draw:marker-start="" draw:marker-start-width="0.225cm" draw:marker-start-center="false" draw:marker-end="" draw:marker-end-width="0.225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shrink-to-fit" style:shrink-to-fit="true" draw:fit-to-contour="false" fo:max-height="0cm" fo:max-width="0cm" fo:min-height="0.239cm" fo:min-width="0.263cm" fo:padding-top="0.001cm" fo:padding-bottom="0.001cm" fo:padding-left="0.001cm" fo:padding-right="0.001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678"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shrink-to-fit" style:shrink-to-fit="true" draw:fit-to-contour="false" fo:max-height="0cm" fo:max-width="0cm" fo:min-height="0.239cm" fo:min-width="0.26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679"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shrink-to-fit" style:shrink-to-fit="true" draw:fit-to-contour="false" fo:max-height="0cm" fo:max-width="0cm" fo:min-height="0.239cm" fo:min-width="0.26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680"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shrink-to-fit" style:shrink-to-fit="true" draw:fit-to-contour="false" fo:max-height="0cm" fo:max-width="0cm" fo:min-height="0.239cm" fo:min-width="0.26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681"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shrink-to-fit" style:shrink-to-fit="true" draw:fit-to-contour="false" fo:max-height="0cm" fo:max-width="0cm" fo:min-height="0.239cm" fo:min-width="0.269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682" style:family="graphic" style:parent-style-name="standard" style:list-style-name="L2">
      <style:graphic-properties draw:stroke="none" draw:stroke-dash="Dashed_20__28_var_29__20_2" svg:stroke-width="0.015cm" svg:stroke-color="#000000" draw:marker-start="" draw:marker-start-width="0.221cm" draw:marker-start-center="false" draw:marker-end="" draw:marker-end-width="0.221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top" draw:auto-grow-height="true" draw:auto-grow-width="true" draw:fit-to-size="shrink-to-fit" style:shrink-to-fit="true" draw:fit-to-contour="false" fo:max-height="0cm" fo:max-width="0cm" fo:min-height="0.239cm" fo:min-width="0.269cm" fo:padding-top="0cm" fo:padding-bottom="0cm" fo:padding-left="0cm" fo:padding-right="0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683" style:family="graphic" style:parent-style-name="standard" style:list-style-name="L2">
      <style:graphic-properties draw:stroke="solid" draw:stroke-dash="Dashed_20__28_var_29__20_2" svg:stroke-width="0.018cm" svg:stroke-color="#000000" draw:marker-start="" draw:marker-start-width="0.225cm" draw:marker-start-center="false" draw:marker-end="" draw:marker-end-width="0.225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shrink-to-fit" style:shrink-to-fit="true" draw:fit-to-contour="false" fo:max-height="0cm" fo:max-width="0cm" fo:min-height="0.239cm" fo:min-width="0.269cm" fo:padding-top="0.001cm" fo:padding-bottom="0.001cm" fo:padding-left="0.001cm" fo:padding-right="0.001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684" style:family="graphic" style:parent-style-name="standard" style:list-style-name="L2">
      <style:graphic-properties draw:stroke="solid" draw:stroke-dash="Dashed_20__28_var_29__20_2" svg:stroke-width="0.018cm" svg:stroke-color="#000000" draw:marker-start="" draw:marker-start-width="0.225cm" draw:marker-start-center="false" draw:marker-end="" draw:marker-end-width="0.225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shrink-to-fit" style:shrink-to-fit="true" draw:fit-to-contour="false" fo:max-height="0cm" fo:max-width="0cm" fo:min-height="0.239cm" fo:min-width="0.269cm" fo:padding-top="0.001cm" fo:padding-bottom="0.001cm" fo:padding-left="0.001cm" fo:padding-right="0.001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685" style:family="graphic" style:parent-style-name="standard" style:list-style-name="L2">
      <style:graphic-properties draw:stroke="solid" draw:stroke-dash="Dashed_20__28_var_29__20_2" svg:stroke-width="0.018cm" svg:stroke-color="#000000" draw:marker-start="" draw:marker-start-width="0.225cm" draw:marker-start-center="false" draw:marker-end="" draw:marker-end-width="0.225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shrink-to-fit" style:shrink-to-fit="true" draw:fit-to-contour="false" fo:max-height="0cm" fo:max-width="0cm" fo:min-height="0.239cm" fo:min-width="0.286cm" fo:padding-top="0.001cm" fo:padding-bottom="0.001cm" fo:padding-left="0.001cm" fo:padding-right="0.001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gr686" style:family="graphic" style:parent-style-name="standard" style:list-style-name="L2">
      <style:graphic-properties draw:stroke="solid" draw:stroke-dash="Dashed_20__28_var_29__20_2" svg:stroke-width="0.018cm" svg:stroke-color="#000000" draw:marker-start="" draw:marker-start-width="0.225cm" draw:marker-start-center="false" draw:marker-end="" draw:marker-end-width="0.225cm" draw:marker-end-center="false" svg:stroke-opacity="100%" draw:stroke-linejoin="round"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draw:textarea-horizontal-align="left" draw:textarea-vertical-align="middle" draw:auto-grow-height="true" draw:auto-grow-width="true" draw:fit-to-size="shrink-to-fit" style:shrink-to-fit="true" draw:fit-to-contour="false" fo:max-height="0cm" fo:max-width="0cm" fo:min-height="0.239cm" fo:min-width="0.306cm" fo:padding-top="0.001cm" fo:padding-bottom="0.001cm" fo:padding-left="0.001cm" fo:padding-right="0.001cm" fo:wrap-option="no-wrap" draw:shadow="hidden" draw:shadow-color="#808080" draw:shadow-opacity="100%" text:animation="none" text:animation-direction="left" text:animation-start-inside="false" text:animation-stop-inside="false" text:animation-repeat="0" text:animation-delay="P0D" text:animation-steps="0cm"/>
    </style:style>
    <style:style style:name="P1" style:family="paragraph">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Mono" fo:font-size="10.5pt" fo:font-style="normal" fo:text-shadow="none" style:text-underline-style="none" fo:font-weight="normal" style:letter-kerning="true" style:font-name-asian="Droid Sans Fallback" style:font-size-asian="10.5pt" style:font-style-asian="normal" style:font-weight-asian="normal" style:font-name-complex="Lohit Hindi" style:font-size-complex="10.5pt" style:font-style-complex="normal" style:font-weight-complex="normal" style:text-emphasize="none" style:font-relief="none" style:text-overline-style="none" style:text-overline-color="font-color"/>
    </style:style>
    <style:style style:name="P2" style:family="paragraph">
      <style:paragraph-properties fo:margin-left="0cm" fo:margin-right="0cm" fo:margin-top="0cm" fo:margin-bottom="0cm" fo:line-height="100%" fo:text-indent="0cm" style:text-autospace="ideograph-alpha" style:punctuation-wrap="simple" style:line-break="strict" style:writing-mode="lr-tb">
        <style:tab-stops/>
      </style:paragraph-properties>
      <style:text-properties fo:hyphenate="false"/>
    </style:style>
    <style:style style:name="P3"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 fo:font-size="7pt" fo:letter-spacing="normal" fo:language="en" fo:country="US" fo:font-style="normal" fo:text-shadow="none" style:text-underline-style="none" fo:font-weight="bold" style:text-underline-mode="continuous" style:text-overline-mode="continuous" style:text-line-through-mode="continuous" style:letter-kerning="true" style:font-name-asian="DejaVu Sans" style:font-size-asian="7pt" style:language-asian="zh" style:country-asian="CN" style:font-style-asian="normal" style:font-weight-asian="bold" style:font-name-complex="DejaVu Sans" style:font-size-complex="7pt" style:language-complex="hi" style:country-complex="IN" style:font-style-complex="normal" style:font-weight-complex="bold" style:text-emphasize="none" style:text-scale="100%" style:font-relief="none" style:text-overline-style="none" style:text-overline-color="font-color" fo:hyphenate="false"/>
    </style:style>
    <style:style style:name="P4"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 fo:font-size="7pt" fo:letter-spacing="normal" fo:language="en" fo:country="US" fo:font-style="normal" fo:text-shadow="none" style:text-underline-style="none" style:text-underline-mode="continuous" style:text-overline-mode="continuous" style:text-line-through-mode="continuous" style:letter-kerning="true" style:font-name-asian="DejaVu Sans" style:font-size-asian="7pt" style:language-asian="zh" style:country-asian="CN" style:font-style-asian="normal" style:font-name-complex="DejaVu Sans" style:font-size-complex="7pt" style:language-complex="hi" style:country-complex="IN" style:font-style-complex="normal" style:text-emphasize="none" style:text-scale="100%" style:font-relief="none" style:text-overline-style="none" style:text-overline-color="font-color" fo:hyphenate="false"/>
    </style:style>
    <style:style style:name="P5"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FreeSans" fo:font-size="10.5pt" fo:letter-spacing="normal" fo:language="en" fo:country="US" fo:font-style="normal" fo:text-shadow="none" style:text-underline-style="none" style:text-underline-mode="continuous" style:text-overline-mode="continuous" style:text-line-through-mode="continuous" style:letter-kerning="true" style:font-name-asian="DejaVu Sans" style:font-size-asian="10.5pt" style:language-asian="zh" style:country-asian="CN" style:font-style-asian="normal" style:font-name-complex="DejaVu Sans" style:font-size-complex="10.5pt" style:language-complex="hi" style:country-complex="IN" style:font-style-complex="normal" style:text-emphasize="none" style:text-scale="100%" style:font-relief="none" style:text-overline-style="none" style:text-overline-color="font-color" fo:hyphenate="false"/>
    </style:style>
    <style:style style:name="P6"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 fo:font-size="7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7pt" style:language-asian="zh" style:country-asian="CN" style:font-style-asian="normal" style:font-weight-asian="normal" style:font-name-complex="DejaVu Sans" style:font-size-complex="7pt" style:language-complex="hi" style:country-complex="IN" style:font-style-complex="normal" style:font-weight-complex="normal" style:text-emphasize="none" style:text-scale="100%" style:font-relief="none" style:text-overline-style="none" style:text-overline-color="font-color" fo:hyphenate="false"/>
    </style:style>
    <style:style style:name="P7" style:family="paragraph">
      <loext:graphic-properties draw:secondary-fill-color="#99ccff" draw:fill-gradient-name="Gradient_20_9" draw:gradient-step-count="0" draw:fill-hatch-name="Hatching_20_6" draw:fill-hatch-solid="false" draw:fill-image-name="Bitmape_20_1"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FreeSans" fo:letter-spacing="normal" fo:language="en" fo:country="US" fo:font-style="normal" fo:text-shadow="none" style:text-underline-style="none" style:text-underline-mode="continuous" style:text-overline-mode="continuous" style:text-line-through-mode="continuous" style:letter-kerning="true" style:font-name-asian="DejaVu Sans" style:language-asian="zh" style:country-asian="CN" style:font-style-asian="normal" style:font-name-complex="DejaVu Sans" style:language-complex="hi" style:country-complex="IN" style:font-style-complex="normal" style:text-emphasize="none" style:text-scale="100%" style:font-relief="none" style:text-overline-style="none" style:text-overline-color="font-color" fo:hyphenate="false"/>
    </style:style>
    <style:style style:name="P8" style:family="paragraph">
      <loext:graphic-properties draw:fill="none"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FreeSans" fo:letter-spacing="normal" fo:language="en" fo:country="US" fo:font-style="normal" fo:text-shadow="none" style:text-underline-style="none" style:text-underline-mode="continuous" style:text-overline-mode="continuous" style:text-line-through-mode="continuous" style:letter-kerning="true" style:font-name-asian="DejaVu Sans" style:language-asian="zh" style:country-asian="CN" style:font-style-asian="normal" style:font-name-complex="DejaVu Sans" style:language-complex="hi" style:country-complex="IN" style:font-style-complex="normal" style:text-emphasize="none" style:text-scale="100%" style:font-relief="none" style:text-overline-style="none" style:text-overline-color="font-color" fo:hyphenate="false"/>
    </style:style>
    <style:style style:name="P9" style:family="paragraph">
      <loext:graphic-properties draw:fill="solid" draw:fill-color="#cccc99"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style:font-name="FreeSans" fo:font-size="8pt" fo:letter-spacing="normal" fo:language="en" fo:country="US" fo:font-style="normal" fo:text-shadow="none" style:text-underline-style="none" style:text-underline-mode="continuous" style:text-overline-mode="continuous" style:text-line-through-mode="continuous" style:letter-kerning="true" style:font-name-asian="DejaVu Sans" style:language-asian="zh" style:country-asian="CN" style:font-style-asian="normal" style:font-name-complex="DejaVu Sans" style:language-complex="hi" style:country-complex="IN" style:font-style-complex="normal" style:text-emphasize="none" style:text-scale="100%" style:font-relief="none" style:text-overline-style="none" style:text-overline-color="font-color" fo:hyphenate="false"/>
    </style:style>
    <style:style style:name="P10" style:family="paragraph">
      <loext:graphic-properties draw:fill="none"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fo:letter-spacing="normal" fo:language="en" fo:country="US" fo:font-style="normal" fo:text-shadow="none" style:text-underline-style="none" style:text-underline-mode="continuous" style:text-overline-mode="continuous" style:text-line-through-mode="continuous" style:letter-kerning="true" style:language-asian="zh" style:country-asian="CN" style:font-style-asian="normal" style:language-complex="hi" style:country-complex="IN" style:font-style-complex="normal" style:text-emphasize="none" style:text-scale="100%" style:font-relief="none" style:text-overline-style="none" style:text-overline-color="font-color" fo:hyphenate="false"/>
    </style:style>
    <style:style style:name="P11"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language-asian="zh" style:country-asian="CN" style:font-style-asian="normal" style:font-weight-asian="normal" style:font-name-complex="DejaVu Sans"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FreeSans" fo:font-size="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loext:graphic-properties draw:fill="none"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FreeSans" fo:font-size="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text-outline="false" style:text-line-through-style="none" style:text-line-through-type="none" style:text-position="0% 100%" fo:letter-spacing="normal" fo:language="en" fo:country="US" fo:font-style="normal" fo:text-shadow="none" style:text-underline-style="none" style:text-underline-mode="continuous" style:text-overline-mode="continuous" style:text-line-through-mode="continuous" style:letter-kerning="true" style:language-asian="zh" style:country-asian="CN" style:font-style-asian="normal" style:language-complex="hi" style:country-complex="IN" style:font-style-complex="normal" style:text-emphasize="none" style:text-scale="100%" style:font-relief="none" style:text-overline-style="none" style:text-overline-color="font-color" fo:hyphenate="false"/>
    </style:style>
    <style:style style:name="P15" style:family="paragraph">
      <loext:graphic-properties draw:fill="none"/>
      <style:paragraph-properties fo:text-align="center"/>
    </style:style>
    <style:style style:name="P16" style:family="paragraph">
      <loext:graphic-properties draw:fill="solid" draw:fill-color="#000000"/>
      <style:paragraph-properties fo:text-align="center"/>
    </style:style>
    <style:style style:name="P17" style:family="paragraph">
      <loext:graphic-properties draw:fill="solid"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FreeSans" fo:font-size="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loext:graphic-properties draw:fill="solid"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FreeSans" fo:font-size="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9" style:family="paragraph">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hyphenate="false"/>
    </style:style>
    <style:style style:name="P20"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Liberation Sans"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1" style:family="paragraph">
      <loext:graphic-properties draw:fill="none"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2" style:family="paragraph">
      <loext:graphic-properties draw:secondary-fill-color="#99ccff" draw:fill-gradient-name="Gradient_20_8" draw:gradient-step-count="0" draw:fill-hatch-name="Hatching_20_7" draw:fill-hatch-solid="false" draw:fill-image-name="Bitmape_20_1"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3" style:family="paragraph">
      <loext:graphic-properties draw:fill="solid"/>
      <style:paragraph-properties fo:text-align="center"/>
    </style:style>
    <style:style style:name="P24"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1"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P25" style:family="paragraph">
      <loext:graphic-properties draw:fill="solid" draw:fill-color="#ffffff"/>
      <style:paragraph-properties fo:text-align="center"/>
    </style:style>
    <style:style style:name="P26" style:family="paragraph">
      <style:paragraph-properties fo:text-align="center"/>
    </style:style>
    <style:style style:name="P27" style:family="paragraph">
      <loext:graphic-properties draw:secondary-fill-color="#99ccff" draw:fill-gradient-name="Gradient_20_8"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8"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fo:letter-spacing="normal" fo:language="en" fo:country="US" fo:font-style="normal" fo:text-shadow="none" style:text-underline-style="none" fo:font-weight="normal" style:text-underline-mode="continuous" style:text-overline-mode="continuous" style:text-line-through-mode="continuous" style:letter-kerning="true" style:font-size-asian="18pt" style:language-asian="zh" style:country-asian="CN" style:font-style-asian="normal" style:font-weight-asian="normal"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9"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1"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P30"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1" style:family="paragraph">
      <loext:graphic-properties draw:fill="none"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2" style:family="paragraph">
      <loext:graphic-properties draw:secondary-fill-color="#99ccff" draw:fill-gradient-name="Gradient_20_9"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3" style:family="paragraph">
      <loext:graphic-properties draw:fill="none" draw:fill-color="#ffffff"/>
      <style:text-properties fo:color="#000000" style:font-name="Monaco" fo:font-size="6pt" style:font-size-asian="6pt" style:font-size-complex="6pt"/>
    </style:style>
    <style:style style:name="P34" style:family="paragraph">
      <loext:graphic-properties draw:fill-color="#ffffff"/>
      <style:paragraph-properties fo:text-align="center"/>
    </style:style>
    <style:style style:name="P35"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1"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P36" style:family="paragraph">
      <style:paragraph-properties fo:margin-left="0.051cm" fo:margin-right="0.051cm" fo:margin-top="0cm" fo:margin-bottom="0cm" fo:line-height="100%" fo:text-indent="0cm" style:text-autospace="ideograph-alpha" style:punctuation-wrap="simple" style:line-break="strict" style:writing-mode="lr-tb">
        <style:tab-stops/>
      </style:paragraph-properties>
      <style:text-properties fo:hyphenate="false"/>
    </style:style>
    <style:style style:name="P37"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051cm" fo:margin-right="0.051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1"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P38" style:family="paragraph">
      <loext:graphic-properties draw:fill="solid"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051cm" fo:margin-right="0.051cm" fo:margin-top="0cm" fo:margin-bottom="0cm" fo:line-height="100%"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FreeSans1"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P39" style:family="paragraph">
      <loext:graphic-properties draw:fill="solid" draw:fill-color="#ff0000"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051cm" fo:margin-right="0.051cm" fo:margin-top="0cm" fo:margin-bottom="0cm" fo:line-height="100%"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FreeSans1"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P40"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Liberation Mono"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P41" style:family="paragraph">
      <loext:graphic-properties draw:secondary-fill-color="#99ccff" draw:fill-gradient-name="Gradient_20_7" draw:gradient-step-count="0" draw:fill-hatch-name="Hatch_20_1" draw:fill-hatch-solid="false" draw:fill-image-name="Bitmape_20_1"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Liberation Sans"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language-asian="zh" style:country-asian="CN" style:font-style-asian="normal" style:font-weight-asian="normal" style:font-name-complex="DejaVu Sans" style:language-complex="hi" style:country-complex="IN" style:font-style-complex="normal" style:font-weight-complex="normal" style:text-emphasize="none" style:text-scale="100%" style:font-relief="none" style:text-overline-style="none" style:text-overline-color="font-color" fo:hyphenate="false"/>
    </style:style>
    <style:style style:name="P42"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3"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FreeSans" fo:font-size="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4" style:family="paragraph">
      <loext:graphic-properties draw:fill="none" draw:fill-color="#cfe7f5"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FreeSans" fo:font-size="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5"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style:font-name="FreeSans1"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6" style:family="paragraph">
      <loext:graphic-properties draw:fill="none"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style:use-window-font-color="true" style:text-outline="false" style:text-line-through-style="none" style:text-line-through-type="none" style:text-position="0% 100%" fo:font-size="18pt" fo:letter-spacing="normal" fo:language="en" fo:country="US" fo:font-style="normal" fo:text-shadow="none" style:text-underline-style="none" fo:font-weight="normal" style:text-underline-mode="continuous" style:text-overline-mode="continuous" style:text-line-through-mode="continuous" style:letter-kerning="true" style:font-size-asian="18pt" style:language-asian="zh" style:country-asian="CN" style:font-style-asian="normal" style:font-weight-asian="normal"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47" style:family="paragraph">
      <style:paragraph-properties fo:text-align="start"/>
    </style:style>
    <style:style style:name="P48" style:family="paragraph">
      <loext:graphic-properties draw:fill="none" draw:fill-color="#ffffff"/>
      <style:paragraph-properties fo:text-align="start"/>
      <style:text-properties fo:color="#000000" style:font-name="Arial" fo:font-size="4pt" fo:font-weight="normal" style:font-size-asian="4pt" style:font-weight-asian="normal" style:font-size-complex="4pt" style:font-weight-complex="normal"/>
    </style:style>
    <style:style style:name="P49" style:family="paragraph">
      <loext:graphic-properties draw:fill="solid"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FreeSans" fo:font-size="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50" style:family="paragraph">
      <style:paragraph-properties fo:margin-left="0cm" fo:margin-right="0cm" fo:margin-top="0cm" fo:margin-bottom="0cm" fo:line-height="100%" fo:text-align="end" fo:text-indent="0cm"/>
    </style:style>
    <style:style style:name="P51" style:family="paragraph">
      <loext:graphic-properties draw:fill="none" draw:fill-color="#ffffff"/>
      <style:paragraph-properties fo:margin-left="0cm" fo:margin-right="0cm" fo:margin-top="0cm" fo:margin-bottom="0cm" fo:line-height="100%" fo:text-align="end" fo:text-indent="0cm"/>
      <style:text-properties fo:font-variant="normal" fo:text-transform="none" fo:color="#000000" style:text-outline="false" style:text-line-through-style="none" style:text-line-through-type="none" style:font-name="Arial" fo:font-size="6pt" fo:font-style="normal" fo:text-shadow="none" style:text-underline-style="none" fo:font-weight="normal" style:letter-kerning="true" style:font-name-asian="Microsoft YaHei" style:font-size-asian="6pt" style:font-style-asian="normal" style:font-weight-asian="normal" style:font-name-complex="Arial1" style:font-size-complex="6pt" style:font-style-complex="normal" style:font-weight-complex="normal" style:text-emphasize="none" style:font-relief="none" style:text-overline-style="none" style:text-overline-color="font-color"/>
    </style:style>
    <style:style style:name="P52"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53" style:family="paragraph">
      <loext:graphic-properties draw:fill="none" draw:fill-color="#ffffff"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autospace="ideograph-alpha" style:punctuation-wrap="simple" style:line-break="strict" style:writing-mode="lr-tb" style:font-independent-line-spacing="false">
        <style:tab-stops/>
      </style:paragraph-properties>
      <style:text-properties fo:color="#000000" style:text-outline="false" style:text-line-through-style="none" style:text-line-through-type="none" style:text-position="0% 100%" style:font-name="FreeSans1" fo:font-size="6pt" fo:letter-spacing="normal" fo:language="en" fo:country="US" fo:font-style="normal" fo:text-shadow="none" style:text-underline-style="none" fo:font-weight="bold" style:text-underline-mode="continuous" style:text-overline-mode="continuous" style:text-line-through-mode="continuous" style:letter-kerning="true" style:font-name-asian="DejaVu Sans" style:font-size-asian="6pt" style:language-asian="zh" style:country-asian="CN" style:font-style-asian="normal" style:font-weight-asian="bold" style:font-name-complex="DejaVu Sans" style:font-size-complex="6pt" style:language-complex="hi" style:country-complex="IN" style:font-style-complex="normal" style:font-weight-complex="bold" style:text-emphasize="none" style:text-scale="100%" style:font-relief="none" style:text-overline-style="none" style:text-overline-color="font-color" fo:hyphenate="false"/>
    </style:style>
    <style:style style:name="P54" style:family="paragraph">
      <style:paragraph-properties fo:margin-left="0.051cm" fo:margin-right="0.051cm" fo:margin-top="0cm" fo:margin-bottom="0cm" fo:line-height="100%" fo:text-align="start" fo:text-indent="0cm" style:text-autospace="ideograph-alpha" style:punctuation-wrap="simple" style:line-break="strict" style:writing-mode="lr-tb">
        <style:tab-stops/>
      </style:paragraph-properties>
      <style:text-properties fo:hyphenate="false"/>
    </style:style>
    <style:style style:name="P55" style:family="paragraph">
      <loext:graphic-properties draw:fill="solid" draw:fill-color="#ff0000"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051cm" fo:margin-right="0.051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FreeSans1"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P56" style:family="paragraph">
      <loext:graphic-properties draw:fill="solid" draw:fill-color="#000000" draw:secondary-fill-color="#99ccff" draw:gradient-step-count="0" draw:fill-hatch-solid="false" draw:opacity="100%" draw:fill-image-width="0cm" draw:fill-image-height="0cm" style:repeat="repeat" draw:fill-image-ref-point-x="0%" draw:fill-image-ref-point-y="0%" draw:fill-image-ref-point="center" draw:tile-repeat-offset="0% vertical"/>
      <style:paragraph-properties fo:margin-left="0.051cm" fo:margin-right="0.051cm" fo:margin-top="0cm" fo:margin-bottom="0cm" fo:line-height="100%" fo:text-align="start" fo:text-indent="0cm" style:text-autospace="ideograph-alpha" style:punctuation-wrap="simple" style:line-break="strict" style:writing-mode="lr-tb" style:font-independent-line-spacing="false">
        <style:tab-stops/>
      </style:paragraph-properties>
      <style:text-properties fo:color="#ffffff" style:text-outline="false" style:text-line-through-style="none" style:text-line-through-type="none" style:text-position="0% 100%" style:font-name="FreeSans1"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fo:hyphenate="false"/>
    </style:style>
    <style:style style:name="P57" style:family="paragraph">
      <loext:graphic-properties draw:fill="none" draw:fill-color="#ffffff"/>
      <style:paragraph-properties fo:text-align="start"/>
      <style:text-properties fo:color="#000000" style:font-name="Arial" fo:font-size="6pt" fo:font-weight="normal" style:font-size-asian="6pt" style:font-weight-asian="normal" style:font-size-complex="6pt" style:font-weight-complex="normal"/>
    </style:style>
    <style:style style:name="T1" style:family="text">
      <style:text-properties style:use-window-font-color="true" style:text-outline="false" style:text-line-through-style="none" style:text-line-through-type="none" style:font-name="Liberation Mono" fo:font-size="10.5pt" fo:font-style="normal" fo:text-shadow="none" style:text-underline-style="none" fo:font-weight="normal" style:letter-kerning="true" style:font-name-asian="Droid Sans Fallback" style:font-size-asian="10.5pt" style:font-style-asian="normal" style:font-weight-asian="normal" style:font-name-complex="Lohit Hindi" style:font-size-complex="10.5pt" style:font-style-complex="normal" style:font-weight-complex="normal" style:text-emphasize="none" style:font-relief="none" style:text-overline-style="none" style:text-overline-color="font-color"/>
    </style:style>
    <style:style style:name="T2" style:family="text">
      <style:text-properties fo:color="#000000" style:text-outline="false" style:text-line-through-style="none" style:text-line-through-type="none" style:text-position="0% 100%" style:font-name="FreeSans" fo:font-size="7pt" fo:letter-spacing="normal" fo:language="en" fo:country="US" fo:font-style="normal" fo:text-shadow="none" style:text-underline-style="none" fo:font-weight="bold" style:text-underline-mode="continuous" style:text-overline-mode="continuous" style:text-line-through-mode="continuous" style:letter-kerning="true" style:font-name-asian="DejaVu Sans" style:font-size-asian="7pt" style:language-asian="zh" style:country-asian="CN" style:font-style-asian="normal" style:font-weight-asian="bold" style:font-name-complex="DejaVu Sans" style:font-size-complex="7pt" style:language-complex="hi" style:country-complex="IN" style:font-style-complex="normal" style:font-weight-complex="bold" style:text-emphasize="none" style:text-scale="100%" style:font-relief="none" style:text-overline-style="none" style:text-overline-color="font-color"/>
    </style:style>
    <style:style style:name="T3" style:family="text">
      <style:text-properties fo:color="#000000" style:text-outline="false" style:text-line-through-style="none" style:text-line-through-type="none" style:text-position="0% 100%" style:font-name="FreeSans" fo:font-size="7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7pt" style:language-asian="zh" style:country-asian="CN" style:font-style-asian="normal" style:font-weight-asian="normal" style:font-name-complex="DejaVu Sans" style:font-size-complex="7pt" style:language-complex="hi" style:country-complex="IN" style:font-style-complex="normal" style:font-weight-complex="normal" style:text-emphasize="none" style:text-scale="100%" style:font-relief="none" style:text-overline-style="none" style:text-overline-color="font-color"/>
    </style:style>
    <style:style style:name="T4" style:family="text">
      <style:text-properties fo:color="#000000" style:text-outline="false" style:text-line-through-style="none" style:text-line-through-type="none" style:text-position="0% 100%" style:font-name="FreeSans" fo:font-size="7pt" fo:letter-spacing="normal" fo:language="en" fo:country="US" fo:font-style="normal" fo:text-shadow="none" style:text-underline-style="none" style:text-underline-mode="continuous" style:text-overline-mode="continuous" style:text-line-through-mode="continuous" style:letter-kerning="true" style:font-name-asian="DejaVu Sans" style:font-size-asian="7pt" style:language-asian="zh" style:country-asian="CN" style:font-style-asian="normal" style:font-name-complex="DejaVu Sans" style:font-size-complex="7pt" style:language-complex="hi" style:country-complex="IN" style:font-style-complex="normal" style:text-emphasize="none" style:text-scale="100%" style:font-relief="none" style:text-overline-style="none" style:text-overline-color="font-color"/>
    </style:style>
    <style:style style:name="T5" style:family="text">
      <style:text-properties style:text-outline="false" style:text-line-through-style="none" style:text-line-through-type="none" style:text-position="0% 100%" style:font-name="FreeSans" fo:font-size="10.5pt" fo:letter-spacing="normal" fo:language="en" fo:country="US" fo:font-style="normal" fo:text-shadow="none" style:text-underline-style="none" style:text-underline-mode="continuous" style:text-overline-mode="continuous" style:text-line-through-mode="continuous" style:letter-kerning="true" style:font-name-asian="DejaVu Sans" style:font-size-asian="10.5pt" style:language-asian="zh" style:country-asian="CN" style:font-style-asian="normal" style:font-name-complex="DejaVu Sans" style:font-size-complex="10.5pt" style:language-complex="hi" style:country-complex="IN" style:font-style-complex="normal" style:text-emphasize="none" style:text-scale="100%" style:font-relief="none" style:text-overline-style="none" style:text-overline-color="font-color"/>
    </style:style>
    <style:style style:name="T6" style:family="text">
      <style:text-properties fo:color="#000000" style:text-outline="false" style:text-line-through-style="none" style:text-line-through-type="none" style:text-position="0% 100%" style:font-name="FreeSans" fo:font-size="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0.5pt" style:language-asian="zh" style:country-asian="CN" style:font-style-asian="normal" style:font-weight-asian="normal" style:font-name-complex="DejaVu Sans" style:font-size-complex="10.5pt" style:language-complex="hi" style:country-complex="IN" style:font-style-complex="normal" style:font-weight-complex="normal" style:text-emphasize="none" style:text-scale="100%" style:font-relief="none" style:text-overline-style="none" style:text-overline-color="font-color"/>
    </style:style>
    <style:style style:name="T7" style:family="text">
      <style:text-properties fo:font-variant="normal" fo:text-transform="none" fo:color="#000000" style:text-outline="false" style:text-line-through-style="none" style:text-line-through-type="none" style:text-position="0% 100%" style:font-name="FreeSans" fo:font-size="7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7pt" style:language-asian="zh" style:country-asian="CN" style:font-style-asian="normal" style:font-weight-asian="normal" style:font-name-complex="DejaVu Sans" style:font-size-complex="7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style:use-window-font-color="true" style:text-outline="false" style:text-line-through-style="none" style:text-line-through-type="none" style:text-position="0% 100%" style:font-name="FreeSans" fo:font-size="8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DejaVu Sans" style:font-size-complex="18pt" style:language-complex="hi" style:country-complex="IN" style:font-style-complex="normal" style:font-weight-complex="normal" style:text-emphasize="none" style:text-scale="100%" style:font-relief="none" style:text-overline-style="none" style:text-overline-color="font-color"/>
    </style:style>
    <style:style style:name="T9" style:family="text">
      <style:text-properties fo:color="#000000" style:text-outline="false" style:text-line-through-style="none" style:text-line-through-type="none" style:text-position="0% 100%" style:font-name="FreeSans1"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fo:color="#000000" style:font-name="Liberation Mono" fo:font-size="6pt" style:font-size-asian="6pt" style:font-size-complex="6pt"/>
    </style:style>
    <style:style style:name="T11" style:family="text">
      <style:text-properties fo:color="#ffffff" style:text-outline="false" style:text-line-through-style="none" style:text-line-through-type="none" style:text-position="0% 100%" style:font-name="FreeSans1"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style:style>
    <style:style style:name="T12" style:family="text">
      <style:text-properties fo:color="#000000" style:text-outline="false" style:text-line-through-style="none" style:text-line-through-type="none" style:text-position="0% 100%" style:font-name="Liberation Mono" fo:font-size="6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 style:font-size-asian="6pt" style:language-asian="zh" style:country-asian="CN" style:font-style-asian="normal" style:font-weight-asian="normal" style:font-name-complex="DejaVu Sans" style:font-size-complex="6pt" style:language-complex="hi" style:country-complex="IN" style:font-style-complex="normal" style:font-weight-complex="normal" style:text-emphasize="none" style:text-scale="100%" style:font-relief="none" style:text-overline-style="none" style:text-overline-color="font-color"/>
    </style:style>
    <style:style style:name="T13" style:family="text">
      <style:text-properties fo:color="#000000" style:font-name="Arial" fo:font-size="5pt" fo:font-weight="normal" style:font-size-asian="5pt" style:font-weight-asian="normal" style:font-size-complex="5pt" style:font-weight-complex="normal"/>
    </style:style>
    <style:style style:name="T14" style:family="text">
      <style:text-properties fo:color="#000000" style:font-name="Arial" fo:font-size="4pt" fo:font-weight="normal" style:font-size-asian="4pt" style:font-weight-asian="normal" style:font-size-complex="4pt" style:font-weight-complex="normal"/>
    </style:style>
    <style:style style:name="T15" style:family="text">
      <style:text-properties fo:font-variant="normal" fo:text-transform="none" fo:color="#000000" style:text-outline="false" style:text-line-through-style="none" style:text-line-through-type="none" style:font-name="Arial" fo:font-size="6pt" fo:font-style="normal" fo:text-shadow="none" style:text-underline-style="none" fo:font-weight="normal" style:letter-kerning="true" style:font-name-asian="Microsoft YaHei" style:font-size-asian="6pt" style:font-style-asian="normal" style:font-weight-asian="normal" style:font-name-complex="Arial1" style:font-size-complex="6pt" style:font-style-complex="normal" style:font-weight-complex="normal" style:text-emphasize="none" style:font-relief="none" style:text-overline-style="none" style:text-overline-color="font-color"/>
    </style:style>
    <style:style style:name="T16" style:family="text">
      <style:text-properties fo:color="#000000" style:text-outline="false" style:text-line-through-style="none" style:text-line-through-type="none" style:text-position="0% 100%" style:font-name="FreeSans1" fo:font-size="6pt" fo:letter-spacing="normal" fo:language="en" fo:country="US" fo:font-style="normal" fo:text-shadow="none" style:text-underline-style="none" fo:font-weight="bold" style:text-underline-mode="continuous" style:text-overline-mode="continuous" style:text-line-through-mode="continuous" style:letter-kerning="true" style:font-name-asian="DejaVu Sans" style:font-size-asian="6pt" style:language-asian="zh" style:country-asian="CN" style:font-style-asian="normal" style:font-weight-asian="bold" style:font-name-complex="DejaVu Sans" style:font-size-complex="6pt" style:language-complex="hi" style:country-complex="IN" style:font-style-complex="normal" style:font-weight-complex="bold" style:text-emphasize="none" style:text-scale="100%" style:font-relief="none" style:text-overline-style="none" style:text-overline-color="font-color"/>
    </style:style>
    <style:style style:name="T17" style:family="text">
      <style:text-properties fo:color="#000000" style:font-name="Arial" fo:font-size="8pt" fo:font-weight="normal" style:font-size-asian="8pt" style:font-weight-asian="normal" style:font-size-complex="8pt" style:font-weight-complex="normal"/>
    </style:style>
    <style:style style:name="T18" style:family="text">
      <style:text-properties fo:font-variant="normal" fo:text-transform="none" fo:color="#000000" style:text-outline="false" style:text-line-through-style="none" style:text-line-through-type="none" style:font-name="Arial" fo:font-size="8pt" fo:font-style="normal" fo:text-shadow="none" style:text-underline-style="none" fo:font-weight="normal" style:letter-kerning="true" style:font-name-asian="Noto Sans CJK SC Regular" style:font-size-asian="8pt" style:font-style-asian="normal" style:font-weight-asian="normal" style:font-name-complex="Lohit Devanagari" style:font-size-complex="8pt" style:font-style-complex="normal" style:font-weight-complex="normal"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measure draw:name="layer2 delimiter" draw:style-name="gr1" draw:text-style-name="P1" draw:layer="layout" svg:x1="17.426cm" svg:y1="5.744cm" svg:x2="17.433cm" svg:y2="1.411cm">
          <text:p text:style-name="P1"><text:span text:style-name="T1">L2</text:span></text:p>
        </draw:measure>
        <draw:measure draw:name="layer3 delimiter" draw:style-name="gr2" draw:text-style-name="P1" draw:layer="layout" svg:x1="18.454cm" svg:y1="5.748cm" svg:x2="18.461cm" svg:y2="1.415cm">
          <text:p text:style-name="P1"><text:span text:style-name="T1">L3</text:span></text:p>
        </draw:measure>
        <draw:measure draw:name="vpn link" draw:style-name="gr3" draw:text-style-name="P1" draw:layer="layout" svg:x1="19.515cm" svg:y1="5.748cm" svg:x2="19.522cm" svg:y2="1.415cm">
          <text:p text:style-name="P1"><text:span text:style-name="T1">VP</text:span><text:span text:style-name="T1">N</text:span></text:p>
        </draw:measure>
        <draw:g>
          <draw:frame draw:style-name="gr4" draw:text-style-name="P3" draw:layer="layout" svg:width="9.657cm" svg:height="0.637cm" svg:x="10.752cm" svg:y="17.505cm">
            <draw:text-box>
              <text:p text:style-name="P2"><text:span text:style-name="T2">PR</text:span><text:span text:style-name="T2">OJ</text:span><text:span text:style-name="T2">EC</text:span><text:span text:style-name="T2">T </text:span><text:span text:style-name="T2">NA</text:span><text:span text:style-name="T2">ME</text:span></text:p>
              <text:p text:style-name="P2"><text:span text:style-name="T3"/></text:p>
            </draw:text-box>
          </draw:frame>
          <draw:frame draw:style-name="gr5" draw:text-style-name="P4" draw:layer="layout" svg:width="7.264cm" svg:height="0.381cm" svg:x="13.139cm" svg:y="19.273cm">
            <draw:text-box>
              <text:p text:style-name="P2"><text:span text:style-name="T4">-</text:span></text:p>
            </draw:text-box>
          </draw:frame>
          <draw:frame draw:style-name="gr6" draw:text-style-name="P4" draw:layer="layout" svg:width="6.752cm" svg:height="0.319cm" svg:x="21.801cm" svg:y="19.634cm">
            <draw:text-box>
              <text:p text:style-name="P2"><text:span text:style-name="T4">-</text:span></text:p>
            </draw:text-box>
          </draw:frame>
          <draw:frame draw:style-name="gr7" draw:text-style-name="P5" draw:layer="layout" svg:width="3.737cm" svg:height="0.412cm" svg:x="21.801cm" svg:y="17.505cm">
            <draw:text-box>
              <text:p text:style-name="P2"><text:span text:style-name="T5">D</text:span><text:span text:style-name="T5">R</text:span><text:span text:style-name="T5">A</text:span><text:span text:style-name="T5">F</text:span><text:span text:style-name="T5">T</text:span></text:p>
            </draw:text-box>
          </draw:frame>
          <draw:frame draw:style-name="gr8" draw:text-style-name="P6" draw:layer="layout" svg:width="7.259cm" svg:height="0.37cm" svg:x="13.139cm" svg:y="19.634cm">
            <draw:text-box>
              <text:p><text:span text:style-name="T6">-</text:span></text:p>
            </draw:text-box>
          </draw:frame>
          <draw:line draw:style-name="gr9" draw:text-style-name="P7" draw:layer="layout" svg:x1="21.712cm" svg:y1="17.452cm" svg:x2="21.705cm" svg:y2="19.97cm">
            <text:p/>
          </draw:line>
          <draw:frame draw:style-name="gr10" draw:text-style-name="P3" draw:layer="layout" svg:width="1.977cm" svg:height="0.319cm" svg:x="10.752cm" svg:y="19.634cm">
            <draw:text-box>
              <text:p text:style-name="P2"><text:span text:style-name="T2">DA</text:span><text:span text:style-name="T2">TE</text:span></text:p>
            </draw:text-box>
          </draw:frame>
          <draw:frame draw:style-name="gr11" draw:text-style-name="P3" draw:layer="layout" svg:width="1.977cm" svg:height="0.381cm" svg:x="10.752cm" svg:y="19.273cm">
            <draw:text-box>
              <text:p text:style-name="P2"><text:span text:style-name="T2">VE</text:span><text:span text:style-name="T2">RIF</text:span><text:span text:style-name="T2">IED</text:span></text:p>
            </draw:text-box>
          </draw:frame>
          <draw:frame draw:style-name="gr12" draw:text-style-name="P3" draw:layer="layout" svg:width="1.977cm" svg:height="0.381cm" svg:x="10.756cm" svg:y="18.181cm">
            <draw:text-box>
              <text:p text:style-name="P2"><text:span text:style-name="T2">LO</text:span><text:span text:style-name="T2">CA</text:span><text:span text:style-name="T2">TIO</text:span><text:span text:style-name="T2">N</text:span></text:p>
            </draw:text-box>
          </draw:frame>
          <draw:frame draw:style-name="gr13" draw:text-style-name="P3" draw:layer="layout" svg:width="1.977cm" svg:height="0.381cm" svg:x="10.752cm" svg:y="18.546cm">
            <draw:text-box>
              <text:p text:style-name="P2"><text:span text:style-name="T2">BUI</text:span><text:span text:style-name="T2">LDI</text:span><text:span text:style-name="T2">NG</text:span></text:p>
            </draw:text-box>
          </draw:frame>
          <draw:frame draw:style-name="gr14" draw:text-style-name="P3" draw:layer="layout" svg:width="1.977cm" svg:height="0.381cm" svg:x="10.752cm" svg:y="18.924cm">
            <draw:text-box>
              <text:p text:style-name="P2"><text:span text:style-name="T2">DE</text:span><text:span text:style-name="T2">SIG</text:span><text:span text:style-name="T2">N</text:span></text:p>
            </draw:text-box>
          </draw:frame>
          <draw:frame draw:style-name="gr15" draw:text-style-name="P4" draw:layer="layout" svg:width="7.264cm" svg:height="0.381cm" svg:x="13.139cm" svg:y="18.924cm">
            <draw:text-box>
              <text:p text:style-name="P2"><text:span text:style-name="T4">-</text:span></text:p>
            </draw:text-box>
          </draw:frame>
          <draw:line draw:style-name="gr16" draw:text-style-name="P8" draw:layer="layout" svg:x1="12.981cm" svg:y1="18.152cm" svg:x2="12.987cm" svg:y2="19.961cm">
            <text:p/>
          </draw:line>
          <draw:line draw:style-name="gr17" draw:text-style-name="P8" draw:layer="layout" svg:x1="10.7cm" svg:y1="19.601cm" svg:x2="28.7cm" svg:y2="19.601cm">
            <text:p/>
          </draw:line>
          <draw:line draw:style-name="gr18" draw:text-style-name="P9" draw:layer="layout" svg:x1="10.701cm" svg:y1="18.531cm" svg:x2="21.704cm" svg:y2="18.524cm">
            <text:p/>
          </draw:line>
          <draw:line draw:style-name="gr19" draw:text-style-name="P9" draw:layer="layout" svg:x1="10.701cm" svg:y1="18.155cm" svg:x2="21.704cm" svg:y2="18.148cm">
            <text:p/>
          </draw:line>
          <draw:frame draw:style-name="gr20" draw:text-style-name="P3" draw:layer="layout" svg:width="0.69cm" svg:height="0.637cm" svg:x="20.98cm" svg:y="17.505cm">
            <draw:text-box>
              <text:p text:style-name="P2"><text:span text:style-name="T3">P</text:span><text:span text:style-name="T3"><text:page-number>&lt;number&gt;</text:page-number></text:span></text:p>
            </draw:text-box>
          </draw:frame>
          <draw:line draw:style-name="gr21" draw:text-style-name="P8" draw:layer="layout" svg:x1="10.699cm" svg:y1="17.465cm" svg:x2="28.699cm" svg:y2="17.465cm">
            <text:p/>
          </draw:line>
          <draw:line draw:style-name="gr22" draw:text-style-name="P9" draw:layer="layout" svg:x1="10.701cm" svg:y1="19.245cm" svg:x2="21.704cm" svg:y2="19.238cm">
            <text:p/>
          </draw:line>
          <draw:line draw:style-name="gr23" draw:text-style-name="P9" draw:layer="layout" svg:x1="10.701cm" svg:y1="18.881cm" svg:x2="21.704cm" svg:y2="18.874cm">
            <text:p/>
          </draw:line>
          <draw:line draw:style-name="gr24" draw:text-style-name="P10" draw:layer="layout" svg:x1="10.699cm" svg:y1="17.465cm" svg:x2="10.699cm" svg:y2="19.969cm">
            <text:p/>
          </draw:line>
          <draw:frame draw:style-name="gr25" draw:text-style-name="P6" draw:layer="layout" svg:width="7.264cm" svg:height="0.381cm" svg:x="13.139cm" svg:y="18.184cm">
            <draw:text-box>
              <text:p text:style-name="P2"><text:span text:style-name="T7">-</text:span></text:p>
            </draw:text-box>
          </draw:frame>
          <draw:frame draw:style-name="gr26" draw:text-style-name="P4" draw:layer="layout" svg:width="7.264cm" svg:height="0.381cm" svg:x="13.139cm" svg:y="18.549cm">
            <draw:text-box>
              <text:p text:style-name="P2"><text:span text:style-name="T4">- </text:span></text:p>
            </draw:text-box>
          </draw:frame>
        </draw:g>
      </draw:page>
      <draw:page draw:name="page2" draw:style-name="dp1" draw:master-page-name="Default">
        <draw:g draw:name="switch 3d">
          <draw:g>
            <draw:polygon draw:style-name="gr27" draw:text-style-name="P11" draw:layer="layout" svg:width="1.234cm" svg:height="0.393cm" svg:x="3.579cm" svg:y="1.365cm" svg:viewBox="0 0 1235 394" draw:points="1,394 0,273 370,0 1235,0 1194,120 857,394">
              <text:p/>
            </draw:polygon>
            <draw:polygon draw:style-name="gr28" draw:text-style-name="P11" draw:layer="layout" svg:width="1.234cm" svg:height="0.272cm" svg:x="3.579cm" svg:y="1.365cm" svg:viewBox="0 0 1235 273" draw:points="0,273 369,0 1235,0 865,273">
              <text:p/>
            </draw:polygon>
            <draw:polygon draw:style-name="gr29" draw:text-style-name="P11" draw:layer="layout" svg:width="0.37cm" svg:height="0.393cm" svg:x="4.443cm" svg:y="1.365cm" svg:viewBox="0 0 371 394" draw:points="1,394 0,273 371,0 368,120">
              <text:p/>
            </draw:polygon>
            <draw:polygon draw:style-name="gr30" draw:text-style-name="P11" draw:layer="layout" svg:width="0.23cm" svg:height="0.075cm" svg:x="4.139cm" svg:y="1.501cm" svg:viewBox="0 0 231 76" draw:points="50,21 156,21 186,0 231,37 75,76 106,55 0,55">
              <text:p/>
            </draw:polygon>
            <draw:polygon draw:style-name="gr31" draw:text-style-name="P11" draw:layer="layout" svg:width="0.23cm" svg:height="0.075cm" svg:x="4.279cm" svg:y="1.405cm" svg:viewBox="0 0 231 76" draw:points="50,21 156,21 186,0 231,37 75,76 106,55 0,55">
              <text:p/>
            </draw:polygon>
            <draw:polygon draw:style-name="gr32" draw:text-style-name="P11" draw:layer="layout" svg:width="0.23cm" svg:height="0.075cm" svg:x="4.002cm" svg:y="1.422cm" svg:viewBox="0 0 231 76" draw:points="182,55 74,55 45,76 0,38 155,0 124,21 231,21">
              <text:p/>
            </draw:polygon>
            <draw:polygon draw:style-name="gr33" draw:text-style-name="P11" draw:layer="layout" svg:width="0.23cm" svg:height="0.075cm" svg:x="3.862cm" svg:y="1.519cm" svg:viewBox="0 0 231 76" draw:points="182,55 74,55 45,76 0,38 155,0 124,21 231,21">
              <text:p/>
            </draw:polygon>
          </draw:g>
        </draw:g>
        <draw:g draw:name="microphone">
          <draw:custom-shape draw:style-name="gr34" draw:text-style-name="P12" draw:layer="layout" svg:width="0.093cm" svg:height="0.332cm" draw:transform="rotate (0.785398163397448) translate (4.294cm 7.633cm)">
            <text:p/>
            <draw:enhanced-geometry svg:viewBox="0 0 21600 21600" draw:mirror-horizontal="true" draw:mirror-vertical="false" draw:glue-points="?f6 10800 10800 21600 ?f5 10800 10800 0" draw:text-areas="?f3 ?f3 ?f4 ?f4" draw:type="trapezoid" draw:modifiers="6608.9552238806"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5" draw:text-style-name="P12" draw:layer="layout" svg:width="0.17cm" svg:height="0.167cm" svg:x="4.548cm" svg:y="7.46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36" draw:text-style-name="P13" draw:layer="layout" svg:x1="4.55cm" svg:y1="7.544cm" svg:x2="4.639cm" svg:y2="7.634cm">
            <text:p/>
          </draw:line>
          <draw:line draw:style-name="gr37" draw:text-style-name="P13" draw:layer="layout" svg:x1="4.627cm" svg:y1="7.472cm" svg:x2="4.716cm" svg:y2="7.562cm">
            <text:p/>
          </draw:line>
          <draw:line draw:style-name="gr38" draw:text-style-name="P13" draw:layer="layout" svg:x1="4.593cm" svg:y1="7.488cm" svg:x2="4.707cm" svg:y2="7.603cm">
            <text:p/>
          </draw:line>
          <draw:line draw:style-name="gr39" draw:text-style-name="P13" draw:layer="layout" svg:x1="4.566cm" svg:y1="7.509cm" svg:x2="4.68cm" svg:y2="7.624cm">
            <text:p/>
          </draw:line>
          <draw:line draw:style-name="gr40" draw:text-style-name="P13" draw:layer="layout" svg:x1="4.716cm" svg:y1="7.544cm" svg:x2="4.627cm" svg:y2="7.634cm">
            <text:p/>
          </draw:line>
          <draw:line draw:style-name="gr41" draw:text-style-name="P13" draw:layer="layout" svg:x1="4.639cm" svg:y1="7.472cm" svg:x2="4.55cm" svg:y2="7.562cm">
            <text:p/>
          </draw:line>
          <draw:line draw:style-name="gr42" draw:text-style-name="P13" draw:layer="layout" svg:x1="4.672cm" svg:y1="7.488cm" svg:x2="4.559cm" svg:y2="7.603cm">
            <text:p/>
          </draw:line>
          <draw:line draw:style-name="gr43" draw:text-style-name="P13" draw:layer="layout" svg:x1="4.699cm" svg:y1="7.509cm" svg:x2="4.586cm" svg:y2="7.624cm">
            <text:p/>
          </draw:line>
        </draw:g>
        <draw:g draw:name="tablet">
          <draw:custom-shape draw:style-name="gr44" draw:text-style-name="P12" draw:layer="layout" svg:width="0.8cm" svg:height="0.96cm" svg:x="2.406cm" svg:y="5.609cm">
            <text:p/>
            <draw:enhanced-geometry svg:viewBox="0 0 21600 21600" draw:mirror-horizontal="false" draw:mirror-vertical="false" draw:path-stretchpoint-x="10800" draw:path-stretchpoint-y="10800" draw:text-areas="?f3 ?f4 ?f5 ?f6" draw:type="round-rectangle" draw:modifiers="1186.9742198100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5" draw:text-style-name="P12" draw:layer="layout" svg:width="0.707cm" svg:height="0.78cm" svg:x="2.457cm" svg:y="5.654cm">
            <text:p/>
            <draw:enhanced-geometry svg:viewBox="0 0 21600 21600" draw:mirror-horizontal="false" draw:mirror-vertical="false" draw:type="rectangle" draw:enhanced-path="M 0 0 L 21600 0 21600 21600 0 21600 0 0 Z N"/>
          </draw:custom-shape>
          <draw:custom-shape draw:style-name="gr46" draw:text-style-name="P12" draw:layer="layout" svg:width="0.082cm" svg:height="0.079cm" svg:x="2.768cm" svg:y="6.46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name="smartphone">
          <draw:custom-shape draw:style-name="gr47" draw:text-style-name="P12" draw:layer="layout" svg:width="0.51cm" svg:height="0.8cm" svg:x="1.382cm" svg:y="5.615cm">
            <text:p/>
            <draw:enhanced-geometry svg:viewBox="0 0 21600 21600" draw:path-stretchpoint-x="10800" draw:path-stretchpoint-y="10800" draw:text-areas="?f3 ?f4 ?f5 ?f6" draw:type="round-rectangle" draw:modifiers="1568.1498829039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8" draw:text-style-name="P12" draw:layer="layout" svg:width="0.428cm" svg:height="0.58cm" svg:x="1.424cm" svg:y="5.671cm">
            <text:p/>
            <draw:enhanced-geometry svg:viewBox="0 0 21600 21600" draw:type="rectangle" draw:enhanced-path="M 0 0 L 21600 0 21600 21600 0 21600 0 0 Z N"/>
          </draw:custom-shape>
          <draw:custom-shape draw:style-name="gr49" draw:text-style-name="P12" draw:layer="layout" svg:width="0.086cm" svg:height="0.083cm" svg:x="1.594cm" svg:y="6.2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name="power meter">
          <draw:g>
            <draw:polygon draw:style-name="gr50" draw:text-style-name="P14" draw:layer="layout" svg:width="0.743cm" svg:height="0.983cm" svg:x="1.322cm" svg:y="3.936cm" svg:viewBox="0 0 744 984" draw:points="0,668 1,128 212,0 744,340 744,858 502,984">
              <text:p/>
            </draw:polygon>
            <draw:polygon draw:style-name="gr50" draw:text-style-name="P14" draw:layer="layout" svg:width="0.741cm" svg:height="0.474cm" svg:x="1.324cm" svg:y="3.93cm" svg:viewBox="0 0 742 475" draw:points="0,129 210,0 742,343 509,475">
              <text:p/>
            </draw:polygon>
            <draw:line draw:style-name="gr51" draw:text-style-name="P15" draw:layer="layout" svg:x1="1.83cm" svg:y1="4.405cm" svg:x2="1.827cm" svg:y2="4.92cm">
              <text:p/>
            </draw:line>
            <draw:polygon draw:style-name="gr50" draw:text-style-name="P14" draw:layer="layout" svg:width="0.573cm" svg:height="0.587cm" svg:x="1.257cm" svg:y="4.177cm" svg:viewBox="0 0 574 588" draw:points="0,275 0,48 64,0 574,322 573,537 481,588">
              <text:p/>
            </draw:polygon>
            <draw:line draw:style-name="gr51" draw:text-style-name="P15" draw:layer="layout" svg:x1="1.75cm" svg:y1="4.553cm" svg:x2="1.741cm" svg:y2="4.759cm">
              <text:p/>
            </draw:line>
            <draw:polygon draw:style-name="gr50" draw:text-style-name="P14" draw:layer="layout" svg:width="0.572cm" svg:height="0.372cm" svg:x="1.255cm" svg:y="4.174cm" svg:viewBox="0 0 573 373" draw:points="0,54 72,0 573,325 495,373">
              <text:p/>
            </draw:polygon>
            <draw:polygon draw:style-name="gr50" draw:text-style-name="P14" draw:layer="layout" svg:width="0.214cm" svg:height="0.273cm" svg:x="1.291cm" svg:y="4.291cm" svg:viewBox="0 0 215 274" draw:points="0,133 0,0 215,137 209,274">
              <text:p/>
            </draw:polygon>
          </draw:g>
          <draw:ellipse draw:style-name="gr52" draw:text-style-name="P16" draw:layer="layout" svg:width="0.042cm" svg:height="0.047cm" svg:x="1.679cm" svg:y="4.562cm">
            <text:p/>
          </draw:ellipse>
          <draw:ellipse draw:style-name="gr52" draw:text-style-name="P16" draw:layer="layout" svg:width="0.042cm" svg:height="0.047cm" svg:x="1.624cm" svg:y="4.53cm">
            <text:p/>
          </draw:ellipse>
          <draw:ellipse draw:style-name="gr52" draw:text-style-name="P16" draw:layer="layout" svg:width="0.042cm" svg:height="0.047cm" svg:x="1.566cm" svg:y="4.492cm">
            <text:p/>
          </draw:ellipse>
        </draw:g>
        <draw:g draw:name="generic device 3d">
          <draw:g>
            <draw:polygon draw:style-name="gr53" draw:text-style-name="P11" draw:layer="layout" svg:width="1.234cm" svg:height="0.393cm" svg:x="5.049cm" svg:y="1.365cm" svg:viewBox="0 0 1235 394" draw:points="1,394 0,273 370,0 1235,0 1194,120 857,394">
              <text:p/>
            </draw:polygon>
            <draw:polygon draw:style-name="gr54" draw:text-style-name="P11" draw:layer="layout" svg:width="1.234cm" svg:height="0.272cm" svg:x="5.049cm" svg:y="1.365cm" svg:viewBox="0 0 1235 273" draw:points="0,273 369,0 1235,0 865,273">
              <text:p/>
            </draw:polygon>
            <draw:polygon draw:style-name="gr55" draw:text-style-name="P11" draw:layer="layout" svg:width="0.37cm" svg:height="0.393cm" svg:x="5.913cm" svg:y="1.365cm" svg:viewBox="0 0 371 394" draw:points="1,394 0,273 371,0 368,120">
              <text:p/>
            </draw:polygon>
          </draw:g>
        </draw:g>
        <draw:g draw:name="usb">
          <draw:custom-shape draw:style-name="gr56" draw:text-style-name="P12" draw:layer="layout" svg:width="0.347cm" svg:height="0.263cm" svg:x="7.29cm" svg:y="1.331cm">
            <text:p/>
            <draw:enhanced-geometry svg:viewBox="0 0 21600 21600" draw:type="rectangle" draw:enhanced-path="M 0 0 L 21600 0 21600 21600 0 21600 0 0 Z N"/>
          </draw:custom-shape>
          <draw:custom-shape draw:style-name="gr57" draw:text-style-name="P17" draw:layer="layout" svg:width="0.06cm" svg:height="0.065cm" svg:x="7.45cm" svg:y="1.3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8" draw:text-style-name="P12" draw:layer="layout" svg:x1="7.17cm" svg:y1="1.464cm" svg:x2="7.642cm" svg:y2="1.464cm">
            <text:p/>
          </draw:line>
          <draw:custom-shape draw:style-name="gr59" draw:text-style-name="P17" draw:layer="layout" svg:width="0.085cm" svg:height="0.076cm" draw:transform="rotate (1.5707963267949) translate (7.64cm 1.506cm)">
            <text:p/>
            <draw:enhanced-geometry svg:viewBox="0 0 21600 21600" draw:mirror-horizont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0" draw:text-style-name="P17" draw:layer="layout" svg:width="0.063cm" svg:height="0.064cm" svg:x="7.522cm" svg:y="1.55cm">
            <text:p/>
            <draw:enhanced-geometry svg:viewBox="0 0 21600 21600" draw:type="rectangle" draw:enhanced-path="M 0 0 L 21600 0 21600 21600 0 21600 0 0 Z N"/>
          </draw:custom-shape>
          <draw:line draw:style-name="gr61" draw:text-style-name="P12" draw:layer="layout" svg:x1="7.36cm" svg:y1="1.346cm" svg:x2="7.284cm" svg:y2="1.463cm">
            <text:p/>
          </draw:line>
          <draw:line draw:style-name="gr62" draw:text-style-name="P17" draw:layer="layout" svg:x1="7.356cm" svg:y1="1.346cm" svg:x2="7.462cm" svg:y2="1.346cm">
            <text:p/>
          </draw:line>
          <draw:line draw:style-name="gr63" draw:text-style-name="P12" draw:layer="layout" svg:x1="7.416cm" svg:y1="1.585cm" svg:x2="7.34cm" svg:y2="1.468cm">
            <text:p/>
          </draw:line>
          <draw:line draw:style-name="gr64" draw:text-style-name="P12" draw:layer="layout" svg:x1="7.411cm" svg:y1="1.582cm" svg:x2="7.537cm" svg:y2="1.581cm">
            <text:p/>
          </draw:line>
          <draw:custom-shape draw:style-name="gr65" draw:text-style-name="P17" draw:layer="layout" svg:width="0.058cm" svg:height="0.065cm" svg:x="7.116cm" svg:y="1.43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g draw:name="firewall 3d">
          <draw:polygon draw:style-name="gr66" draw:text-style-name="P12" draw:layer="layout" svg:width="0.527cm" svg:height="0.999cm" svg:x="2.524cm" svg:y="1.013cm" svg:viewBox="0 0 528 1000" draw:points="0,975 3,367 489,0 528,28 521,637 37,1000">
            <text:p/>
          </draw:polygon>
          <draw:polygon draw:style-name="gr67" draw:text-style-name="P12" draw:layer="layout" svg:width="0.49cm" svg:height="0.972cm" svg:x="2.561cm" svg:y="1.04cm" svg:viewBox="0 0 491 973" draw:points="0,973 7,363 491,0 483,609">
            <text:p/>
          </draw:polygon>
          <draw:line draw:style-name="gr68" draw:text-style-name="P13" draw:layer="layout" svg:x1="2.567cm" svg:y1="1.529cm" svg:x2="3.05cm" svg:y2="1.168cm">
            <text:p/>
          </draw:line>
          <draw:line draw:style-name="gr69" draw:text-style-name="P13" draw:layer="layout" svg:x1="2.565cm" svg:y1="1.651cm" svg:x2="3.048cm" svg:y2="1.29cm">
            <text:p/>
          </draw:line>
          <draw:line draw:style-name="gr70" draw:text-style-name="P13" draw:layer="layout" svg:x1="2.562cm" svg:y1="1.777cm" svg:x2="3.045cm" svg:y2="1.416cm">
            <text:p/>
          </draw:line>
          <draw:line draw:style-name="gr71" draw:text-style-name="P13" draw:layer="layout" svg:x1="2.814cm" svg:y1="1.46cm" svg:x2="2.814cm" svg:y2="1.343cm">
            <text:p/>
          </draw:line>
          <draw:line draw:style-name="gr72" draw:text-style-name="P13" draw:layer="layout" svg:x1="2.817cm" svg:y1="1.71cm" svg:x2="2.817cm" svg:y2="1.593cm">
            <text:p/>
          </draw:line>
          <draw:line draw:style-name="gr73" draw:text-style-name="P13" draw:layer="layout" svg:x1="2.737cm" svg:y1="1.402cm" svg:x2="2.737cm" svg:y2="1.285cm">
            <text:p/>
          </draw:line>
          <draw:line draw:style-name="gr74" draw:text-style-name="P13" draw:layer="layout" svg:x1="2.739cm" svg:y1="1.639cm" svg:x2="2.739cm" svg:y2="1.522cm">
            <text:p/>
          </draw:line>
          <draw:line draw:style-name="gr75" draw:text-style-name="P13" draw:layer="layout" svg:x1="2.906cm" svg:y1="1.277cm" svg:x2="2.906cm" svg:y2="1.16cm">
            <text:p/>
          </draw:line>
          <draw:line draw:style-name="gr76" draw:text-style-name="P13" draw:layer="layout" svg:x1="2.908cm" svg:y1="1.513cm" svg:x2="2.908cm" svg:y2="1.396cm">
            <text:p/>
          </draw:line>
          <draw:line draw:style-name="gr77" draw:text-style-name="P13" draw:layer="layout" svg:x1="2.558cm" svg:y1="1.903cm" svg:x2="3.041cm" svg:y2="1.542cm">
            <text:p/>
          </draw:line>
          <draw:line draw:style-name="gr78" draw:text-style-name="P13" draw:layer="layout" svg:x1="2.732cm" svg:y1="1.891cm" svg:x2="2.732cm" svg:y2="1.774cm">
            <text:p/>
          </draw:line>
          <draw:line draw:style-name="gr79" draw:text-style-name="P13" draw:layer="layout" svg:x1="2.901cm" svg:y1="1.765cm" svg:x2="2.901cm" svg:y2="1.648cm">
            <text:p/>
          </draw:line>
          <draw:line draw:style-name="gr80" draw:text-style-name="P13" draw:layer="layout" svg:x1="2.527cm" svg:y1="1.377cm" svg:x2="2.571cm" svg:y2="1.405cm">
            <text:p/>
          </draw:line>
        </draw:g>
        <draw:g draw:name="laptop 3d">
          <draw:polygon draw:style-name="gr81" draw:text-style-name="P12" draw:layer="layout" svg:width="0.812cm" svg:height="0.609cm" svg:x="2.415cm" svg:y="2.73cm" svg:viewBox="0 0 813 610" draw:points="1,313 0,262 355,0 813,297 813,348 458,610">
            <text:p/>
          </draw:polygon>
          <draw:polygon draw:style-name="gr82" draw:text-style-name="P12" draw:layer="layout" svg:width="0.812cm" svg:height="0.558cm" svg:x="2.416cm" svg:y="2.73cm" svg:viewBox="0 0 813 559" draw:points="0,262 355,0 813,297 457,559">
            <text:p/>
          </draw:polygon>
          <draw:polygon draw:style-name="gr83" draw:text-style-name="P12" draw:layer="layout" svg:width="0.488cm" svg:height="0.709cm" svg:x="2.744cm" svg:y="2.34cm" svg:viewBox="0 0 489 710" draw:points="0,414 5,21 33,0 489,296 484,688 455,710">
            <text:p/>
          </draw:polygon>
          <draw:line draw:style-name="gr84" draw:text-style-name="P18" draw:layer="layout" svg:x1="3.199cm" svg:y1="2.665cm" svg:x2="3.195cm" svg:y2="3.044cm">
            <text:p/>
          </draw:line>
          <draw:line draw:style-name="gr85" draw:text-style-name="P18" draw:layer="layout" svg:x1="2.745cm" svg:y1="2.366cm" svg:x2="3.204cm" svg:y2="2.664cm">
            <text:p/>
          </draw:line>
          <draw:line draw:style-name="gr86" draw:text-style-name="P18" draw:layer="layout" svg:x1="2.871cm" svg:y1="3.281cm" svg:x2="2.871cm" svg:y2="3.335cm">
            <text:p text:style-name="P19"><text:span text:style-name="T8"><text:s/></text:span></text:p>
          </draw:line>
          <draw:line draw:style-name="gr87" draw:text-style-name="P18" draw:layer="layout" svg:x1="3.197cm" svg:y1="2.663cm" svg:x2="3.23cm" svg:y2="2.642cm">
            <text:p/>
          </draw:line>
        </draw:g>
        <draw:g draw:name="computer 3d">
          <draw:polygon draw:style-name="gr88" draw:text-style-name="P20" draw:layer="layout" svg:width="0.733cm" svg:height="0.652cm" svg:x="1.283cm" svg:y="2.703cm" svg:viewBox="0 0 734 653" draw:points="0,369 2,218 294,0 734,285 732,436 440,653">
            <text:p/>
          </draw:polygon>
          <draw:polygon draw:style-name="gr89" draw:text-style-name="P20" draw:layer="layout" svg:width="0.731cm" svg:height="0.501cm" svg:x="1.284cm" svg:y="2.703cm" svg:viewBox="0 0 732 502" draw:points="0,218 292,0 732,285 440,502">
            <text:p/>
          </draw:polygon>
          <draw:polygon draw:style-name="gr90" draw:text-style-name="P20" draw:layer="layout" svg:width="0.378cm" svg:height="0.519cm" svg:x="1.522cm" svg:y="2.515cm" svg:viewBox="0 0 379 520" draw:points="0,361 3,97 132,0 379,158 375,423 246,520">
            <text:p/>
          </draw:polygon>
          <draw:polygon draw:style-name="gr91" draw:text-style-name="P20" draw:layer="layout" svg:width="0.131cm" svg:height="0.361cm" svg:x="1.769cm" svg:y="2.673cm" svg:viewBox="0 0 132 362" draw:points="0,362 3,97 132,0 130,265">
            <text:p/>
          </draw:polygon>
          <draw:polygon draw:style-name="gr92" draw:text-style-name="P20" draw:layer="layout" svg:width="0.472cm" svg:height="0.796cm" svg:x="1.298cm" svg:y="2.356cm" svg:viewBox="0 0 473 797" draw:points="1,515 0,16 25,0 473,290 471,775 445,797">
            <text:p/>
          </draw:polygon>
          <draw:line draw:style-name="gr93" draw:text-style-name="P21" draw:layer="layout" svg:x1="1.735cm" svg:y1="2.659cm" svg:x2="1.735cm" svg:y2="3.144cm">
            <text:p/>
          </draw:line>
          <draw:line draw:style-name="gr94" draw:text-style-name="P21" draw:layer="layout" svg:x1="1.299cm" svg:y1="2.386cm" svg:x2="1.734cm" svg:y2="2.666cm">
            <text:p/>
          </draw:line>
          <draw:line draw:style-name="gr95" draw:text-style-name="P21" draw:layer="layout" svg:x1="1.72cm" svg:y1="3.206cm" svg:x2="1.723cm" svg:y2="3.35cm">
            <text:p/>
          </draw:line>
          <draw:line draw:style-name="gr96" draw:text-style-name="P22" draw:layer="layout" svg:x1="1.739cm" svg:y1="2.669cm" svg:x2="1.773cm" svg:y2="2.647cm">
            <text:p/>
          </draw:line>
        </draw:g>
        <draw:g draw:name="din rail device">
          <draw:g>
            <draw:polygon draw:style-name="gr50" draw:text-style-name="P14" draw:layer="layout" svg:width="0.402cm" svg:height="0.921cm" svg:x="2.652cm" svg:y="3.93cm" svg:viewBox="0 0 403 922" draw:points="0,870 9,197 312,0 403,52 393,724 91,922">
              <text:p/>
            </draw:polygon>
            <draw:polygon draw:style-name="gr50" draw:text-style-name="P14" draw:layer="layout" svg:width="0.392cm" svg:height="0.248cm" svg:x="2.661cm" svg:y="3.93cm" svg:viewBox="0 0 393 249" draw:points="0,197 302,0 393,52 91,249">
              <text:p/>
            </draw:polygon>
            <draw:polygon draw:style-name="gr50" draw:text-style-name="P14" draw:layer="layout" svg:width="0.311cm" svg:height="0.868cm" svg:x="2.742cm" svg:y="3.982cm" svg:viewBox="0 0 312 869" draw:points="0,869 9,197 312,0 303,672">
              <text:p/>
            </draw:polygon>
            <draw:polygon draw:style-name="gr50" draw:text-style-name="P14" draw:layer="layout" svg:width="0.209cm" svg:height="0.42cm" svg:x="2.54cm" svg:y="4.298cm" svg:viewBox="0 0 210 421" draw:points="0,364 6,74 123,0 210,49 206,343 86,421">
              <text:p/>
            </draw:polygon>
            <draw:polygon draw:style-name="gr50" draw:text-style-name="P14" draw:layer="layout" svg:width="0.203cm" svg:height="0.124cm" svg:x="2.546cm" svg:y="4.298cm" svg:viewBox="0 0 204 125" draw:points="0,75 118,0 204,49 91,125">
              <text:p/>
            </draw:polygon>
            <draw:polygon draw:style-name="gr50" draw:text-style-name="P14" draw:layer="layout" svg:width="0.125cm" svg:height="0.37cm" svg:x="2.624cm" svg:y="4.348cm" svg:viewBox="0 0 126 371" draw:points="0,371 7,77 126,0 122,294">
              <text:p/>
            </draw:polygon>
            <draw:polygon draw:style-name="gr97" draw:text-style-name="P14" draw:layer="layout" svg:width="0.092cm" svg:height="0.484cm" svg:x="2.964cm" svg:y="4.106cm" svg:viewBox="0 0 93 485" draw:points="0,485 5,53 93,0 89,430">
              <text:p/>
            </draw:polygon>
            <draw:line draw:style-name="gr98" draw:text-style-name="P15" draw:layer="layout" svg:x1="3.056cm" svg:y1="4.1cm" svg:x2="2.984cm" svg:y2="4.154cm">
              <text:p/>
            </draw:line>
            <draw:line draw:style-name="gr98" draw:text-style-name="P15" draw:layer="layout" svg:x1="2.981cm" svg:y1="4.598cm" svg:x2="2.985cm" svg:y2="4.15cm">
              <text:p/>
            </draw:line>
            <draw:line draw:style-name="gr98" draw:text-style-name="P15" draw:layer="layout" svg:x1="3.05cm" svg:y1="4.544cm" svg:x2="2.978cm" svg:y2="4.598cm">
              <text:p/>
            </draw:line>
          </draw:g>
        </draw:g>
        <draw:g>
          <draw:g>
            <draw:polygon draw:style-name="gr50" draw:text-style-name="P14" draw:layer="layout" svg:width="0.743cm" svg:height="0.983cm" svg:x="3.525cm" svg:y="3.942cm" svg:viewBox="0 0 744 984" draw:points="0,668 1,128 212,0 744,340 744,858 502,984">
              <text:p/>
            </draw:polygon>
            <draw:polygon draw:style-name="gr50" draw:text-style-name="P14" draw:layer="layout" svg:width="0.741cm" svg:height="0.474cm" svg:x="3.527cm" svg:y="3.936cm" svg:viewBox="0 0 742 475" draw:points="0,129 210,0 742,343 509,475">
              <text:p/>
            </draw:polygon>
            <draw:line draw:style-name="gr98" draw:text-style-name="P15" draw:layer="layout" svg:x1="4.031cm" svg:y1="4.406cm" svg:x2="4.028cm" svg:y2="4.921cm">
              <text:p/>
            </draw:line>
            <draw:line draw:style-name="gr98" draw:text-style-name="P15" draw:layer="layout" svg:x1="3.7cm" svg:y1="4.315cm" svg:x2="3.624cm" svg:y2="4.508cm">
              <text:p/>
            </draw:line>
            <draw:line draw:style-name="gr98" draw:text-style-name="P15" draw:layer="layout" svg:x1="3.7cm" svg:y1="4.316cm" svg:x2="3.729cm" svg:y2="4.577cm">
              <text:p/>
            </draw:line>
            <draw:line draw:style-name="gr98" draw:text-style-name="P15" draw:layer="layout" svg:x1="3.786cm" svg:y1="4.446cm" svg:x2="3.73cm" svg:y2="4.578cm">
              <text:p/>
            </draw:line>
            <draw:line draw:style-name="gr98" draw:text-style-name="P15" draw:layer="layout" svg:x1="3.786cm" svg:y1="4.446cm" svg:x2="3.909cm" svg:y2="4.528cm">
              <text:p/>
            </draw:line>
            <draw:line draw:style-name="gr99" draw:text-style-name="P23" draw:layer="layout" svg:x1="3.576cm" svg:y1="4.17cm" svg:x2="3.957cm" svg:y2="4.424cm">
              <text:p/>
            </draw:line>
            <draw:line draw:style-name="gr99" draw:text-style-name="P23" draw:layer="layout" svg:x1="3.581cm" svg:y1="4.175cm" svg:x2="3.581cm" svg:y2="4.556cm">
              <text:p/>
            </draw:line>
            <draw:line draw:style-name="gr99" draw:text-style-name="P23" draw:layer="layout" svg:x1="3.954cm" svg:y1="4.418cm" svg:x2="3.954cm" svg:y2="4.799cm">
              <text:p/>
            </draw:line>
            <draw:line draw:style-name="gr99" draw:text-style-name="P23" draw:layer="layout" svg:x1="3.577cm" svg:y1="4.551cm" svg:x2="3.958cm" svg:y2="4.805cm">
              <text:p/>
            </draw:line>
          </draw:g>
        </draw:g>
        <draw:g draw:name="router 3d">
          <draw:polygon draw:style-name="gr100" draw:text-style-name="P20" draw:layer="layout" svg:width="0.762cm" svg:height="0.393cm" svg:x="1.254cm" svg:y="1.378cm" svg:viewBox="0 0 763 394" draw:points="381,0 305,3 234,11 169,23 113,39 88,49 66,59 47,71 31,82 17,94 13,101 8,107 5,114 2,120 1,127 0,134 1,259 1,266 3,273 5,279 9,286 13,292 17,299 31,311 47,323 66,334 88,345 113,354 169,371 234,383 305,391 381,394 457,391 529,383 594,371 650,354 676,345 697,334 716,323 732,311 746,299 750,292 755,286 758,279 761,273 762,266 763,259 762,134 762,127 760,120 758,114 754,107 750,101 746,94 732,82 716,71 697,59 675,49 650,39 593,23 529,11 457,3">
            <text:p/>
          </draw:polygon>
          <draw:polygon draw:style-name="gr101" draw:text-style-name="P20" draw:layer="layout" svg:width="0.761cm" svg:height="0.268cm" svg:x="1.254cm" svg:y="1.378cm" svg:viewBox="0 0 762 269" draw:points="381,0 305,3 234,11 169,23 112,39 88,49 66,59 47,71 31,83 17,95 13,101 8,107 5,114 2,120 1,127 0,134 1,141 2,148 5,154 8,161 13,167 17,173 31,185 47,197 66,209 88,219 112,229 169,245 234,257 305,265 381,269 457,265 528,257 593,245 650,229 675,219 697,209 716,197 732,185 746,173 750,167 755,161 758,154 760,148 762,141 762,134 762,127 760,120 758,114 755,107 750,101 746,95 732,83 716,71 697,59 675,49 650,39 593,23 528,11 457,3">
            <text:p/>
          </draw:polygon>
          <draw:polygon draw:style-name="gr102" draw:text-style-name="P20" draw:layer="layout" svg:width="0.149cm" svg:height="0.074cm" draw:transform="skewX (0.970403064108847) rotate (-0.289026524130262) translate (1.5014222608218cm 1.42286954986981cm)" svg:viewBox="0 0 150 75" draw:points="0,19 113,19 112,0 150,37 113,75 112,57 1,57">
            <text:p/>
          </draw:polygon>
          <draw:polygon draw:style-name="gr103" draw:text-style-name="P20" draw:layer="layout" svg:width="0.15cm" svg:height="0.077cm" draw:transform="skewX (0.945270322880129) rotate (2.84785374047915) translate (1.77754383115639cm 1.6037920038113cm)" svg:viewBox="0 0 151 78" draw:points="1,19 114,19 115,0 151,39 112,78 113,58 0,58">
            <text:p/>
          </draw:polygon>
          <draw:polygon draw:style-name="gr104" draw:text-style-name="P20" draw:layer="layout" svg:width="0.148cm" svg:height="0.064cm" draw:transform="skewX (-1.03672557568463) rotate (-2.8918360376294) translate (1.89983642124716cm 1.47105126749945cm)" svg:viewBox="0 0 149 65" draw:points="148,16 37,17 36,0 0,33 38,65 38,49 149,49">
            <text:p/>
          </draw:polygon>
          <draw:polygon draw:style-name="gr105" draw:text-style-name="P20" draw:layer="layout" svg:width="0.15cm" svg:height="0.079cm" draw:transform="skewX (-0.943350460702935) rotate (0.301418361819421) translate (1.37770751685984cm 1.56175767339745cm)" svg:viewBox="0 0 151 80" draw:points="151,20 37,19 38,0 0,39 37,80 37,60 150,59">
            <text:p/>
          </draw:polygon>
        </draw:g>
        <draw:g draw:name="Mobotix">
          <draw:line draw:style-name="gr106" draw:text-style-name="P20" draw:layer="layout" svg:x1="2.428cm" svg:y1="7.338cm" svg:x2="1.831cm" svg:y2="7.338cm">
            <text:p/>
          </draw:line>
          <draw:polyline draw:style-name="gr107" draw:text-style-name="P20" draw:layer="layout" svg:width="0.341cm" svg:height="0.684cm" svg:x="2.086cm" svg:y="7.338cm" svg:viewBox="0 0 342 685" draw:points="342,0 276,72 218,141 168,208 127,271 94,331 66,388 45,440 29,488 17,533 8,571 4,604 1,632 0,654 1,671 2,685">
            <text:p/>
          </draw:polyline>
          <draw:line draw:style-name="gr108" draw:text-style-name="P20" draw:layer="layout" svg:x1="1.828cm" svg:y1="8.022cm" svg:x2="2.086cm" svg:y2="8.023cm">
            <text:p/>
          </draw:line>
          <draw:line draw:style-name="gr109" draw:text-style-name="P20" draw:layer="layout" svg:x1="1.834cm" svg:y1="7.335cm" svg:x2="1.831cm" svg:y2="8.022cm">
            <text:p/>
          </draw:line>
          <draw:polygon draw:style-name="gr110" draw:text-style-name="P20" draw:layer="layout" svg:width="0.245cm" svg:height="0.108cm" svg:x="1.587cm" svg:y="7.867cm" svg:viewBox="0 0 246 109" draw:points="246,109 246,0 0,0 0,109">
            <text:p/>
          </draw:polygon>
          <draw:polygon draw:style-name="gr111" draw:text-style-name="P20" draw:layer="layout" svg:width="0.076cm" svg:height="0.12cm" svg:x="1.755cm" svg:y="7.671cm" svg:viewBox="0 0 77 121" draw:points="77,121 77,0 0,0 0,121">
            <text:p/>
          </draw:polygon>
          <draw:polygon draw:style-name="gr112" draw:text-style-name="P20" draw:layer="layout" svg:width="0.048cm" svg:height="0.51cm" svg:x="1.428cm" svg:y="7.376cm" svg:viewBox="0 0 49 511" draw:points="49,511 49,0 0,0 0,511">
            <text:p/>
          </draw:polygon>
          <draw:line draw:style-name="gr113" draw:text-style-name="P20" draw:layer="layout" svg:x1="1.788cm" svg:y1="7.419cm" svg:x2="1.481cm" svg:y2="7.422cm">
            <text:p/>
          </draw:line>
          <draw:line draw:style-name="gr114" draw:text-style-name="P20" draw:layer="layout" svg:x1="1.788cm" svg:y1="7.419cm" svg:x2="1.787cm" svg:y2="7.483cm">
            <text:p/>
          </draw:line>
          <draw:polyline draw:style-name="gr115" draw:text-style-name="P20" draw:layer="layout" svg:width="0.306cm" svg:height="0.346cm" svg:x="1.481cm" svg:y="7.485cm" svg:viewBox="0 0 307 347" draw:points="307,0 270,14 236,32 204,55 174,80 147,108 122,136 99,167 78,197 44,253 20,302 5,335 0,347">
            <text:p/>
          </draw:polyline>
          <draw:line draw:style-name="gr116" draw:text-style-name="P20" draw:layer="layout" svg:x1="1.754cm" svg:y1="7.668cm" svg:x2="1.754cm" svg:y2="7.495cm">
            <text:p/>
          </draw:line>
          <draw:line draw:style-name="gr117" draw:text-style-name="P20" draw:layer="layout" svg:x1="1.669cm" svg:y1="7.833cm" svg:x2="1.669cm" svg:y2="7.55cm">
            <text:p/>
          </draw:line>
          <draw:line draw:style-name="gr118" draw:text-style-name="P20" draw:layer="layout" svg:x1="1.754cm" svg:y1="7.79cm" svg:x2="1.754cm" svg:y2="7.834cm">
            <text:p/>
          </draw:line>
          <draw:line draw:style-name="gr119" draw:text-style-name="P20" draw:layer="layout" svg:x1="1.669cm" svg:y1="7.834cm" svg:x2="1.755cm" svg:y2="7.834cm">
            <text:p/>
          </draw:line>
          <draw:line draw:style-name="gr120" draw:text-style-name="P20" draw:layer="layout" svg:x1="2.32cm" svg:y1="7.513cm" svg:x2="2.281cm" svg:y2="7.512cm">
            <text:p/>
          </draw:line>
          <draw:line draw:style-name="gr121" draw:text-style-name="P20" draw:layer="layout" svg:x1="2.318cm" svg:y1="7.512cm" svg:x2="2.318cm" svg:y2="7.73cm">
            <text:p/>
          </draw:line>
          <draw:line draw:style-name="gr122" draw:text-style-name="P20" draw:layer="layout" svg:x1="2.318cm" svg:y1="7.729cm" svg:x2="2.147cm" svg:y2="7.732cm">
            <text:p/>
          </draw:line>
          <draw:polygon draw:style-name="gr123" draw:text-style-name="P20" draw:layer="layout" svg:width="0.153cm" svg:height="0.197cm" svg:x="1.995cm" svg:y="7.375cm" svg:viewBox="0 0 154 198" draw:points="154,198 76,0 0,101 0,130 66,67 112,197 128,197">
            <text:p/>
          </draw:polygon>
          <draw:polygon draw:style-name="gr124" draw:text-style-name="P20" draw:layer="layout" svg:width="0.153cm" svg:height="0.197cm" svg:x="1.881cm" svg:y="7.378cm" svg:viewBox="0 0 154 198" draw:points="0,198 78,0 154,101 154,130 88,67 42,197 25,197">
            <text:p/>
          </draw:polygon>
          <draw:line draw:style-name="gr125" draw:text-style-name="P20" draw:layer="layout" svg:x1="2.241cm" svg:y1="7.567cm" svg:x2="2.243cm" svg:y2="7.731cm">
            <text:p/>
          </draw:line>
          <draw:frame draw:style-name="gr126" draw:text-style-name="P24" draw:layer="layout" svg:width="0.239cm" svg:height="0.27cm" svg:x="1.506cm" svg:y="7.223cm">
            <draw:text-box>
              <text:p text:style-name="P2"><text:span text:style-name="T9">90</text:span></text:p>
            </draw:text-box>
          </draw:frame>
        </draw:g>
        <draw:g draw:name="Mobotix 360">
          <draw:polygon draw:style-name="gr127" draw:text-style-name="P20" draw:layer="layout" svg:width="0.095cm" svg:height="0.999cm" draw:transform="rotate (1.5707963267949) translate (2.846cm 7.6038882083784cm)" svg:viewBox="0 0 96 1000" draw:points="96,1000 96,0 0,0 0,1000">
            <text:p/>
          </draw:polygon>
          <draw:path draw:style-name="gr128" draw:text-style-name="P11" draw:layer="layout" svg:width="0.861cm" svg:height="0.148cm" svg:x="2.918cm" svg:y="7.653cm" svg:viewBox="0 0 862 149" svg:d="M0 3c530 331 862-3 862-3z">
            <text:p/>
          </draw:path>
          <draw:polygon draw:style-name="gr129" draw:text-style-name="P20" draw:layer="layout" svg:width="0.197cm" svg:height="0.069cm" svg:x="3.276cm" svg:y="7.793cm" svg:viewBox="0 0 198 70" draw:points="198,70 198,0 0,0 0,70">
            <text:p/>
          </draw:polygon>
          <draw:custom-shape draw:style-name="gr130" draw:text-style-name="P11" draw:layer="layout" svg:width="0.353cm" svg:height="0.142cm" svg:x="2.969cm" svg:y="7.44cm">
            <text:p/>
            <draw:enhanced-geometry svg:viewBox="0 0 21600 21600" draw:mirror-horizontal="false" draw:mirror-vertical="false" draw:type="rectangle" draw:enhanced-path="M 0 0 L 21600 0 21600 21600 0 21600 0 0 Z N"/>
          </draw:custom-shape>
          <draw:frame draw:style-name="gr131" draw:text-style-name="P24" draw:layer="layout" svg:width="0.358cm" svg:height="0.254cm" svg:x="3.436cm" svg:y="7.323cm">
            <draw:text-box>
              <text:p text:style-name="P2"><text:span text:style-name="T9">360</text:span></text:p>
            </draw:text-box>
          </draw:frame>
          <draw:polygon draw:style-name="gr132" draw:text-style-name="P20" draw:layer="layout" svg:width="0.153cm" svg:height="0.197cm" svg:x="3.131cm" svg:y="7.355cm" svg:viewBox="0 0 154 198" draw:points="154,198 76,0 0,101 0,130 66,67 112,197 128,197">
            <text:p/>
          </draw:polygon>
          <draw:polygon draw:style-name="gr133" draw:text-style-name="P20" draw:layer="layout" svg:width="0.153cm" svg:height="0.197cm" svg:x="3.017cm" svg:y="7.358cm" svg:viewBox="0 0 154 198" draw:points="0,198 78,0 154,101 154,130 88,67 42,197 25,197">
            <text:p/>
          </draw:polygon>
        </draw:g>
        <draw:g draw:name="Mikrotik SXT">
          <draw:g>
            <draw:polygon draw:style-name="gr134" draw:text-style-name="P25" draw:layer="layout" svg:width="0.479cm" svg:height="0.409cm" draw:transform="rotate (-1.5707963267949) translate (1.79799999999986cm 9.2539999999998cm)" svg:viewBox="0 0 480 410" draw:points="240,0 265,1 289,1 311,4 333,7 353,11 373,16 392,21 410,27 425,33 438,41 451,47 461,55 469,63 472,68 475,72 477,76 478,82 480,86 480,91 480,319 480,324 478,328 477,334 475,338 472,342 469,347 461,355 451,363 438,369 425,377 410,383 392,389 373,394 353,399 333,403 311,406 289,408 265,409 240,410 216,409 192,408 170,406 148,403 127,399 107,394 88,389 70,383 56,377 42,369 29,363 19,355 11,347 8,342 5,338 3,334 2,328 0,324 0,319 0,91 0,86 2,82 3,76 5,72 8,68 11,63 19,55 29,47 42,41 56,33 70,27 88,21 107,16 127,11 148,7 170,4 192,1 216,1">
              <text:p/>
            </draw:polygon>
            <draw:polygon draw:style-name="gr134" draw:text-style-name="P25" draw:layer="layout" svg:width="0.483cm" svg:height="0.267cm" draw:transform="rotate (-1.5707963267949) translate (1.82499999999986cm 9.253cm)" svg:viewBox="0 0 484 268" draw:points="242,0 267,1 291,2 314,6 336,11 356,17 376,23 395,31 413,40 429,49 442,60 455,70 465,82 473,94 476,101 479,107 481,113 482,121 484,127 484,134 484,141 482,147 481,154 479,160 476,167 473,174 465,185 455,198 442,208 429,218 413,228 395,237 376,245 356,251 336,257 314,262 291,265 267,267 242,268 218,267 194,265 171,262 149,257 128,251 108,245 89,237 71,228 56,218 42,208 29,198 19,185 11,174 8,167 5,160 3,154 2,147 0,141 0,134 0,127 2,121 3,113 5,107 8,101 11,94 19,82 29,70 42,60 56,49 71,40 89,31 108,23 128,17 149,11 171,6 194,2 218,1">
              <text:p/>
            </draw:polygon>
            <draw:line draw:style-name="gr135" draw:text-style-name="P26" draw:layer="layout" svg:x1="1.4cm" svg:y1="9.551cm" svg:x2="1.564cm" svg:y2="9.55cm">
              <text:p/>
            </draw:line>
            <draw:frame draw:style-name="gr136" draw:text-style-name="P24" draw:layer="layout" svg:width="0.417cm" svg:height="0.27cm" svg:x="1.421cm" svg:y="9.757cm">
              <draw:text-box>
                <text:p text:style-name="P2"><text:span text:style-name="T9">SXT</text:span></text:p>
              </draw:text-box>
            </draw:frame>
            <draw:line draw:style-name="gr135" draw:text-style-name="P26" draw:layer="layout" svg:x1="1.407cm" svg:y1="9.355cm" svg:x2="1.571cm" svg:y2="9.354cm">
              <text:p/>
            </draw:line>
          </draw:g>
        </draw:g>
        <draw:g draw:name="Mikrotik Groove">
          <draw:g>
            <draw:custom-shape draw:style-name="gr137" draw:text-style-name="P25" draw:layer="layout" svg:width="0.254cm" svg:height="0.695cm" svg:x="2.618cm" svg:y="9.032cm">
              <text:p/>
              <draw:enhanced-geometry svg:viewBox="0 0 88 21600" draw:glue-points="44 ?f6 44 0 0 10800 44 21600 88 10800" draw:text-areas="0 ?f6 88 ?f3" draw:type="can" draw:modifiers="3041.37931034483"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line draw:style-name="gr138" draw:text-style-name="P25" draw:layer="layout" svg:x1="2.658cm" svg:y1="9.469cm" svg:x2="2.708cm" svg:y2="9.469cm">
                <text:p/>
              </draw:line>
              <draw:line draw:style-name="gr138" draw:text-style-name="P25" draw:layer="layout" svg:x1="2.658cm" svg:y1="9.424cm" svg:x2="2.738cm" svg:y2="9.424cm">
                <text:p/>
              </draw:line>
              <draw:line draw:style-name="gr138" draw:text-style-name="P25" draw:layer="layout" svg:x1="2.658cm" svg:y1="9.379cm" svg:x2="2.768cm" svg:y2="9.379cm">
                <text:p/>
              </draw:line>
              <draw:line draw:style-name="gr138" draw:text-style-name="P25" draw:layer="layout" svg:x1="2.658cm" svg:y1="9.334cm" svg:x2="2.798cm" svg:y2="9.334cm">
                <text:p/>
              </draw:line>
              <draw:line draw:style-name="gr138" draw:text-style-name="P25" draw:layer="layout" svg:x1="2.658cm" svg:y1="9.29cm" svg:x2="2.828cm" svg:y2="9.29cm">
                <text:p/>
              </draw:line>
            </draw:g>
            <draw:line draw:style-name="gr138" draw:text-style-name="P25" draw:layer="layout" svg:x1="2.745cm" svg:y1="8.598cm" svg:x2="2.745cm" svg:y2="9.098cm">
              <text:p/>
            </draw:line>
            <draw:frame draw:style-name="gr139" draw:text-style-name="P24" draw:layer="layout" svg:width="0.582cm" svg:height="0.27cm" svg:x="2.588cm" svg:y="9.758cm">
              <draw:text-box>
                <text:p text:style-name="P2"><text:span text:style-name="T9">Gro</text:span><text:span text:style-name="T9">ve</text:span></text:p>
              </draw:text-box>
            </draw:frame>
          </draw:g>
        </draw:g>
        <draw:g draw:name="Mikrotik 75x,95x-2n">
          <draw:g>
            <draw:polygon draw:style-name="gr140" draw:text-style-name="P14" draw:layer="layout" svg:width="1.001cm" svg:height="0.82cm" svg:x="3.626cm" svg:y="8.916cm" svg:viewBox="0 0 1002 821" draw:points="0,435 1,314 419,0 1002,387 1000,506 582,821">
              <text:p/>
            </draw:polygon>
            <draw:polygon draw:style-name="gr140" draw:text-style-name="P14" draw:layer="layout" svg:width="0.999cm" svg:height="0.699cm" svg:x="3.628cm" svg:y="8.916cm" svg:viewBox="0 0 1000 700" draw:points="0,314 418,0 1000,387 582,700">
              <text:p/>
            </draw:polygon>
            <draw:polygon draw:style-name="gr140" draw:text-style-name="P14" draw:layer="layout" svg:width="0.419cm" svg:height="0.433cm" svg:x="4.208cm" svg:y="9.303cm" svg:viewBox="0 0 420 434" draw:points="0,434 1,314 420,0 419,119">
              <text:p/>
            </draw:polygon>
            <draw:line draw:style-name="gr141" draw:text-style-name="P25" draw:layer="layout" svg:x1="4.396cm" svg:y1="9.239cm" svg:x2="4.46cm" svg:y2="9.191cm">
              <text:p/>
            </draw:line>
            <draw:line draw:style-name="gr141" draw:text-style-name="P25" draw:layer="layout" svg:x1="4.348cm" svg:y1="9.211cm" svg:x2="4.412cm" svg:y2="9.163cm">
              <text:p/>
            </draw:line>
            <draw:line draw:style-name="gr141" draw:text-style-name="P25" draw:layer="layout" svg:x1="4.3cm" svg:y1="9.179cm" svg:x2="4.364cm" svg:y2="9.131cm">
              <text:p/>
            </draw:line>
            <draw:line draw:style-name="gr141" draw:text-style-name="P25" draw:layer="layout" svg:x1="4.256cm" svg:y1="9.147cm" svg:x2="4.32cm" svg:y2="9.099cm">
              <text:p/>
            </draw:line>
            <draw:line draw:style-name="gr141" draw:text-style-name="P25" draw:layer="layout" svg:x1="4.436cm" svg:y1="9.271cm" svg:x2="4.5cm" svg:y2="9.223cm">
              <text:p/>
            </draw:line>
          </draw:g>
          <draw:frame draw:style-name="gr142" draw:text-style-name="P24" draw:layer="layout" svg:width="0.747cm" svg:height="0.27cm" svg:x="3.642cm" svg:y="9.759cm">
            <draw:text-box>
              <text:p text:style-name="P2"><text:span text:style-name="T9">75x,</text:span><text:span text:style-name="T9">95x</text:span></text:p>
            </draw:text-box>
          </draw:frame>
        </draw:g>
        <draw:g draw:name="Mikrotik 75x,95xG-2HnD">
          <draw:g>
            <draw:polygon draw:style-name="gr140" draw:text-style-name="P14" draw:layer="layout" svg:width="1.133cm" svg:height="0.917cm" svg:x="5.271cm" svg:y="8.783cm" svg:viewBox="0 0 1134 918" draw:points="0,585 1,474 632,0 1134,333 1132,444 502,918">
              <text:p/>
            </draw:polygon>
            <draw:polygon draw:style-name="gr140" draw:text-style-name="P14" draw:layer="layout" svg:width="1.131cm" svg:height="0.806cm" svg:x="5.273cm" svg:y="8.783cm" svg:viewBox="0 0 1132 807" draw:points="0,474 631,0 1132,333 502,807">
              <text:p/>
            </draw:polygon>
            <draw:polygon draw:style-name="gr140" draw:text-style-name="P14" draw:layer="layout" svg:width="0.631cm" svg:height="0.584cm" svg:x="5.773cm" svg:y="9.116cm" svg:viewBox="0 0 632 585" draw:points="0,585 1,474 632,0 631,111">
              <text:p/>
            </draw:polygon>
            <draw:line draw:style-name="gr138" draw:text-style-name="P25" draw:layer="layout" svg:x1="5.809cm" svg:y1="9.432cm" svg:x2="5.898cm" svg:y2="9.493cm">
              <text:p/>
            </draw:line>
            <draw:line draw:style-name="gr138" draw:text-style-name="P25" draw:layer="layout" svg:x1="5.858cm" svg:y1="9.397cm" svg:x2="5.947cm" svg:y2="9.458cm">
              <text:p/>
            </draw:line>
            <draw:line draw:style-name="gr138" draw:text-style-name="P25" draw:layer="layout" svg:x1="5.901cm" svg:y1="9.36cm" svg:x2="5.99cm" svg:y2="9.421cm">
              <text:p/>
            </draw:line>
            <draw:line draw:style-name="gr138" draw:text-style-name="P25" draw:layer="layout" svg:x1="5.95cm" svg:y1="9.325cm" svg:x2="6.039cm" svg:y2="9.386cm">
              <text:p/>
            </draw:line>
            <draw:line draw:style-name="gr138" draw:text-style-name="P25" draw:layer="layout" svg:x1="5.762cm" svg:y1="9.469cm" svg:x2="5.851cm" svg:y2="9.53cm">
              <text:p/>
            </draw:line>
            <draw:line draw:style-name="gr138" draw:text-style-name="P25" draw:layer="layout" svg:x1="5.402cm" svg:y1="9.161cm" svg:x2="5.491cm" svg:y2="9.222cm">
              <text:p/>
            </draw:line>
            <draw:line draw:style-name="gr138" draw:text-style-name="P25" draw:layer="layout" svg:x1="5.451cm" svg:y1="9.126cm" svg:x2="5.54cm" svg:y2="9.187cm">
              <text:p/>
            </draw:line>
            <draw:line draw:style-name="gr138" draw:text-style-name="P25" draw:layer="layout" svg:x1="5.494cm" svg:y1="9.089cm" svg:x2="5.583cm" svg:y2="9.15cm">
              <text:p/>
            </draw:line>
            <draw:line draw:style-name="gr138" draw:text-style-name="P25" draw:layer="layout" svg:x1="5.543cm" svg:y1="9.054cm" svg:x2="5.632cm" svg:y2="9.115cm">
              <text:p/>
            </draw:line>
            <draw:line draw:style-name="gr138" draw:text-style-name="P25" draw:layer="layout" svg:x1="5.355cm" svg:y1="9.198cm" svg:x2="5.444cm" svg:y2="9.259cm">
              <text:p/>
            </draw:line>
            <draw:line draw:style-name="gr138" draw:text-style-name="P25" draw:layer="layout" svg:x1="6.174cm" svg:y1="9.195cm" svg:x2="6.232cm" svg:y2="9.237cm">
              <text:p/>
            </draw:line>
            <draw:line draw:style-name="gr138" draw:text-style-name="P25" draw:layer="layout" svg:x1="6.213cm" svg:y1="9.167cm" svg:x2="6.271cm" svg:y2="9.209cm">
              <text:p/>
            </draw:line>
            <draw:line draw:style-name="gr138" draw:text-style-name="P25" draw:layer="layout" svg:x1="6.245cm" svg:y1="9.138cm" svg:x2="6.303cm" svg:y2="9.18cm">
              <text:p/>
            </draw:line>
            <draw:line draw:style-name="gr138" draw:text-style-name="P25" draw:layer="layout" svg:x1="6.285cm" svg:y1="9.11cm" svg:x2="6.343cm" svg:y2="9.152cm">
              <text:p/>
            </draw:line>
            <draw:line draw:style-name="gr138" draw:text-style-name="P25" draw:layer="layout" svg:x1="6.139cm" svg:y1="9.224cm" svg:x2="6.197cm" svg:y2="9.266cm">
              <text:p/>
            </draw:line>
          </draw:g>
          <draw:frame draw:style-name="gr143" draw:text-style-name="P24" draw:layer="layout" svg:width="0.747cm" svg:height="0.27cm" svg:x="5.307cm" svg:y="9.76cm">
            <draw:text-box>
              <text:p text:style-name="P2"><text:span text:style-name="T9">75x,</text:span><text:span text:style-name="T9">95x</text:span></text:p>
            </draw:text-box>
          </draw:frame>
        </draw:g>
        <draw:g draw:name="Mikrotik RB/CRS1xx-IN">
          <draw:g>
            <draw:polygon draw:style-name="gr140" draw:text-style-name="P14" draw:layer="layout" svg:width="1.001cm" svg:height="0.82cm" svg:x="6.933cm" svg:y="8.923cm" svg:viewBox="0 0 1002 821" draw:points="0,435 1,314 419,0 1002,387 1000,506 582,821">
              <text:p/>
            </draw:polygon>
            <draw:polygon draw:style-name="gr140" draw:text-style-name="P14" draw:layer="layout" svg:width="0.999cm" svg:height="0.699cm" svg:x="6.935cm" svg:y="8.923cm" svg:viewBox="0 0 1000 700" draw:points="0,314 418,0 1000,387 582,700">
              <text:p/>
            </draw:polygon>
            <draw:polygon draw:style-name="gr140" draw:text-style-name="P14" draw:layer="layout" svg:width="0.419cm" svg:height="0.433cm" svg:x="7.515cm" svg:y="9.31cm" svg:viewBox="0 0 420 434" draw:points="0,434 1,314 420,0 419,119">
              <text:p/>
            </draw:polygon>
            <draw:line draw:style-name="gr138" draw:text-style-name="P25" draw:layer="layout" svg:x1="7.658cm" svg:y1="8.82cm" svg:x2="7.658cm" svg:y2="9.124cm">
              <text:p/>
            </draw:line>
            <draw:line draw:style-name="gr138" draw:text-style-name="P25" draw:layer="layout" svg:x1="7.848cm" svg:y1="8.941cm" svg:x2="7.848cm" svg:y2="9.245cm">
              <text:p/>
            </draw:line>
          </draw:g>
          <draw:frame draw:style-name="gr144" draw:text-style-name="P24" draw:layer="layout" svg:width="1.412cm" svg:height="0.27cm" svg:x="6.934cm" svg:y="9.766cm">
            <draw:text-box>
              <text:p text:style-name="P2"><text:span text:style-name="T9">RB/</text:span><text:span text:style-name="T9">CR</text:span><text:span text:style-name="T9">S1x</text:span><text:span text:style-name="T9">x-IN</text:span></text:p>
            </draw:text-box>
          </draw:frame>
          <draw:polygon draw:style-name="gr140" draw:text-style-name="P14" draw:layer="layout" svg:width="0.26cm" svg:height="0.179cm" svg:x="7.417cm" svg:y="9.336cm" svg:viewBox="0 0 261 180" draw:points="0,77 101,0 261,105 157,180">
            <text:p/>
          </draw:polygon>
        </draw:g>
        <draw:g draw:name="Mikrotik RB/CRS1xx-RM">
          <draw:g>
            <draw:polygon draw:style-name="gr140" draw:text-style-name="P14" draw:layer="layout" svg:width="1.001cm" svg:height="0.82cm" svg:x="8.725cm" svg:y="8.914cm" svg:viewBox="0 0 1002 821" draw:points="0,435 1,314 419,0 1002,387 1000,506 582,821">
              <text:p/>
            </draw:polygon>
            <draw:polygon draw:style-name="gr140" draw:text-style-name="P14" draw:layer="layout" svg:width="0.999cm" svg:height="0.699cm" svg:x="8.727cm" svg:y="8.914cm" svg:viewBox="0 0 1000 700" draw:points="0,314 418,0 1000,387 582,700">
              <text:p/>
            </draw:polygon>
            <draw:polygon draw:style-name="gr140" draw:text-style-name="P14" draw:layer="layout" svg:width="0.419cm" svg:height="0.433cm" svg:x="9.307cm" svg:y="9.301cm" svg:viewBox="0 0 420 434" draw:points="0,434 1,314 420,0 419,119">
              <text:p/>
            </draw:polygon>
          </draw:g>
          <draw:frame draw:style-name="gr145" draw:text-style-name="P24" draw:layer="layout" svg:width="1.53cm" svg:height="0.27cm" svg:x="8.726cm" svg:y="9.757cm">
            <draw:text-box>
              <text:p text:style-name="P2"><text:span text:style-name="T9">RB/</text:span><text:span text:style-name="T9">CR</text:span><text:span text:style-name="T9">S1x</text:span><text:span text:style-name="T9">x-</text:span><text:span text:style-name="T9">RM</text:span></text:p>
            </draw:text-box>
          </draw:frame>
          <draw:polygon draw:style-name="gr140" draw:text-style-name="P14" draw:layer="layout" svg:width="0.26cm" svg:height="0.179cm" svg:x="9.209cm" svg:y="9.327cm" svg:viewBox="0 0 261 180" draw:points="0,77 101,0 261,105 157,180">
            <text:p/>
          </draw:polygon>
        </draw:g>
        <draw:g draw:name="tv">
          <draw:g>
            <draw:polygon draw:style-name="gr146" draw:text-style-name="P20" draw:layer="layout" svg:width="0.553cm" svg:height="0.42cm" svg:x="3.76cm" svg:y="2.935cm" svg:viewBox="0 0 554 421" draw:points="0,174 0,134 180,0 554,239 554,292 389,421">
              <text:p/>
            </draw:polygon>
            <draw:polygon draw:style-name="gr147" draw:text-style-name="P20" draw:layer="layout" svg:width="0.552cm" svg:height="0.384cm" svg:x="3.76cm" svg:y="2.925cm" svg:viewBox="0 0 553 385" draw:points="0,134 180,0 553,251 387,385">
              <text:p/>
            </draw:polygon>
            <draw:polygon draw:style-name="gr148" draw:text-style-name="P20" draw:layer="layout" svg:width="0.472cm" svg:height="0.796cm" svg:x="3.761cm" svg:y="2.461cm" svg:viewBox="0 0 473 797" draw:points="1,515 0,16 25,0 473,290 471,775 445,797">
              <text:p/>
            </draw:polygon>
            <draw:line draw:style-name="gr149" draw:text-style-name="P21" draw:layer="layout" svg:x1="4.198cm" svg:y1="2.764cm" svg:x2="4.198cm" svg:y2="3.249cm">
              <text:p/>
            </draw:line>
            <draw:line draw:style-name="gr150" draw:text-style-name="P21" draw:layer="layout" svg:x1="3.762cm" svg:y1="2.491cm" svg:x2="4.197cm" svg:y2="2.771cm">
              <text:p/>
            </draw:line>
            <draw:line draw:style-name="gr151" draw:text-style-name="P27" draw:layer="layout" svg:x1="4.202cm" svg:y1="2.774cm" svg:x2="4.236cm" svg:y2="2.752cm">
              <text:p/>
            </draw:line>
          </draw:g>
        </draw:g>
        <draw:g draw:name="ethernet">
          <draw:polygon draw:style-name="gr152" draw:text-style-name="P12" draw:layer="layout" svg:width="0.299cm" svg:height="0.299cm" svg:x="6.62cm" svg:y="1.332cm" svg:viewBox="0 0 300 300" draw:points="0,0 300,0 300,300 0,300">
            <text:p/>
          </draw:polygon>
          <draw:polygon draw:style-name="gr153" draw:text-style-name="P13" draw:layer="layout" svg:width="0.224cm" svg:height="0.214cm" svg:x="6.658cm" svg:y="1.375cm" svg:viewBox="0 0 225 215" draw:points="38,0 225,0 225,128 188,128 188,172 150,172 150,215 75,215 75,172 38,172 38,128 0,128 0,0">
            <text:p/>
          </draw:polygon>
        </draw:g>
        <draw:g draw:name="scanner">
          <draw:polygon draw:style-name="gr154" draw:text-style-name="P12" draw:layer="layout" svg:width="0.992cm" svg:height="0.773cm" svg:x="7.888cm" svg:y="2.467cm" svg:viewBox="0 0 993 774" draw:points="0,487 1,420 559,0 993,288 992,353 433,774">
            <text:p/>
          </draw:polygon>
          <draw:polygon draw:style-name="gr155" draw:text-style-name="P12" draw:layer="layout" svg:width="0.991cm" svg:height="0.706cm" svg:x="7.889cm" svg:y="2.467cm" svg:viewBox="0 0 992 707" draw:points="0,420 558,0 992,288 433,707">
            <text:p/>
          </draw:polygon>
          <draw:polygon draw:style-name="gr156" draw:text-style-name="P12" draw:layer="layout" svg:width="0.559cm" svg:height="0.485cm" svg:x="8.321cm" svg:y="2.754cm" svg:viewBox="0 0 560 486" draw:points="0,486 1,420 560,0 559,65">
            <text:p/>
          </draw:polygon>
          <draw:polygon draw:style-name="gr157" draw:text-style-name="P12" draw:layer="layout" svg:width="0.987cm" svg:height="0.513cm" svg:x="7.881cm" svg:y="2.467cm" svg:viewBox="0 0 988 514" draw:points="0,235 563,0 988,279 429,514">
            <text:p/>
          </draw:polygon>
        </draw:g>
        <draw:g draw:name="building" draw:style-name="gr158">
          <draw:polygon draw:style-name="gr159" draw:text-style-name="P28" draw:layer="layout" svg:width="0.365cm" svg:height="0.617cm" svg:x="14.088cm" svg:y="2.575cm" svg:viewBox="0 0 366 618" draw:points="0,534 4,176 239,0 366,85 362,443 127,618">
            <text:p/>
          </draw:polygon>
          <draw:polygon draw:style-name="gr159" draw:text-style-name="P28" draw:layer="layout" svg:width="0.361cm" svg:height="0.259cm" svg:x="14.092cm" svg:y="2.575cm" svg:viewBox="0 0 362 260" draw:points="0,176 234,0 362,84 127,260">
            <text:p/>
          </draw:polygon>
          <draw:polygon draw:style-name="gr159" draw:text-style-name="P28" draw:layer="layout" svg:width="0.238cm" svg:height="0.533cm" svg:x="14.215cm" svg:y="2.659cm" svg:viewBox="0 0 239 534" draw:points="0,534 4,176 239,0 235,358">
            <text:p/>
          </draw:polygon>
          <draw:polygon draw:style-name="gr159" draw:text-style-name="P28" draw:layer="layout" svg:width="0.472cm" svg:height="1.112cm" svg:x="14.194cm" svg:y="2.213cm" svg:viewBox="0 0 473 1113" draw:points="0,968 10,184 255,0 473,144 463,928 218,1113">
            <text:p/>
          </draw:polygon>
          <draw:polygon draw:style-name="gr159" draw:text-style-name="P28" draw:layer="layout" svg:width="0.462cm" svg:height="0.328cm" svg:x="14.204cm" svg:y="2.213cm" svg:viewBox="0 0 463 329" draw:points="0,184 246,0 463,144 218,329">
            <text:p/>
          </draw:polygon>
          <draw:polygon draw:style-name="gr159" draw:text-style-name="P28" draw:layer="layout" svg:width="0.254cm" svg:height="0.967cm" svg:x="14.412cm" svg:y="2.357cm" svg:viewBox="0 0 255 968" draw:points="0,968 10,184 255,0 246,783">
            <text:p/>
          </draw:polygon>
          <draw:polygon draw:style-name="gr159" draw:text-style-name="P28" draw:layer="layout" svg:width="0.375cm" svg:height="0.752cm" svg:x="14.412cm" svg:y="2.66cm" svg:viewBox="0 0 376 753" draw:points="0,667 6,180 246,0 376,86 370,573 130,753">
            <text:p/>
          </draw:polygon>
          <draw:polygon draw:style-name="gr159" draw:text-style-name="P28" draw:layer="layout" svg:width="0.369cm" svg:height="0.265cm" svg:x="14.418cm" svg:y="2.66cm" svg:viewBox="0 0 370 266" draw:points="0,180 240,0 370,86 130,266">
            <text:p/>
          </draw:polygon>
          <draw:polygon draw:style-name="gr159" draw:text-style-name="P28" draw:layer="layout" svg:width="0.245cm" svg:height="0.666cm" svg:x="14.542cm" svg:y="2.746cm" svg:viewBox="0 0 246 667" draw:points="0,667 6,180 246,0 240,487">
            <text:p/>
          </draw:polygon>
          <draw:g>
            <draw:line draw:style-name="gr160" draw:text-style-name="P12" draw:layer="layout" svg:x1="14.236cm" svg:y1="2.462cm" svg:x2="14.235cm" svg:y2="2.535cm">
              <text:p/>
            </draw:line>
            <draw:line draw:style-name="gr161" draw:text-style-name="P12" draw:layer="layout" svg:x1="14.234cm" svg:y1="2.534cm" svg:x2="14.275cm" svg:y2="2.563cm">
              <text:p/>
            </draw:line>
            <draw:line draw:style-name="gr162" draw:text-style-name="P12" draw:layer="layout" svg:x1="14.298cm" svg:y1="2.506cm" svg:x2="14.297cm" svg:y2="2.579cm">
              <text:p/>
            </draw:line>
            <draw:line draw:style-name="gr163" draw:text-style-name="P12" draw:layer="layout" svg:x1="14.296cm" svg:y1="2.577cm" svg:x2="14.337cm" svg:y2="2.606cm">
              <text:p/>
            </draw:line>
            <draw:line draw:style-name="gr164" draw:text-style-name="P12" draw:layer="layout" svg:x1="14.359cm" svg:y1="2.549cm" svg:x2="14.358cm" svg:y2="2.622cm">
              <text:p/>
            </draw:line>
            <draw:line draw:style-name="gr165" draw:text-style-name="P12" draw:layer="layout" svg:x1="14.357cm" svg:y1="2.621cm" svg:x2="14.398cm" svg:y2="2.65cm">
              <text:p/>
            </draw:line>
            <draw:line draw:style-name="gr166" draw:text-style-name="P12" draw:layer="layout" svg:x1="14.128cm" svg:y1="2.846cm" svg:x2="14.127cm" svg:y2="2.919cm">
              <text:p/>
            </draw:line>
            <draw:line draw:style-name="gr167" draw:text-style-name="P12" draw:layer="layout" svg:x1="14.126cm" svg:y1="2.918cm" svg:x2="14.167cm" svg:y2="2.947cm">
              <text:p/>
            </draw:line>
            <draw:line draw:style-name="gr168" draw:text-style-name="P12" draw:layer="layout" svg:x1="14.126cm" svg:y1="2.986cm" svg:x2="14.125cm" svg:y2="3.059cm">
              <text:p/>
            </draw:line>
            <draw:line draw:style-name="gr169" draw:text-style-name="P12" draw:layer="layout" svg:x1="14.125cm" svg:y1="3.058cm" svg:x2="14.166cm" svg:y2="3.087cm">
              <text:p/>
            </draw:line>
            <draw:line draw:style-name="gr170" draw:text-style-name="P12" draw:layer="layout" svg:x1="14.234cm" svg:y1="2.602cm" svg:x2="14.233cm" svg:y2="2.675cm">
              <text:p/>
            </draw:line>
            <draw:line draw:style-name="gr171" draw:text-style-name="P12" draw:layer="layout" svg:x1="14.233cm" svg:y1="2.674cm" svg:x2="14.274cm" svg:y2="2.703cm">
              <text:p/>
            </draw:line>
            <draw:line draw:style-name="gr172" draw:text-style-name="P12" draw:layer="layout" svg:x1="14.296cm" svg:y1="2.646cm" svg:x2="14.295cm" svg:y2="2.719cm">
              <text:p/>
            </draw:line>
            <draw:line draw:style-name="gr173" draw:text-style-name="P12" draw:layer="layout" svg:x1="14.294cm" svg:y1="2.718cm" svg:x2="14.335cm" svg:y2="2.747cm">
              <text:p/>
            </draw:line>
            <draw:line draw:style-name="gr174" draw:text-style-name="P12" draw:layer="layout" svg:x1="14.357cm" svg:y1="2.689cm" svg:x2="14.356cm" svg:y2="2.762cm">
              <text:p/>
            </draw:line>
            <draw:line draw:style-name="gr175" draw:text-style-name="P12" draw:layer="layout" svg:x1="14.356cm" svg:y1="2.761cm" svg:x2="14.397cm" svg:y2="2.79cm">
              <text:p/>
            </draw:line>
            <draw:line draw:style-name="gr176" draw:text-style-name="P12" draw:layer="layout" svg:x1="14.232cm" svg:y1="2.743cm" svg:x2="14.231cm" svg:y2="2.816cm">
              <text:p/>
            </draw:line>
            <draw:line draw:style-name="gr177" draw:text-style-name="P12" draw:layer="layout" svg:x1="14.231cm" svg:y1="2.814cm" svg:x2="14.272cm" svg:y2="2.843cm">
              <text:p/>
            </draw:line>
            <draw:line draw:style-name="gr178" draw:text-style-name="P12" draw:layer="layout" svg:x1="14.294cm" svg:y1="2.786cm" svg:x2="14.293cm" svg:y2="2.859cm">
              <text:p/>
            </draw:line>
            <draw:line draw:style-name="gr179" draw:text-style-name="P12" draw:layer="layout" svg:x1="14.292cm" svg:y1="2.858cm" svg:x2="14.333cm" svg:y2="2.887cm">
              <text:p/>
            </draw:line>
            <draw:line draw:style-name="gr180" draw:text-style-name="P12" draw:layer="layout" svg:x1="14.356cm" svg:y1="2.83cm" svg:x2="14.355cm" svg:y2="2.903cm">
              <text:p/>
            </draw:line>
            <draw:line draw:style-name="gr181" draw:text-style-name="P12" draw:layer="layout" svg:x1="14.354cm" svg:y1="2.901cm" svg:x2="14.395cm" svg:y2="2.93cm">
              <text:p/>
            </draw:line>
            <draw:line draw:style-name="gr182" draw:text-style-name="P12" draw:layer="layout" svg:x1="14.231cm" svg:y1="2.919cm" svg:x2="14.23cm" svg:y2="2.992cm">
              <text:p/>
            </draw:line>
            <draw:line draw:style-name="gr183" draw:text-style-name="P12" draw:layer="layout" svg:x1="14.229cm" svg:y1="2.991cm" svg:x2="14.27cm" svg:y2="3.02cm">
              <text:p/>
            </draw:line>
            <draw:line draw:style-name="gr184" draw:text-style-name="P12" draw:layer="layout" svg:x1="14.292cm" svg:y1="2.962cm" svg:x2="14.291cm" svg:y2="3.035cm">
              <text:p/>
            </draw:line>
            <draw:line draw:style-name="gr185" draw:text-style-name="P12" draw:layer="layout" svg:x1="14.29cm" svg:y1="3.034cm" svg:x2="14.331cm" svg:y2="3.063cm">
              <text:p/>
            </draw:line>
            <draw:line draw:style-name="gr186" draw:text-style-name="P12" draw:layer="layout" svg:x1="14.354cm" svg:y1="3.006cm" svg:x2="14.353cm" svg:y2="3.079cm">
              <text:p/>
            </draw:line>
            <draw:line draw:style-name="gr187" draw:text-style-name="P12" draw:layer="layout" svg:x1="14.352cm" svg:y1="3.077cm" svg:x2="14.393cm" svg:y2="3.106cm">
              <text:p/>
            </draw:line>
            <draw:line draw:style-name="gr188" draw:text-style-name="P12" draw:layer="layout" svg:x1="14.229cm" svg:y1="3.059cm" svg:x2="14.228cm" svg:y2="3.132cm">
              <text:p/>
            </draw:line>
            <draw:line draw:style-name="gr189" draw:text-style-name="P12" draw:layer="layout" svg:x1="14.227cm" svg:y1="3.131cm" svg:x2="14.268cm" svg:y2="3.16cm">
              <text:p/>
            </draw:line>
            <draw:line draw:style-name="gr190" draw:text-style-name="P12" draw:layer="layout" svg:x1="14.29cm" svg:y1="3.102cm" svg:x2="14.289cm" svg:y2="3.175cm">
              <text:p/>
            </draw:line>
            <draw:line draw:style-name="gr191" draw:text-style-name="P12" draw:layer="layout" svg:x1="14.289cm" svg:y1="3.174cm" svg:x2="14.33cm" svg:y2="3.203cm">
              <text:p/>
            </draw:line>
            <draw:line draw:style-name="gr192" draw:text-style-name="P12" draw:layer="layout" svg:x1="14.352cm" svg:y1="3.146cm" svg:x2="14.351cm" svg:y2="3.219cm">
              <text:p/>
            </draw:line>
            <draw:line draw:style-name="gr193" draw:text-style-name="P12" draw:layer="layout" svg:x1="14.35cm" svg:y1="3.218cm" svg:x2="14.391cm" svg:y2="3.247cm">
              <text:p/>
            </draw:line>
            <draw:line draw:style-name="gr194" draw:text-style-name="P12" draw:layer="layout" svg:x1="14.458cm" svg:y1="2.902cm" svg:x2="14.457cm" svg:y2="2.975cm">
              <text:p/>
            </draw:line>
            <draw:line draw:style-name="gr195" draw:text-style-name="P12" draw:layer="layout" svg:x1="14.457cm" svg:y1="2.974cm" svg:x2="14.498cm" svg:y2="3.003cm">
              <text:p/>
            </draw:line>
            <draw:line draw:style-name="gr196" draw:text-style-name="P12" draw:layer="layout" svg:x1="14.457cm" svg:y1="3.079cm" svg:x2="14.456cm" svg:y2="3.152cm">
              <text:p/>
            </draw:line>
            <draw:line draw:style-name="gr197" draw:text-style-name="P12" draw:layer="layout" svg:x1="14.455cm" svg:y1="3.15cm" svg:x2="14.496cm" svg:y2="3.179cm">
              <text:p/>
            </draw:line>
            <draw:line draw:style-name="gr198" draw:text-style-name="P12" draw:layer="layout" svg:x1="14.455cm" svg:y1="3.219cm" svg:x2="14.454cm" svg:y2="3.292cm">
              <text:p/>
            </draw:line>
            <draw:line draw:style-name="gr199" draw:text-style-name="P12" draw:layer="layout" svg:x1="14.453cm" svg:y1="3.29cm" svg:x2="14.494cm" svg:y2="3.319cm">
              <text:p/>
            </draw:line>
          </draw:g>
        </draw:g>
        <draw:custom-shape draw:name="surface (floor)" draw:style-name="gr200" draw:text-style-name="P25" draw:layer="layout" svg:width="0.836cm" svg:height="0.976cm" draw:transform="skewX (0.338942940737299) rotate (-0.582765437240906) translate (16.266cm 2.34cm)">
          <text:p/>
          <draw:enhanced-geometry svg:viewBox="0 0 21600 21600" draw:mirror-horizontal="false" draw:mirror-vertical="false" draw:type="rectangle" draw:enhanced-path="M 0 0 L 21600 0 21600 21600 0 21600 0 0 Z N"/>
        </draw:custom-shape>
        <draw:g draw:name="rack">
          <draw:polygon draw:style-name="gr201" draw:text-style-name="P12" draw:layer="layout" svg:width="0.633cm" svg:height="0.945cm" svg:x="13.018cm" svg:y="2.383cm" svg:viewBox="0 0 634 946" draw:points="0,695 6,199 265,0 634,251 629,746 369,946">
            <text:p/>
          </draw:polygon>
          <draw:polygon draw:style-name="gr202" draw:text-style-name="P12" draw:layer="layout" svg:width="0.628cm" svg:height="0.449cm" svg:x="13.024cm" svg:y="2.383cm" svg:viewBox="0 0 629 450" draw:points="0,199 260,0 629,251 369,450">
            <text:p/>
          </draw:polygon>
          <draw:polygon draw:style-name="gr203" draw:text-style-name="P12" draw:layer="layout" svg:width="0.265cm" svg:height="0.694cm" svg:x="13.387cm" svg:y="2.634cm" svg:viewBox="0 0 266 695" draw:points="0,695 6,199 266,0 260,495">
            <text:p/>
          </draw:polygon>
          <draw:line draw:style-name="gr204" draw:text-style-name="P13" draw:layer="layout" svg:x1="13.062cm" svg:y1="2.615cm" svg:x2="13.058cm" svg:y2="3.094cm">
            <text:p/>
          </draw:line>
          <draw:line draw:style-name="gr205" draw:text-style-name="P13" draw:layer="layout" svg:x1="13.356cm" svg:y1="2.815cm" svg:x2="13.352cm" svg:y2="3.294cm">
            <text:p/>
          </draw:line>
          <draw:line draw:style-name="gr206" draw:text-style-name="P13" draw:layer="layout" svg:x1="13.207cm" svg:y1="2.718cm" svg:x2="13.203cm" svg:y2="3.197cm">
            <text:p/>
          </draw:line>
        </draw:g>
        <draw:g draw:name="surveillance system">
          <draw:polygon draw:style-name="gr207" draw:text-style-name="P11" draw:layer="layout" svg:width="1.199cm" svg:height="0.899cm" svg:x="5.222cm" svg:y="7.223cm" svg:viewBox="0 0 1200 900" draw:points="0,501 1,434 588,0 1200,399 1199,466 612,900">
            <text:p/>
          </draw:polygon>
          <draw:polygon draw:style-name="gr208" draw:text-style-name="P11" draw:layer="layout" svg:width="1.198cm" svg:height="0.831cm" svg:x="5.223cm" svg:y="7.223cm" svg:viewBox="0 0 1199 832" draw:points="0,434 587,0 1199,399 612,832">
            <text:p/>
          </draw:polygon>
          <draw:polygon draw:style-name="gr209" draw:text-style-name="P11" draw:layer="layout" svg:width="0.587cm" svg:height="0.5cm" svg:x="5.834cm" svg:y="7.622cm" svg:viewBox="0 0 588 501" draw:points="0,501 1,434 588,0 587,68">
            <text:p/>
          </draw:polygon>
          <draw:frame draw:style-name="gr210" draw:text-style-name="P29" draw:layer="layout" svg:width="0.743cm" svg:height="0.3cm" svg:x="5.461cm" svg:y="7.501cm">
            <draw:text-box>
              <text:p text:style-name="P19"><text:span text:style-name="T9">DV</text:span><text:span text:style-name="T9">R</text:span></text:p>
            </draw:text-box>
          </draw:frame>
        </draw:g>
        <draw:g draw:name="laser printer">
          <draw:polygon draw:style-name="gr211" draw:text-style-name="P20" draw:layer="layout" svg:width="0.607cm" svg:height="0.556cm" svg:x="5.374cm" svg:y="2.377cm" svg:viewBox="0 0 608 557" draw:points="0,308 158,11 201,0 608,261 449,557">
            <text:p/>
          </draw:polygon>
          <draw:polygon draw:style-name="gr212" draw:text-style-name="P20" draw:layer="layout" svg:width="0.212cm" svg:height="0.296cm" svg:x="5.769cm" svg:y="2.638cm" svg:viewBox="0 0 213 297" draw:points="0,297 160,9 213,0 54,296">
            <text:p/>
          </draw:polygon>
          <draw:polygon draw:style-name="gr213" draw:text-style-name="P20" draw:layer="layout" svg:width="0.8cm" svg:height="0.976cm" svg:x="5.05cm" svg:y="2.377cm" svg:viewBox="0 0 801 977" draw:points="0,654 5,217 298,0 801,322 796,758 503,977">
            <text:p/>
          </draw:polygon>
          <draw:polygon draw:style-name="gr214" draw:text-style-name="P20" draw:layer="layout" svg:width="0.795cm" svg:height="0.538cm" svg:x="5.055cm" svg:y="2.377cm" svg:viewBox="0 0 796 539" draw:points="0,217 293,0 796,322 503,539">
            <text:p/>
          </draw:polygon>
          <draw:polygon draw:style-name="gr215" draw:text-style-name="P20" draw:layer="layout" svg:width="0.297cm" svg:height="0.653cm" svg:x="5.554cm" svg:y="2.699cm" svg:viewBox="0 0 298 654" draw:points="0,654 5,217 298,0 293,436">
            <text:p/>
          </draw:polygon>
          <draw:polygon draw:style-name="gr216" draw:text-style-name="P20" draw:layer="layout" svg:width="0.597cm" svg:height="0.436cm" svg:x="4.922cm" svg:y="2.913cm" svg:viewBox="0 0 598 437" draw:points="0,163 0,125 168,0 596,264 598,312 429,437">
            <text:p/>
          </draw:polygon>
          <draw:polygon draw:style-name="gr217" draw:text-style-name="P20" draw:layer="layout" svg:width="0.169cm" svg:height="0.171cm" svg:x="5.35cm" svg:y="3.184cm" svg:viewBox="0 0 170 172" draw:points="1,172 0,129 170,0 169,45">
            <text:p/>
          </draw:polygon>
          <draw:polygon draw:style-name="gr218" draw:text-style-name="P20" draw:layer="layout" svg:width="0.598cm" svg:height="0.436cm" svg:x="4.923cm" svg:y="2.795cm" svg:viewBox="0 0 599 437" draw:points="0,163 168,0 599,273 598,312 429,437">
            <text:p/>
          </draw:polygon>
          <draw:polygon draw:style-name="gr219" draw:text-style-name="P20" draw:layer="layout" svg:width="0.597cm" svg:height="0.399cm" svg:x="4.923cm" svg:y="2.788cm" svg:viewBox="0 0 598 400" draw:points="0,125 168,0 598,273 429,400">
            <text:p/>
          </draw:polygon>
          <draw:polygon draw:style-name="gr220" draw:text-style-name="P30" draw:layer="layout" svg:width="0.789cm" svg:height="0.444cm" svg:x="5.061cm" svg:y="2.378cm" svg:viewBox="0 0 790 445" draw:points="0,128 288,0 790,323 502,445">
            <text:p/>
          </draw:polygon>
        </draw:g>
        <draw:g draw:name="jet printer">
          <draw:g>
            <draw:polygon draw:style-name="gr221" draw:text-style-name="P20" draw:layer="layout" svg:width="0.584cm" svg:height="0.535cm" svg:x="6.769cm" svg:y="2.467cm" svg:viewBox="0 0 585 536" draw:points="0,290 152,10 194,0 585,244 433,525 391,536">
              <text:p/>
            </draw:polygon>
            <draw:polygon draw:style-name="gr222" draw:text-style-name="P20" draw:layer="layout" svg:width="0.206cm" svg:height="0.279cm" svg:x="7.147cm" svg:y="2.711cm" svg:viewBox="0 0 207 280" draw:points="0,262 143,10 207,0 56,280">
              <text:p/>
            </draw:polygon>
            <draw:polygon draw:style-name="gr223" draw:text-style-name="P20" draw:layer="layout" svg:width="0.917cm" svg:height="0.738cm" svg:x="6.416cm" svg:y="2.586cm" svg:viewBox="0 0 918 739" draw:points="0,308 2,181 245,0 918,433 916,557 671,739">
              <text:p/>
            </draw:polygon>
            <draw:polygon draw:style-name="gr224" draw:text-style-name="P20" draw:layer="layout" svg:width="0.244cm" svg:height="0.306cm" svg:x="7.089cm" svg:y="3.018cm" svg:viewBox="0 0 245 307" draw:points="0,307 2,181 245,0 244,126">
              <text:p/>
            </draw:polygon>
            <draw:polygon draw:style-name="gr225" draw:text-style-name="P20" draw:layer="layout" svg:width="0.636cm" svg:height="0.468cm" svg:x="6.354cm" svg:y="2.865cm" svg:viewBox="0 0 637 469" draw:points="0,174 0,134 180,0 637,294 637,335 458,469">
              <text:p/>
            </draw:polygon>
            <draw:polygon draw:style-name="gr226" draw:text-style-name="P20" draw:layer="layout" svg:width="0.636cm" svg:height="0.428cm" svg:x="6.354cm" svg:y="2.855cm" svg:viewBox="0 0 637 429" draw:points="0,134 180,0 637,294 458,429">
              <text:p/>
            </draw:polygon>
            <draw:polygon draw:style-name="gr227" draw:text-style-name="P30" draw:layer="layout" svg:width="0.898cm" svg:height="0.541cm" svg:x="6.427cm" svg:y="2.586cm" svg:viewBox="0 0 899 542" draw:points="0,108 233,0 899,432 668,542">
              <text:p/>
            </draw:polygon>
          </draw:g>
        </draw:g>
        <draw:g draw:name="special printer">
          <draw:polygon draw:style-name="gr140" draw:text-style-name="P14" draw:layer="layout" svg:width="0.618cm" svg:height="0.742cm" svg:x="9.324cm" svg:y="2.594cm" svg:viewBox="0 0 619 743" draw:points="0,523 4,214 288,0 619,220 616,528 331,743">
            <text:p/>
          </draw:polygon>
          <draw:polygon draw:style-name="gr140" draw:text-style-name="P14" draw:layer="layout" svg:width="0.288cm" svg:height="0.522cm" svg:x="9.654cm" svg:y="2.814cm" svg:viewBox="0 0 289 523" draw:points="0,523 4,213 289,0 285,308">
            <text:p/>
          </draw:polygon>
          <draw:polygon draw:style-name="gr140" draw:text-style-name="P14" draw:layer="layout" svg:width="0.449cm" svg:height="0.314cm" svg:x="9.397cm" svg:y="2.659cm" svg:viewBox="0 0 450 315" draw:points="0,155 207,0 450,160 242,315">
            <text:p/>
          </draw:polygon>
        </draw:g>
        <draw:g draw:name="Mikrotik wAP">
          <draw:custom-shape draw:style-name="gr228" draw:text-style-name="P15" draw:layer="layout" svg:width="0.412cm" svg:height="0.764cm" svg:x="10.668cm" svg:y="8.87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229" draw:text-style-name="P15" draw:layer="layout" svg:x1="10.666cm" svg:y1="9.406cm" svg:x2="11.08cm" svg:y2="9.407cm">
            <text:p/>
          </draw:line>
          <draw:frame draw:style-name="gr230" draw:text-style-name="P24" draw:layer="layout" svg:width="0.478cm" svg:height="0.27cm" svg:x="10.644cm" svg:y="9.756cm">
            <draw:text-box>
              <text:p text:style-name="P2"><text:span text:style-name="T9">wAP</text:span></text:p>
            </draw:text-box>
          </draw:frame>
        </draw:g>
        <draw:g draw:name="ups">
          <draw:polygon draw:style-name="gr231" draw:text-style-name="P20" draw:layer="layout" svg:width="0.507cm" svg:height="0.634cm" svg:x="11.929cm" svg:y="2.595cm" svg:viewBox="0 0 508 635" draw:points="0,539 2,279 364,0 508,97 503,356 144,635">
            <text:p/>
          </draw:polygon>
          <draw:polygon draw:style-name="gr232" draw:text-style-name="P20" draw:layer="layout" svg:width="0.083cm" svg:height="0.119cm" svg:x="11.962cm" svg:y="2.943cm" svg:viewBox="0 0 84 120" draw:points="0,64 2,0 84,56 84,120">
            <text:p/>
          </draw:polygon>
          <draw:line draw:style-name="gr233" draw:text-style-name="P31" draw:layer="layout" svg:x1="12.433cm" svg:y1="2.693cm" svg:x2="12.076cm" svg:y2="2.974cm">
            <text:p/>
          </draw:line>
          <draw:line draw:style-name="gr234" draw:text-style-name="P31" draw:layer="layout" svg:x1="11.937cm" svg:y1="2.878cm" svg:x2="12.077cm" svg:y2="2.972cm">
            <text:p/>
          </draw:line>
          <draw:line draw:style-name="gr235" draw:text-style-name="P31" draw:layer="layout" svg:x1="12.076cm" svg:y1="3.222cm" svg:x2="12.077cm" svg:y2="2.974cm">
            <text:p/>
          </draw:line>
          <draw:line draw:style-name="gr236" draw:text-style-name="P32" draw:layer="layout" svg:x1="11.955cm" svg:y1="3.079cm" svg:x2="12.047cm" svg:y2="3.141cm">
            <text:p/>
          </draw:line>
          <draw:line draw:style-name="gr237" draw:text-style-name="P32" draw:layer="layout" svg:x1="11.955cm" svg:y1="3.043cm" svg:x2="12.047cm" svg:y2="3.105cm">
            <text:p/>
          </draw:line>
        </draw:g>
        <draw:g draw:name="voip">
          <draw:polygon draw:style-name="gr140" draw:text-style-name="P14" draw:layer="layout" svg:width="1.002cm" svg:height="0.946cm" svg:x="10.399cm" svg:y="2.409cm" svg:viewBox="0 0 1003 947" draw:points="0,561 1,314 418,0 1003,390 1000,632 582,947">
            <text:p/>
          </draw:polygon>
          <draw:polygon draw:style-name="gr140" draw:text-style-name="P14" draw:layer="layout" svg:width="0.999cm" svg:height="0.699cm" svg:x="10.401cm" svg:y="2.411cm" svg:viewBox="0 0 1000 700" draw:points="0,314 418,0 1000,387 582,700">
            <text:p/>
          </draw:polygon>
          <draw:polygon draw:style-name="gr238" draw:text-style-name="P20" draw:layer="layout" svg:width="0.187cm" svg:height="0.169cm" svg:x="10.436cm" svg:y="2.9cm" svg:viewBox="0 0 188 170" draw:points="0,45 2,0 188,123 187,170">
            <text:p/>
          </draw:polygon>
          <draw:polygon draw:style-name="gr239" draw:text-style-name="P20" draw:layer="layout" svg:width="0.187cm" svg:height="0.169cm" svg:x="10.436cm" svg:y="2.8cm" svg:viewBox="0 0 188 170" draw:points="0,45 2,0 188,123 187,170">
            <text:p/>
          </draw:polygon>
          <draw:polygon draw:style-name="gr240" draw:text-style-name="P20" draw:layer="layout" svg:width="0.187cm" svg:height="0.169cm" svg:x="10.736cm" svg:y="3.1cm" svg:viewBox="0 0 188 170" draw:points="0,45 2,0 188,123 187,170">
            <text:p/>
          </draw:polygon>
          <draw:polygon draw:style-name="gr241" draw:text-style-name="P20" draw:layer="layout" svg:width="0.187cm" svg:height="0.169cm" svg:x="10.736cm" svg:y="3cm" svg:viewBox="0 0 188 170" draw:points="0,45 2,0 188,123 187,170">
            <text:p/>
          </draw:polygon>
          <draw:line draw:style-name="gr242" draw:text-style-name="P31" draw:layer="layout" svg:x1="10.981cm" svg:y1="3.354cm" svg:x2="10.982cm" svg:y2="3.106cm">
            <text:p/>
          </draw:line>
        </draw:g>
        <draw:frame draw:style-name="gr243" draw:text-style-name="P33" draw:layer="layout" svg:width="4.574cm" svg:height="4.429cm" svg:x="1.118cm" svg:y="10.707cm">
          <draw:text-box>
            <text:p><text:span text:style-name="T10">PRO</text:span><text:span text:style-name="T10">VID</text:span><text:span text:style-name="T10">ER <text:s/></text:span><text:span text:style-name="T10"><text:s text:c="3"/></text:span><text:span text:style-name="T10">RDS</text:span><text:span text:style-name="T10">|</text:span><text:span text:style-name="T10">ACT</text:span><text:span text:style-name="T10">A|</text:span><text:span text:style-name="T10">ROM</text:span><text:span text:style-name="T10">TEL</text:span><text:span text:style-name="T10">ECO</text:span><text:span text:style-name="T10">M</text:span></text:p>
            <text:p><text:span text:style-name="T10">CON</text:span><text:span text:style-name="T10">NEC</text:span><text:span text:style-name="T10">TIO</text:span><text:span text:style-name="T10">N <text:s text:c="2"/></text:span><text:span text:style-name="T10">PPP</text:span><text:span text:style-name="T10">OE </text:span><text:span text:style-name="T10">ROU</text:span><text:span text:style-name="T10">TED</text:span><text:span text:style-name="T10">|IP </text:span><text:span text:style-name="T10">STA</text:span><text:span text:style-name="T10">TIC</text:span></text:p>
            <text:p><text:span text:style-name="T10"><text:s text:c="4"/></text:span><text:span text:style-name="T10"><text:s text:c="4"/></text:span><text:span text:style-name="T10"><text:s text:c="4"/></text:span><text:span text:style-name="T10"><text:s/></text:span><text:span text:style-name="T10">CRP</text:span><text:span text:style-name="T10">VL</text:span></text:p>
            <text:p><text:span text:style-name="T10">IP <text:s/></text:span><text:span text:style-name="T10"><text:s text:c="4"/></text:span><text:span text:style-name="T10"><text:s text:c="4"/></text:span><text:span text:style-name="T10"><text:s/></text:span><text:span text:style-name="T10">1.2</text:span><text:span text:style-name="T10">.3.</text:span><text:span text:style-name="T10">4/2</text:span><text:span text:style-name="T10">7,5</text:span></text:p>
            <text:p><text:span text:style-name="T10">SUB</text:span><text:span text:style-name="T10">NET </text:span><text:span text:style-name="T10"><text:s text:c="4"/></text:span><text:span text:style-name="T10"><text:s text:c="2"/></text:span><text:span text:style-name="T10">1.2</text:span><text:span text:style-name="T10">.3.</text:span><text:span text:style-name="T10">4-</text:span><text:span text:style-name="T10">8/2</text:span><text:span text:style-name="T10">7</text:span></text:p>
            <text:p><text:span text:style-name="T10">IP </text:span><text:span text:style-name="T10">LAN </text:span><text:span text:style-name="T10"><text:s text:c="4"/></text:span><text:span text:style-name="T10"><text:s text:c="2"/></text:span><text:span text:style-name="T10">192</text:span><text:span text:style-name="T10">.16</text:span><text:span text:style-name="T10">8.1</text:span><text:span text:style-name="T10">.1/</text:span><text:span text:style-name="T10">24</text:span></text:p>
            <text:p><text:span text:style-name="T10">CON</text:span><text:span text:style-name="T10">FIG </text:span><text:span text:style-name="T10"><text:s text:c="4"/></text:span><text:span text:style-name="T10"><text:s text:c="2"/></text:span><text:span text:style-name="T10">GW </text:span><text:span text:style-name="T10">NAT</text:span><text:span text:style-name="T10">+AP</text:span><text:span text:style-name="T10">|</text:span><text:span text:style-name="T10">BRI</text:span><text:span text:style-name="T10">DGE</text:span><text:span text:style-name="T10">+AP</text:span><text:span text:style-name="T10">,VP</text:span><text:span text:style-name="T10">N</text:span></text:p>
            <text:p><text:span text:style-name="T10">DHC</text:span><text:span text:style-name="T10">P </text:span><text:span text:style-name="T10">RAN</text:span><text:span text:style-name="T10">GE <text:s/></text:span><text:span text:style-name="T10"><text:s/>-|</text:span><text:span text:style-name="T10">150</text:span><text:span text:style-name="T10">+50</text:span></text:p>
            <text:p><text:span text:style-name="T10">REM</text:span><text:span text:style-name="T10">OTE </text:span><text:span text:style-name="T10">MGM</text:span><text:span text:style-name="T10">T <text:s/></text:span><text:span text:style-name="T10">-|</text:span><text:span text:style-name="T10">808</text:span><text:span text:style-name="T10">0</text:span></text:p>
            <text:p><text:span text:style-name="T10">ACC</text:span><text:span text:style-name="T10">ESS </text:span><text:span text:style-name="T10"><text:s text:c="4"/></text:span><text:span text:style-name="T10"><text:s text:c="2"/></text:span><text:span text:style-name="T10">adm</text:span><text:span text:style-name="T10">in:</text:span><text:span text:style-name="T10">-</text:span></text:p>
            <text:p><text:span text:style-name="T10">SSI</text:span><text:span text:style-name="T10">D <text:s text:c="2"/></text:span><text:span text:style-name="T10"><text:s text:c="4"/></text:span><text:span text:style-name="T10"><text:s text:c="2"/></text:span><text:span text:style-name="T10">rou</text:span><text:span text:style-name="T10">ter</text:span><text:span text:style-name="T10">_A</text:span></text:p>
            <text:p><text:span text:style-name="T10">WPA</text:span><text:span text:style-name="T10">/</text:span><text:span text:style-name="T10">WPA</text:span><text:span text:style-name="T10">2 <text:s text:c="2"/></text:span><text:span text:style-name="T10"><text:s text:c="2"/></text:span><text:span text:style-name="T10">123</text:span><text:span text:style-name="T10">456</text:span><text:span text:style-name="T10">78</text:span></text:p>
            <text:p><text:span text:style-name="T10">---</text:span><text:span text:style-name="T10">---</text:span><text:span text:style-name="T10">---</text:span><text:span text:style-name="T10">---</text:span><text:span text:style-name="T10">---</text:span><text:span text:style-name="T10">---</text:span><text:span text:style-name="T10">---</text:span><text:span text:style-name="T10">---</text:span><text:span text:style-name="T10">---</text:span><text:span text:style-name="T10">---</text:span><text:span text:style-name="T10">--</text:span></text:p>
            <text:p><text:span text:style-name="T10">POR</text:span><text:span text:style-name="T10">T </text:span><text:span text:style-name="T10">FOR</text:span><text:span text:style-name="T10">WAR</text:span><text:span text:style-name="T10">D </text:span><text:span text:style-name="T10">TAB</text:span><text:span text:style-name="T10">LE</text:span></text:p>
            <text:p><text:span text:style-name="T10">NAM</text:span><text:span text:style-name="T10">E <text:s text:c="2"/></text:span><text:span text:style-name="T10"><text:s text:c="4"/></text:span><text:span text:style-name="T10"><text:s text:c="2"/></text:span><text:span text:style-name="T10">INB</text:span><text:span text:style-name="T10">OND </text:span><text:span text:style-name="T10">OUT</text:span><text:span text:style-name="T10">BON</text:span><text:span text:style-name="T10">D </text:span><text:span text:style-name="T10">HOS</text:span><text:span text:style-name="T10">T</text:span></text:p>
            <text:p><text:span text:style-name="T10">HTT</text:span><text:span text:style-name="T10">P <text:s text:c="2"/></text:span><text:span text:style-name="T10"><text:s text:c="4"/></text:span><text:span text:style-name="T10"><text:s text:c="4"/></text:span><text:span text:style-name="T10"><text:s text:c="2"/></text:span><text:span text:style-name="T10">80 <text:s/></text:span><text:span text:style-name="T10"><text:s text:c="3"/></text:span><text:span text:style-name="T10">80 <text:s/></text:span><text:span text:style-name="T10"><text:s/></text:span><text:span text:style-name="T10">108</text:span></text:p>
            <text:p><text:span text:style-name="T10"><text:s text:c="4"/></text:span><text:span text:style-name="T10"><text:s text:c="4"/></text:span><text:span text:style-name="T10"><text:s text:c="4"/></text:span><text:span text:style-name="T10"><text:s text:c="2"/></text:span><text:span text:style-name="T10">377</text:span><text:span text:style-name="T10">77 <text:s/></text:span><text:span text:style-name="T10">377</text:span><text:span text:style-name="T10">77 <text:s/></text:span><text:span text:style-name="T10"><text:s/></text:span><text:span text:style-name="T10">108</text:span></text:p>
            <text:p><text:span text:style-name="T10">---</text:span><text:span text:style-name="T10">---</text:span><text:span text:style-name="T10">---</text:span><text:span text:style-name="T10">---</text:span><text:span text:style-name="T10">---</text:span><text:span text:style-name="T10">---</text:span><text:span text:style-name="T10">---</text:span><text:span text:style-name="T10">---</text:span><text:span text:style-name="T10">---</text:span><text:span text:style-name="T10">---</text:span><text:span text:style-name="T10">--</text:span></text:p>
          </draw:text-box>
          <svg:desc>R1 description</svg:desc>
        </draw:frame>
      </draw:page>
      <draw:page draw:name="page3" draw:style-name="dp1" draw:master-page-name="Default">
        <draw:g draw:name="computer">
          <draw:custom-shape draw:style-name="gr244" draw:text-style-name="P12" draw:layer="layout" svg:width="0.319cm" svg:height="0.238cm" svg:x="1.381cm" svg:y="3.694cm">
            <text:p/>
            <draw:enhanced-geometry svg:viewBox="0 0 21600 21600" draw:mirror-horizontal="false" draw:mirror-vertical="false" draw:type="rectangle" draw:enhanced-path="M 0 0 L 21600 0 21600 21600 0 21600 0 0 Z N"/>
          </draw:custom-shape>
          <draw:custom-shape draw:style-name="gr245" draw:text-style-name="P12" draw:layer="layout" svg:width="0.319cm" svg:height="0.046cm" svg:x="1.381cm" svg:y="3.957cm">
            <text:p/>
            <draw:enhanced-geometry svg:viewBox="0 0 21600 21600" draw:mirror-horizontal="false" draw:mirror-vertical="false" draw:type="rectangle" draw:enhanced-path="M 0 0 L 21600 0 21600 21600 0 21600 0 0 Z N"/>
          </draw:custom-shape>
        </draw:g>
        <draw:g draw:name="firewall">
          <draw:custom-shape draw:style-name="gr246" draw:text-style-name="P12" draw:layer="layout" svg:width="0.406cm" svg:height="0.308cm" svg:x="2.281cm" svg:y="2.794cm">
            <text:p/>
            <draw:enhanced-geometry svg:viewBox="0 0 21600 21600" draw:mirror-horizontal="false" draw:mirror-vertical="false" draw:type="rectangle" draw:enhanced-path="M 0 0 L 21600 0 21600 21600 0 21600 0 0 Z N"/>
          </draw:custom-shape>
          <draw:line draw:style-name="gr247" draw:text-style-name="P15" draw:layer="layout" svg:x1="2.282cm" svg:y1="2.899cm" svg:x2="2.688cm" svg:y2="2.899cm">
            <text:p/>
          </draw:line>
          <draw:line draw:style-name="gr247" draw:text-style-name="P15" draw:layer="layout" svg:x1="2.282cm" svg:y1="2.999cm" svg:x2="2.688cm" svg:y2="2.999cm">
            <text:p/>
          </draw:line>
          <draw:line draw:style-name="gr247" draw:text-style-name="P15" draw:layer="layout" svg:x1="2.409cm" svg:y1="2.796cm" svg:x2="2.409cm" svg:y2="2.898cm">
            <text:p/>
          </draw:line>
          <draw:line draw:style-name="gr247" draw:text-style-name="P15" draw:layer="layout" svg:x1="2.557cm" svg:y1="2.796cm" svg:x2="2.557cm" svg:y2="2.898cm">
            <text:p/>
          </draw:line>
          <draw:line draw:style-name="gr247" draw:text-style-name="P15" draw:layer="layout" svg:x1="2.484cm" svg:y1="2.896cm" svg:x2="2.484cm" svg:y2="2.998cm">
            <text:p/>
          </draw:line>
          <draw:line draw:style-name="gr247" draw:text-style-name="P15" draw:layer="layout" svg:x1="2.409cm" svg:y1="2.996cm" svg:x2="2.409cm" svg:y2="3.098cm">
            <text:p/>
          </draw:line>
          <draw:line draw:style-name="gr247" draw:text-style-name="P15" draw:layer="layout" svg:x1="2.557cm" svg:y1="2.996cm" svg:x2="2.557cm" svg:y2="3.098cm">
            <text:p/>
          </draw:line>
        </draw:g>
        <draw:g draw:name="server">
          <draw:g>
            <draw:polygon draw:style-name="gr248" draw:text-style-name="P25" draw:layer="layout" svg:width="0.303cm" svg:height="0.192cm" svg:x="3.724cm" svg:y="2.954cm" svg:viewBox="0 0 304 193" draw:points="152,0 136,0 121,1 107,2 93,3 80,6 68,7 56,10 45,13 35,16 26,18 18,22 12,26 7,30 5,32 3,34 2,35 1,38 0,40 0,42 0,149 0,152 1,154 2,156 3,159 5,161 7,163 12,167 18,170 26,173 35,177 45,179 56,182 68,185 80,187 93,189 107,190 121,192 136,193 152,193 167,193 182,192 196,190 210,189 223,187 236,185 248,182 259,179 269,177 277,173 286,170 292,167 297,163 299,161 301,159 302,156 302,154 304,152 304,149 304,42 304,40 302,38 302,35 301,34 299,32 297,30 292,26 286,22 277,18 269,16 259,13 248,10 236,7 223,6 210,3 196,2 182,1 167,0">
              <text:p/>
            </draw:polygon>
          </draw:g>
          <draw:g>
            <draw:polygon draw:style-name="gr248" draw:text-style-name="P25" draw:layer="layout" svg:width="0.303cm" svg:height="0.192cm" svg:x="3.724cm" svg:y="2.848cm" svg:viewBox="0 0 304 193" draw:points="152,0 136,0 121,1 107,2 93,3 80,6 68,7 56,10 45,13 35,16 26,18 18,22 12,26 7,30 5,32 3,34 2,35 1,38 0,40 0,42 0,149 0,152 1,154 2,156 3,159 5,161 7,163 12,167 18,170 26,173 35,177 45,179 56,182 68,185 80,187 93,189 107,190 121,192 136,193 152,193 167,193 182,192 196,190 210,189 223,187 236,185 248,182 259,179 269,177 277,173 286,170 292,167 297,163 299,161 301,159 302,156 302,154 304,152 304,149 304,42 304,40 302,38 302,35 301,34 299,32 297,30 292,26 286,22 277,18 269,16 259,13 248,10 236,7 223,6 210,3 196,2 182,1 167,0">
              <text:p/>
            </draw:polygon>
          </draw:g>
          <draw:g>
            <draw:polygon draw:style-name="gr248" draw:text-style-name="P25" draw:layer="layout" svg:width="0.303cm" svg:height="0.192cm" svg:x="3.723cm" svg:y="2.741cm" svg:viewBox="0 0 304 193" draw:points="152,0 136,0 121,1 107,2 93,3 80,6 68,7 56,10 45,13 35,16 26,18 18,22 12,26 7,30 5,32 3,34 2,35 1,38 0,40 0,42 0,149 0,152 1,154 2,156 3,159 5,161 7,163 12,167 18,170 26,173 35,177 45,179 56,182 68,185 80,187 93,189 107,190 121,192 136,193 152,193 167,193 182,192 196,190 210,189 223,187 236,185 248,182 259,179 269,177 277,173 286,170 292,167 297,163 299,161 301,159 302,156 302,154 304,152 304,149 304,42 304,40 302,38 302,35 301,34 299,32 297,30 292,26 286,22 277,18 269,16 259,13 248,10 236,7 223,6 210,3 196,2 182,1 167,0">
              <text:p/>
            </draw:polygon>
            <draw:polygon draw:style-name="gr248" draw:text-style-name="P25" draw:layer="layout" svg:width="0.303cm" svg:height="0.083cm" svg:x="3.723cm" svg:y="2.741cm" svg:viewBox="0 0 304 84" draw:points="152,0 136,0 121,1 107,2 93,3 80,6 68,7 56,10 45,13 35,16 26,18 18,22 12,26 7,30 5,32 3,34 2,35 1,38 0,40 0,42 0,44 1,47 2,49 3,50 5,54 7,55 12,59 18,63 26,66 35,70 45,73 56,75 68,78 80,80 93,82 107,83 121,84 136,84 152,84 167,84 182,84 196,83 210,82 223,80 236,78 248,75 259,73 269,70 277,66 286,63 292,59 297,55 299,54 301,50 302,49 302,47 304,44 304,42 304,40 302,38 302,35 301,34 299,32 297,30 292,26 286,22 277,18 269,16 259,13 248,10 236,7 223,6 210,3 196,2 182,1 167,0">
              <text:p/>
            </draw:polygon>
          </draw:g>
        </draw:g>
        <draw:frame draw:name="windows" draw:style-name="gr249" draw:text-style-name="P15" draw:layer="layout" svg:width="0.203cm" svg:height="0.203cm" svg:x="4.085cm" svg:y="2.651cm">
          <draw:image xlink:href="Pictures/100000000000005B00000059140A108CA13F5D45.png" xlink:type="simple" xlink:show="embed" xlink:actuate="onLoad">
            <text:p/>
          </draw:image>
        </draw:frame>
        <draw:g draw:name="switch">
          <draw:custom-shape draw:style-name="gr250" draw:text-style-name="P12" draw:layer="layout" svg:width="0.406cm" svg:height="0.305cm" svg:x="1.781cm" svg:y="2.794cm">
            <text:p/>
            <draw:enhanced-geometry svg:viewBox="0 0 21600 21600" draw:mirror-horizontal="false" draw:mirror-vertical="false" draw:type="rectangle" draw:enhanced-path="M 0 0 L 21600 0 21600 21600 0 21600 0 0 Z N"/>
          </draw:custom-shape>
          <draw:polygon draw:style-name="gr251" draw:text-style-name="P11" draw:layer="layout" svg:width="0.101cm" svg:height="0.075cm" svg:x="1.85cm" svg:y="2.85cm" svg:viewBox="0 0 102 76" draw:points="0,27 59,27 59,0 102,38 60,76 60,54 0,54">
            <text:p/>
          </draw:polygon>
          <draw:polygon draw:style-name="gr252" draw:text-style-name="P11" draw:layer="layout" svg:width="0.101cm" svg:height="0.075cm" svg:x="1.85cm" svg:y="2.972cm" svg:viewBox="0 0 102 76" draw:points="0,27 59,27 59,0 102,38 60,76 60,54 0,54">
            <text:p/>
          </draw:polygon>
          <draw:polygon draw:style-name="gr253" draw:text-style-name="P11" draw:layer="layout" svg:width="0.101cm" svg:height="0.075cm" svg:x="2.026cm" svg:y="2.85cm" svg:viewBox="0 0 102 76" draw:points="0,27 59,27 59,0 102,38 60,76 60,54 0,54">
            <text:p/>
          </draw:polygon>
          <draw:polygon draw:style-name="gr254" draw:text-style-name="P11" draw:layer="layout" svg:width="0.101cm" svg:height="0.075cm" svg:x="2.026cm" svg:y="2.972cm" svg:viewBox="0 0 102 76" draw:points="0,27 59,27 59,0 102,38 60,76 60,54 0,54">
            <text:p/>
          </draw:polygon>
        </draw:g>
        <draw:g draw:name="router">
          <draw:custom-shape draw:style-name="gr255" draw:text-style-name="P34" draw:layer="layout" svg:width="0.397cm" svg:height="0.387cm" svg:x="1.289cm" svg:y="2.723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256" draw:text-style-name="P11" draw:layer="layout" svg:width="0.101cm" svg:height="0.075cm" draw:transform="rotate (-0.785398163397448) translate (1.4179774848257cm 2.795969420263cm)" svg:viewBox="0 0 102 76" draw:points="0,27 59,27 59,0 102,38 60,76 60,54 0,54">
            <text:p/>
          </draw:polygon>
          <draw:polygon draw:style-name="gr257" draw:text-style-name="P11" draw:layer="layout" svg:width="0.101cm" svg:height="0.075cm" draw:transform="rotate (0.785398163397448) translate (1.3528976234933cm 2.9920943119441cm)" svg:viewBox="0 0 102 76" draw:points="102,27 43,27 43,0 0,38 42,76 42,54 102,54">
            <text:p/>
          </draw:polygon>
          <draw:polygon draw:style-name="gr258" draw:text-style-name="P11" draw:layer="layout" svg:width="0.101cm" svg:height="0.075cm" draw:transform="rotate (2.35619449019234) translate (1.5480225151744cm 3.038030579737cm)" svg:viewBox="0 0 102 76" draw:points="0,27 59,27 59,0 102,38 60,76 60,54 0,54">
            <text:p/>
          </draw:polygon>
          <draw:polygon draw:style-name="gr259" draw:text-style-name="P11" draw:layer="layout" svg:width="0.101cm" svg:height="0.075cm" draw:transform="rotate (-2.35619449019235) translate (1.6131023765067cm 2.8419056880559cm)" svg:viewBox="0 0 102 76" draw:points="102,27 43,27 43,0 0,38 42,76 42,54 102,54">
            <text:p/>
          </draw:polygon>
        </draw:g>
        <draw:frame draw:name="label noframe" draw:style-name="gr260" draw:text-style-name="P35" draw:layer="layout" svg:width="0.451cm" svg:height="0.239cm" svg:x="1.254cm" svg:y="5.826cm">
          <draw:text-box>
            <text:p text:style-name="P2"><text:span text:style-name="T9">label</text:span></text:p>
          </draw:text-box>
        </draw:frame>
        <draw:frame draw:name="label frame" draw:style-name="gr261" draw:text-style-name="P37" draw:layer="layout" svg:width="0.553cm" svg:height="0.239cm" svg:x="1.207cm" svg:y="6.065cm">
          <draw:text-box>
            <text:p text:style-name="P36"><text:span text:style-name="T9">lab</text:span><text:span text:style-name="T9">el</text:span></text:p>
          </draw:text-box>
        </draw:frame>
        <draw:frame draw:name="label white on black" draw:style-name="gr262" draw:text-style-name="P38" draw:layer="layout" svg:width="0.553cm" svg:height="0.239cm" svg:x="1.208cm" svg:y="6.366cm">
          <draw:text-box>
            <text:p text:style-name="P36"><text:span text:style-name="T11">lab</text:span><text:span text:style-name="T11">el</text:span></text:p>
          </draw:text-box>
        </draw:frame>
        <draw:frame draw:name="label white on red" draw:style-name="gr263" draw:text-style-name="P39" draw:layer="layout" svg:width="0.553cm" svg:height="0.239cm" svg:x="1.209cm" svg:y="6.667cm">
          <draw:text-box>
            <text:p text:style-name="P36"><text:span text:style-name="T11">lab</text:span><text:span text:style-name="T11">el</text:span></text:p>
          </draw:text-box>
        </draw:frame>
        <draw:g draw:name="multifunctional big printer">
          <draw:custom-shape draw:style-name="gr264" draw:text-style-name="P12" draw:layer="layout" svg:width="0.467cm" svg:height="0.809cm" svg:x="1.863cm" svg:y="3.747cm">
            <text:p/>
            <draw:enhanced-geometry svg:viewBox="0 0 21600 21600" draw:mirror-horizontal="false" draw:mirror-vertical="false" draw:type="rectangle" draw:enhanced-path="M 0 0 L 21600 0 21600 21600 0 21600 0 0 Z N"/>
          </draw:custom-shape>
          <draw:custom-shape draw:style-name="gr265" draw:text-style-name="P12" draw:layer="layout" svg:width="0.467cm" svg:height="0.181cm" svg:x="1.863cm" svg:y="4.375cm">
            <text:p/>
            <draw:enhanced-geometry svg:viewBox="0 0 21600 21600" draw:mirror-horizontal="false" draw:mirror-vertical="false" draw:type="rectangle" draw:enhanced-path="M 0 0 L 21600 0 21600 21600 0 21600 0 0 Z N"/>
          </draw:custom-shape>
          <draw:custom-shape draw:style-name="gr266" draw:text-style-name="P12" draw:layer="layout" svg:width="0.467cm" svg:height="0.094cm" svg:x="1.863cm" svg:y="4.281cm">
            <text:p/>
            <draw:enhanced-geometry svg:viewBox="0 0 21600 21600" draw:mirror-horizontal="false" draw:mirror-vertical="false" draw:type="rectangle" draw:enhanced-path="M 0 0 L 21600 0 21600 21600 0 21600 0 0 Z N"/>
          </draw:custom-shape>
          <draw:custom-shape draw:style-name="gr267" draw:text-style-name="P12" draw:layer="layout" svg:width="0.467cm" svg:height="0.092cm" svg:x="1.863cm" svg:y="4.192cm">
            <text:p/>
            <draw:enhanced-geometry svg:viewBox="0 0 21600 21600" draw:mirror-horizontal="false" draw:mirror-vertical="false" draw:type="rectangle" draw:enhanced-path="M 0 0 L 21600 0 21600 21600 0 21600 0 0 Z N"/>
          </draw:custom-shape>
          <draw:custom-shape draw:style-name="gr268" draw:text-style-name="P12" draw:layer="layout" svg:width="0.19cm" svg:height="0.021cm" draw:transform="skewX (-0.188146493364989) rotate (0.223402144255274) translate (2.329cm 4.244cm)">
            <text:p/>
            <draw:enhanced-geometry svg:viewBox="0 0 21600 21600" draw:mirror-horizontal="false" draw:mirror-vertical="false" draw:type="rectangle" draw:enhanced-path="M 0 0 L 21600 0 21600 21600 0 21600 0 0 Z N"/>
          </draw:custom-shape>
          <draw:custom-shape draw:style-name="gr269" draw:text-style-name="P12" draw:layer="layout" svg:width="0.11cm" svg:height="0.034cm" svg:x="2.026cm" svg:y="4.317cm">
            <text:p/>
            <draw:enhanced-geometry svg:viewBox="0 0 21600 21600" draw:mirror-horizontal="false" draw:mirror-vertical="false" draw:type="rectangle" draw:enhanced-path="M 0 0 L 21600 0 21600 21600 0 21600 0 0 Z N"/>
          </draw:custom-shape>
          <draw:custom-shape draw:style-name="gr270" draw:text-style-name="P12" draw:layer="layout" svg:width="0.11cm" svg:height="0.034cm" svg:x="2.026cm" svg:y="4.223cm">
            <text:p/>
            <draw:enhanced-geometry svg:viewBox="0 0 21600 21600" draw:mirror-horizontal="false" draw:mirror-vertical="false" draw:type="rectangle" draw:enhanced-path="M 0 0 L 21600 0 21600 21600 0 21600 0 0 Z N"/>
          </draw:custom-shape>
          <draw:custom-shape draw:style-name="gr271" draw:text-style-name="P12" draw:layer="layout" svg:width="0.467cm" svg:height="0.16cm" svg:x="1.863cm" svg:y="4.033cm">
            <text:p/>
            <draw:enhanced-geometry svg:viewBox="0 0 21600 21600" draw:mirror-horizontal="false" draw:mirror-vertical="false" draw:type="rectangle" draw:enhanced-path="M 0 0 L 21600 0 21600 21600 0 21600 0 0 Z N"/>
          </draw:custom-shape>
          <draw:custom-shape draw:style-name="gr272" draw:text-style-name="P12" draw:layer="layout" svg:width="0.189cm" svg:height="0.022cm" draw:transform="skewX (0.0905825881785057) rotate (0.223402144255274) translate (2.147cm 3.69cm)">
            <text:p/>
            <draw:enhanced-geometry svg:viewBox="0 0 21600 21600" draw:mirror-horizontal="false" draw:mirror-vertical="false" draw:type="rectangle" draw:enhanced-path="M 0 0 L 21600 0 21600 21600 0 21600 0 0 Z N"/>
          </draw:custom-shape>
          <draw:custom-shape draw:style-name="gr273" draw:text-style-name="P12" draw:layer="layout" svg:width="0.278cm" svg:height="0.034cm" svg:x="1.871cm" svg:y="3.688cm">
            <text:p/>
            <draw:enhanced-geometry svg:viewBox="0 0 21600 21600" draw:mirror-horizontal="false" draw:mirror-vertical="false" draw:type="rectangle" draw:enhanced-path="M 0 0 L 21600 0 21600 21600 0 21600 0 0 Z N"/>
          </draw:custom-shape>
          <draw:custom-shape draw:style-name="gr274" draw:text-style-name="P12" draw:layer="layout" svg:width="0.143cm" svg:height="0.061cm" svg:x="2.099cm" svg:y="3.776cm">
            <text:p/>
            <draw:enhanced-geometry svg:viewBox="0 0 21600 21600" draw:mirror-horizontal="false" draw:mirror-vertical="false" draw:type="rectangle" draw:enhanced-path="M 0 0 L 21600 0 21600 21600 0 21600 0 0 Z N"/>
          </draw:custom-shape>
          <draw:line draw:style-name="gr275" draw:text-style-name="P15" draw:layer="layout" svg:x1="1.86cm" svg:y1="3.878cm" svg:x2="2.091cm" svg:y2="3.878cm">
            <text:p/>
          </draw:line>
          <draw:custom-shape draw:style-name="gr276" draw:text-style-name="P12" draw:layer="layout" svg:width="0.11cm" svg:height="0.034cm" svg:x="2.189cm" svg:y="4.061cm">
            <text:p/>
            <draw:enhanced-geometry svg:viewBox="0 0 21600 21600" draw:mirror-horizontal="false" draw:mirror-vertical="false" draw:type="rectangle" draw:enhanced-path="M 0 0 L 21600 0 21600 21600 0 21600 0 0 Z N"/>
          </draw:custom-shape>
          <draw:custom-shape draw:style-name="gr277" draw:text-style-name="P12" draw:layer="layout" svg:width="0.11cm" svg:height="0.034cm" svg:x="2.352cm" svg:y="4.522cm">
            <text:p/>
            <draw:enhanced-geometry svg:viewBox="0 0 21600 21600" draw:mirror-horizontal="false" draw:mirror-vertical="false" draw:type="rectangle" draw:enhanced-path="M 0 0 L 21600 0 21600 21600 0 21600 0 0 Z N"/>
          </draw:custom-shape>
        </draw:g>
        <draw:g draw:name="multifunctional printer">
          <draw:custom-shape draw:style-name="gr278" draw:text-style-name="P12" draw:layer="layout" svg:width="0.467cm" svg:height="0.288cm" svg:x="2.562cm" svg:y="3.747cm">
            <text:p/>
            <draw:enhanced-geometry svg:viewBox="0 0 21600 21600" draw:mirror-horizontal="false" draw:mirror-vertical="false" draw:type="rectangle" draw:enhanced-path="M 0 0 L 21600 0 21600 21600 0 21600 0 0 Z N"/>
          </draw:custom-shape>
          <draw:custom-shape draw:style-name="gr279" draw:text-style-name="P12" draw:layer="layout" svg:width="0.189cm" svg:height="0.022cm" draw:transform="skewX (0.0905825881785057) rotate (0.223402144255274) translate (2.845cm 3.691cm)">
            <text:p/>
            <draw:enhanced-geometry svg:viewBox="0 0 21600 21600" draw:mirror-horizontal="false" draw:mirror-vertical="false" draw:type="rectangle" draw:enhanced-path="M 0 0 L 21600 0 21600 21600 0 21600 0 0 Z N"/>
          </draw:custom-shape>
          <draw:custom-shape draw:style-name="gr280" draw:text-style-name="P12" draw:layer="layout" svg:width="0.278cm" svg:height="0.034cm" svg:x="2.569cm" svg:y="3.689cm">
            <text:p/>
            <draw:enhanced-geometry svg:viewBox="0 0 21600 21600" draw:mirror-horizontal="false" draw:mirror-vertical="false" draw:type="rectangle" draw:enhanced-path="M 0 0 L 21600 0 21600 21600 0 21600 0 0 Z N"/>
          </draw:custom-shape>
          <draw:custom-shape draw:style-name="gr281" draw:text-style-name="P12" draw:layer="layout" svg:width="0.143cm" svg:height="0.061cm" svg:x="2.797cm" svg:y="3.777cm">
            <text:p/>
            <draw:enhanced-geometry svg:viewBox="0 0 21600 21600" draw:mirror-horizontal="false" draw:mirror-vertical="false" draw:type="rectangle" draw:enhanced-path="M 0 0 L 21600 0 21600 21600 0 21600 0 0 Z N"/>
          </draw:custom-shape>
          <draw:line draw:style-name="gr275" draw:text-style-name="P15" draw:layer="layout" svg:x1="2.558cm" svg:y1="3.879cm" svg:x2="2.789cm" svg:y2="3.879cm">
            <text:p/>
          </draw:line>
        </draw:g>
        <draw:g draw:name="4G">
          <draw:frame draw:style-name="gr282" draw:text-style-name="P40" draw:layer="layout" svg:width="0.286cm" svg:height="0.243cm" svg:x="3.313cm" svg:y="2.743cm">
            <draw:text-box>
              <text:p text:style-name="P2"><text:span text:style-name="T12">4G</text:span></text:p>
            </draw:text-box>
          </draw:frame>
          <draw:line draw:style-name="gr283" draw:text-style-name="P41" draw:layer="layout" svg:x1="3.343cm" svg:y1="3.071cm" svg:x2="3.343cm" svg:y2="3.107cm">
            <text:p/>
          </draw:line>
          <draw:line draw:style-name="gr284" draw:text-style-name="P41" draw:layer="layout" svg:x1="3.395cm" svg:y1="3.043cm" svg:x2="3.393cm" svg:y2="3.106cm">
            <text:p/>
          </draw:line>
          <draw:line draw:style-name="gr285" draw:text-style-name="P41" draw:layer="layout" svg:x1="3.447cm" svg:y1="3.009cm" svg:x2="3.443cm" svg:y2="3.107cm">
            <text:p/>
          </draw:line>
          <draw:line draw:style-name="gr286" draw:text-style-name="P41" draw:layer="layout" svg:x1="3.496cm" svg:y1="2.975cm" svg:x2="3.493cm" svg:y2="3.106cm">
            <text:p/>
          </draw:line>
          <draw:line draw:style-name="gr287" draw:text-style-name="P41" draw:layer="layout" svg:x1="3.551cm" svg:y1="2.926cm" svg:x2="3.544cm" svg:y2="3.107cm">
            <text:p/>
          </draw:line>
        </draw:g>
        <draw:g draw:name="laptop">
          <draw:custom-shape draw:style-name="gr288" draw:text-style-name="P12" draw:layer="layout" svg:width="0.319cm" svg:height="0.238cm" svg:x="1.374cm" svg:y="4.175cm">
            <text:p/>
            <draw:enhanced-geometry svg:viewBox="0 0 21600 21600" draw:mirror-horizontal="false" draw:mirror-vertical="false" draw:type="rectangle" draw:enhanced-path="M 0 0 L 21600 0 21600 21600 0 21600 0 0 Z N"/>
          </draw:custom-shape>
          <draw:custom-shape draw:style-name="gr289" draw:text-style-name="P34" draw:layer="layout" svg:width="0.414cm" svg:height="0.076cm" svg:x="1.274cm" svg:y="4.415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name="controller">
          <draw:custom-shape draw:style-name="gr290" draw:text-style-name="P12" draw:layer="layout" svg:width="0.319cm" svg:height="0.238cm" svg:x="3.418cm" svg:y="4.132cm">
            <text:p/>
            <draw:enhanced-geometry svg:viewBox="0 0 21600 21600" draw:mirror-horizontal="false" draw:mirror-vertical="false" draw:type="rectangle" draw:enhanced-path="M 0 0 L 21600 0 21600 21600 0 21600 0 0 Z N"/>
          </draw:custom-shape>
          <draw:line draw:style-name="gr99" draw:text-style-name="P23" draw:layer="layout" svg:x1="3.411cm" svg:y1="4.315cm" svg:x2="3.741cm" svg:y2="4.315cm">
            <text:p/>
          </draw:line>
          <draw:custom-shape draw:style-name="gr291" draw:text-style-name="P34" draw:layer="layout" svg:width="0.127cm" svg:height="0.127cm" svg:x="3.563cm" svg:y="4.215cm">
            <text:p/>
            <draw:enhanced-geometry svg:viewBox="0 0 21600 21600" draw:type="rectangle" draw:enhanced-path="M 0 0 L 21600 0 21600 21600 0 21600 0 0 Z N"/>
          </draw:custom-shape>
        </draw:g>
        <draw:g draw:name="printer">
          <draw:custom-shape draw:style-name="gr292" draw:text-style-name="P12" draw:layer="layout" svg:width="0.467cm" svg:height="0.288cm" svg:x="3.261cm" svg:y="3.747cm">
            <text:p/>
            <draw:enhanced-geometry svg:viewBox="0 0 21600 21600" draw:mirror-horizontal="false" draw:mirror-vertical="false" draw:type="rectangle" draw:enhanced-path="M 0 0 L 21600 0 21600 21600 0 21600 0 0 Z N"/>
          </draw:custom-shape>
          <draw:custom-shape draw:style-name="gr293" draw:text-style-name="P12" draw:layer="layout" svg:width="0.143cm" svg:height="0.061cm" svg:x="3.496cm" svg:y="3.777cm">
            <text:p/>
            <draw:enhanced-geometry svg:viewBox="0 0 21600 21600" draw:mirror-horizontal="false" draw:mirror-vertical="false" draw:type="rectangle" draw:enhanced-path="M 0 0 L 21600 0 21600 21600 0 21600 0 0 Z N"/>
          </draw:custom-shape>
          <draw:line draw:style-name="gr275" draw:text-style-name="P15" draw:layer="layout" svg:x1="3.257cm" svg:y1="3.879cm" svg:x2="3.488cm" svg:y2="3.879cm">
            <text:p/>
          </draw:line>
        </draw:g>
        <draw:g draw:name="ptz camera">
          <draw:polygon draw:style-name="gr294" draw:text-style-name="P20" draw:layer="layout" svg:width="0.035cm" svg:height="0.499cm" svg:x="1.924cm" svg:y="4.937cm" svg:viewBox="0 0 36 500" draw:points="36,500 36,0 0,0 0,500">
            <text:p/>
          </draw:polygon>
          <draw:line draw:style-name="gr295" draw:text-style-name="P20" draw:layer="layout" svg:x1="2.315cm" svg:y1="4.979cm" svg:x2="1.963cm" svg:y2="4.982cm">
            <text:p/>
          </draw:line>
          <draw:polyline draw:style-name="gr296" draw:text-style-name="P20" draw:layer="layout" svg:width="0.352cm" svg:height="0.338cm" svg:x="1.963cm" svg:y="5.043cm" svg:viewBox="0 0 353 339" draw:points="353,0 310,14 271,31 234,53 199,79 169,106 139,134 113,163 89,192 51,247 22,294 6,326 0,339">
            <text:p/>
          </draw:polyline>
          <draw:polygon draw:style-name="gr297" draw:text-style-name="P20" draw:layer="layout" svg:width="0.149cm" svg:height="0.312cm" draw:transform="rotate (1.5707963267949) translate (2.2105299494513cm 5.2836565888963cm)" svg:viewBox="0 0 150 313" draw:points="150,313 150,0 0,0 0,313">
            <text:p/>
          </draw:polygon>
          <draw:path draw:style-name="gr298" draw:text-style-name="P42" draw:layer="layout" svg:width="0.268cm" svg:height="0.105cm" svg:x="2.233cm" svg:y="5.323cm" svg:viewBox="0 0 269 106" svg:d="M0 2c157 236 269-2 269-2z">
            <text:p/>
          </draw:path>
          <draw:polygon draw:style-name="gr299" draw:text-style-name="P20" draw:layer="layout" svg:width="0.142cm" svg:height="0.103cm" draw:transform="rotate (1.5707963267949) translate (2.3147702784107cm 5.0961478453469cm)" svg:viewBox="0 0 143 104" draw:points="143,104 143,0 0,0 0,104">
            <text:p/>
          </draw:polygon>
        </draw:g>
        <draw:frame draw:name="linux" draw:style-name="gr249" draw:text-style-name="P15" draw:layer="layout" svg:width="0.356cm" svg:height="0.406cm" svg:x="4.073cm" svg:y="2.959cm">
          <draw:image xlink:href="Pictures/10000000000000CF000000F456FAED0FF4E3D0BE.png" xlink:type="simple" xlink:show="embed" xlink:actuate="onLoad">
            <text:p/>
          </draw:image>
        </draw:frame>
        <draw:frame draw:name="wifi" draw:style-name="gr300" draw:text-style-name="P15" draw:layer="layout" svg:width="0.268cm" svg:height="0.218cm" svg:x="2.903cm" svg:y="2.857cm">
          <draw:image xlink:href="Pictures/10000000000000DB000000B38155BBB8818A27CF.png" xlink:type="simple" xlink:show="embed" xlink:actuate="onLoad">
            <text:p/>
          </draw:image>
        </draw:frame>
        <draw:g draw:name="dome camera">
          <draw:polygon draw:style-name="gr301" draw:text-style-name="P20" draw:layer="layout" svg:width="0.032cm" svg:height="0.462cm" draw:transform="rotate (1.5707963267949) translate (1.172cm 5.32171271443978cm)" svg:viewBox="0 0 33 463" draw:points="33,463 33,0 0,0 0,463">
            <text:p/>
          </draw:polygon>
          <draw:path draw:style-name="gr302" draw:text-style-name="P42" draw:layer="layout" svg:width="0.412cm" svg:height="0.077cm" svg:x="1.196cm" svg:y="5.354cm" svg:viewBox="0 0 413 78" svg:d="M0 1c240 174 413-1 413-1z">
            <text:p/>
          </draw:path>
        </draw:g>
        <draw:g>
          <draw:g draw:name="cloud">
            <draw:polygon draw:style-name="gr303" draw:text-style-name="P12" draw:layer="layout" svg:width="1.034cm" svg:height="0.761cm" svg:x="1.19cm" svg:y="1.142cm" svg:viewBox="0 0 1035 762" draw:points="333,46 344,46 356,47 367,48 377,51 388,53 398,56 408,60 417,63 423,56 430,49 437,43 445,37 452,31 461,26 470,21 478,17 488,13 498,10 508,7 518,4 528,3 539,1 561,0 584,1 595,3 605,4 615,7 625,10 635,13 645,17 653,21 662,26 670,31 678,37 686,43 692,49 699,56 705,63 719,60 733,57 740,56 748,56 755,55 762,55 781,56 799,59 816,62 832,68 848,74 863,81 877,90 889,101 901,112 911,123 919,137 927,150 932,165 937,180 939,196 940,212 940,220 939,227 939,235 937,242 948,247 958,253 968,259 977,266 986,273 994,281 1001,289 1008,299 1014,308 1019,317 1024,327 1028,338 1031,349 1033,360 1034,371 1035,383 1034,394 1033,405 1031,417 1028,427 1024,438 1020,448 1015,458 1008,467 1002,476 994,484 987,492 978,499 969,506 959,512 949,518 938,523 940,534 940,540 940,546 939,562 937,578 932,593 927,608 919,622 911,634 901,647 889,658 877,667 863,676 848,684 832,691 816,695 799,699 781,702 762,702 749,702 736,701 723,699 711,697 704,704 698,711 691,717 683,724 675,730 667,735 658,740 649,744 639,748 629,752 620,755 609,757 598,759 587,761 576,761 565,762 551,761 538,760 525,758 513,756 501,752 490,748 479,743 469,738 458,743 447,748 435,752 423,755 411,758 398,760 385,761 371,761 359,761 348,760 336,759 325,757 314,754 304,751 294,747 284,742 275,738 266,732 257,727 249,720 242,714 235,707 228,699 222,691 218,691 214,692 210,692 206,692 187,691 169,689 152,685 135,680 120,673 105,666 91,657 79,647 67,636 57,624 48,611 41,597 35,583 31,568 29,552 28,535 28,523 30,511 32,499 35,487 40,477 45,466 51,456 57,446 51,441 45,435 39,429 33,423 28,416 23,410 19,402 16,395 12,388 9,380 6,372 4,364 2,356 1,347 0,339 0,330 1,314 3,300 7,286 12,272 18,259 26,246 35,235 45,225 56,214 68,205 81,197 95,191 109,185 125,180 141,177 158,175 161,161 166,147 171,135 179,123 186,111 196,101 206,91 217,82 229,74 242,67 255,61 269,55 284,51 300,48 316,46">
              <text:p/>
            </draw:polygon>
            <draw:polygon draw:style-name="gr304" draw:text-style-name="P43" draw:layer="layout" svg:width="1.034cm" svg:height="0.761cm" svg:x="1.19cm" svg:y="1.142cm" svg:viewBox="0 0 1035 762" draw:points="333,46 344,46 356,47 367,48 377,51 388,53 398,56 408,60 417,63 423,56 430,49 437,43 445,37 452,31 461,26 470,21 478,17 488,13 498,10 508,7 518,4 528,3 539,1 561,0 584,1 595,3 605,4 615,7 625,10 635,13 645,17 653,21 662,26 670,31 678,37 686,43 692,49 699,56 705,63 719,60 733,57 740,56 748,56 755,55 762,55 781,56 799,59 816,62 832,68 848,74 863,81 877,90 889,101 901,112 911,123 919,137 927,150 932,165 937,180 939,196 940,212 940,220 939,227 939,235 937,242 948,247 958,253 968,259 977,266 986,273 994,281 1001,289 1008,299 1014,308 1019,317 1024,327 1028,338 1031,349 1033,360 1034,371 1035,383 1034,394 1033,405 1031,417 1028,427 1024,438 1020,448 1015,458 1008,467 1002,476 994,484 987,492 978,499 969,506 959,512 949,518 938,523 940,534 940,540 940,546 939,562 937,578 932,593 927,608 919,622 911,634 901,647 889,658 877,667 863,676 848,684 832,691 816,695 799,699 781,702 762,702 749,702 736,701 723,699 711,697 704,704 698,711 691,717 683,724 675,730 667,735 658,740 649,744 639,748 629,752 620,755 609,757 598,759 587,761 576,761 565,762 551,761 538,760 525,758 513,756 501,752 490,748 479,743 469,738 458,743 447,748 435,752 423,755 411,758 398,760 385,761 371,761 359,761 348,760 336,759 325,757 314,754 304,751 294,747 284,742 275,738 266,732 257,727 249,720 242,714 235,707 228,699 222,691 218,691 214,692 210,692 206,692 187,691 169,689 152,685 135,680 120,673 105,666 91,657 79,647 67,636 57,624 48,611 41,597 35,583 31,568 29,552 28,535 28,523 30,511 32,499 35,487 40,477 45,466 51,456 57,446 51,441 45,435 39,429 33,423 28,416 23,410 19,402 16,395 12,388 9,380 6,372 4,364 2,356 1,347 0,339 0,330 1,314 3,300 7,286 12,272 18,259 26,246 35,235 45,225 56,214 68,205 81,197 95,191 109,185 125,180 141,177 158,175 161,161 166,147 171,135 179,123 186,111 196,101 206,91 217,82 229,74 242,67 255,61 269,55 284,51 300,48 316,46">
              <text:p/>
            </draw:polygon>
          </draw:g>
        </draw:g>
        <draw:g draw:name="internet link" draw:style-name="gr158">
          <draw:line draw:style-name="gr305" draw:text-style-name="P44" draw:layer="layout" svg:x1="1.731cm" svg:y1="2.004cm" svg:x2="1.605cm" svg:y2="2.221cm">
            <text:p/>
          </draw:line>
          <draw:line draw:style-name="gr306" draw:text-style-name="P44" draw:layer="layout" svg:x1="1.817cm" svg:y1="2.227cm" svg:x2="1.604cm" svg:y2="2.221cm">
            <text:p/>
          </draw:line>
          <draw:line draw:style-name="gr307" draw:text-style-name="P44" draw:layer="layout" svg:x1="1.817cm" svg:y1="2.224cm" svg:x2="1.691cm" svg:y2="2.441cm">
            <text:p/>
          </draw:line>
        </draw:g>
        <draw:g draw:name="camera">
          <draw:line draw:style-name="gr308" draw:text-style-name="P45" draw:layer="layout" svg:x1="1.738cm" svg:y1="4.949cm" svg:x2="1.334cm" svg:y2="4.949cm">
            <text:p/>
          </draw:line>
          <draw:line draw:style-name="gr309" draw:text-style-name="P45" draw:layer="layout" svg:x1="1.333cm" svg:y1="5.093cm" svg:x2="1.556cm" svg:y2="5.092cm">
            <text:p/>
          </draw:line>
          <draw:line draw:style-name="gr310" draw:text-style-name="P45" draw:layer="layout" svg:x1="1.667cm" svg:y1="5.021cm" svg:x2="1.587cm" svg:y2="5.022cm">
            <text:p/>
          </draw:line>
          <draw:line draw:style-name="gr311" draw:text-style-name="P45" draw:layer="layout" svg:x1="1.664cm" svg:y1="5.176cm" svg:x2="1.332cm" svg:y2="5.178cm">
            <text:p/>
          </draw:line>
          <draw:line draw:style-name="gr312" draw:text-style-name="P45" draw:layer="layout" svg:x1="1.613cm" svg:y1="5.022cm" svg:x2="1.612cm" svg:y2="5.176cm">
            <text:p/>
          </draw:line>
          <draw:line draw:style-name="gr313" draw:text-style-name="P45" draw:layer="layout" svg:x1="1.589cm" svg:y1="5.02cm" svg:x2="1.554cm" svg:y2="5.093cm">
            <text:p/>
          </draw:line>
          <draw:line draw:style-name="gr314" draw:text-style-name="P45" draw:layer="layout" svg:x1="1.735cm" svg:y1="4.951cm" svg:x2="1.666cm" svg:y2="5.021cm">
            <text:p/>
          </draw:line>
          <draw:line draw:style-name="gr315" draw:text-style-name="P46" draw:layer="layout" svg:x1="1.333cm" svg:y1="4.949cm" svg:x2="1.333cm" svg:y2="5.178cm">
            <text:p/>
          </draw:line>
          <draw:line draw:style-name="gr316" draw:text-style-name="P45" draw:layer="layout" svg:x1="1.663cm" svg:y1="5.021cm" svg:x2="1.662cm" svg:y2="5.175cm">
            <text:p/>
          </draw:line>
        </draw:g>
      </draw:page>
      <draw:page draw:name="page4" draw:style-name="dp1" draw:master-page-name="Default">
        <draw:g draw:name="Mikrotik CRS109-8G-1S-2HnD-IN">
          <draw:custom-shape draw:style-name="gr317" draw:text-style-name="P12" draw:layer="layout" svg:width="6.096cm" svg:height="1.016cm" svg:x="5.302cm" svg:y="5.092cm">
            <text:p/>
            <draw:enhanced-geometry svg:viewBox="0 0 21600 21600" draw:mirror-horizontal="false" draw:mirror-vertical="false" draw:type="rectangle" draw:enhanced-path="M 0 0 L 21600 0 21600 21600 0 21600 0 0 Z N"/>
          </draw:custom-shape>
          <draw:custom-shape draw:style-name="gr318" draw:text-style-name="P12" draw:layer="layout" svg:width="0.359cm" svg:height="0.313cm" svg:x="7.663cm" svg:y="5.248cm">
            <text:p/>
            <draw:enhanced-geometry svg:viewBox="0 0 21600 21600" draw:mirror-horizontal="false" draw:mirror-vertical="false" draw:type="rectangle" draw:enhanced-path="M 0 0 L 21600 0 21600 21600 0 21600 0 0 Z N"/>
          </draw:custom-shape>
          <draw:custom-shape draw:style-name="gr319" draw:text-style-name="P12" draw:layer="layout" svg:width="0.36cm" svg:height="0.313cm" svg:x="8.101cm" svg:y="5.248cm">
            <text:p/>
            <draw:enhanced-geometry svg:viewBox="0 0 21600 21600" draw:mirror-horizontal="false" draw:mirror-vertical="false" draw:type="rectangle" draw:enhanced-path="M 0 0 L 21600 0 21600 21600 0 21600 0 0 Z N"/>
          </draw:custom-shape>
          <draw:custom-shape draw:style-name="gr320" draw:text-style-name="P12" draw:layer="layout" svg:width="0.358cm" svg:height="0.313cm" svg:x="6.882cm" svg:y="5.639cm">
            <text:p/>
            <draw:enhanced-geometry svg:viewBox="0 0 21600 21600" draw:mirror-horizontal="false" draw:mirror-vertical="false" draw:type="rectangle" draw:enhanced-path="M 0 0 L 21600 0 21600 21600 0 21600 0 0 Z N"/>
          </draw:custom-shape>
          <draw:custom-shape draw:style-name="gr321" draw:text-style-name="P12" draw:layer="layout" svg:width="0.359cm" svg:height="0.313cm" svg:x="7.663cm" svg:y="5.639cm">
            <text:p/>
            <draw:enhanced-geometry svg:viewBox="0 0 21600 21600" draw:mirror-horizontal="false" draw:mirror-vertical="false" draw:type="rectangle" draw:enhanced-path="M 0 0 L 21600 0 21600 21600 0 21600 0 0 Z N"/>
          </draw:custom-shape>
          <draw:custom-shape draw:style-name="gr322" draw:text-style-name="P12" draw:layer="layout" svg:width="0.36cm" svg:height="0.313cm" svg:x="8.101cm" svg:y="5.639cm">
            <text:p/>
            <draw:enhanced-geometry svg:viewBox="0 0 21600 21600" draw:mirror-horizontal="false" draw:mirror-vertical="false" draw:type="rectangle" draw:enhanced-path="M 0 0 L 21600 0 21600 21600 0 21600 0 0 Z N"/>
          </draw:custom-shape>
          <draw:custom-shape draw:style-name="gr323" draw:text-style-name="P12" draw:layer="layout" svg:width="0.358cm" svg:height="0.313cm" svg:x="8.557cm" svg:y="5.248cm">
            <text:p/>
            <draw:enhanced-geometry svg:viewBox="0 0 21600 21600" draw:mirror-horizontal="false" draw:mirror-vertical="false" draw:type="rectangle" draw:enhanced-path="M 0 0 L 21600 0 21600 21600 0 21600 0 0 Z N"/>
          </draw:custom-shape>
          <draw:custom-shape draw:style-name="gr324" draw:text-style-name="P12" draw:layer="layout" svg:width="0.359cm" svg:height="0.313cm" svg:x="8.998cm" svg:y="5.248cm">
            <text:p/>
            <draw:enhanced-geometry svg:viewBox="0 0 21600 21600" draw:mirror-horizontal="false" draw:mirror-vertical="false" draw:type="rectangle" draw:enhanced-path="M 0 0 L 21600 0 21600 21600 0 21600 0 0 Z N"/>
          </draw:custom-shape>
          <draw:custom-shape draw:style-name="gr325" draw:text-style-name="P12" draw:layer="layout" svg:width="0.358cm" svg:height="0.313cm" svg:x="8.557cm" svg:y="5.639cm">
            <text:p/>
            <draw:enhanced-geometry svg:viewBox="0 0 21600 21600" draw:mirror-horizontal="false" draw:mirror-vertical="false" draw:type="rectangle" draw:enhanced-path="M 0 0 L 21600 0 21600 21600 0 21600 0 0 Z N"/>
          </draw:custom-shape>
          <draw:custom-shape draw:style-name="gr326" draw:text-style-name="P12" draw:layer="layout" svg:width="0.359cm" svg:height="0.313cm" svg:x="8.998cm" svg:y="5.639cm">
            <text:p/>
            <draw:enhanced-geometry svg:viewBox="0 0 21600 21600" draw:mirror-horizontal="false" draw:mirror-vertical="false" draw:type="rectangle" draw:enhanced-path="M 0 0 L 21600 0 21600 21600 0 21600 0 0 Z N"/>
          </draw:custom-shape>
          <draw:custom-shape draw:style-name="gr327" draw:text-style-name="P12" draw:layer="layout" svg:width="0.359cm" svg:height="0.313cm" svg:x="9.777cm" svg:y="5.639cm">
            <text:p/>
            <draw:enhanced-geometry svg:viewBox="0 0 21600 21600" draw:mirror-horizontal="false" draw:mirror-vertical="false" draw:type="rectangle" draw:enhanced-path="M 0 0 L 21600 0 21600 21600 0 21600 0 0 Z N"/>
          </draw:custom-shape>
          <draw:frame draw:style-name="gr328" draw:text-style-name="P48" draw:layer="layout" svg:width="1.611cm" svg:height="0.357cm" svg:x="5.358cm" svg:y="5.17cm">
            <draw:text-box>
              <text:p text:style-name="P47"><text:span text:style-name="T13">Clou</text:span><text:span text:style-name="T13">d </text:span><text:span text:style-name="T13">Rout</text:span><text:span text:style-name="T13">er </text:span><text:span text:style-name="T13">Swit</text:span><text:span text:style-name="T13">ch</text:span></text:p>
              <text:p text:style-name="P47"><text:span text:style-name="T14">CRS1</text:span><text:span text:style-name="T14">09-</text:span><text:span text:style-name="T14">8G-</text:span><text:span text:style-name="T14">1S-</text:span><text:span text:style-name="T14">2HnD-</text:span><text:span text:style-name="T14">IN</text:span></text:p>
            </draw:text-box>
          </draw:frame>
          <draw:frame draw:style-name="gr329" draw:text-style-name="P15" draw:layer="layout" svg:width="0.704cm" svg:height="0.155cm" svg:x="10.61cm" svg:y="5.137cm">
            <draw:image xlink:href="Pictures/10000000000000D800000036C470E1C34C7CDDC3.png" xlink:type="simple" xlink:show="embed" xlink:actuate="onLoad">
              <text:p/>
            </draw:image>
          </draw:frame>
        </draw:g>
        <draw:g draw:name="Mikrotik CRS112-8G-4S-IN">
          <draw:custom-shape draw:style-name="gr330" draw:text-style-name="P12" draw:layer="layout" svg:width="6.084cm" svg:height="1.016cm" svg:x="5.302cm" svg:y="6.262cm">
            <text:p/>
            <draw:enhanced-geometry svg:viewBox="0 0 21600 21600" draw:mirror-horizontal="false" draw:mirror-vertical="false" draw:type="rectangle" draw:enhanced-path="M 0 0 L 21600 0 21600 21600 0 21600 0 0 Z N"/>
          </draw:custom-shape>
          <draw:custom-shape draw:style-name="gr331" draw:text-style-name="P12" draw:layer="layout" svg:width="0.36cm" svg:height="0.313cm" svg:x="7.206cm" svg:y="6.418cm">
            <text:p/>
            <draw:enhanced-geometry svg:viewBox="0 0 21600 21600" draw:mirror-horizontal="false" draw:mirror-vertical="false" draw:type="rectangle" draw:enhanced-path="M 0 0 L 21600 0 21600 21600 0 21600 0 0 Z N"/>
          </draw:custom-shape>
          <draw:custom-shape draw:style-name="gr332" draw:text-style-name="P12" draw:layer="layout" svg:width="0.36cm" svg:height="0.313cm" svg:x="7.646cm" svg:y="6.418cm">
            <text:p/>
            <draw:enhanced-geometry svg:viewBox="0 0 21600 21600" draw:mirror-horizontal="false" draw:mirror-vertical="false" draw:type="rectangle" draw:enhanced-path="M 0 0 L 21600 0 21600 21600 0 21600 0 0 Z N"/>
          </draw:custom-shape>
          <draw:custom-shape draw:style-name="gr333" draw:text-style-name="P12" draw:layer="layout" svg:width="0.359cm" svg:height="0.313cm" svg:x="6.428cm" svg:y="6.809cm">
            <text:p/>
            <draw:enhanced-geometry svg:viewBox="0 0 21600 21600" draw:mirror-horizontal="false" draw:mirror-vertical="false" draw:type="rectangle" draw:enhanced-path="M 0 0 L 21600 0 21600 21600 0 21600 0 0 Z N"/>
          </draw:custom-shape>
          <draw:custom-shape draw:style-name="gr334" draw:text-style-name="P12" draw:layer="layout" svg:width="0.36cm" svg:height="0.313cm" svg:x="7.206cm" svg:y="6.809cm">
            <text:p/>
            <draw:enhanced-geometry svg:viewBox="0 0 21600 21600" draw:mirror-horizontal="false" draw:mirror-vertical="false" draw:type="rectangle" draw:enhanced-path="M 0 0 L 21600 0 21600 21600 0 21600 0 0 Z N"/>
          </draw:custom-shape>
          <draw:custom-shape draw:style-name="gr335" draw:text-style-name="P12" draw:layer="layout" svg:width="0.36cm" svg:height="0.313cm" svg:x="7.646cm" svg:y="6.809cm">
            <text:p/>
            <draw:enhanced-geometry svg:viewBox="0 0 21600 21600" draw:mirror-horizontal="false" draw:mirror-vertical="false" draw:type="rectangle" draw:enhanced-path="M 0 0 L 21600 0 21600 21600 0 21600 0 0 Z N"/>
          </draw:custom-shape>
          <draw:custom-shape draw:style-name="gr336" draw:text-style-name="P12" draw:layer="layout" svg:width="0.358cm" svg:height="0.313cm" svg:x="8.1cm" svg:y="6.418cm">
            <text:p/>
            <draw:enhanced-geometry svg:viewBox="0 0 21600 21600" draw:mirror-horizontal="false" draw:mirror-vertical="false" draw:type="rectangle" draw:enhanced-path="M 0 0 L 21600 0 21600 21600 0 21600 0 0 Z N"/>
          </draw:custom-shape>
          <draw:custom-shape draw:style-name="gr337" draw:text-style-name="P12" draw:layer="layout" svg:width="0.359cm" svg:height="0.313cm" svg:x="8.54cm" svg:y="6.418cm">
            <text:p/>
            <draw:enhanced-geometry svg:viewBox="0 0 21600 21600" draw:mirror-horizontal="false" draw:mirror-vertical="false" draw:type="rectangle" draw:enhanced-path="M 0 0 L 21600 0 21600 21600 0 21600 0 0 Z N"/>
          </draw:custom-shape>
          <draw:custom-shape draw:style-name="gr338" draw:text-style-name="P12" draw:layer="layout" svg:width="0.358cm" svg:height="0.313cm" svg:x="8.1cm" svg:y="6.809cm">
            <text:p/>
            <draw:enhanced-geometry svg:viewBox="0 0 21600 21600" draw:mirror-horizontal="false" draw:mirror-vertical="false" draw:type="rectangle" draw:enhanced-path="M 0 0 L 21600 0 21600 21600 0 21600 0 0 Z N"/>
          </draw:custom-shape>
          <draw:custom-shape draw:style-name="gr339" draw:text-style-name="P12" draw:layer="layout" svg:width="0.359cm" svg:height="0.313cm" svg:x="8.54cm" svg:y="6.809cm">
            <text:p/>
            <draw:enhanced-geometry svg:viewBox="0 0 21600 21600" draw:mirror-horizontal="false" draw:mirror-vertical="false" draw:type="rectangle" draw:enhanced-path="M 0 0 L 21600 0 21600 21600 0 21600 0 0 Z N"/>
          </draw:custom-shape>
          <draw:custom-shape draw:style-name="gr340" draw:text-style-name="P12" draw:layer="layout" svg:width="0.357cm" svg:height="0.313cm" svg:x="9.769cm" svg:y="6.809cm">
            <text:p/>
            <draw:enhanced-geometry svg:viewBox="0 0 21600 21600" draw:mirror-horizontal="false" draw:mirror-vertical="false" draw:type="rectangle" draw:enhanced-path="M 0 0 L 21600 0 21600 21600 0 21600 0 0 Z N"/>
          </draw:custom-shape>
          <draw:frame draw:style-name="gr341" draw:text-style-name="P48" draw:layer="layout" svg:width="1.639cm" svg:height="0.357cm" svg:x="5.359cm" svg:y="6.34cm">
            <draw:text-box>
              <text:p text:style-name="P47"><text:span text:style-name="T13">Clou</text:span><text:span text:style-name="T13">d </text:span><text:span text:style-name="T13">Rout</text:span><text:span text:style-name="T13">er </text:span><text:span text:style-name="T13">Swit</text:span><text:span text:style-name="T13">ch</text:span></text:p>
              <text:p text:style-name="P47"><text:span text:style-name="T14">CRS11</text:span><text:span text:style-name="T14">2-8G-</text:span><text:span text:style-name="T14">4S-IN</text:span></text:p>
            </draw:text-box>
          </draw:frame>
          <draw:custom-shape draw:style-name="gr342" draw:text-style-name="P12" draw:layer="layout" svg:width="0.359cm" svg:height="0.314cm" svg:x="9.339cm" svg:y="6.417cm">
            <text:p/>
            <draw:enhanced-geometry svg:viewBox="0 0 21600 21600" draw:mirror-horizontal="false" draw:mirror-vertical="false" draw:type="rectangle" draw:enhanced-path="M 0 0 L 21600 0 21600 21600 0 21600 0 0 Z N"/>
          </draw:custom-shape>
          <draw:custom-shape draw:style-name="gr343" draw:text-style-name="P12" draw:layer="layout" svg:width="0.359cm" svg:height="0.314cm" svg:x="9.339cm" svg:y="6.808cm">
            <text:p/>
            <draw:enhanced-geometry svg:viewBox="0 0 21600 21600" draw:mirror-horizontal="false" draw:mirror-vertical="false" draw:type="rectangle" draw:enhanced-path="M 0 0 L 21600 0 21600 21600 0 21600 0 0 Z N"/>
          </draw:custom-shape>
          <draw:frame draw:style-name="gr329" draw:text-style-name="P15" draw:layer="layout" svg:width="0.702cm" svg:height="0.156cm" svg:x="10.597cm" svg:y="6.307cm">
            <draw:image xlink:href="Pictures/10000000000000D800000036C470E1C34C7CDDC3.png" xlink:type="simple" xlink:show="embed" xlink:actuate="onLoad">
              <text:p/>
            </draw:image>
          </draw:frame>
          <draw:custom-shape draw:style-name="gr344" draw:text-style-name="P12" draw:layer="layout" svg:width="0.357cm" svg:height="0.313cm" svg:x="9.769cm" svg:y="6.418cm">
            <text:p/>
            <draw:enhanced-geometry svg:viewBox="0 0 21600 21600" draw:mirror-horizontal="false" draw:mirror-vertical="false" draw:type="rectangle" draw:enhanced-path="M 0 0 L 21600 0 21600 21600 0 21600 0 0 Z N"/>
          </draw:custom-shape>
        </draw:g>
        <draw:g draw:name="Mikrotik CRS328-24P-4S+RM">
          <draw:custom-shape draw:style-name="gr345" draw:text-style-name="P49" draw:layer="layout" svg:width="10.16cm" svg:height="1.013cm" svg:x="1.234cm" svg:y="3.741cm">
            <text:p/>
            <draw:enhanced-geometry svg:viewBox="0 0 21600 21600" draw:mirror-horizontal="false" draw:mirror-vertical="false" draw:type="rectangle" draw:enhanced-path="M 0 0 L 21600 0 21600 21600 0 21600 0 0 Z N"/>
          </draw:custom-shape>
          <draw:custom-shape draw:style-name="gr346" draw:text-style-name="P49" draw:layer="layout" svg:width="0.323cm" svg:height="0.311cm" svg:x="2.26cm" svg:y="3.897cm">
            <text:p/>
            <draw:enhanced-geometry svg:viewBox="0 0 21600 21600" draw:mirror-horizontal="false" draw:mirror-vertical="false" draw:type="rectangle" draw:enhanced-path="M 0 0 L 21600 0 21600 21600 0 21600 0 0 Z N"/>
          </draw:custom-shape>
          <draw:custom-shape draw:style-name="gr347" draw:text-style-name="P49" draw:layer="layout" svg:width="0.323cm" svg:height="0.311cm" svg:x="2.657cm" svg:y="3.897cm">
            <text:p/>
            <draw:enhanced-geometry svg:viewBox="0 0 21600 21600" draw:mirror-horizontal="false" draw:mirror-vertical="false" draw:type="rectangle" draw:enhanced-path="M 0 0 L 21600 0 21600 21600 0 21600 0 0 Z N"/>
          </draw:custom-shape>
          <draw:custom-shape draw:style-name="gr348" draw:text-style-name="P49" draw:layer="layout" svg:width="0.323cm" svg:height="0.311cm" svg:x="3.054cm" svg:y="3.897cm">
            <text:p/>
            <draw:enhanced-geometry svg:viewBox="0 0 21600 21600" draw:mirror-horizontal="false" draw:mirror-vertical="false" draw:type="rectangle" draw:enhanced-path="M 0 0 L 21600 0 21600 21600 0 21600 0 0 Z N"/>
          </draw:custom-shape>
          <draw:custom-shape draw:style-name="gr349" draw:text-style-name="P49" draw:layer="layout" svg:width="0.323cm" svg:height="0.311cm" svg:x="3.451cm" svg:y="3.897cm">
            <text:p/>
            <draw:enhanced-geometry svg:viewBox="0 0 21600 21600" draw:mirror-horizontal="false" draw:mirror-vertical="false" draw:type="rectangle" draw:enhanced-path="M 0 0 L 21600 0 21600 21600 0 21600 0 0 Z N"/>
          </draw:custom-shape>
          <draw:custom-shape draw:style-name="gr350" draw:text-style-name="P49" draw:layer="layout" svg:width="0.323cm" svg:height="0.313cm" svg:x="2.26cm" svg:y="4.286cm">
            <text:p/>
            <draw:enhanced-geometry svg:viewBox="0 0 21600 21600" draw:mirror-horizontal="false" draw:mirror-vertical="false" draw:type="rectangle" draw:enhanced-path="M 0 0 L 21600 0 21600 21600 0 21600 0 0 Z N"/>
          </draw:custom-shape>
          <draw:custom-shape draw:style-name="gr351" draw:text-style-name="P49" draw:layer="layout" svg:width="0.323cm" svg:height="0.313cm" svg:x="2.657cm" svg:y="4.286cm">
            <text:p/>
            <draw:enhanced-geometry svg:viewBox="0 0 21600 21600" draw:mirror-horizontal="false" draw:mirror-vertical="false" draw:type="rectangle" draw:enhanced-path="M 0 0 L 21600 0 21600 21600 0 21600 0 0 Z N"/>
          </draw:custom-shape>
          <draw:custom-shape draw:style-name="gr352" draw:text-style-name="P49" draw:layer="layout" svg:width="0.323cm" svg:height="0.313cm" svg:x="3.054cm" svg:y="4.286cm">
            <text:p/>
            <draw:enhanced-geometry svg:viewBox="0 0 21600 21600" draw:mirror-horizontal="false" draw:mirror-vertical="false" draw:type="rectangle" draw:enhanced-path="M 0 0 L 21600 0 21600 21600 0 21600 0 0 Z N"/>
          </draw:custom-shape>
          <draw:custom-shape draw:style-name="gr353" draw:text-style-name="P49" draw:layer="layout" svg:width="0.323cm" svg:height="0.313cm" svg:x="3.451cm" svg:y="4.286cm">
            <text:p/>
            <draw:enhanced-geometry svg:viewBox="0 0 21600 21600" draw:mirror-horizontal="false" draw:mirror-vertical="false" draw:type="rectangle" draw:enhanced-path="M 0 0 L 21600 0 21600 21600 0 21600 0 0 Z N"/>
          </draw:custom-shape>
          <draw:custom-shape draw:style-name="gr354" draw:text-style-name="P49" draw:layer="layout" svg:width="0.323cm" svg:height="0.311cm" svg:x="4.165cm" svg:y="3.897cm">
            <text:p/>
            <draw:enhanced-geometry svg:viewBox="0 0 21600 21600" draw:mirror-horizontal="false" draw:mirror-vertical="false" draw:type="rectangle" draw:enhanced-path="M 0 0 L 21600 0 21600 21600 0 21600 0 0 Z N"/>
          </draw:custom-shape>
          <draw:custom-shape draw:style-name="gr355" draw:text-style-name="P49" draw:layer="layout" svg:width="0.323cm" svg:height="0.311cm" svg:x="4.562cm" svg:y="3.897cm">
            <text:p/>
            <draw:enhanced-geometry svg:viewBox="0 0 21600 21600" draw:mirror-horizontal="false" draw:mirror-vertical="false" draw:type="rectangle" draw:enhanced-path="M 0 0 L 21600 0 21600 21600 0 21600 0 0 Z N"/>
          </draw:custom-shape>
          <draw:custom-shape draw:style-name="gr356" draw:text-style-name="P49" draw:layer="layout" svg:width="0.323cm" svg:height="0.311cm" svg:x="4.959cm" svg:y="3.897cm">
            <text:p/>
            <draw:enhanced-geometry svg:viewBox="0 0 21600 21600" draw:mirror-horizontal="false" draw:mirror-vertical="false" draw:type="rectangle" draw:enhanced-path="M 0 0 L 21600 0 21600 21600 0 21600 0 0 Z N"/>
          </draw:custom-shape>
          <draw:custom-shape draw:style-name="gr357" draw:text-style-name="P49" draw:layer="layout" svg:width="0.323cm" svg:height="0.311cm" svg:x="5.356cm" svg:y="3.897cm">
            <text:p/>
            <draw:enhanced-geometry svg:viewBox="0 0 21600 21600" draw:mirror-horizontal="false" draw:mirror-vertical="false" draw:type="rectangle" draw:enhanced-path="M 0 0 L 21600 0 21600 21600 0 21600 0 0 Z N"/>
          </draw:custom-shape>
          <draw:custom-shape draw:style-name="gr358" draw:text-style-name="P49" draw:layer="layout" svg:width="0.323cm" svg:height="0.313cm" svg:x="4.165cm" svg:y="4.286cm">
            <text:p/>
            <draw:enhanced-geometry svg:viewBox="0 0 21600 21600" draw:mirror-horizontal="false" draw:mirror-vertical="false" draw:type="rectangle" draw:enhanced-path="M 0 0 L 21600 0 21600 21600 0 21600 0 0 Z N"/>
          </draw:custom-shape>
          <draw:custom-shape draw:style-name="gr359" draw:text-style-name="P49" draw:layer="layout" svg:width="0.323cm" svg:height="0.313cm" svg:x="4.562cm" svg:y="4.286cm">
            <text:p/>
            <draw:enhanced-geometry svg:viewBox="0 0 21600 21600" draw:mirror-horizontal="false" draw:mirror-vertical="false" draw:type="rectangle" draw:enhanced-path="M 0 0 L 21600 0 21600 21600 0 21600 0 0 Z N"/>
          </draw:custom-shape>
          <draw:custom-shape draw:style-name="gr360" draw:text-style-name="P49" draw:layer="layout" svg:width="0.323cm" svg:height="0.313cm" svg:x="4.959cm" svg:y="4.286cm">
            <text:p/>
            <draw:enhanced-geometry svg:viewBox="0 0 21600 21600" draw:mirror-horizontal="false" draw:mirror-vertical="false" draw:type="rectangle" draw:enhanced-path="M 0 0 L 21600 0 21600 21600 0 21600 0 0 Z N"/>
          </draw:custom-shape>
          <draw:custom-shape draw:style-name="gr361" draw:text-style-name="P49" draw:layer="layout" svg:width="0.323cm" svg:height="0.313cm" svg:x="5.356cm" svg:y="4.286cm">
            <text:p/>
            <draw:enhanced-geometry svg:viewBox="0 0 21600 21600" draw:mirror-horizontal="false" draw:mirror-vertical="false" draw:type="rectangle" draw:enhanced-path="M 0 0 L 21600 0 21600 21600 0 21600 0 0 Z N"/>
          </draw:custom-shape>
          <draw:custom-shape draw:style-name="gr362" draw:text-style-name="P49" draw:layer="layout" svg:width="0.322cm" svg:height="0.311cm" svg:x="6.071cm" svg:y="3.897cm">
            <text:p/>
            <draw:enhanced-geometry svg:viewBox="0 0 21600 21600" draw:mirror-horizontal="false" draw:mirror-vertical="false" draw:type="rectangle" draw:enhanced-path="M 0 0 L 21600 0 21600 21600 0 21600 0 0 Z N"/>
          </draw:custom-shape>
          <draw:custom-shape draw:style-name="gr363" draw:text-style-name="P49" draw:layer="layout" svg:width="0.323cm" svg:height="0.311cm" svg:x="6.467cm" svg:y="3.897cm">
            <text:p/>
            <draw:enhanced-geometry svg:viewBox="0 0 21600 21600" draw:mirror-horizontal="false" draw:mirror-vertical="false" draw:type="rectangle" draw:enhanced-path="M 0 0 L 21600 0 21600 21600 0 21600 0 0 Z N"/>
          </draw:custom-shape>
          <draw:custom-shape draw:style-name="gr364" draw:text-style-name="P49" draw:layer="layout" svg:width="0.323cm" svg:height="0.311cm" svg:x="6.864cm" svg:y="3.897cm">
            <text:p/>
            <draw:enhanced-geometry svg:viewBox="0 0 21600 21600" draw:mirror-horizontal="false" draw:mirror-vertical="false" draw:type="rectangle" draw:enhanced-path="M 0 0 L 21600 0 21600 21600 0 21600 0 0 Z N"/>
          </draw:custom-shape>
          <draw:custom-shape draw:style-name="gr365" draw:text-style-name="P49" draw:layer="layout" svg:width="0.323cm" svg:height="0.311cm" svg:x="7.261cm" svg:y="3.897cm">
            <text:p/>
            <draw:enhanced-geometry svg:viewBox="0 0 21600 21600" draw:mirror-horizontal="false" draw:mirror-vertical="false" draw:type="rectangle" draw:enhanced-path="M 0 0 L 21600 0 21600 21600 0 21600 0 0 Z N"/>
          </draw:custom-shape>
          <draw:custom-shape draw:style-name="gr366" draw:text-style-name="P49" draw:layer="layout" svg:width="0.322cm" svg:height="0.313cm" svg:x="6.071cm" svg:y="4.286cm">
            <text:p/>
            <draw:enhanced-geometry svg:viewBox="0 0 21600 21600" draw:mirror-horizontal="false" draw:mirror-vertical="false" draw:type="rectangle" draw:enhanced-path="M 0 0 L 21600 0 21600 21600 0 21600 0 0 Z N"/>
          </draw:custom-shape>
          <draw:custom-shape draw:style-name="gr367" draw:text-style-name="P49" draw:layer="layout" svg:width="0.323cm" svg:height="0.313cm" svg:x="6.467cm" svg:y="4.286cm">
            <text:p/>
            <draw:enhanced-geometry svg:viewBox="0 0 21600 21600" draw:mirror-horizontal="false" draw:mirror-vertical="false" draw:type="rectangle" draw:enhanced-path="M 0 0 L 21600 0 21600 21600 0 21600 0 0 Z N"/>
          </draw:custom-shape>
          <draw:custom-shape draw:style-name="gr368" draw:text-style-name="P49" draw:layer="layout" svg:width="0.323cm" svg:height="0.313cm" svg:x="6.864cm" svg:y="4.286cm">
            <text:p/>
            <draw:enhanced-geometry svg:viewBox="0 0 21600 21600" draw:mirror-horizontal="false" draw:mirror-vertical="false" draw:type="rectangle" draw:enhanced-path="M 0 0 L 21600 0 21600 21600 0 21600 0 0 Z N"/>
          </draw:custom-shape>
          <draw:custom-shape draw:style-name="gr369" draw:text-style-name="P49" draw:layer="layout" svg:width="0.323cm" svg:height="0.313cm" svg:x="7.261cm" svg:y="4.286cm">
            <text:p/>
            <draw:enhanced-geometry svg:viewBox="0 0 21600 21600" draw:mirror-horizontal="false" draw:mirror-vertical="false" draw:type="rectangle" draw:enhanced-path="M 0 0 L 21600 0 21600 21600 0 21600 0 0 Z N"/>
          </draw:custom-shape>
          <draw:custom-shape draw:style-name="gr370" draw:text-style-name="P49" draw:layer="layout" svg:width="0.323cm" svg:height="0.311cm" svg:x="7.975cm" svg:y="3.897cm">
            <text:p/>
            <draw:enhanced-geometry svg:viewBox="0 0 21600 21600" draw:mirror-horizontal="false" draw:mirror-vertical="false" draw:type="rectangle" draw:enhanced-path="M 0 0 L 21600 0 21600 21600 0 21600 0 0 Z N"/>
          </draw:custom-shape>
          <draw:custom-shape draw:style-name="gr371" draw:text-style-name="P49" draw:layer="layout" svg:width="0.323cm" svg:height="0.311cm" svg:x="8.372cm" svg:y="3.897cm">
            <text:p/>
            <draw:enhanced-geometry svg:viewBox="0 0 21600 21600" draw:mirror-horizontal="false" draw:mirror-vertical="false" draw:type="rectangle" draw:enhanced-path="M 0 0 L 21600 0 21600 21600 0 21600 0 0 Z N"/>
          </draw:custom-shape>
          <draw:custom-shape draw:style-name="gr372" draw:text-style-name="P49" draw:layer="layout" svg:width="0.323cm" svg:height="0.313cm" svg:x="7.975cm" svg:y="4.286cm">
            <text:p/>
            <draw:enhanced-geometry svg:viewBox="0 0 21600 21600" draw:mirror-horizontal="false" draw:mirror-vertical="false" draw:type="rectangle" draw:enhanced-path="M 0 0 L 21600 0 21600 21600 0 21600 0 0 Z N"/>
          </draw:custom-shape>
          <draw:custom-shape draw:style-name="gr373" draw:text-style-name="P49" draw:layer="layout" svg:width="0.323cm" svg:height="0.313cm" svg:x="8.372cm" svg:y="4.286cm">
            <text:p/>
            <draw:enhanced-geometry svg:viewBox="0 0 21600 21600" draw:mirror-horizontal="false" draw:mirror-vertical="false" draw:type="rectangle" draw:enhanced-path="M 0 0 L 21600 0 21600 21600 0 21600 0 0 Z N"/>
          </draw:custom-shape>
          <draw:custom-shape draw:style-name="gr374" draw:text-style-name="P49" draw:layer="layout" svg:width="0.323cm" svg:height="0.313cm" svg:x="1.705cm" svg:y="4.286cm">
            <text:p/>
            <draw:enhanced-geometry svg:viewBox="0 0 21600 21600" draw:mirror-horizontal="false" draw:mirror-vertical="false" draw:type="rectangle" draw:enhanced-path="M 0 0 L 21600 0 21600 21600 0 21600 0 0 Z N"/>
          </draw:custom-shape>
          <draw:frame draw:style-name="gr375" draw:text-style-name="P51" draw:layer="layout" svg:width="2.034cm" svg:height="0.477cm" svg:x="9.274cm" svg:y="3.818cm">
            <draw:text-box>
              <text:p text:style-name="P50"><text:span text:style-name="T15">Clou</text:span><text:span text:style-name="T15">d </text:span><text:span text:style-name="T15">Rout</text:span><text:span text:style-name="T15">er </text:span><text:span text:style-name="T15">Swit</text:span><text:span text:style-name="T15">ch</text:span></text:p>
              <text:p text:style-name="P50"><text:span text:style-name="T15">CR</text:span><text:span text:style-name="T15">S32</text:span><text:span text:style-name="T15">8-</text:span><text:span text:style-name="T15">24P-</text:span><text:span text:style-name="T15">4S+</text:span><text:span text:style-name="T15">RM</text:span></text:p>
            </draw:text-box>
          </draw:frame>
          <draw:frame draw:style-name="gr376" draw:text-style-name="P52" draw:layer="layout" svg:width="0.633cm" svg:height="0.155cm" svg:x="10.614cm" svg:y="4.484cm">
            <draw:image xlink:href="Pictures/10000000000000D800000036C470E1C34C7CDDC3.png" xlink:type="simple" xlink:show="embed" xlink:actuate="onLoad">
              <text:p/>
            </draw:image>
          </draw:frame>
        </draw:g>
        <draw:g draw:name="Mikrotik CRS326-24P-2S+RM">
          <draw:custom-shape draw:style-name="gr377" draw:text-style-name="P49" draw:layer="layout" svg:width="10.16cm" svg:height="1.013cm" svg:x="1.234cm" svg:y="1.293cm">
            <text:p/>
            <draw:enhanced-geometry svg:viewBox="0 0 21600 21600" draw:mirror-horizontal="false" draw:mirror-vertical="false" draw:type="rectangle" draw:enhanced-path="M 0 0 L 21600 0 21600 21600 0 21600 0 0 Z N"/>
          </draw:custom-shape>
          <draw:custom-shape draw:style-name="gr378" draw:text-style-name="P49" draw:layer="layout" svg:width="0.323cm" svg:height="0.313cm" svg:x="2.26cm" svg:y="1.448cm">
            <text:p/>
            <draw:enhanced-geometry svg:viewBox="0 0 21600 21600" draw:mirror-horizontal="false" draw:mirror-vertical="false" draw:type="rectangle" draw:enhanced-path="M 0 0 L 21600 0 21600 21600 0 21600 0 0 Z N"/>
          </draw:custom-shape>
          <draw:custom-shape draw:style-name="gr379" draw:text-style-name="P49" draw:layer="layout" svg:width="0.323cm" svg:height="0.313cm" svg:x="2.657cm" svg:y="1.448cm">
            <text:p/>
            <draw:enhanced-geometry svg:viewBox="0 0 21600 21600" draw:mirror-horizontal="false" draw:mirror-vertical="false" draw:type="rectangle" draw:enhanced-path="M 0 0 L 21600 0 21600 21600 0 21600 0 0 Z N"/>
          </draw:custom-shape>
          <draw:custom-shape draw:style-name="gr380" draw:text-style-name="P49" draw:layer="layout" svg:width="0.323cm" svg:height="0.313cm" svg:x="3.054cm" svg:y="1.448cm">
            <text:p/>
            <draw:enhanced-geometry svg:viewBox="0 0 21600 21600" draw:mirror-horizontal="false" draw:mirror-vertical="false" draw:type="rectangle" draw:enhanced-path="M 0 0 L 21600 0 21600 21600 0 21600 0 0 Z N"/>
          </draw:custom-shape>
          <draw:custom-shape draw:style-name="gr381" draw:text-style-name="P49" draw:layer="layout" svg:width="0.323cm" svg:height="0.313cm" svg:x="3.451cm" svg:y="1.448cm">
            <text:p/>
            <draw:enhanced-geometry svg:viewBox="0 0 21600 21600" draw:mirror-horizontal="false" draw:mirror-vertical="false" draw:type="rectangle" draw:enhanced-path="M 0 0 L 21600 0 21600 21600 0 21600 0 0 Z N"/>
          </draw:custom-shape>
          <draw:custom-shape draw:style-name="gr382" draw:text-style-name="P49" draw:layer="layout" svg:width="0.323cm" svg:height="0.311cm" svg:x="2.26cm" svg:y="1.839cm">
            <text:p/>
            <draw:enhanced-geometry svg:viewBox="0 0 21600 21600" draw:mirror-horizontal="false" draw:mirror-vertical="false" draw:type="rectangle" draw:enhanced-path="M 0 0 L 21600 0 21600 21600 0 21600 0 0 Z N"/>
          </draw:custom-shape>
          <draw:custom-shape draw:style-name="gr383" draw:text-style-name="P49" draw:layer="layout" svg:width="0.323cm" svg:height="0.311cm" svg:x="2.657cm" svg:y="1.839cm">
            <text:p/>
            <draw:enhanced-geometry svg:viewBox="0 0 21600 21600" draw:mirror-horizontal="false" draw:mirror-vertical="false" draw:type="rectangle" draw:enhanced-path="M 0 0 L 21600 0 21600 21600 0 21600 0 0 Z N"/>
          </draw:custom-shape>
          <draw:custom-shape draw:style-name="gr384" draw:text-style-name="P49" draw:layer="layout" svg:width="0.323cm" svg:height="0.311cm" svg:x="3.054cm" svg:y="1.839cm">
            <text:p/>
            <draw:enhanced-geometry svg:viewBox="0 0 21600 21600" draw:mirror-horizontal="false" draw:mirror-vertical="false" draw:type="rectangle" draw:enhanced-path="M 0 0 L 21600 0 21600 21600 0 21600 0 0 Z N"/>
          </draw:custom-shape>
          <draw:custom-shape draw:style-name="gr385" draw:text-style-name="P49" draw:layer="layout" svg:width="0.323cm" svg:height="0.311cm" svg:x="3.451cm" svg:y="1.839cm">
            <text:p/>
            <draw:enhanced-geometry svg:viewBox="0 0 21600 21600" draw:mirror-horizontal="false" draw:mirror-vertical="false" draw:type="rectangle" draw:enhanced-path="M 0 0 L 21600 0 21600 21600 0 21600 0 0 Z N"/>
          </draw:custom-shape>
          <draw:custom-shape draw:style-name="gr386" draw:text-style-name="P49" draw:layer="layout" svg:width="0.323cm" svg:height="0.313cm" svg:x="4.165cm" svg:y="1.448cm">
            <text:p/>
            <draw:enhanced-geometry svg:viewBox="0 0 21600 21600" draw:mirror-horizontal="false" draw:mirror-vertical="false" draw:type="rectangle" draw:enhanced-path="M 0 0 L 21600 0 21600 21600 0 21600 0 0 Z N"/>
          </draw:custom-shape>
          <draw:custom-shape draw:style-name="gr387" draw:text-style-name="P49" draw:layer="layout" svg:width="0.323cm" svg:height="0.313cm" svg:x="4.562cm" svg:y="1.448cm">
            <text:p/>
            <draw:enhanced-geometry svg:viewBox="0 0 21600 21600" draw:mirror-horizontal="false" draw:mirror-vertical="false" draw:type="rectangle" draw:enhanced-path="M 0 0 L 21600 0 21600 21600 0 21600 0 0 Z N"/>
          </draw:custom-shape>
          <draw:custom-shape draw:style-name="gr388" draw:text-style-name="P49" draw:layer="layout" svg:width="0.323cm" svg:height="0.313cm" svg:x="4.959cm" svg:y="1.448cm">
            <text:p/>
            <draw:enhanced-geometry svg:viewBox="0 0 21600 21600" draw:mirror-horizontal="false" draw:mirror-vertical="false" draw:type="rectangle" draw:enhanced-path="M 0 0 L 21600 0 21600 21600 0 21600 0 0 Z N"/>
          </draw:custom-shape>
          <draw:custom-shape draw:style-name="gr389" draw:text-style-name="P49" draw:layer="layout" svg:width="0.323cm" svg:height="0.313cm" svg:x="5.356cm" svg:y="1.448cm">
            <text:p/>
            <draw:enhanced-geometry svg:viewBox="0 0 21600 21600" draw:mirror-horizontal="false" draw:mirror-vertical="false" draw:type="rectangle" draw:enhanced-path="M 0 0 L 21600 0 21600 21600 0 21600 0 0 Z N"/>
          </draw:custom-shape>
          <draw:custom-shape draw:style-name="gr390" draw:text-style-name="P49" draw:layer="layout" svg:width="0.323cm" svg:height="0.311cm" svg:x="4.165cm" svg:y="1.839cm">
            <text:p/>
            <draw:enhanced-geometry svg:viewBox="0 0 21600 21600" draw:mirror-horizontal="false" draw:mirror-vertical="false" draw:type="rectangle" draw:enhanced-path="M 0 0 L 21600 0 21600 21600 0 21600 0 0 Z N"/>
          </draw:custom-shape>
          <draw:custom-shape draw:style-name="gr391" draw:text-style-name="P49" draw:layer="layout" svg:width="0.323cm" svg:height="0.311cm" svg:x="4.562cm" svg:y="1.839cm">
            <text:p/>
            <draw:enhanced-geometry svg:viewBox="0 0 21600 21600" draw:mirror-horizontal="false" draw:mirror-vertical="false" draw:type="rectangle" draw:enhanced-path="M 0 0 L 21600 0 21600 21600 0 21600 0 0 Z N"/>
          </draw:custom-shape>
          <draw:custom-shape draw:style-name="gr392" draw:text-style-name="P49" draw:layer="layout" svg:width="0.323cm" svg:height="0.311cm" svg:x="4.959cm" svg:y="1.839cm">
            <text:p/>
            <draw:enhanced-geometry svg:viewBox="0 0 21600 21600" draw:mirror-horizontal="false" draw:mirror-vertical="false" draw:type="rectangle" draw:enhanced-path="M 0 0 L 21600 0 21600 21600 0 21600 0 0 Z N"/>
          </draw:custom-shape>
          <draw:custom-shape draw:style-name="gr393" draw:text-style-name="P49" draw:layer="layout" svg:width="0.323cm" svg:height="0.311cm" svg:x="5.356cm" svg:y="1.839cm">
            <text:p/>
            <draw:enhanced-geometry svg:viewBox="0 0 21600 21600" draw:mirror-horizontal="false" draw:mirror-vertical="false" draw:type="rectangle" draw:enhanced-path="M 0 0 L 21600 0 21600 21600 0 21600 0 0 Z N"/>
          </draw:custom-shape>
          <draw:custom-shape draw:style-name="gr394" draw:text-style-name="P49" draw:layer="layout" svg:width="0.322cm" svg:height="0.313cm" svg:x="6.071cm" svg:y="1.448cm">
            <text:p/>
            <draw:enhanced-geometry svg:viewBox="0 0 21600 21600" draw:mirror-horizontal="false" draw:mirror-vertical="false" draw:type="rectangle" draw:enhanced-path="M 0 0 L 21600 0 21600 21600 0 21600 0 0 Z N"/>
          </draw:custom-shape>
          <draw:custom-shape draw:style-name="gr395" draw:text-style-name="P49" draw:layer="layout" svg:width="0.323cm" svg:height="0.313cm" svg:x="6.467cm" svg:y="1.448cm">
            <text:p/>
            <draw:enhanced-geometry svg:viewBox="0 0 21600 21600" draw:mirror-horizontal="false" draw:mirror-vertical="false" draw:type="rectangle" draw:enhanced-path="M 0 0 L 21600 0 21600 21600 0 21600 0 0 Z N"/>
          </draw:custom-shape>
          <draw:custom-shape draw:style-name="gr396" draw:text-style-name="P49" draw:layer="layout" svg:width="0.323cm" svg:height="0.313cm" svg:x="6.864cm" svg:y="1.448cm">
            <text:p/>
            <draw:enhanced-geometry svg:viewBox="0 0 21600 21600" draw:mirror-horizontal="false" draw:mirror-vertical="false" draw:type="rectangle" draw:enhanced-path="M 0 0 L 21600 0 21600 21600 0 21600 0 0 Z N"/>
          </draw:custom-shape>
          <draw:custom-shape draw:style-name="gr397" draw:text-style-name="P49" draw:layer="layout" svg:width="0.323cm" svg:height="0.313cm" svg:x="7.261cm" svg:y="1.448cm">
            <text:p/>
            <draw:enhanced-geometry svg:viewBox="0 0 21600 21600" draw:mirror-horizontal="false" draw:mirror-vertical="false" draw:type="rectangle" draw:enhanced-path="M 0 0 L 21600 0 21600 21600 0 21600 0 0 Z N"/>
          </draw:custom-shape>
          <draw:custom-shape draw:style-name="gr398" draw:text-style-name="P49" draw:layer="layout" svg:width="0.322cm" svg:height="0.311cm" svg:x="6.071cm" svg:y="1.839cm">
            <text:p/>
            <draw:enhanced-geometry svg:viewBox="0 0 21600 21600" draw:mirror-horizontal="false" draw:mirror-vertical="false" draw:type="rectangle" draw:enhanced-path="M 0 0 L 21600 0 21600 21600 0 21600 0 0 Z N"/>
          </draw:custom-shape>
          <draw:custom-shape draw:style-name="gr399" draw:text-style-name="P49" draw:layer="layout" svg:width="0.323cm" svg:height="0.311cm" svg:x="6.467cm" svg:y="1.839cm">
            <text:p/>
            <draw:enhanced-geometry svg:viewBox="0 0 21600 21600" draw:mirror-horizontal="false" draw:mirror-vertical="false" draw:type="rectangle" draw:enhanced-path="M 0 0 L 21600 0 21600 21600 0 21600 0 0 Z N"/>
          </draw:custom-shape>
          <draw:custom-shape draw:style-name="gr400" draw:text-style-name="P49" draw:layer="layout" svg:width="0.323cm" svg:height="0.311cm" svg:x="6.864cm" svg:y="1.839cm">
            <text:p/>
            <draw:enhanced-geometry svg:viewBox="0 0 21600 21600" draw:mirror-horizontal="false" draw:mirror-vertical="false" draw:type="rectangle" draw:enhanced-path="M 0 0 L 21600 0 21600 21600 0 21600 0 0 Z N"/>
          </draw:custom-shape>
          <draw:custom-shape draw:style-name="gr401" draw:text-style-name="P49" draw:layer="layout" svg:width="0.323cm" svg:height="0.311cm" svg:x="7.261cm" svg:y="1.839cm">
            <text:p/>
            <draw:enhanced-geometry svg:viewBox="0 0 21600 21600" draw:mirror-horizontal="false" draw:mirror-vertical="false" draw:type="rectangle" draw:enhanced-path="M 0 0 L 21600 0 21600 21600 0 21600 0 0 Z N"/>
          </draw:custom-shape>
          <draw:custom-shape draw:style-name="gr402" draw:text-style-name="P49" draw:layer="layout" svg:width="0.323cm" svg:height="0.311cm" svg:x="7.975cm" svg:y="1.839cm">
            <text:p/>
            <draw:enhanced-geometry svg:viewBox="0 0 21600 21600" draw:mirror-horizontal="false" draw:mirror-vertical="false" draw:type="rectangle" draw:enhanced-path="M 0 0 L 21600 0 21600 21600 0 21600 0 0 Z N"/>
          </draw:custom-shape>
          <draw:custom-shape draw:style-name="gr403" draw:text-style-name="P49" draw:layer="layout" svg:width="0.323cm" svg:height="0.311cm" svg:x="8.372cm" svg:y="1.839cm">
            <text:p/>
            <draw:enhanced-geometry svg:viewBox="0 0 21600 21600" draw:mirror-horizontal="false" draw:mirror-vertical="false" draw:type="rectangle" draw:enhanced-path="M 0 0 L 21600 0 21600 21600 0 21600 0 0 Z N"/>
          </draw:custom-shape>
          <draw:custom-shape draw:style-name="gr404" draw:text-style-name="P49" draw:layer="layout" svg:width="0.323cm" svg:height="0.311cm" svg:x="1.705cm" svg:y="1.839cm">
            <text:p/>
            <draw:enhanced-geometry svg:viewBox="0 0 21600 21600" draw:mirror-horizontal="false" draw:mirror-vertical="false" draw:type="rectangle" draw:enhanced-path="M 0 0 L 21600 0 21600 21600 0 21600 0 0 Z N"/>
          </draw:custom-shape>
          <draw:frame draw:style-name="gr405" draw:text-style-name="P51" draw:layer="layout" svg:width="2.034cm" svg:height="0.477cm" svg:x="9.274cm" svg:y="1.371cm">
            <draw:text-box>
              <text:p text:style-name="P50"><text:span text:style-name="T15">Clou</text:span><text:span text:style-name="T15">d </text:span><text:span text:style-name="T15">Rout</text:span><text:span text:style-name="T15">er </text:span><text:span text:style-name="T15">Swit</text:span><text:span text:style-name="T15">ch</text:span></text:p>
              <text:p text:style-name="P50"><text:span text:style-name="T15">CR</text:span><text:span text:style-name="T15">S32</text:span><text:span text:style-name="T15">6-</text:span><text:span text:style-name="T15">24P-</text:span><text:span text:style-name="T15">2S+</text:span><text:span text:style-name="T15">RM</text:span></text:p>
            </draw:text-box>
          </draw:frame>
          <draw:frame draw:style-name="gr406" draw:text-style-name="P52" draw:layer="layout" svg:width="0.633cm" svg:height="0.155cm" svg:x="1.285cm" svg:y="1.343cm">
            <draw:image xlink:href="Pictures/10000000000000D800000036C470E1C34C7CDDC3.png" xlink:type="simple" xlink:show="embed" xlink:actuate="onLoad">
              <text:p/>
            </draw:image>
          </draw:frame>
        </draw:g>
        <draw:g draw:name="Mikrotik CRS212-1G-10S-1S+IN">
          <draw:custom-shape draw:style-name="gr407" draw:text-style-name="P12" draw:layer="layout" svg:width="6.084cm" svg:height="1.016cm" svg:x="5.302cm" svg:y="7.462cm">
            <text:p/>
            <draw:enhanced-geometry svg:viewBox="0 0 21600 21600" draw:mirror-horizontal="false" draw:mirror-vertical="false" draw:type="rectangle" draw:enhanced-path="M 0 0 L 21600 0 21600 21600 0 21600 0 0 Z N"/>
          </draw:custom-shape>
          <draw:custom-shape draw:style-name="gr408" draw:text-style-name="P12" draw:layer="layout" svg:width="0.36cm" svg:height="0.313cm" svg:x="7.206cm" svg:y="7.618cm">
            <text:p/>
            <draw:enhanced-geometry svg:viewBox="0 0 21600 21600" draw:mirror-horizontal="false" draw:mirror-vertical="false" draw:type="rectangle" draw:enhanced-path="M 0 0 L 21600 0 21600 21600 0 21600 0 0 Z N"/>
          </draw:custom-shape>
          <draw:custom-shape draw:style-name="gr409" draw:text-style-name="P12" draw:layer="layout" svg:width="0.36cm" svg:height="0.313cm" svg:x="7.646cm" svg:y="7.618cm">
            <text:p/>
            <draw:enhanced-geometry svg:viewBox="0 0 21600 21600" draw:mirror-horizontal="false" draw:mirror-vertical="false" draw:type="rectangle" draw:enhanced-path="M 0 0 L 21600 0 21600 21600 0 21600 0 0 Z N"/>
          </draw:custom-shape>
          <draw:custom-shape draw:style-name="gr410" draw:text-style-name="P12" draw:layer="layout" svg:width="0.359cm" svg:height="0.313cm" svg:x="6.428cm" svg:y="8.009cm">
            <text:p/>
            <draw:enhanced-geometry svg:viewBox="0 0 21600 21600" draw:mirror-horizontal="false" draw:mirror-vertical="false" draw:type="rectangle" draw:enhanced-path="M 0 0 L 21600 0 21600 21600 0 21600 0 0 Z N"/>
          </draw:custom-shape>
          <draw:custom-shape draw:style-name="gr411" draw:text-style-name="P12" draw:layer="layout" svg:width="0.36cm" svg:height="0.313cm" svg:x="7.206cm" svg:y="8.009cm">
            <text:p/>
            <draw:enhanced-geometry svg:viewBox="0 0 21600 21600" draw:mirror-horizontal="false" draw:mirror-vertical="false" draw:type="rectangle" draw:enhanced-path="M 0 0 L 21600 0 21600 21600 0 21600 0 0 Z N"/>
          </draw:custom-shape>
          <draw:custom-shape draw:style-name="gr412" draw:text-style-name="P12" draw:layer="layout" svg:width="0.36cm" svg:height="0.313cm" svg:x="7.646cm" svg:y="8.009cm">
            <text:p/>
            <draw:enhanced-geometry svg:viewBox="0 0 21600 21600" draw:mirror-horizontal="false" draw:mirror-vertical="false" draw:type="rectangle" draw:enhanced-path="M 0 0 L 21600 0 21600 21600 0 21600 0 0 Z N"/>
          </draw:custom-shape>
          <draw:custom-shape draw:style-name="gr413" draw:text-style-name="P12" draw:layer="layout" svg:width="0.358cm" svg:height="0.313cm" svg:x="8.1cm" svg:y="7.618cm">
            <text:p/>
            <draw:enhanced-geometry svg:viewBox="0 0 21600 21600" draw:mirror-horizontal="false" draw:mirror-vertical="false" draw:type="rectangle" draw:enhanced-path="M 0 0 L 21600 0 21600 21600 0 21600 0 0 Z N"/>
          </draw:custom-shape>
          <draw:custom-shape draw:style-name="gr414" draw:text-style-name="P12" draw:layer="layout" svg:width="0.359cm" svg:height="0.313cm" svg:x="8.54cm" svg:y="7.618cm">
            <text:p/>
            <draw:enhanced-geometry svg:viewBox="0 0 21600 21600" draw:mirror-horizontal="false" draw:mirror-vertical="false" draw:type="rectangle" draw:enhanced-path="M 0 0 L 21600 0 21600 21600 0 21600 0 0 Z N"/>
          </draw:custom-shape>
          <draw:custom-shape draw:style-name="gr415" draw:text-style-name="P12" draw:layer="layout" svg:width="0.358cm" svg:height="0.313cm" svg:x="8.1cm" svg:y="8.009cm">
            <text:p/>
            <draw:enhanced-geometry svg:viewBox="0 0 21600 21600" draw:mirror-horizontal="false" draw:mirror-vertical="false" draw:type="rectangle" draw:enhanced-path="M 0 0 L 21600 0 21600 21600 0 21600 0 0 Z N"/>
          </draw:custom-shape>
          <draw:custom-shape draw:style-name="gr416" draw:text-style-name="P12" draw:layer="layout" svg:width="0.359cm" svg:height="0.313cm" svg:x="8.54cm" svg:y="8.009cm">
            <text:p/>
            <draw:enhanced-geometry svg:viewBox="0 0 21600 21600" draw:mirror-horizontal="false" draw:mirror-vertical="false" draw:type="rectangle" draw:enhanced-path="M 0 0 L 21600 0 21600 21600 0 21600 0 0 Z N"/>
          </draw:custom-shape>
          <draw:custom-shape draw:style-name="gr417" draw:text-style-name="P12" draw:layer="layout" svg:width="0.357cm" svg:height="0.313cm" svg:x="9.769cm" svg:y="8.009cm">
            <text:p/>
            <draw:enhanced-geometry svg:viewBox="0 0 21600 21600" draw:mirror-horizontal="false" draw:mirror-vertical="false" draw:type="rectangle" draw:enhanced-path="M 0 0 L 21600 0 21600 21600 0 21600 0 0 Z N"/>
          </draw:custom-shape>
          <draw:frame draw:style-name="gr341" draw:text-style-name="P48" draw:layer="layout" svg:width="1.639cm" svg:height="0.357cm" svg:x="5.359cm" svg:y="7.54cm">
            <draw:text-box>
              <text:p text:style-name="P47"><text:span text:style-name="T13">Clou</text:span><text:span text:style-name="T13">d </text:span><text:span text:style-name="T13">Rout</text:span><text:span text:style-name="T13">er </text:span><text:span text:style-name="T13">Swit</text:span><text:span text:style-name="T13">ch</text:span></text:p>
              <text:p text:style-name="P47"><text:span text:style-name="T14">CRS2</text:span><text:span text:style-name="T14">12-</text:span><text:span text:style-name="T14">1G-</text:span><text:span text:style-name="T14">10S-</text:span><text:span text:style-name="T14">1S+IN</text:span></text:p>
            </draw:text-box>
          </draw:frame>
          <draw:custom-shape draw:style-name="gr418" draw:text-style-name="P12" draw:layer="layout" svg:width="0.357cm" svg:height="0.313cm" svg:x="10.389cm" svg:y="8.009cm">
            <text:p/>
            <draw:enhanced-geometry svg:viewBox="0 0 21600 21600" draw:mirror-horizontal="false" draw:mirror-vertical="false" draw:type="rectangle" draw:enhanced-path="M 0 0 L 21600 0 21600 21600 0 21600 0 0 Z N"/>
          </draw:custom-shape>
          <draw:custom-shape draw:style-name="gr419" draw:text-style-name="P12" draw:layer="layout" svg:width="0.359cm" svg:height="0.314cm" svg:x="8.991cm" svg:y="7.617cm">
            <text:p/>
            <draw:enhanced-geometry svg:viewBox="0 0 21600 21600" draw:mirror-horizontal="false" draw:mirror-vertical="false" draw:type="rectangle" draw:enhanced-path="M 0 0 L 21600 0 21600 21600 0 21600 0 0 Z N"/>
          </draw:custom-shape>
          <draw:custom-shape draw:style-name="gr420" draw:text-style-name="P12" draw:layer="layout" svg:width="0.359cm" svg:height="0.314cm" svg:x="8.991cm" svg:y="8.008cm">
            <text:p/>
            <draw:enhanced-geometry svg:viewBox="0 0 21600 21600" draw:mirror-horizontal="false" draw:mirror-vertical="false" draw:type="rectangle" draw:enhanced-path="M 0 0 L 21600 0 21600 21600 0 21600 0 0 Z N"/>
          </draw:custom-shape>
          <draw:frame draw:style-name="gr329" draw:text-style-name="P15" draw:layer="layout" svg:width="0.702cm" svg:height="0.156cm" svg:x="10.597cm" svg:y="7.507cm">
            <draw:image xlink:href="Pictures/10000000000000D800000036C470E1C34C7CDDC3.png" xlink:type="simple" xlink:show="embed" xlink:actuate="onLoad">
              <text:p/>
            </draw:image>
          </draw:frame>
        </draw:g>
        <draw:g draw:name="Mikrotik CRS326-24G-2S+RM">
          <draw:custom-shape draw:style-name="gr421" draw:text-style-name="P49" draw:layer="layout" svg:width="10.16cm" svg:height="1.013cm" svg:x="1.234cm" svg:y="2.493cm">
            <text:p/>
            <draw:enhanced-geometry svg:viewBox="0 0 21600 21600" draw:mirror-horizontal="false" draw:mirror-vertical="false" draw:type="rectangle" draw:enhanced-path="M 0 0 L 21600 0 21600 21600 0 21600 0 0 Z N"/>
          </draw:custom-shape>
          <draw:custom-shape draw:style-name="gr422" draw:text-style-name="P49" draw:layer="layout" svg:width="0.323cm" svg:height="0.313cm" svg:x="2.26cm" svg:y="2.648cm">
            <text:p/>
            <draw:enhanced-geometry svg:viewBox="0 0 21600 21600" draw:mirror-horizontal="false" draw:mirror-vertical="false" draw:type="rectangle" draw:enhanced-path="M 0 0 L 21600 0 21600 21600 0 21600 0 0 Z N"/>
          </draw:custom-shape>
          <draw:custom-shape draw:style-name="gr423" draw:text-style-name="P49" draw:layer="layout" svg:width="0.323cm" svg:height="0.313cm" svg:x="2.657cm" svg:y="2.648cm">
            <text:p/>
            <draw:enhanced-geometry svg:viewBox="0 0 21600 21600" draw:mirror-horizontal="false" draw:mirror-vertical="false" draw:type="rectangle" draw:enhanced-path="M 0 0 L 21600 0 21600 21600 0 21600 0 0 Z N"/>
          </draw:custom-shape>
          <draw:custom-shape draw:style-name="gr424" draw:text-style-name="P49" draw:layer="layout" svg:width="0.323cm" svg:height="0.313cm" svg:x="3.054cm" svg:y="2.648cm">
            <text:p/>
            <draw:enhanced-geometry svg:viewBox="0 0 21600 21600" draw:mirror-horizontal="false" draw:mirror-vertical="false" draw:type="rectangle" draw:enhanced-path="M 0 0 L 21600 0 21600 21600 0 21600 0 0 Z N"/>
          </draw:custom-shape>
          <draw:custom-shape draw:style-name="gr425" draw:text-style-name="P49" draw:layer="layout" svg:width="0.323cm" svg:height="0.313cm" svg:x="3.451cm" svg:y="2.648cm">
            <text:p/>
            <draw:enhanced-geometry svg:viewBox="0 0 21600 21600" draw:mirror-horizontal="false" draw:mirror-vertical="false" draw:type="rectangle" draw:enhanced-path="M 0 0 L 21600 0 21600 21600 0 21600 0 0 Z N"/>
          </draw:custom-shape>
          <draw:custom-shape draw:style-name="gr426" draw:text-style-name="P49" draw:layer="layout" svg:width="0.323cm" svg:height="0.311cm" svg:x="2.26cm" svg:y="3.039cm">
            <text:p/>
            <draw:enhanced-geometry svg:viewBox="0 0 21600 21600" draw:mirror-horizontal="false" draw:mirror-vertical="false" draw:type="rectangle" draw:enhanced-path="M 0 0 L 21600 0 21600 21600 0 21600 0 0 Z N"/>
          </draw:custom-shape>
          <draw:custom-shape draw:style-name="gr427" draw:text-style-name="P49" draw:layer="layout" svg:width="0.323cm" svg:height="0.311cm" svg:x="2.657cm" svg:y="3.039cm">
            <text:p/>
            <draw:enhanced-geometry svg:viewBox="0 0 21600 21600" draw:mirror-horizontal="false" draw:mirror-vertical="false" draw:type="rectangle" draw:enhanced-path="M 0 0 L 21600 0 21600 21600 0 21600 0 0 Z N"/>
          </draw:custom-shape>
          <draw:custom-shape draw:style-name="gr428" draw:text-style-name="P49" draw:layer="layout" svg:width="0.323cm" svg:height="0.311cm" svg:x="3.054cm" svg:y="3.039cm">
            <text:p/>
            <draw:enhanced-geometry svg:viewBox="0 0 21600 21600" draw:mirror-horizontal="false" draw:mirror-vertical="false" draw:type="rectangle" draw:enhanced-path="M 0 0 L 21600 0 21600 21600 0 21600 0 0 Z N"/>
          </draw:custom-shape>
          <draw:custom-shape draw:style-name="gr429" draw:text-style-name="P49" draw:layer="layout" svg:width="0.323cm" svg:height="0.311cm" svg:x="3.451cm" svg:y="3.039cm">
            <text:p/>
            <draw:enhanced-geometry svg:viewBox="0 0 21600 21600" draw:mirror-horizontal="false" draw:mirror-vertical="false" draw:type="rectangle" draw:enhanced-path="M 0 0 L 21600 0 21600 21600 0 21600 0 0 Z N"/>
          </draw:custom-shape>
          <draw:custom-shape draw:style-name="gr430" draw:text-style-name="P49" draw:layer="layout" svg:width="0.323cm" svg:height="0.313cm" svg:x="4.165cm" svg:y="2.648cm">
            <text:p/>
            <draw:enhanced-geometry svg:viewBox="0 0 21600 21600" draw:mirror-horizontal="false" draw:mirror-vertical="false" draw:type="rectangle" draw:enhanced-path="M 0 0 L 21600 0 21600 21600 0 21600 0 0 Z N"/>
          </draw:custom-shape>
          <draw:custom-shape draw:style-name="gr431" draw:text-style-name="P49" draw:layer="layout" svg:width="0.323cm" svg:height="0.313cm" svg:x="4.562cm" svg:y="2.648cm">
            <text:p/>
            <draw:enhanced-geometry svg:viewBox="0 0 21600 21600" draw:mirror-horizontal="false" draw:mirror-vertical="false" draw:type="rectangle" draw:enhanced-path="M 0 0 L 21600 0 21600 21600 0 21600 0 0 Z N"/>
          </draw:custom-shape>
          <draw:custom-shape draw:style-name="gr432" draw:text-style-name="P49" draw:layer="layout" svg:width="0.323cm" svg:height="0.313cm" svg:x="4.959cm" svg:y="2.648cm">
            <text:p/>
            <draw:enhanced-geometry svg:viewBox="0 0 21600 21600" draw:mirror-horizontal="false" draw:mirror-vertical="false" draw:type="rectangle" draw:enhanced-path="M 0 0 L 21600 0 21600 21600 0 21600 0 0 Z N"/>
          </draw:custom-shape>
          <draw:custom-shape draw:style-name="gr433" draw:text-style-name="P49" draw:layer="layout" svg:width="0.323cm" svg:height="0.313cm" svg:x="5.356cm" svg:y="2.648cm">
            <text:p/>
            <draw:enhanced-geometry svg:viewBox="0 0 21600 21600" draw:mirror-horizontal="false" draw:mirror-vertical="false" draw:type="rectangle" draw:enhanced-path="M 0 0 L 21600 0 21600 21600 0 21600 0 0 Z N"/>
          </draw:custom-shape>
          <draw:custom-shape draw:style-name="gr434" draw:text-style-name="P49" draw:layer="layout" svg:width="0.323cm" svg:height="0.311cm" svg:x="4.165cm" svg:y="3.039cm">
            <text:p/>
            <draw:enhanced-geometry svg:viewBox="0 0 21600 21600" draw:mirror-horizontal="false" draw:mirror-vertical="false" draw:type="rectangle" draw:enhanced-path="M 0 0 L 21600 0 21600 21600 0 21600 0 0 Z N"/>
          </draw:custom-shape>
          <draw:custom-shape draw:style-name="gr435" draw:text-style-name="P49" draw:layer="layout" svg:width="0.323cm" svg:height="0.311cm" svg:x="4.562cm" svg:y="3.039cm">
            <text:p/>
            <draw:enhanced-geometry svg:viewBox="0 0 21600 21600" draw:mirror-horizontal="false" draw:mirror-vertical="false" draw:type="rectangle" draw:enhanced-path="M 0 0 L 21600 0 21600 21600 0 21600 0 0 Z N"/>
          </draw:custom-shape>
          <draw:custom-shape draw:style-name="gr436" draw:text-style-name="P49" draw:layer="layout" svg:width="0.323cm" svg:height="0.311cm" svg:x="4.959cm" svg:y="3.039cm">
            <text:p/>
            <draw:enhanced-geometry svg:viewBox="0 0 21600 21600" draw:mirror-horizontal="false" draw:mirror-vertical="false" draw:type="rectangle" draw:enhanced-path="M 0 0 L 21600 0 21600 21600 0 21600 0 0 Z N"/>
          </draw:custom-shape>
          <draw:custom-shape draw:style-name="gr437" draw:text-style-name="P49" draw:layer="layout" svg:width="0.323cm" svg:height="0.311cm" svg:x="5.356cm" svg:y="3.039cm">
            <text:p/>
            <draw:enhanced-geometry svg:viewBox="0 0 21600 21600" draw:mirror-horizontal="false" draw:mirror-vertical="false" draw:type="rectangle" draw:enhanced-path="M 0 0 L 21600 0 21600 21600 0 21600 0 0 Z N"/>
          </draw:custom-shape>
          <draw:custom-shape draw:style-name="gr438" draw:text-style-name="P49" draw:layer="layout" svg:width="0.322cm" svg:height="0.313cm" svg:x="6.071cm" svg:y="2.648cm">
            <text:p/>
            <draw:enhanced-geometry svg:viewBox="0 0 21600 21600" draw:mirror-horizontal="false" draw:mirror-vertical="false" draw:type="rectangle" draw:enhanced-path="M 0 0 L 21600 0 21600 21600 0 21600 0 0 Z N"/>
          </draw:custom-shape>
          <draw:custom-shape draw:style-name="gr439" draw:text-style-name="P49" draw:layer="layout" svg:width="0.323cm" svg:height="0.313cm" svg:x="6.467cm" svg:y="2.648cm">
            <text:p/>
            <draw:enhanced-geometry svg:viewBox="0 0 21600 21600" draw:mirror-horizontal="false" draw:mirror-vertical="false" draw:type="rectangle" draw:enhanced-path="M 0 0 L 21600 0 21600 21600 0 21600 0 0 Z N"/>
          </draw:custom-shape>
          <draw:custom-shape draw:style-name="gr440" draw:text-style-name="P49" draw:layer="layout" svg:width="0.323cm" svg:height="0.313cm" svg:x="6.864cm" svg:y="2.648cm">
            <text:p/>
            <draw:enhanced-geometry svg:viewBox="0 0 21600 21600" draw:mirror-horizontal="false" draw:mirror-vertical="false" draw:type="rectangle" draw:enhanced-path="M 0 0 L 21600 0 21600 21600 0 21600 0 0 Z N"/>
          </draw:custom-shape>
          <draw:custom-shape draw:style-name="gr441" draw:text-style-name="P49" draw:layer="layout" svg:width="0.323cm" svg:height="0.313cm" svg:x="7.261cm" svg:y="2.648cm">
            <text:p/>
            <draw:enhanced-geometry svg:viewBox="0 0 21600 21600" draw:mirror-horizontal="false" draw:mirror-vertical="false" draw:type="rectangle" draw:enhanced-path="M 0 0 L 21600 0 21600 21600 0 21600 0 0 Z N"/>
          </draw:custom-shape>
          <draw:custom-shape draw:style-name="gr442" draw:text-style-name="P49" draw:layer="layout" svg:width="0.322cm" svg:height="0.311cm" svg:x="6.071cm" svg:y="3.039cm">
            <text:p/>
            <draw:enhanced-geometry svg:viewBox="0 0 21600 21600" draw:mirror-horizontal="false" draw:mirror-vertical="false" draw:type="rectangle" draw:enhanced-path="M 0 0 L 21600 0 21600 21600 0 21600 0 0 Z N"/>
          </draw:custom-shape>
          <draw:custom-shape draw:style-name="gr443" draw:text-style-name="P49" draw:layer="layout" svg:width="0.323cm" svg:height="0.311cm" svg:x="6.467cm" svg:y="3.039cm">
            <text:p/>
            <draw:enhanced-geometry svg:viewBox="0 0 21600 21600" draw:mirror-horizontal="false" draw:mirror-vertical="false" draw:type="rectangle" draw:enhanced-path="M 0 0 L 21600 0 21600 21600 0 21600 0 0 Z N"/>
          </draw:custom-shape>
          <draw:custom-shape draw:style-name="gr444" draw:text-style-name="P49" draw:layer="layout" svg:width="0.323cm" svg:height="0.311cm" svg:x="6.864cm" svg:y="3.039cm">
            <text:p/>
            <draw:enhanced-geometry svg:viewBox="0 0 21600 21600" draw:mirror-horizontal="false" draw:mirror-vertical="false" draw:type="rectangle" draw:enhanced-path="M 0 0 L 21600 0 21600 21600 0 21600 0 0 Z N"/>
          </draw:custom-shape>
          <draw:custom-shape draw:style-name="gr445" draw:text-style-name="P49" draw:layer="layout" svg:width="0.323cm" svg:height="0.311cm" svg:x="7.261cm" svg:y="3.039cm">
            <text:p/>
            <draw:enhanced-geometry svg:viewBox="0 0 21600 21600" draw:mirror-horizontal="false" draw:mirror-vertical="false" draw:type="rectangle" draw:enhanced-path="M 0 0 L 21600 0 21600 21600 0 21600 0 0 Z N"/>
          </draw:custom-shape>
          <draw:custom-shape draw:style-name="gr446" draw:text-style-name="P49" draw:layer="layout" svg:width="0.323cm" svg:height="0.311cm" svg:x="7.975cm" svg:y="3.039cm">
            <text:p/>
            <draw:enhanced-geometry svg:viewBox="0 0 21600 21600" draw:mirror-horizontal="false" draw:mirror-vertical="false" draw:type="rectangle" draw:enhanced-path="M 0 0 L 21600 0 21600 21600 0 21600 0 0 Z N"/>
          </draw:custom-shape>
          <draw:custom-shape draw:style-name="gr447" draw:text-style-name="P49" draw:layer="layout" svg:width="0.323cm" svg:height="0.311cm" svg:x="8.372cm" svg:y="3.039cm">
            <text:p/>
            <draw:enhanced-geometry svg:viewBox="0 0 21600 21600" draw:mirror-horizontal="false" draw:mirror-vertical="false" draw:type="rectangle" draw:enhanced-path="M 0 0 L 21600 0 21600 21600 0 21600 0 0 Z N"/>
          </draw:custom-shape>
          <draw:frame draw:style-name="gr448" draw:text-style-name="P51" draw:layer="layout" svg:width="2.059cm" svg:height="0.477cm" svg:x="9.255cm" svg:y="2.571cm">
            <draw:text-box>
              <text:p text:style-name="P50"><text:span text:style-name="T15">Clou</text:span><text:span text:style-name="T15">d </text:span><text:span text:style-name="T15">Rout</text:span><text:span text:style-name="T15">er </text:span><text:span text:style-name="T15">Swit</text:span><text:span text:style-name="T15">ch</text:span></text:p>
              <text:p text:style-name="P50"><text:span text:style-name="T15">CR</text:span><text:span text:style-name="T15">S32</text:span><text:span text:style-name="T15">6-</text:span><text:span text:style-name="T15">24G</text:span><text:span text:style-name="T15">-</text:span><text:span text:style-name="T15">2S+</text:span><text:span text:style-name="T15">RM</text:span></text:p>
            </draw:text-box>
          </draw:frame>
          <draw:frame draw:style-name="gr449" draw:text-style-name="P52" draw:layer="layout" svg:width="0.633cm" svg:height="0.155cm" svg:x="1.285cm" svg:y="2.543cm">
            <draw:image xlink:href="Pictures/10000000000000D800000036C470E1C34C7CDDC3.png" xlink:type="simple" xlink:show="embed" xlink:actuate="onLoad">
              <text:p/>
            </draw:image>
          </draw:frame>
        </draw:g>
      </draw:page>
      <draw:page draw:name="page5" draw:style-name="dp1" draw:master-page-name="Default">
        <draw:g draw:name="patch panel">
          <draw:custom-shape draw:style-name="gr450" draw:text-style-name="P49" draw:layer="layout" svg:width="10.16cm" svg:height="1.013cm" svg:x="1.234cm" svg:y="9.117cm">
            <text:p/>
            <draw:enhanced-geometry svg:viewBox="0 0 21600 21600" draw:mirror-horizontal="false" draw:mirror-vertical="false" draw:type="rectangle" draw:enhanced-path="M 0 0 L 21600 0 21600 21600 0 21600 0 0 Z N"/>
          </draw:custom-shape>
          <draw:custom-shape draw:style-name="gr451" draw:text-style-name="P49" draw:layer="layout" svg:width="0.323cm" svg:height="0.313cm" svg:x="1.359cm" svg:y="9.472cm">
            <text:p/>
            <draw:enhanced-geometry svg:viewBox="0 0 21600 21600" draw:mirror-horizontal="false" draw:mirror-vertical="false" draw:type="rectangle" draw:enhanced-path="M 0 0 L 21600 0 21600 21600 0 21600 0 0 Z N"/>
          </draw:custom-shape>
          <draw:custom-shape draw:style-name="gr452" draw:text-style-name="P49" draw:layer="layout" svg:width="0.323cm" svg:height="0.313cm" svg:x="1.756cm" svg:y="9.472cm">
            <text:p/>
            <draw:enhanced-geometry svg:viewBox="0 0 21600 21600" draw:mirror-horizontal="false" draw:mirror-vertical="false" draw:type="rectangle" draw:enhanced-path="M 0 0 L 21600 0 21600 21600 0 21600 0 0 Z N"/>
          </draw:custom-shape>
          <draw:custom-shape draw:style-name="gr453" draw:text-style-name="P49" draw:layer="layout" svg:width="0.323cm" svg:height="0.313cm" svg:x="2.153cm" svg:y="9.472cm">
            <text:p/>
            <draw:enhanced-geometry svg:viewBox="0 0 21600 21600" draw:mirror-horizontal="false" draw:mirror-vertical="false" draw:type="rectangle" draw:enhanced-path="M 0 0 L 21600 0 21600 21600 0 21600 0 0 Z N"/>
          </draw:custom-shape>
          <draw:custom-shape draw:style-name="gr454" draw:text-style-name="P49" draw:layer="layout" svg:width="0.323cm" svg:height="0.313cm" svg:x="2.55cm" svg:y="9.472cm">
            <text:p/>
            <draw:enhanced-geometry svg:viewBox="0 0 21600 21600" draw:mirror-horizontal="false" draw:mirror-vertical="false" draw:type="rectangle" draw:enhanced-path="M 0 0 L 21600 0 21600 21600 0 21600 0 0 Z N"/>
          </draw:custom-shape>
          <draw:custom-shape draw:style-name="gr455" draw:text-style-name="P49" draw:layer="layout" svg:width="0.323cm" svg:height="0.313cm" svg:x="2.958cm" svg:y="9.472cm">
            <text:p/>
            <draw:enhanced-geometry svg:viewBox="0 0 21600 21600" draw:mirror-horizontal="false" draw:mirror-vertical="false" draw:type="rectangle" draw:enhanced-path="M 0 0 L 21600 0 21600 21600 0 21600 0 0 Z N"/>
          </draw:custom-shape>
          <draw:custom-shape draw:style-name="gr456" draw:text-style-name="P49" draw:layer="layout" svg:width="0.323cm" svg:height="0.313cm" svg:x="3.355cm" svg:y="9.472cm">
            <text:p/>
            <draw:enhanced-geometry svg:viewBox="0 0 21600 21600" draw:mirror-horizontal="false" draw:mirror-vertical="false" draw:type="rectangle" draw:enhanced-path="M 0 0 L 21600 0 21600 21600 0 21600 0 0 Z N"/>
          </draw:custom-shape>
          <draw:custom-shape draw:style-name="gr457" draw:text-style-name="P49" draw:layer="layout" svg:width="0.323cm" svg:height="0.313cm" svg:x="3.752cm" svg:y="9.472cm">
            <text:p/>
            <draw:enhanced-geometry svg:viewBox="0 0 21600 21600" draw:mirror-horizontal="false" draw:mirror-vertical="false" draw:type="rectangle" draw:enhanced-path="M 0 0 L 21600 0 21600 21600 0 21600 0 0 Z N"/>
          </draw:custom-shape>
          <draw:custom-shape draw:style-name="gr458" draw:text-style-name="P49" draw:layer="layout" svg:width="0.323cm" svg:height="0.313cm" svg:x="4.149cm" svg:y="9.472cm">
            <text:p/>
            <draw:enhanced-geometry svg:viewBox="0 0 21600 21600" draw:mirror-horizontal="false" draw:mirror-vertical="false" draw:type="rectangle" draw:enhanced-path="M 0 0 L 21600 0 21600 21600 0 21600 0 0 Z N"/>
          </draw:custom-shape>
          <draw:custom-shape draw:style-name="gr459" draw:text-style-name="P49" draw:layer="layout" svg:width="0.323cm" svg:height="0.313cm" svg:x="4.759cm" svg:y="9.472cm">
            <text:p/>
            <draw:enhanced-geometry svg:viewBox="0 0 21600 21600" draw:mirror-horizontal="false" draw:mirror-vertical="false" draw:type="rectangle" draw:enhanced-path="M 0 0 L 21600 0 21600 21600 0 21600 0 0 Z N"/>
          </draw:custom-shape>
          <draw:custom-shape draw:style-name="gr460" draw:text-style-name="P49" draw:layer="layout" svg:width="0.323cm" svg:height="0.313cm" svg:x="5.156cm" svg:y="9.472cm">
            <text:p/>
            <draw:enhanced-geometry svg:viewBox="0 0 21600 21600" draw:mirror-horizontal="false" draw:mirror-vertical="false" draw:type="rectangle" draw:enhanced-path="M 0 0 L 21600 0 21600 21600 0 21600 0 0 Z N"/>
          </draw:custom-shape>
          <draw:custom-shape draw:style-name="gr461" draw:text-style-name="P49" draw:layer="layout" svg:width="0.323cm" svg:height="0.313cm" svg:x="5.553cm" svg:y="9.472cm">
            <text:p/>
            <draw:enhanced-geometry svg:viewBox="0 0 21600 21600" draw:mirror-horizontal="false" draw:mirror-vertical="false" draw:type="rectangle" draw:enhanced-path="M 0 0 L 21600 0 21600 21600 0 21600 0 0 Z N"/>
          </draw:custom-shape>
          <draw:custom-shape draw:style-name="gr462" draw:text-style-name="P49" draw:layer="layout" svg:width="0.323cm" svg:height="0.313cm" svg:x="5.95cm" svg:y="9.472cm">
            <text:p/>
            <draw:enhanced-geometry svg:viewBox="0 0 21600 21600" draw:mirror-horizontal="false" draw:mirror-vertical="false" draw:type="rectangle" draw:enhanced-path="M 0 0 L 21600 0 21600 21600 0 21600 0 0 Z N"/>
          </draw:custom-shape>
          <draw:custom-shape draw:style-name="gr463" draw:text-style-name="P49" draw:layer="layout" svg:width="0.323cm" svg:height="0.313cm" svg:x="6.358cm" svg:y="9.472cm">
            <text:p/>
            <draw:enhanced-geometry svg:viewBox="0 0 21600 21600" draw:mirror-horizontal="false" draw:mirror-vertical="false" draw:type="rectangle" draw:enhanced-path="M 0 0 L 21600 0 21600 21600 0 21600 0 0 Z N"/>
          </draw:custom-shape>
          <draw:custom-shape draw:style-name="gr464" draw:text-style-name="P49" draw:layer="layout" svg:width="0.323cm" svg:height="0.313cm" svg:x="6.755cm" svg:y="9.472cm">
            <text:p/>
            <draw:enhanced-geometry svg:viewBox="0 0 21600 21600" draw:mirror-horizontal="false" draw:mirror-vertical="false" draw:type="rectangle" draw:enhanced-path="M 0 0 L 21600 0 21600 21600 0 21600 0 0 Z N"/>
          </draw:custom-shape>
          <draw:custom-shape draw:style-name="gr465" draw:text-style-name="P49" draw:layer="layout" svg:width="0.323cm" svg:height="0.313cm" svg:x="7.152cm" svg:y="9.472cm">
            <text:p/>
            <draw:enhanced-geometry svg:viewBox="0 0 21600 21600" draw:mirror-horizontal="false" draw:mirror-vertical="false" draw:type="rectangle" draw:enhanced-path="M 0 0 L 21600 0 21600 21600 0 21600 0 0 Z N"/>
          </draw:custom-shape>
          <draw:custom-shape draw:style-name="gr466" draw:text-style-name="P49" draw:layer="layout" svg:width="0.323cm" svg:height="0.313cm" svg:x="7.549cm" svg:y="9.472cm">
            <text:p/>
            <draw:enhanced-geometry svg:viewBox="0 0 21600 21600" draw:mirror-horizontal="false" draw:mirror-vertical="false" draw:type="rectangle" draw:enhanced-path="M 0 0 L 21600 0 21600 21600 0 21600 0 0 Z N"/>
          </draw:custom-shape>
          <draw:custom-shape draw:style-name="gr467" draw:text-style-name="P49" draw:layer="layout" svg:width="0.323cm" svg:height="0.313cm" svg:x="8.159cm" svg:y="9.472cm">
            <text:p/>
            <draw:enhanced-geometry svg:viewBox="0 0 21600 21600" draw:mirror-horizontal="false" draw:mirror-vertical="false" draw:type="rectangle" draw:enhanced-path="M 0 0 L 21600 0 21600 21600 0 21600 0 0 Z N"/>
          </draw:custom-shape>
          <draw:custom-shape draw:style-name="gr468" draw:text-style-name="P49" draw:layer="layout" svg:width="0.323cm" svg:height="0.313cm" svg:x="8.556cm" svg:y="9.472cm">
            <text:p/>
            <draw:enhanced-geometry svg:viewBox="0 0 21600 21600" draw:mirror-horizontal="false" draw:mirror-vertical="false" draw:type="rectangle" draw:enhanced-path="M 0 0 L 21600 0 21600 21600 0 21600 0 0 Z N"/>
          </draw:custom-shape>
          <draw:custom-shape draw:style-name="gr469" draw:text-style-name="P49" draw:layer="layout" svg:width="0.323cm" svg:height="0.313cm" svg:x="8.953cm" svg:y="9.472cm">
            <text:p/>
            <draw:enhanced-geometry svg:viewBox="0 0 21600 21600" draw:mirror-horizontal="false" draw:mirror-vertical="false" draw:type="rectangle" draw:enhanced-path="M 0 0 L 21600 0 21600 21600 0 21600 0 0 Z N"/>
          </draw:custom-shape>
          <draw:custom-shape draw:style-name="gr470" draw:text-style-name="P49" draw:layer="layout" svg:width="0.323cm" svg:height="0.313cm" svg:x="9.35cm" svg:y="9.472cm">
            <text:p/>
            <draw:enhanced-geometry svg:viewBox="0 0 21600 21600" draw:mirror-horizontal="false" draw:mirror-vertical="false" draw:type="rectangle" draw:enhanced-path="M 0 0 L 21600 0 21600 21600 0 21600 0 0 Z N"/>
          </draw:custom-shape>
          <draw:custom-shape draw:style-name="gr471" draw:text-style-name="P49" draw:layer="layout" svg:width="0.323cm" svg:height="0.313cm" svg:x="9.758cm" svg:y="9.472cm">
            <text:p/>
            <draw:enhanced-geometry svg:viewBox="0 0 21600 21600" draw:mirror-horizontal="false" draw:mirror-vertical="false" draw:type="rectangle" draw:enhanced-path="M 0 0 L 21600 0 21600 21600 0 21600 0 0 Z N"/>
          </draw:custom-shape>
          <draw:custom-shape draw:style-name="gr472" draw:text-style-name="P49" draw:layer="layout" svg:width="0.323cm" svg:height="0.313cm" svg:x="10.155cm" svg:y="9.472cm">
            <text:p/>
            <draw:enhanced-geometry svg:viewBox="0 0 21600 21600" draw:mirror-horizontal="false" draw:mirror-vertical="false" draw:type="rectangle" draw:enhanced-path="M 0 0 L 21600 0 21600 21600 0 21600 0 0 Z N"/>
          </draw:custom-shape>
          <draw:custom-shape draw:style-name="gr473" draw:text-style-name="P49" draw:layer="layout" svg:width="0.323cm" svg:height="0.313cm" svg:x="10.552cm" svg:y="9.472cm">
            <text:p/>
            <draw:enhanced-geometry svg:viewBox="0 0 21600 21600" draw:mirror-horizontal="false" draw:mirror-vertical="false" draw:type="rectangle" draw:enhanced-path="M 0 0 L 21600 0 21600 21600 0 21600 0 0 Z N"/>
          </draw:custom-shape>
          <draw:custom-shape draw:style-name="gr474" draw:text-style-name="P49" draw:layer="layout" svg:width="0.323cm" svg:height="0.313cm" svg:x="10.949cm" svg:y="9.472cm">
            <text:p/>
            <draw:enhanced-geometry svg:viewBox="0 0 21600 21600" draw:mirror-horizontal="false" draw:mirror-vertical="false" draw:type="rectangle" draw:enhanced-path="M 0 0 L 21600 0 21600 21600 0 21600 0 0 Z N"/>
          </draw:custom-shape>
        </draw:g>
        <draw:frame draw:style-name="gr475" draw:text-style-name="P29" draw:layer="layout" svg:width="0.459cm" svg:height="0.239cm" svg:x="1.26cm" svg:y="8.822cm">
          <draw:text-box>
            <text:p text:style-name="P19"><text:span text:style-name="T9">PP1</text:span></text:p>
          </draw:text-box>
        </draw:frame>
      </draw:page>
      <draw:page draw:name="page6" draw:style-name="dp1" draw:master-page-name="Default">
        <draw:g draw:name="Mikrotik CRS328-24P-4S+RM">
          <draw:custom-shape draw:style-name="gr476" draw:text-style-name="P49" draw:layer="layout" svg:width="10.16cm" svg:height="1.013cm" svg:x="18.399cm" svg:y="8.393cm">
            <text:p/>
            <draw:enhanced-geometry svg:viewBox="0 0 21600 21600" draw:mirror-horizontal="false" draw:mirror-vertical="false" draw:type="rectangle" draw:enhanced-path="M 0 0 L 21600 0 21600 21600 0 21600 0 0 Z N"/>
          </draw:custom-shape>
          <draw:custom-shape draw:style-name="gr477" draw:text-style-name="P49" draw:layer="layout" svg:width="0.323cm" svg:height="0.311cm" svg:x="19.425cm" svg:y="8.549cm">
            <text:p/>
            <draw:enhanced-geometry svg:viewBox="0 0 21600 21600" draw:mirror-horizontal="false" draw:mirror-vertical="false" draw:type="rectangle" draw:enhanced-path="M 0 0 L 21600 0 21600 21600 0 21600 0 0 Z N"/>
          </draw:custom-shape>
          <draw:custom-shape draw:style-name="gr478" draw:text-style-name="P49" draw:layer="layout" svg:width="0.323cm" svg:height="0.311cm" svg:x="19.822cm" svg:y="8.549cm">
            <text:p/>
            <draw:enhanced-geometry svg:viewBox="0 0 21600 21600" draw:mirror-horizontal="false" draw:mirror-vertical="false" draw:type="rectangle" draw:enhanced-path="M 0 0 L 21600 0 21600 21600 0 21600 0 0 Z N"/>
          </draw:custom-shape>
          <draw:custom-shape draw:style-name="gr479" draw:text-style-name="P49" draw:layer="layout" svg:width="0.323cm" svg:height="0.311cm" svg:x="20.219cm" svg:y="8.549cm">
            <text:p/>
            <draw:enhanced-geometry svg:viewBox="0 0 21600 21600" draw:mirror-horizontal="false" draw:mirror-vertical="false" draw:type="rectangle" draw:enhanced-path="M 0 0 L 21600 0 21600 21600 0 21600 0 0 Z N"/>
          </draw:custom-shape>
          <draw:custom-shape draw:style-name="gr480" draw:text-style-name="P49" draw:layer="layout" svg:width="0.323cm" svg:height="0.311cm" svg:x="20.616cm" svg:y="8.549cm">
            <text:p/>
            <draw:enhanced-geometry svg:viewBox="0 0 21600 21600" draw:mirror-horizontal="false" draw:mirror-vertical="false" draw:type="rectangle" draw:enhanced-path="M 0 0 L 21600 0 21600 21600 0 21600 0 0 Z N"/>
          </draw:custom-shape>
          <draw:custom-shape draw:style-name="gr481" draw:text-style-name="P49" draw:layer="layout" svg:width="0.323cm" svg:height="0.313cm" svg:x="19.425cm" svg:y="8.938cm">
            <text:p/>
            <draw:enhanced-geometry svg:viewBox="0 0 21600 21600" draw:mirror-horizontal="false" draw:mirror-vertical="false" draw:type="rectangle" draw:enhanced-path="M 0 0 L 21600 0 21600 21600 0 21600 0 0 Z N"/>
          </draw:custom-shape>
          <draw:custom-shape draw:style-name="gr482" draw:text-style-name="P49" draw:layer="layout" svg:width="0.323cm" svg:height="0.313cm" svg:x="19.822cm" svg:y="8.938cm">
            <text:p/>
            <draw:enhanced-geometry svg:viewBox="0 0 21600 21600" draw:mirror-horizontal="false" draw:mirror-vertical="false" draw:type="rectangle" draw:enhanced-path="M 0 0 L 21600 0 21600 21600 0 21600 0 0 Z N"/>
          </draw:custom-shape>
          <draw:custom-shape draw:style-name="gr483" draw:text-style-name="P49" draw:layer="layout" svg:width="0.323cm" svg:height="0.313cm" svg:x="20.219cm" svg:y="8.938cm">
            <text:p/>
            <draw:enhanced-geometry svg:viewBox="0 0 21600 21600" draw:mirror-horizontal="false" draw:mirror-vertical="false" draw:type="rectangle" draw:enhanced-path="M 0 0 L 21600 0 21600 21600 0 21600 0 0 Z N"/>
          </draw:custom-shape>
          <draw:custom-shape draw:style-name="gr484" draw:text-style-name="P49" draw:layer="layout" svg:width="0.323cm" svg:height="0.313cm" svg:x="20.616cm" svg:y="8.938cm">
            <text:p/>
            <draw:enhanced-geometry svg:viewBox="0 0 21600 21600" draw:mirror-horizontal="false" draw:mirror-vertical="false" draw:type="rectangle" draw:enhanced-path="M 0 0 L 21600 0 21600 21600 0 21600 0 0 Z N"/>
          </draw:custom-shape>
          <draw:custom-shape draw:style-name="gr485" draw:text-style-name="P49" draw:layer="layout" svg:width="0.323cm" svg:height="0.311cm" svg:x="21.33cm" svg:y="8.549cm">
            <text:p/>
            <draw:enhanced-geometry svg:viewBox="0 0 21600 21600" draw:mirror-horizontal="false" draw:mirror-vertical="false" draw:type="rectangle" draw:enhanced-path="M 0 0 L 21600 0 21600 21600 0 21600 0 0 Z N"/>
          </draw:custom-shape>
          <draw:custom-shape draw:style-name="gr486" draw:text-style-name="P49" draw:layer="layout" svg:width="0.323cm" svg:height="0.311cm" svg:x="21.727cm" svg:y="8.549cm">
            <text:p/>
            <draw:enhanced-geometry svg:viewBox="0 0 21600 21600" draw:mirror-horizontal="false" draw:mirror-vertical="false" draw:type="rectangle" draw:enhanced-path="M 0 0 L 21600 0 21600 21600 0 21600 0 0 Z N"/>
          </draw:custom-shape>
          <draw:custom-shape draw:style-name="gr487" draw:text-style-name="P49" draw:layer="layout" svg:width="0.323cm" svg:height="0.311cm" svg:x="22.124cm" svg:y="8.549cm">
            <text:p/>
            <draw:enhanced-geometry svg:viewBox="0 0 21600 21600" draw:mirror-horizontal="false" draw:mirror-vertical="false" draw:type="rectangle" draw:enhanced-path="M 0 0 L 21600 0 21600 21600 0 21600 0 0 Z N"/>
          </draw:custom-shape>
          <draw:custom-shape draw:style-name="gr488" draw:text-style-name="P49" draw:layer="layout" svg:width="0.323cm" svg:height="0.311cm" svg:x="22.521cm" svg:y="8.549cm">
            <text:p/>
            <draw:enhanced-geometry svg:viewBox="0 0 21600 21600" draw:mirror-horizontal="false" draw:mirror-vertical="false" draw:type="rectangle" draw:enhanced-path="M 0 0 L 21600 0 21600 21600 0 21600 0 0 Z N"/>
          </draw:custom-shape>
          <draw:custom-shape draw:style-name="gr489" draw:text-style-name="P49" draw:layer="layout" svg:width="0.323cm" svg:height="0.313cm" svg:x="21.33cm" svg:y="8.938cm">
            <text:p/>
            <draw:enhanced-geometry svg:viewBox="0 0 21600 21600" draw:mirror-horizontal="false" draw:mirror-vertical="false" draw:type="rectangle" draw:enhanced-path="M 0 0 L 21600 0 21600 21600 0 21600 0 0 Z N"/>
          </draw:custom-shape>
          <draw:custom-shape draw:style-name="gr490" draw:text-style-name="P49" draw:layer="layout" svg:width="0.323cm" svg:height="0.313cm" svg:x="21.727cm" svg:y="8.938cm">
            <text:p/>
            <draw:enhanced-geometry svg:viewBox="0 0 21600 21600" draw:mirror-horizontal="false" draw:mirror-vertical="false" draw:type="rectangle" draw:enhanced-path="M 0 0 L 21600 0 21600 21600 0 21600 0 0 Z N"/>
          </draw:custom-shape>
          <draw:custom-shape draw:style-name="gr491" draw:text-style-name="P49" draw:layer="layout" svg:width="0.323cm" svg:height="0.313cm" svg:x="22.124cm" svg:y="8.938cm">
            <text:p/>
            <draw:enhanced-geometry svg:viewBox="0 0 21600 21600" draw:mirror-horizontal="false" draw:mirror-vertical="false" draw:type="rectangle" draw:enhanced-path="M 0 0 L 21600 0 21600 21600 0 21600 0 0 Z N"/>
          </draw:custom-shape>
          <draw:custom-shape draw:style-name="gr492" draw:text-style-name="P49" draw:layer="layout" svg:width="0.323cm" svg:height="0.313cm" svg:x="22.521cm" svg:y="8.938cm">
            <text:p/>
            <draw:enhanced-geometry svg:viewBox="0 0 21600 21600" draw:mirror-horizontal="false" draw:mirror-vertical="false" draw:type="rectangle" draw:enhanced-path="M 0 0 L 21600 0 21600 21600 0 21600 0 0 Z N"/>
          </draw:custom-shape>
          <draw:custom-shape draw:style-name="gr493" draw:text-style-name="P49" draw:layer="layout" svg:width="0.322cm" svg:height="0.311cm" svg:x="23.236cm" svg:y="8.549cm">
            <text:p/>
            <draw:enhanced-geometry svg:viewBox="0 0 21600 21600" draw:mirror-horizontal="false" draw:mirror-vertical="false" draw:type="rectangle" draw:enhanced-path="M 0 0 L 21600 0 21600 21600 0 21600 0 0 Z N"/>
          </draw:custom-shape>
          <draw:custom-shape draw:style-name="gr494" draw:text-style-name="P49" draw:layer="layout" svg:width="0.323cm" svg:height="0.311cm" svg:x="23.632cm" svg:y="8.549cm">
            <text:p/>
            <draw:enhanced-geometry svg:viewBox="0 0 21600 21600" draw:mirror-horizontal="false" draw:mirror-vertical="false" draw:type="rectangle" draw:enhanced-path="M 0 0 L 21600 0 21600 21600 0 21600 0 0 Z N"/>
          </draw:custom-shape>
          <draw:custom-shape draw:style-name="gr495" draw:text-style-name="P49" draw:layer="layout" svg:width="0.323cm" svg:height="0.311cm" svg:x="24.029cm" svg:y="8.549cm">
            <text:p/>
            <draw:enhanced-geometry svg:viewBox="0 0 21600 21600" draw:mirror-horizontal="false" draw:mirror-vertical="false" draw:type="rectangle" draw:enhanced-path="M 0 0 L 21600 0 21600 21600 0 21600 0 0 Z N"/>
          </draw:custom-shape>
          <draw:custom-shape draw:style-name="gr496" draw:text-style-name="P49" draw:layer="layout" svg:width="0.323cm" svg:height="0.311cm" svg:x="24.426cm" svg:y="8.549cm">
            <text:p/>
            <draw:enhanced-geometry svg:viewBox="0 0 21600 21600" draw:mirror-horizontal="false" draw:mirror-vertical="false" draw:type="rectangle" draw:enhanced-path="M 0 0 L 21600 0 21600 21600 0 21600 0 0 Z N"/>
          </draw:custom-shape>
          <draw:custom-shape draw:style-name="gr497" draw:text-style-name="P49" draw:layer="layout" svg:width="0.322cm" svg:height="0.313cm" svg:x="23.236cm" svg:y="8.938cm">
            <text:p/>
            <draw:enhanced-geometry svg:viewBox="0 0 21600 21600" draw:mirror-horizontal="false" draw:mirror-vertical="false" draw:type="rectangle" draw:enhanced-path="M 0 0 L 21600 0 21600 21600 0 21600 0 0 Z N"/>
          </draw:custom-shape>
          <draw:custom-shape draw:style-name="gr498" draw:text-style-name="P49" draw:layer="layout" svg:width="0.323cm" svg:height="0.313cm" svg:x="23.632cm" svg:y="8.938cm">
            <text:p/>
            <draw:enhanced-geometry svg:viewBox="0 0 21600 21600" draw:mirror-horizontal="false" draw:mirror-vertical="false" draw:type="rectangle" draw:enhanced-path="M 0 0 L 21600 0 21600 21600 0 21600 0 0 Z N"/>
          </draw:custom-shape>
          <draw:custom-shape draw:style-name="gr499" draw:text-style-name="P49" draw:layer="layout" svg:width="0.323cm" svg:height="0.313cm" svg:x="24.029cm" svg:y="8.938cm">
            <text:p/>
            <draw:enhanced-geometry svg:viewBox="0 0 21600 21600" draw:mirror-horizontal="false" draw:mirror-vertical="false" draw:type="rectangle" draw:enhanced-path="M 0 0 L 21600 0 21600 21600 0 21600 0 0 Z N"/>
          </draw:custom-shape>
          <draw:custom-shape draw:style-name="gr500" draw:text-style-name="P49" draw:layer="layout" svg:width="0.323cm" svg:height="0.313cm" svg:x="24.426cm" svg:y="8.938cm">
            <text:p/>
            <draw:enhanced-geometry svg:viewBox="0 0 21600 21600" draw:mirror-horizontal="false" draw:mirror-vertical="false" draw:type="rectangle" draw:enhanced-path="M 0 0 L 21600 0 21600 21600 0 21600 0 0 Z N"/>
          </draw:custom-shape>
          <draw:custom-shape draw:style-name="gr501" draw:text-style-name="P49" draw:layer="layout" svg:width="0.323cm" svg:height="0.311cm" svg:x="25.14cm" svg:y="8.549cm">
            <text:p/>
            <draw:enhanced-geometry svg:viewBox="0 0 21600 21600" draw:mirror-horizontal="false" draw:mirror-vertical="false" draw:type="rectangle" draw:enhanced-path="M 0 0 L 21600 0 21600 21600 0 21600 0 0 Z N"/>
          </draw:custom-shape>
          <draw:custom-shape draw:style-name="gr502" draw:text-style-name="P49" draw:layer="layout" svg:width="0.323cm" svg:height="0.311cm" svg:x="25.537cm" svg:y="8.549cm">
            <text:p/>
            <draw:enhanced-geometry svg:viewBox="0 0 21600 21600" draw:mirror-horizontal="false" draw:mirror-vertical="false" draw:type="rectangle" draw:enhanced-path="M 0 0 L 21600 0 21600 21600 0 21600 0 0 Z N"/>
          </draw:custom-shape>
          <draw:custom-shape draw:style-name="gr503" draw:text-style-name="P49" draw:layer="layout" svg:width="0.323cm" svg:height="0.313cm" svg:x="25.14cm" svg:y="8.938cm">
            <text:p/>
            <draw:enhanced-geometry svg:viewBox="0 0 21600 21600" draw:mirror-horizontal="false" draw:mirror-vertical="false" draw:type="rectangle" draw:enhanced-path="M 0 0 L 21600 0 21600 21600 0 21600 0 0 Z N"/>
          </draw:custom-shape>
          <draw:custom-shape draw:style-name="gr504" draw:text-style-name="P49" draw:layer="layout" svg:width="0.323cm" svg:height="0.313cm" svg:x="25.537cm" svg:y="8.938cm">
            <text:p/>
            <draw:enhanced-geometry svg:viewBox="0 0 21600 21600" draw:mirror-horizontal="false" draw:mirror-vertical="false" draw:type="rectangle" draw:enhanced-path="M 0 0 L 21600 0 21600 21600 0 21600 0 0 Z N"/>
          </draw:custom-shape>
          <draw:custom-shape draw:style-name="gr505" draw:text-style-name="P49" draw:layer="layout" svg:width="0.323cm" svg:height="0.313cm" svg:x="18.87cm" svg:y="8.938cm">
            <text:p/>
            <draw:enhanced-geometry svg:viewBox="0 0 21600 21600" draw:mirror-horizontal="false" draw:mirror-vertical="false" draw:type="rectangle" draw:enhanced-path="M 0 0 L 21600 0 21600 21600 0 21600 0 0 Z N"/>
          </draw:custom-shape>
          <draw:frame draw:style-name="gr506" draw:text-style-name="P51" draw:layer="layout" svg:width="2.034cm" svg:height="0.477cm" svg:x="26.439cm" svg:y="8.47cm">
            <draw:text-box>
              <text:p text:style-name="P50"><text:span text:style-name="T15">Cloud Router Switch</text:span></text:p>
              <text:p text:style-name="P50"><text:span text:style-name="T15">CRS328-24P-4S+RM</text:span></text:p>
            </draw:text-box>
          </draw:frame>
          <draw:frame draw:style-name="gr507" draw:text-style-name="P52" draw:layer="layout" svg:width="0.633cm" svg:height="0.155cm" svg:x="27.779cm" svg:y="9.136cm">
            <draw:image xlink:href="Pictures/10000000000000D800000036C470E1C34C7CDDC3.png" xlink:type="simple" xlink:show="embed" xlink:actuate="onLoad">
              <text:p/>
            </draw:image>
          </draw:frame>
        </draw:g>
        <draw:custom-shape draw:style-name="gr508" draw:text-style-name="P34" draw:layer="layout" svg:width="9.244cm" svg:height="6.223cm" svg:x="10.679cm" svg:y="10.656cm">
          <text:p/>
          <draw:enhanced-geometry svg:viewBox="0 0 21600 21600" draw:type="rectangle" draw:enhanced-path="M 0 0 L 21600 0 21600 21600 0 21600 0 0 Z N"/>
        </draw:custom-shape>
        <draw:line draw:style-name="gr247" draw:text-style-name="P15" draw:layer="layout" svg:x1="13.853cm" svg:y1="14.335cm" svg:x2="13.853cm" svg:y2="16.875cm">
          <text:p/>
        </draw:line>
        <draw:line draw:style-name="gr247" draw:text-style-name="P15" draw:layer="layout" svg:x1="10.678cm" svg:y1="14.335cm" svg:x2="12.964cm" svg:y2="14.335cm">
          <text:p/>
        </draw:line>
        <draw:g draw:name="computer" xml:id="id10" draw:id="id10">
          <draw:custom-shape draw:style-name="gr509" draw:text-style-name="P12" draw:layer="layout" svg:width="0.319cm" svg:height="0.238cm" svg:x="15.82cm" svg:y="13.865cm">
            <text:p/>
            <draw:enhanced-geometry svg:viewBox="0 0 21600 21600" draw:mirror-horizontal="false" draw:mirror-vertical="false" draw:type="rectangle" draw:enhanced-path="M 0 0 L 21600 0 21600 21600 0 21600 0 0 Z N"/>
          </draw:custom-shape>
          <draw:custom-shape draw:style-name="gr510" draw:text-style-name="P12" draw:layer="layout" svg:width="0.319cm" svg:height="0.046cm" svg:x="15.82cm" svg:y="14.128cm">
            <text:p/>
            <draw:enhanced-geometry svg:viewBox="0 0 21600 21600" draw:mirror-horizontal="false" draw:mirror-vertical="false" draw:type="rectangle" draw:enhanced-path="M 0 0 L 21600 0 21600 21600 0 21600 0 0 Z N"/>
          </draw:custom-shape>
        </draw:g>
        <draw:g draw:name="switch" xml:id="id5" draw:id="id5">
          <draw:custom-shape draw:style-name="gr511" draw:text-style-name="P12" draw:layer="layout" svg:width="0.406cm" svg:height="0.305cm" svg:x="12.277cm" svg:y="14.638cm">
            <text:p/>
            <draw:enhanced-geometry svg:viewBox="0 0 21600 21600" draw:mirror-horizontal="false" draw:mirror-vertical="false" draw:type="rectangle" draw:enhanced-path="M 0 0 L 21600 0 21600 21600 0 21600 0 0 Z N"/>
          </draw:custom-shape>
          <draw:polygon draw:style-name="gr512" draw:text-style-name="P11" draw:layer="layout" svg:width="0.101cm" svg:height="0.075cm" svg:x="12.346cm" svg:y="14.694cm" svg:viewBox="0 0 102 76" draw:points="0,27 59,27 59,0 102,38 60,76 60,54 0,54">
            <text:p/>
          </draw:polygon>
          <draw:polygon draw:style-name="gr513" draw:text-style-name="P11" draw:layer="layout" svg:width="0.101cm" svg:height="0.075cm" svg:x="12.346cm" svg:y="14.816cm" svg:viewBox="0 0 102 76" draw:points="0,27 59,27 59,0 102,38 60,76 60,54 0,54">
            <text:p/>
          </draw:polygon>
          <draw:polygon draw:style-name="gr514" draw:text-style-name="P11" draw:layer="layout" svg:width="0.101cm" svg:height="0.075cm" svg:x="12.522cm" svg:y="14.694cm" svg:viewBox="0 0 102 76" draw:points="0,27 59,27 59,0 102,38 60,76 60,54 0,54">
            <text:p/>
          </draw:polygon>
          <draw:polygon draw:style-name="gr515" draw:text-style-name="P11" draw:layer="layout" svg:width="0.101cm" svg:height="0.075cm" svg:x="12.522cm" svg:y="14.816cm" svg:viewBox="0 0 102 76" draw:points="0,27 59,27 59,0 102,38 60,76 60,54 0,54">
            <text:p/>
          </draw:polygon>
        </draw:g>
        <draw:g draw:name="router" xml:id="id6" draw:id="id6">
          <draw:custom-shape draw:style-name="gr255" draw:text-style-name="P34" draw:layer="layout" svg:width="0.397cm" svg:height="0.387cm" svg:x="11.526cm" svg:y="14.891cm">
            <text:p/>
            <draw:enhanced-geometry svg:viewBox="0 0 21600 21600" draw:glue-points="10800 0 3163 3163 0 10800 3163 18437 10800 21600 18437 18437 21600 10800 18437 3163" draw:text-areas="3163 3163 18437 18437" draw:type="ellipse" draw:enhanced-path="U 10800 10800 10800 10800 0 360 Z N"/>
          </draw:custom-shape>
          <draw:polygon draw:style-name="gr516" draw:text-style-name="P11" draw:layer="layout" svg:width="0.101cm" svg:height="0.075cm" draw:transform="rotate (-0.785398163397448) translate (11.6549774848257cm 14.963969420263cm)" svg:viewBox="0 0 102 76" draw:points="0,27 59,27 59,0 102,38 60,76 60,54 0,54">
            <text:p/>
          </draw:polygon>
          <draw:polygon draw:style-name="gr517" draw:text-style-name="P11" draw:layer="layout" svg:width="0.101cm" svg:height="0.075cm" draw:transform="rotate (0.785398163397448) translate (11.5898976234933cm 15.1600943119441cm)" svg:viewBox="0 0 102 76" draw:points="102,27 43,27 43,0 0,38 42,76 42,54 102,54">
            <text:p/>
          </draw:polygon>
          <draw:polygon draw:style-name="gr518" draw:text-style-name="P11" draw:layer="layout" svg:width="0.101cm" svg:height="0.075cm" draw:transform="rotate (2.35619449019234) translate (11.7850225151744cm 15.206030579737cm)" svg:viewBox="0 0 102 76" draw:points="0,27 59,27 59,0 102,38 60,76 60,54 0,54">
            <text:p/>
          </draw:polygon>
          <draw:polygon draw:style-name="gr519" draw:text-style-name="P11" draw:layer="layout" svg:width="0.101cm" svg:height="0.075cm" draw:transform="rotate (-2.35619449019235) translate (11.8501023765067cm 15.0099056880559cm)" svg:viewBox="0 0 102 76" draw:points="102,27 43,27 43,0 0,38 42,76 42,54 102,54">
            <text:p/>
          </draw:polygon>
        </draw:g>
        <draw:frame draw:name="label noframe" draw:style-name="gr520" draw:text-style-name="P53" draw:layer="layout" svg:width="1.221cm" svg:height="0.239cm" svg:x="14.162cm" svg:y="11.541cm">
          <draw:text-box>
            <text:p text:style-name="P2"><text:span text:style-name="T16">Open space</text:span></text:p>
          </draw:text-box>
        </draw:frame>
        <draw:frame draw:name="label frame" draw:style-name="gr521" draw:text-style-name="P37" xml:id="id7" draw:id="id7" draw:layer="layout" svg:width="1.167cm" svg:height="0.239cm" svg:x="10.783cm" svg:y="14.45cm">
          <draw:text-box>
            <text:p text:style-name="P36"><text:span text:style-name="T9">INTERNET</text:span></text:p>
          </draw:text-box>
        </draw:frame>
        <draw:g draw:name="multifunctional big printer" xml:id="id2" draw:id="id2">
          <draw:custom-shape draw:style-name="gr522" draw:text-style-name="P12" draw:layer="layout" svg:width="0.467cm" svg:height="0.809cm" svg:x="11.362cm" svg:y="13.291cm">
            <text:p/>
            <draw:enhanced-geometry svg:viewBox="0 0 21600 21600" draw:mirror-horizontal="false" draw:mirror-vertical="false" draw:type="rectangle" draw:enhanced-path="M 0 0 L 21600 0 21600 21600 0 21600 0 0 Z N"/>
          </draw:custom-shape>
          <draw:custom-shape draw:style-name="gr523" draw:text-style-name="P12" draw:layer="layout" svg:width="0.467cm" svg:height="0.181cm" svg:x="11.362cm" svg:y="13.919cm">
            <text:p/>
            <draw:enhanced-geometry svg:viewBox="0 0 21600 21600" draw:mirror-horizontal="false" draw:mirror-vertical="false" draw:type="rectangle" draw:enhanced-path="M 0 0 L 21600 0 21600 21600 0 21600 0 0 Z N"/>
          </draw:custom-shape>
          <draw:custom-shape draw:style-name="gr524" draw:text-style-name="P12" draw:layer="layout" svg:width="0.467cm" svg:height="0.094cm" svg:x="11.362cm" svg:y="13.825cm">
            <text:p/>
            <draw:enhanced-geometry svg:viewBox="0 0 21600 21600" draw:mirror-horizontal="false" draw:mirror-vertical="false" draw:type="rectangle" draw:enhanced-path="M 0 0 L 21600 0 21600 21600 0 21600 0 0 Z N"/>
          </draw:custom-shape>
          <draw:custom-shape draw:style-name="gr525" draw:text-style-name="P12" draw:layer="layout" svg:width="0.467cm" svg:height="0.092cm" svg:x="11.362cm" svg:y="13.736cm">
            <text:p/>
            <draw:enhanced-geometry svg:viewBox="0 0 21600 21600" draw:mirror-horizontal="false" draw:mirror-vertical="false" draw:type="rectangle" draw:enhanced-path="M 0 0 L 21600 0 21600 21600 0 21600 0 0 Z N"/>
          </draw:custom-shape>
          <draw:custom-shape draw:style-name="gr526" draw:text-style-name="P12" draw:layer="layout" svg:width="0.19cm" svg:height="0.021cm" draw:transform="skewX (-0.188146493364989) rotate (0.223402144255274) translate (11.828cm 13.788cm)">
            <text:p/>
            <draw:enhanced-geometry svg:viewBox="0 0 21600 21600" draw:mirror-horizontal="false" draw:mirror-vertical="false" draw:type="rectangle" draw:enhanced-path="M 0 0 L 21600 0 21600 21600 0 21600 0 0 Z N"/>
          </draw:custom-shape>
          <draw:custom-shape draw:style-name="gr527" draw:text-style-name="P12" draw:layer="layout" svg:width="0.11cm" svg:height="0.034cm" svg:x="11.525cm" svg:y="13.861cm">
            <text:p/>
            <draw:enhanced-geometry svg:viewBox="0 0 21600 21600" draw:mirror-horizontal="false" draw:mirror-vertical="false" draw:type="rectangle" draw:enhanced-path="M 0 0 L 21600 0 21600 21600 0 21600 0 0 Z N"/>
          </draw:custom-shape>
          <draw:custom-shape draw:style-name="gr528" draw:text-style-name="P12" draw:layer="layout" svg:width="0.11cm" svg:height="0.034cm" svg:x="11.525cm" svg:y="13.767cm">
            <text:p/>
            <draw:enhanced-geometry svg:viewBox="0 0 21600 21600" draw:mirror-horizontal="false" draw:mirror-vertical="false" draw:type="rectangle" draw:enhanced-path="M 0 0 L 21600 0 21600 21600 0 21600 0 0 Z N"/>
          </draw:custom-shape>
          <draw:custom-shape draw:style-name="gr529" draw:text-style-name="P12" draw:layer="layout" svg:width="0.467cm" svg:height="0.16cm" svg:x="11.362cm" svg:y="13.577cm">
            <text:p/>
            <draw:enhanced-geometry svg:viewBox="0 0 21600 21600" draw:mirror-horizontal="false" draw:mirror-vertical="false" draw:type="rectangle" draw:enhanced-path="M 0 0 L 21600 0 21600 21600 0 21600 0 0 Z N"/>
          </draw:custom-shape>
          <draw:custom-shape draw:style-name="gr530" draw:text-style-name="P12" draw:layer="layout" svg:width="0.189cm" svg:height="0.022cm" draw:transform="skewX (0.0905825881785057) rotate (0.223402144255274) translate (11.646cm 13.234cm)">
            <text:p/>
            <draw:enhanced-geometry svg:viewBox="0 0 21600 21600" draw:mirror-horizontal="false" draw:mirror-vertical="false" draw:type="rectangle" draw:enhanced-path="M 0 0 L 21600 0 21600 21600 0 21600 0 0 Z N"/>
          </draw:custom-shape>
          <draw:custom-shape draw:style-name="gr531" draw:text-style-name="P12" draw:layer="layout" svg:width="0.278cm" svg:height="0.034cm" svg:x="11.37cm" svg:y="13.232cm">
            <text:p/>
            <draw:enhanced-geometry svg:viewBox="0 0 21600 21600" draw:mirror-horizontal="false" draw:mirror-vertical="false" draw:type="rectangle" draw:enhanced-path="M 0 0 L 21600 0 21600 21600 0 21600 0 0 Z N"/>
          </draw:custom-shape>
          <draw:custom-shape draw:style-name="gr532" draw:text-style-name="P12" draw:layer="layout" svg:width="0.143cm" svg:height="0.061cm" svg:x="11.598cm" svg:y="13.32cm">
            <text:p/>
            <draw:enhanced-geometry svg:viewBox="0 0 21600 21600" draw:mirror-horizontal="false" draw:mirror-vertical="false" draw:type="rectangle" draw:enhanced-path="M 0 0 L 21600 0 21600 21600 0 21600 0 0 Z N"/>
          </draw:custom-shape>
          <draw:line draw:style-name="gr275" draw:text-style-name="P15" draw:layer="layout" svg:x1="11.359cm" svg:y1="13.422cm" svg:x2="11.59cm" svg:y2="13.422cm">
            <text:p/>
          </draw:line>
          <draw:custom-shape draw:style-name="gr533" draw:text-style-name="P12" draw:layer="layout" svg:width="0.11cm" svg:height="0.034cm" svg:x="11.688cm" svg:y="13.605cm">
            <text:p/>
            <draw:enhanced-geometry svg:viewBox="0 0 21600 21600" draw:mirror-horizontal="false" draw:mirror-vertical="false" draw:type="rectangle" draw:enhanced-path="M 0 0 L 21600 0 21600 21600 0 21600 0 0 Z N"/>
          </draw:custom-shape>
          <draw:custom-shape draw:style-name="gr534" draw:text-style-name="P12" draw:layer="layout" svg:width="0.11cm" svg:height="0.034cm" svg:x="11.851cm" svg:y="14.066cm">
            <text:p/>
            <draw:enhanced-geometry svg:viewBox="0 0 21600 21600" draw:mirror-horizontal="false" draw:mirror-vertical="false" draw:type="rectangle" draw:enhanced-path="M 0 0 L 21600 0 21600 21600 0 21600 0 0 Z N"/>
          </draw:custom-shape>
        </draw:g>
        <draw:g draw:name="multifunctional printer">
          <draw:custom-shape draw:style-name="gr535" draw:text-style-name="P12" draw:layer="layout" svg:width="0.467cm" svg:height="0.288cm" svg:x="16.37cm" svg:y="14.258cm">
            <text:p/>
            <draw:enhanced-geometry svg:viewBox="0 0 21600 21600" draw:mirror-horizontal="false" draw:mirror-vertical="false" draw:type="rectangle" draw:enhanced-path="M 0 0 L 21600 0 21600 21600 0 21600 0 0 Z N"/>
          </draw:custom-shape>
          <draw:custom-shape draw:style-name="gr536" draw:text-style-name="P12" draw:layer="layout" svg:width="0.189cm" svg:height="0.022cm" draw:transform="skewX (0.0905825881785057) rotate (0.223402144255274) translate (16.653cm 14.202cm)">
            <text:p/>
            <draw:enhanced-geometry svg:viewBox="0 0 21600 21600" draw:mirror-horizontal="false" draw:mirror-vertical="false" draw:type="rectangle" draw:enhanced-path="M 0 0 L 21600 0 21600 21600 0 21600 0 0 Z N"/>
          </draw:custom-shape>
          <draw:custom-shape draw:style-name="gr537" draw:text-style-name="P12" draw:layer="layout" svg:width="0.278cm" svg:height="0.034cm" svg:x="16.377cm" svg:y="14.2cm">
            <text:p/>
            <draw:enhanced-geometry svg:viewBox="0 0 21600 21600" draw:mirror-horizontal="false" draw:mirror-vertical="false" draw:type="rectangle" draw:enhanced-path="M 0 0 L 21600 0 21600 21600 0 21600 0 0 Z N"/>
          </draw:custom-shape>
          <draw:custom-shape draw:style-name="gr538" draw:text-style-name="P12" draw:layer="layout" svg:width="0.143cm" svg:height="0.061cm" svg:x="16.605cm" svg:y="14.288cm">
            <text:p/>
            <draw:enhanced-geometry svg:viewBox="0 0 21600 21600" draw:mirror-horizontal="false" draw:mirror-vertical="false" draw:type="rectangle" draw:enhanced-path="M 0 0 L 21600 0 21600 21600 0 21600 0 0 Z N"/>
          </draw:custom-shape>
          <draw:line draw:style-name="gr275" draw:text-style-name="P15" draw:layer="layout" svg:x1="16.366cm" svg:y1="14.39cm" svg:x2="16.597cm" svg:y2="14.39cm">
            <text:p/>
          </draw:line>
        </draw:g>
        <draw:g draw:name="4G">
          <draw:frame draw:style-name="gr539" draw:text-style-name="P40" draw:layer="layout" svg:width="0.286cm" svg:height="0.243cm" svg:x="15.733cm" svg:y="15.343cm">
            <draw:text-box>
              <text:p text:style-name="P2"><text:span text:style-name="T12">4G</text:span></text:p>
            </draw:text-box>
          </draw:frame>
          <draw:line draw:style-name="gr540" draw:text-style-name="P41" draw:layer="layout" svg:x1="15.763cm" svg:y1="15.671cm" svg:x2="15.763cm" svg:y2="15.707cm">
            <text:p/>
          </draw:line>
          <draw:line draw:style-name="gr541" draw:text-style-name="P41" draw:layer="layout" svg:x1="15.815cm" svg:y1="15.643cm" svg:x2="15.813cm" svg:y2="15.706cm">
            <text:p/>
          </draw:line>
          <draw:line draw:style-name="gr542" draw:text-style-name="P41" draw:layer="layout" svg:x1="15.867cm" svg:y1="15.609cm" svg:x2="15.863cm" svg:y2="15.707cm">
            <text:p/>
          </draw:line>
          <draw:line draw:style-name="gr543" draw:text-style-name="P41" draw:layer="layout" svg:x1="15.916cm" svg:y1="15.575cm" svg:x2="15.913cm" svg:y2="15.706cm">
            <text:p/>
          </draw:line>
          <draw:line draw:style-name="gr544" draw:text-style-name="P41" draw:layer="layout" svg:x1="15.971cm" svg:y1="15.526cm" svg:x2="15.964cm" svg:y2="15.707cm">
            <text:p/>
          </draw:line>
        </draw:g>
        <draw:g draw:name="laptop">
          <draw:custom-shape draw:style-name="gr545" draw:text-style-name="P12" draw:layer="layout" svg:width="0.319cm" svg:height="0.238cm" svg:x="11.921cm" svg:y="11.225cm">
            <text:p/>
            <draw:enhanced-geometry svg:viewBox="0 0 21600 21600" draw:mirror-horizontal="false" draw:mirror-vertical="false" draw:type="rectangle" draw:enhanced-path="M 0 0 L 21600 0 21600 21600 0 21600 0 0 Z N"/>
          </draw:custom-shape>
          <draw:custom-shape draw:style-name="gr289" draw:text-style-name="P34" draw:layer="layout" svg:width="0.414cm" svg:height="0.076cm" svg:x="11.821cm" svg:y="11.465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name="printer">
          <draw:custom-shape draw:style-name="gr546" draw:text-style-name="P12" draw:layer="layout" svg:width="0.467cm" svg:height="0.288cm" svg:x="16.569cm" svg:y="12.758cm">
            <text:p/>
            <draw:enhanced-geometry svg:viewBox="0 0 21600 21600" draw:mirror-horizontal="false" draw:mirror-vertical="false" draw:type="rectangle" draw:enhanced-path="M 0 0 L 21600 0 21600 21600 0 21600 0 0 Z N"/>
          </draw:custom-shape>
          <draw:custom-shape draw:style-name="gr547" draw:text-style-name="P12" draw:layer="layout" svg:width="0.143cm" svg:height="0.061cm" svg:x="16.804cm" svg:y="12.788cm">
            <text:p/>
            <draw:enhanced-geometry svg:viewBox="0 0 21600 21600" draw:mirror-horizontal="false" draw:mirror-vertical="false" draw:type="rectangle" draw:enhanced-path="M 0 0 L 21600 0 21600 21600 0 21600 0 0 Z N"/>
          </draw:custom-shape>
          <draw:line draw:style-name="gr275" draw:text-style-name="P15" draw:layer="layout" svg:x1="16.565cm" svg:y1="12.89cm" svg:x2="16.796cm" svg:y2="12.89cm">
            <text:p/>
          </draw:line>
        </draw:g>
        <draw:frame draw:name="wifi" draw:style-name="gr300" draw:text-style-name="P15" draw:layer="layout" svg:width="0.268cm" svg:height="0.218cm" svg:x="12.315cm" svg:y="11.287cm">
          <draw:image xlink:href="Pictures/10000000000000DB000000B38155BBB8818A27CF.png" xlink:type="simple" xlink:show="embed" xlink:actuate="onLoad">
            <text:p/>
          </draw:image>
        </draw:frame>
        <draw:frame draw:name="label white on red" draw:style-name="gr548" draw:text-style-name="P55" xml:id="id1" draw:id="id1" draw:layer="layout" svg:width="0.33cm" svg:height="0.213cm" svg:x="10.705cm" svg:y="13.783cm">
          <draw:text-box>
            <text:p text:style-name="P54"><text:span text:style-name="T11"><text:s/></text:span><text:span text:style-name="T11">1</text:span></text:p>
          </draw:text-box>
        </draw:frame>
        <draw:connector draw:style-name="gr549" draw:text-style-name="P26" draw:layer="layout" svg:x1="11.035cm" svg:y1="13.889cm" svg:x2="11.359cm" svg:y2="13.646cm" draw:start-shape="id1" draw:start-glue-point="1" draw:end-shape="id2" draw:end-glue-point="3" svg:d="M11035 13889h162v-243h162" svg:viewBox="0 0 325 244">
          <text:p/>
        </draw:connector>
        <draw:frame draw:name="label white on red" draw:style-name="gr550" draw:text-style-name="P55" draw:layer="layout" svg:width="0.33cm" svg:height="0.213cm" svg:x="10.705cm" svg:y="13.484cm">
          <draw:text-box>
            <text:p text:style-name="P54"><text:span text:style-name="T11"><text:s/></text:span><text:span text:style-name="T11">2</text:span></text:p>
          </draw:text-box>
        </draw:frame>
        <draw:g draw:name="computer" xml:id="id8" draw:id="id8">
          <draw:custom-shape draw:style-name="gr551" draw:text-style-name="P12" draw:layer="layout" svg:width="0.319cm" svg:height="0.238cm" svg:x="15.92cm" svg:y="13.066cm">
            <text:p/>
            <draw:enhanced-geometry svg:viewBox="0 0 21600 21600" draw:mirror-horizontal="false" draw:mirror-vertical="false" draw:type="rectangle" draw:enhanced-path="M 0 0 L 21600 0 21600 21600 0 21600 0 0 Z N"/>
          </draw:custom-shape>
          <draw:custom-shape draw:style-name="gr552" draw:text-style-name="P12" draw:layer="layout" svg:width="0.319cm" svg:height="0.046cm" svg:x="15.92cm" svg:y="13.329cm">
            <text:p/>
            <draw:enhanced-geometry svg:viewBox="0 0 21600 21600" draw:mirror-horizontal="false" draw:mirror-vertical="false" draw:type="rectangle" draw:enhanced-path="M 0 0 L 21600 0 21600 21600 0 21600 0 0 Z N"/>
          </draw:custom-shape>
        </draw:g>
        <draw:line draw:style-name="gr247" draw:text-style-name="P15" draw:layer="layout" svg:x1="10.678cm" svg:y1="12.779cm" svg:x2="12.964cm" svg:y2="12.779cm">
          <text:p/>
        </draw:line>
        <draw:g draw:name="multifunctional printer" xml:id="id4" draw:id="id4">
          <draw:custom-shape draw:style-name="gr553" draw:text-style-name="P12" draw:layer="layout" svg:width="0.467cm" svg:height="0.288cm" svg:x="11.424cm" svg:y="12.088cm">
            <text:p/>
            <draw:enhanced-geometry svg:viewBox="0 0 21600 21600" draw:mirror-horizontal="false" draw:mirror-vertical="false" draw:type="rectangle" draw:enhanced-path="M 0 0 L 21600 0 21600 21600 0 21600 0 0 Z N"/>
          </draw:custom-shape>
          <draw:custom-shape draw:style-name="gr554" draw:text-style-name="P12" draw:layer="layout" svg:width="0.189cm" svg:height="0.022cm" draw:transform="skewX (0.0905825881785057) rotate (0.223402144255274) translate (11.707cm 12.032cm)">
            <text:p/>
            <draw:enhanced-geometry svg:viewBox="0 0 21600 21600" draw:mirror-horizontal="false" draw:mirror-vertical="false" draw:type="rectangle" draw:enhanced-path="M 0 0 L 21600 0 21600 21600 0 21600 0 0 Z N"/>
          </draw:custom-shape>
          <draw:custom-shape draw:style-name="gr555" draw:text-style-name="P12" draw:layer="layout" svg:width="0.278cm" svg:height="0.034cm" svg:x="11.431cm" svg:y="12.03cm">
            <text:p/>
            <draw:enhanced-geometry svg:viewBox="0 0 21600 21600" draw:mirror-horizontal="false" draw:mirror-vertical="false" draw:type="rectangle" draw:enhanced-path="M 0 0 L 21600 0 21600 21600 0 21600 0 0 Z N"/>
          </draw:custom-shape>
          <draw:custom-shape draw:style-name="gr556" draw:text-style-name="P12" draw:layer="layout" svg:width="0.143cm" svg:height="0.061cm" svg:x="11.659cm" svg:y="12.118cm">
            <text:p/>
            <draw:enhanced-geometry svg:viewBox="0 0 21600 21600" draw:mirror-horizontal="false" draw:mirror-vertical="false" draw:type="rectangle" draw:enhanced-path="M 0 0 L 21600 0 21600 21600 0 21600 0 0 Z N"/>
          </draw:custom-shape>
          <draw:line draw:style-name="gr275" draw:text-style-name="P15" draw:layer="layout" svg:x1="11.42cm" svg:y1="12.22cm" svg:x2="11.651cm" svg:y2="12.22cm">
            <text:p/>
          </draw:line>
        </draw:g>
        <draw:frame draw:name="label white on red" draw:style-name="gr557" draw:text-style-name="P55" xml:id="id3" draw:id="id3" draw:layer="layout" svg:width="0.33cm" svg:height="0.213cm" svg:x="10.705cm" svg:y="11.883cm">
          <draw:text-box>
            <text:p text:style-name="P54"><text:span text:style-name="T11"><text:s/></text:span><text:span text:style-name="T11">3</text:span></text:p>
          </draw:text-box>
        </draw:frame>
        <draw:frame draw:name="label white on red" draw:style-name="gr558" draw:text-style-name="P55" draw:layer="layout" svg:width="0.33cm" svg:height="0.213cm" svg:x="10.705cm" svg:y="11.584cm">
          <draw:text-box>
            <text:p text:style-name="P54"><text:span text:style-name="T11"><text:s/></text:span><text:span text:style-name="T11">4</text:span></text:p>
          </draw:text-box>
        </draw:frame>
        <draw:connector draw:style-name="gr549" draw:text-style-name="P26" draw:layer="layout" svg:x1="11.035cm" svg:y1="11.989cm" svg:x2="11.42cm" svg:y2="12.183cm" draw:start-shape="id3" draw:start-glue-point="1" draw:end-shape="id4" draw:end-glue-point="3" svg:d="M11035 11989h192v194h193" svg:viewBox="0 0 386 195">
          <text:p/>
        </draw:connector>
        <draw:frame draw:name="wifi" draw:style-name="gr300" draw:text-style-name="P15" xml:id="id12" draw:id="id12" draw:layer="layout" svg:width="0.268cm" svg:height="0.218cm" svg:x="17.183cm" svg:y="12.041cm">
          <draw:image xlink:href="Pictures/10000000000000DB000000B38155BBB8818A27CF.png" xlink:type="simple" xlink:show="embed" xlink:actuate="onLoad">
            <text:p/>
          </draw:image>
        </draw:frame>
        <draw:g draw:name="laptop">
          <draw:custom-shape draw:style-name="gr559" draw:text-style-name="P12" draw:layer="layout" svg:width="0.319cm" svg:height="0.238cm" svg:x="18.236cm" svg:y="12.976cm">
            <text:p/>
            <draw:enhanced-geometry svg:viewBox="0 0 21600 21600" draw:mirror-horizontal="false" draw:mirror-vertical="false" draw:type="rectangle" draw:enhanced-path="M 0 0 L 21600 0 21600 21600 0 21600 0 0 Z N"/>
          </draw:custom-shape>
          <draw:custom-shape draw:style-name="gr289" draw:text-style-name="P34" draw:layer="layout" svg:width="0.414cm" svg:height="0.076cm" svg:x="18.136cm" svg:y="13.216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draw:name="wifi" draw:style-name="gr300" draw:text-style-name="P15" draw:layer="layout" svg:width="0.268cm" svg:height="0.218cm" svg:x="18.63cm" svg:y="13.038cm">
          <draw:image xlink:href="Pictures/10000000000000DB000000B38155BBB8818A27CF.png" xlink:type="simple" xlink:show="embed" xlink:actuate="onLoad">
            <text:p/>
          </draw:image>
        </draw:frame>
        <draw:g draw:name="laptop">
          <draw:custom-shape draw:style-name="gr560" draw:text-style-name="P12" draw:layer="layout" svg:width="0.319cm" svg:height="0.238cm" svg:x="18.236cm" svg:y="13.865cm">
            <text:p/>
            <draw:enhanced-geometry svg:viewBox="0 0 21600 21600" draw:mirror-horizontal="false" draw:mirror-vertical="false" draw:type="rectangle" draw:enhanced-path="M 0 0 L 21600 0 21600 21600 0 21600 0 0 Z N"/>
          </draw:custom-shape>
          <draw:custom-shape draw:style-name="gr289" draw:text-style-name="P34" draw:layer="layout" svg:width="0.414cm" svg:height="0.076cm" svg:x="18.136cm" svg:y="14.105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draw:name="wifi" draw:style-name="gr300" draw:text-style-name="P15" draw:layer="layout" svg:width="0.268cm" svg:height="0.218cm" svg:x="18.63cm" svg:y="13.927cm">
          <draw:image xlink:href="Pictures/10000000000000DB000000B38155BBB8818A27CF.png" xlink:type="simple" xlink:show="embed" xlink:actuate="onLoad">
            <text:p/>
          </draw:image>
        </draw:frame>
        <draw:frame draw:name="label noframe" draw:style-name="gr561" draw:text-style-name="P53" draw:layer="layout" svg:width="1.691cm" svg:height="0.239cm" svg:x="11.113cm" svg:y="10.779cm">
          <draw:text-box>
            <text:p text:style-name="P2"><text:span text:style-name="T16">P</text:span><text:span text:style-name="T16">r</text:span><text:span text:style-name="T16">o</text:span><text:span text:style-name="T16">j</text:span><text:span text:style-name="T16">e</text:span><text:span text:style-name="T16">c</text:span><text:span text:style-name="T16">t</text:span><text:span text:style-name="T16"> </text:span><text:span text:style-name="T16">m</text:span><text:span text:style-name="T16">a</text:span><text:span text:style-name="T16">n</text:span><text:span text:style-name="T16">a</text:span><text:span text:style-name="T16">g</text:span><text:span text:style-name="T16">e</text:span><text:span text:style-name="T16">r</text:span></text:p>
          </draw:text-box>
        </draw:frame>
        <draw:frame draw:name="label noframe" draw:style-name="gr562" draw:text-style-name="P53" draw:layer="layout" svg:width="1.391cm" svg:height="0.239cm" svg:x="11.703cm" svg:y="16.539cm">
          <draw:text-box>
            <text:p text:style-name="P2"><text:span text:style-name="T16">Servers room</text:span></text:p>
          </draw:text-box>
        </draw:frame>
        <draw:connector draw:style-name="gr549" draw:text-style-name="P26" draw:layer="layout" svg:x1="12.277cm" svg:y1="14.79cm" svg:x2="11.923cm" svg:y2="15.084cm" draw:start-shape="id5" draw:start-glue-point="3" draw:end-shape="id6" draw:end-glue-point="1" svg:d="M12277 14790h-176v294h-178" svg:viewBox="0 0 355 295">
          <text:p/>
        </draw:connector>
        <draw:connector draw:style-name="gr563" draw:text-style-name="P26" draw:layer="layout" svg:x1="11.366cm" svg:y1="14.689cm" svg:x2="11.724cm" svg:y2="14.891cm" draw:start-shape="id7" draw:start-glue-point="2" draw:end-shape="id6" draw:end-glue-point="0" svg:d="M11366 14689v96h358v106" svg:viewBox="0 0 359 203">
          <text:p/>
        </draw:connector>
        <draw:g draw:name="server">
          <draw:g>
            <draw:polygon draw:style-name="gr248" draw:text-style-name="P25" draw:layer="layout" svg:width="0.303cm" svg:height="0.192cm" svg:x="12.6cm" svg:y="15.972cm" svg:viewBox="0 0 304 193" draw:points="152,0 136,0 121,1 107,2 93,3 80,6 68,7 56,10 45,13 35,16 26,18 18,22 12,26 7,30 5,32 3,34 2,35 1,38 0,40 0,42 0,149 0,152 1,154 2,156 3,159 5,161 7,163 12,167 18,170 26,173 35,177 45,179 56,182 68,185 80,187 93,189 107,190 121,192 136,193 152,193 167,193 182,192 196,190 210,189 223,187 236,185 248,182 259,179 269,177 277,173 286,170 292,167 297,163 299,161 301,159 302,156 302,154 304,152 304,149 304,42 304,40 302,38 302,35 301,34 299,32 297,30 292,26 286,22 277,18 269,16 259,13 248,10 236,7 223,6 210,3 196,2 182,1 167,0">
              <text:p/>
            </draw:polygon>
          </draw:g>
          <draw:g>
            <draw:polygon draw:style-name="gr248" draw:text-style-name="P25" draw:layer="layout" svg:width="0.303cm" svg:height="0.192cm" svg:x="12.6cm" svg:y="15.866cm" svg:viewBox="0 0 304 193" draw:points="152,0 136,0 121,1 107,2 93,3 80,6 68,7 56,10 45,13 35,16 26,18 18,22 12,26 7,30 5,32 3,34 2,35 1,38 0,40 0,42 0,149 0,152 1,154 2,156 3,159 5,161 7,163 12,167 18,170 26,173 35,177 45,179 56,182 68,185 80,187 93,189 107,190 121,192 136,193 152,193 167,193 182,192 196,190 210,189 223,187 236,185 248,182 259,179 269,177 277,173 286,170 292,167 297,163 299,161 301,159 302,156 302,154 304,152 304,149 304,42 304,40 302,38 302,35 301,34 299,32 297,30 292,26 286,22 277,18 269,16 259,13 248,10 236,7 223,6 210,3 196,2 182,1 167,0">
              <text:p/>
            </draw:polygon>
          </draw:g>
          <draw:g>
            <draw:polygon draw:style-name="gr248" draw:text-style-name="P25" draw:layer="layout" svg:width="0.303cm" svg:height="0.192cm" svg:x="12.599cm" svg:y="15.759cm" svg:viewBox="0 0 304 193" draw:points="152,0 136,0 121,1 107,2 93,3 80,6 68,7 56,10 45,13 35,16 26,18 18,22 12,26 7,30 5,32 3,34 2,35 1,38 0,40 0,42 0,149 0,152 1,154 2,156 3,159 5,161 7,163 12,167 18,170 26,173 35,177 45,179 56,182 68,185 80,187 93,189 107,190 121,192 136,193 152,193 167,193 182,192 196,190 210,189 223,187 236,185 248,182 259,179 269,177 277,173 286,170 292,167 297,163 299,161 301,159 302,156 302,154 304,152 304,149 304,42 304,40 302,38 302,35 301,34 299,32 297,30 292,26 286,22 277,18 269,16 259,13 248,10 236,7 223,6 210,3 196,2 182,1 167,0">
              <text:p/>
            </draw:polygon>
            <draw:polygon draw:style-name="gr248" draw:text-style-name="P25" draw:layer="layout" svg:width="0.303cm" svg:height="0.083cm" svg:x="12.599cm" svg:y="15.759cm" svg:viewBox="0 0 304 84" draw:points="152,0 136,0 121,1 107,2 93,3 80,6 68,7 56,10 45,13 35,16 26,18 18,22 12,26 7,30 5,32 3,34 2,35 1,38 0,40 0,42 0,44 1,47 2,49 3,50 5,54 7,55 12,59 18,63 26,66 35,70 45,73 56,75 68,78 80,80 93,82 107,83 121,84 136,84 152,84 167,84 182,84 196,83 210,82 223,80 236,78 248,75 259,73 269,70 277,66 286,63 292,59 297,55 299,54 301,50 302,49 302,47 304,44 304,42 304,40 302,38 302,35 301,34 299,32 297,30 292,26 286,22 277,18 269,16 259,13 248,10 236,7 223,6 210,3 196,2 182,1 167,0">
              <text:p/>
            </draw:polygon>
          </draw:g>
        </draw:g>
        <draw:g draw:name="server">
          <draw:g>
            <draw:polygon draw:style-name="gr248" draw:text-style-name="P25" draw:layer="layout" svg:width="0.303cm" svg:height="0.192cm" svg:x="13.106cm" svg:y="15.972cm" svg:viewBox="0 0 304 193" draw:points="152,0 136,0 121,1 107,2 93,3 80,6 68,7 56,10 45,13 35,16 26,18 18,22 12,26 7,30 5,32 3,34 2,35 1,38 0,40 0,42 0,149 0,152 1,154 2,156 3,159 5,161 7,163 12,167 18,170 26,173 35,177 45,179 56,182 68,185 80,187 93,189 107,190 121,192 136,193 152,193 167,193 182,192 196,190 210,189 223,187 236,185 248,182 259,179 269,177 277,173 286,170 292,167 297,163 299,161 301,159 302,156 302,154 304,152 304,149 304,42 304,40 302,38 302,35 301,34 299,32 297,30 292,26 286,22 277,18 269,16 259,13 248,10 236,7 223,6 210,3 196,2 182,1 167,0">
              <text:p/>
            </draw:polygon>
          </draw:g>
          <draw:g>
            <draw:polygon draw:style-name="gr248" draw:text-style-name="P25" draw:layer="layout" svg:width="0.303cm" svg:height="0.192cm" svg:x="13.106cm" svg:y="15.866cm" svg:viewBox="0 0 304 193" draw:points="152,0 136,0 121,1 107,2 93,3 80,6 68,7 56,10 45,13 35,16 26,18 18,22 12,26 7,30 5,32 3,34 2,35 1,38 0,40 0,42 0,149 0,152 1,154 2,156 3,159 5,161 7,163 12,167 18,170 26,173 35,177 45,179 56,182 68,185 80,187 93,189 107,190 121,192 136,193 152,193 167,193 182,192 196,190 210,189 223,187 236,185 248,182 259,179 269,177 277,173 286,170 292,167 297,163 299,161 301,159 302,156 302,154 304,152 304,149 304,42 304,40 302,38 302,35 301,34 299,32 297,30 292,26 286,22 277,18 269,16 259,13 248,10 236,7 223,6 210,3 196,2 182,1 167,0">
              <text:p/>
            </draw:polygon>
          </draw:g>
          <draw:g>
            <draw:polygon draw:style-name="gr248" draw:text-style-name="P25" draw:layer="layout" svg:width="0.303cm" svg:height="0.192cm" svg:x="13.105cm" svg:y="15.759cm" svg:viewBox="0 0 304 193" draw:points="152,0 136,0 121,1 107,2 93,3 80,6 68,7 56,10 45,13 35,16 26,18 18,22 12,26 7,30 5,32 3,34 2,35 1,38 0,40 0,42 0,149 0,152 1,154 2,156 3,159 5,161 7,163 12,167 18,170 26,173 35,177 45,179 56,182 68,185 80,187 93,189 107,190 121,192 136,193 152,193 167,193 182,192 196,190 210,189 223,187 236,185 248,182 259,179 269,177 277,173 286,170 292,167 297,163 299,161 301,159 302,156 302,154 304,152 304,149 304,42 304,40 302,38 302,35 301,34 299,32 297,30 292,26 286,22 277,18 269,16 259,13 248,10 236,7 223,6 210,3 196,2 182,1 167,0">
              <text:p/>
            </draw:polygon>
            <draw:polygon draw:style-name="gr248" draw:text-style-name="P25" draw:layer="layout" svg:width="0.303cm" svg:height="0.083cm" svg:x="13.105cm" svg:y="15.759cm" svg:viewBox="0 0 304 84" draw:points="152,0 136,0 121,1 107,2 93,3 80,6 68,7 56,10 45,13 35,16 26,18 18,22 12,26 7,30 5,32 3,34 2,35 1,38 0,40 0,42 0,44 1,47 2,49 3,50 5,54 7,55 12,59 18,63 26,66 35,70 45,73 56,75 68,78 80,80 93,82 107,83 121,84 136,84 152,84 167,84 182,84 196,83 210,82 223,80 236,78 248,75 259,73 269,70 277,66 286,63 292,59 297,55 299,54 301,50 302,49 302,47 304,44 304,42 304,40 302,38 302,35 301,34 299,32 297,30 292,26 286,22 277,18 269,16 259,13 248,10 236,7 223,6 210,3 196,2 182,1 167,0">
              <text:p/>
            </draw:polygon>
          </draw:g>
        </draw:g>
        <draw:frame draw:name="linux" draw:style-name="gr249" draw:text-style-name="P15" draw:layer="layout" svg:width="0.356cm" svg:height="0.406cm" svg:x="13.308cm" svg:y="15.988cm">
          <draw:image xlink:href="Pictures/10000000000000CF000000F456FAED0FF4E3D0BE.png" xlink:type="simple" xlink:show="embed" xlink:actuate="onLoad">
            <text:p/>
          </draw:image>
        </draw:frame>
        <draw:frame draw:name="windows" draw:style-name="gr249" draw:text-style-name="P15" draw:layer="layout" svg:width="0.203cm" svg:height="0.203cm" svg:x="12.802cm" svg:y="16.064cm">
          <draw:image xlink:href="Pictures/100000000000005B00000059140A108CA13F5D45.png" xlink:type="simple" xlink:show="embed" xlink:actuate="onLoad">
            <text:p/>
          </draw:image>
        </draw:frame>
        <draw:g draw:name="server">
          <draw:g>
            <draw:polygon draw:style-name="gr248" draw:text-style-name="P25" draw:layer="layout" svg:width="0.303cm" svg:height="0.192cm" svg:x="12.003cm" svg:y="15.969cm" svg:viewBox="0 0 304 193" draw:points="152,0 136,0 121,1 107,2 93,3 80,6 68,7 56,10 45,13 35,16 26,18 18,22 12,26 7,30 5,32 3,34 2,35 1,38 0,40 0,42 0,149 0,152 1,154 2,156 3,159 5,161 7,163 12,167 18,170 26,173 35,177 45,179 56,182 68,185 80,187 93,189 107,190 121,192 136,193 152,193 167,193 182,192 196,190 210,189 223,187 236,185 248,182 259,179 269,177 277,173 286,170 292,167 297,163 299,161 301,159 302,156 302,154 304,152 304,149 304,42 304,40 302,38 302,35 301,34 299,32 297,30 292,26 286,22 277,18 269,16 259,13 248,10 236,7 223,6 210,3 196,2 182,1 167,0">
              <text:p/>
            </draw:polygon>
          </draw:g>
          <draw:g>
            <draw:polygon draw:style-name="gr248" draw:text-style-name="P25" draw:layer="layout" svg:width="0.303cm" svg:height="0.192cm" svg:x="12.003cm" svg:y="15.863cm" svg:viewBox="0 0 304 193" draw:points="152,0 136,0 121,1 107,2 93,3 80,6 68,7 56,10 45,13 35,16 26,18 18,22 12,26 7,30 5,32 3,34 2,35 1,38 0,40 0,42 0,149 0,152 1,154 2,156 3,159 5,161 7,163 12,167 18,170 26,173 35,177 45,179 56,182 68,185 80,187 93,189 107,190 121,192 136,193 152,193 167,193 182,192 196,190 210,189 223,187 236,185 248,182 259,179 269,177 277,173 286,170 292,167 297,163 299,161 301,159 302,156 302,154 304,152 304,149 304,42 304,40 302,38 302,35 301,34 299,32 297,30 292,26 286,22 277,18 269,16 259,13 248,10 236,7 223,6 210,3 196,2 182,1 167,0">
              <text:p/>
            </draw:polygon>
          </draw:g>
          <draw:g>
            <draw:polygon draw:style-name="gr248" draw:text-style-name="P25" draw:layer="layout" svg:width="0.303cm" svg:height="0.192cm" svg:x="12.002cm" svg:y="15.756cm" svg:viewBox="0 0 304 193" draw:points="152,0 136,0 121,1 107,2 93,3 80,6 68,7 56,10 45,13 35,16 26,18 18,22 12,26 7,30 5,32 3,34 2,35 1,38 0,40 0,42 0,149 0,152 1,154 2,156 3,159 5,161 7,163 12,167 18,170 26,173 35,177 45,179 56,182 68,185 80,187 93,189 107,190 121,192 136,193 152,193 167,193 182,192 196,190 210,189 223,187 236,185 248,182 259,179 269,177 277,173 286,170 292,167 297,163 299,161 301,159 302,156 302,154 304,152 304,149 304,42 304,40 302,38 302,35 301,34 299,32 297,30 292,26 286,22 277,18 269,16 259,13 248,10 236,7 223,6 210,3 196,2 182,1 167,0">
              <text:p/>
            </draw:polygon>
            <draw:polygon draw:style-name="gr248" draw:text-style-name="P25" draw:layer="layout" svg:width="0.303cm" svg:height="0.083cm" svg:x="12.002cm" svg:y="15.756cm" svg:viewBox="0 0 304 84" draw:points="152,0 136,0 121,1 107,2 93,3 80,6 68,7 56,10 45,13 35,16 26,18 18,22 12,26 7,30 5,32 3,34 2,35 1,38 0,40 0,42 0,44 1,47 2,49 3,50 5,54 7,55 12,59 18,63 26,66 35,70 45,73 56,75 68,78 80,80 93,82 107,83 121,84 136,84 152,84 167,84 182,84 196,83 210,82 223,80 236,78 248,75 259,73 269,70 277,66 286,63 292,59 297,55 299,54 301,50 302,49 302,47 304,44 304,42 304,40 302,38 302,35 301,34 299,32 297,30 292,26 286,22 277,18 269,16 259,13 248,10 236,7 223,6 210,3 196,2 182,1 167,0">
              <text:p/>
            </draw:polygon>
          </draw:g>
        </draw:g>
        <draw:frame draw:name="linux" draw:style-name="gr249" draw:text-style-name="P15" draw:layer="layout" svg:width="0.356cm" svg:height="0.406cm" svg:x="12.205cm" svg:y="15.985cm">
          <draw:image xlink:href="Pictures/10000000000000CF000000F456FAED0FF4E3D0BE.png" xlink:type="simple" xlink:show="embed" xlink:actuate="onLoad">
            <text:p/>
          </draw:image>
        </draw:frame>
        <draw:frame draw:name="label white on red" draw:style-name="gr564" draw:text-style-name="P55" xml:id="id9" draw:id="id9" draw:layer="layout" svg:width="0.33cm" svg:height="0.213cm" svg:x="17.005cm" svg:y="13.284cm">
          <draw:text-box>
            <text:p text:style-name="P54"><text:span text:style-name="T11"><text:s/></text:span><text:span text:style-name="T11">6</text:span></text:p>
          </draw:text-box>
        </draw:frame>
        <draw:frame draw:name="label white on red" draw:style-name="gr565" draw:text-style-name="P55" draw:layer="layout" svg:width="0.33cm" svg:height="0.213cm" svg:x="17.505cm" svg:y="13.583cm">
          <draw:text-box>
            <text:p text:style-name="P54"><text:span text:style-name="T11"><text:s/></text:span><text:span text:style-name="T11">7</text:span></text:p>
          </draw:text-box>
        </draw:frame>
        <draw:frame draw:name="label white on red" draw:style-name="gr566" draw:text-style-name="P55" xml:id="id13" draw:id="id13" draw:layer="layout" svg:width="0.33cm" svg:height="0.213cm" svg:x="17.505cm" svg:y="13.284cm">
          <draw:text-box>
            <text:p text:style-name="P54"><text:span text:style-name="T11"><text:s/></text:span><text:span text:style-name="T11">8</text:span></text:p>
          </draw:text-box>
        </draw:frame>
        <draw:line draw:style-name="gr229" draw:text-style-name="P15" draw:layer="layout" svg:x1="12.964cm" svg:y1="10.652cm" svg:x2="12.964cm" svg:y2="12.049cm">
          <text:p/>
        </draw:line>
        <draw:g draw:name="laptop">
          <draw:custom-shape draw:style-name="gr567" draw:text-style-name="P12" draw:layer="layout" svg:width="0.319cm" svg:height="0.238cm" svg:x="18.233cm" svg:y="14.777cm">
            <text:p/>
            <draw:enhanced-geometry svg:viewBox="0 0 21600 21600" draw:mirror-horizontal="false" draw:mirror-vertical="false" draw:type="rectangle" draw:enhanced-path="M 0 0 L 21600 0 21600 21600 0 21600 0 0 Z N"/>
          </draw:custom-shape>
          <draw:custom-shape draw:style-name="gr289" draw:text-style-name="P34" draw:layer="layout" svg:width="0.414cm" svg:height="0.076cm" svg:x="18.133cm" svg:y="15.017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draw:name="wifi" draw:style-name="gr300" draw:text-style-name="P15" draw:layer="layout" svg:width="0.268cm" svg:height="0.218cm" svg:x="18.627cm" svg:y="14.839cm">
          <draw:image xlink:href="Pictures/10000000000000DB000000B38155BBB8818A27CF.png" xlink:type="simple" xlink:show="embed" xlink:actuate="onLoad">
            <text:p/>
          </draw:image>
        </draw:frame>
        <draw:g draw:name="laptop">
          <draw:custom-shape draw:style-name="gr568" draw:text-style-name="P12" draw:layer="layout" svg:width="0.319cm" svg:height="0.238cm" svg:x="14.933cm" svg:y="15.366cm">
            <text:p/>
            <draw:enhanced-geometry svg:viewBox="0 0 21600 21600" draw:mirror-horizontal="false" draw:mirror-vertical="false" draw:type="rectangle" draw:enhanced-path="M 0 0 L 21600 0 21600 21600 0 21600 0 0 Z N"/>
          </draw:custom-shape>
          <draw:custom-shape draw:style-name="gr289" draw:text-style-name="P34" draw:layer="layout" svg:width="0.414cm" svg:height="0.076cm" svg:x="14.833cm" svg:y="15.606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draw:name="wifi" draw:style-name="gr300" draw:text-style-name="P15" draw:layer="layout" svg:width="0.268cm" svg:height="0.218cm" svg:x="15.427cm" svg:y="15.428cm">
          <draw:image xlink:href="Pictures/10000000000000DB000000B38155BBB8818A27CF.png" xlink:type="simple" xlink:show="embed" xlink:actuate="onLoad">
            <text:p/>
          </draw:image>
        </draw:frame>
        <draw:frame draw:name="label white on red" draw:style-name="gr569" draw:text-style-name="P55" xml:id="id11" draw:id="id11" draw:layer="layout" svg:width="0.33cm" svg:height="0.213cm" svg:x="17.005cm" svg:y="13.585cm">
          <draw:text-box>
            <text:p text:style-name="P54"><text:span text:style-name="T11"><text:s/></text:span><text:span text:style-name="T11">5</text:span></text:p>
          </draw:text-box>
        </draw:frame>
        <draw:frame draw:name="label white on red" draw:style-name="gr570" draw:text-style-name="P56" draw:layer="layout" svg:width="0.356cm" svg:height="0.213cm" svg:x="16.528cm" svg:y="16.529cm">
          <draw:text-box>
            <text:p text:style-name="P54"><text:span text:style-name="T11">1</text:span><text:span text:style-name="T11">0</text:span></text:p>
          </draw:text-box>
        </draw:frame>
        <draw:frame draw:name="label white on red" draw:style-name="gr571" draw:text-style-name="P56" draw:layer="layout" svg:width="0.356cm" svg:height="0.213cm" svg:x="17.028cm" svg:y="16.53cm">
          <draw:text-box>
            <text:p text:style-name="P54"><text:span text:style-name="T11">1</text:span><text:span text:style-name="T11">1</text:span></text:p>
          </draw:text-box>
        </draw:frame>
        <draw:frame draw:name="label noframe" draw:style-name="gr572" draw:text-style-name="P35" draw:layer="layout" svg:width="0.455cm" svg:height="0.239cm" svg:x="18.171cm" svg:y="13.372cm">
          <draw:text-box>
            <text:p text:style-name="P2"><text:span text:style-name="T9">J</text:span><text:span text:style-name="T9">o</text:span><text:span text:style-name="T9">h</text:span><text:span text:style-name="T9">n</text:span></text:p>
          </draw:text-box>
        </draw:frame>
        <draw:frame draw:name="label noframe" draw:style-name="gr573" draw:text-style-name="P35" draw:layer="layout" svg:width="0.451cm" svg:height="0.239cm" svg:x="18.172cm" svg:y="14.273cm">
          <draw:text-box>
            <text:p text:style-name="P2"><text:span text:style-name="T9">B</text:span><text:span text:style-name="T9">o</text:span><text:span text:style-name="T9">b</text:span></text:p>
          </draw:text-box>
        </draw:frame>
        <draw:frame draw:name="label noframe" draw:style-name="gr574" draw:text-style-name="P35" draw:layer="layout" svg:width="0.455cm" svg:height="0.239cm" svg:x="18.173cm" svg:y="15.174cm">
          <draw:text-box>
            <text:p text:style-name="P2"><text:span text:style-name="T9">Al</text:span><text:span text:style-name="T9">ic</text:span><text:span text:style-name="T9">e</text:span></text:p>
          </draw:text-box>
        </draw:frame>
        <draw:frame draw:name="label noframe" draw:style-name="gr575" draw:text-style-name="P35" draw:layer="layout" svg:width="0.595cm" svg:height="0.239cm" svg:x="14.874cm" svg:y="15.775cm">
          <draw:text-box>
            <text:p text:style-name="P2"><text:span text:style-name="T9">Nancy</text:span></text:p>
          </draw:text-box>
        </draw:frame>
        <draw:frame draw:name="label noframe" draw:style-name="gr576" draw:text-style-name="P35" draw:layer="layout" svg:width="0.65cm" svg:height="0.239cm" svg:x="15.675cm" svg:y="12.776cm">
          <draw:text-box>
            <text:p text:style-name="P2"><text:span text:style-name="T9">Steven</text:span></text:p>
          </draw:text-box>
        </draw:frame>
        <draw:frame draw:name="label noframe" draw:style-name="gr577" draw:text-style-name="P35" draw:layer="layout" svg:width="0.527cm" svg:height="0.239cm" svg:x="15.575cm" svg:y="14.277cm">
          <draw:text-box>
            <text:p text:style-name="P2"><text:span text:style-name="T9">Olivia</text:span></text:p>
          </draw:text-box>
        </draw:frame>
        <draw:frame draw:name="label noframe" draw:style-name="gr578" draw:text-style-name="P35" draw:layer="layout" svg:width="0.726cm" svg:height="0.239cm" svg:x="16.984cm" svg:y="11.806cm">
          <draw:text-box>
            <text:p text:style-name="P2"><text:span text:style-name="T9">Hotspot</text:span></text:p>
          </draw:text-box>
        </draw:frame>
        <draw:g>
          <draw:frame draw:style-name="gr579" draw:text-style-name="P3" draw:layer="layout" svg:width="9.657cm" svg:height="0.637cm" svg:x="10.753cm" svg:y="17.501cm">
            <draw:text-box>
              <text:p text:style-name="P2"><text:span text:style-name="T2">PROJECT NAME</text:span></text:p>
              <text:p text:style-name="P2"><text:span text:style-name="T3">Data Network for DUMMY Company.</text:span></text:p>
            </draw:text-box>
          </draw:frame>
          <draw:frame draw:style-name="gr580" draw:text-style-name="P4" draw:layer="layout" svg:width="7.264cm" svg:height="0.381cm" svg:x="13.14cm" svg:y="19.269cm">
            <draw:text-box>
              <text:p text:style-name="P2"><text:span text:style-name="T4">geo</text:span><text:span text:style-name="T4">soft</text:span><text:span text:style-name="T4">1@</text:span><text:span text:style-name="T4">gm</text:span><text:span text:style-name="T4">ail.c</text:span><text:span text:style-name="T4">om</text:span></text:p>
            </draw:text-box>
          </draw:frame>
          <draw:frame draw:style-name="gr581" draw:text-style-name="P4" draw:layer="layout" svg:width="6.752cm" svg:height="0.319cm" svg:x="21.802cm" svg:y="19.63cm">
            <draw:text-box>
              <text:p text:style-name="P2"><text:span text:style-name="T4">-</text:span></text:p>
            </draw:text-box>
          </draw:frame>
          <draw:frame draw:style-name="gr582" draw:text-style-name="P5" draw:layer="layout" svg:width="3.737cm" svg:height="0.412cm" svg:x="21.802cm" svg:y="17.501cm">
            <draw:text-box>
              <text:p text:style-name="P2"><text:span text:style-name="T5">D</text:span><text:span text:style-name="T5">R</text:span><text:span text:style-name="T5">A</text:span><text:span text:style-name="T5">F</text:span><text:span text:style-name="T5">T</text:span></text:p>
            </draw:text-box>
          </draw:frame>
          <draw:frame draw:style-name="gr583" draw:text-style-name="P6" draw:layer="layout" svg:width="7.259cm" svg:height="0.37cm" svg:x="13.14cm" svg:y="19.63cm">
            <draw:text-box>
              <text:p><text:span text:style-name="T6">08 </text:span><text:span text:style-name="T6">De</text:span><text:span text:style-name="T6">c </text:span><text:span text:style-name="T6">20</text:span><text:span text:style-name="T6">19</text:span></text:p>
            </draw:text-box>
          </draw:frame>
          <draw:line draw:style-name="gr584" draw:text-style-name="P7" draw:layer="layout" svg:x1="21.713cm" svg:y1="17.448cm" svg:x2="21.706cm" svg:y2="19.966cm">
            <text:p/>
          </draw:line>
          <draw:frame draw:style-name="gr585" draw:text-style-name="P3" draw:layer="layout" svg:width="1.977cm" svg:height="0.319cm" svg:x="10.753cm" svg:y="19.63cm">
            <draw:text-box>
              <text:p text:style-name="P2"><text:span text:style-name="T2">DA</text:span><text:span text:style-name="T2">TE</text:span></text:p>
            </draw:text-box>
          </draw:frame>
          <draw:frame draw:style-name="gr586" draw:text-style-name="P3" draw:layer="layout" svg:width="1.977cm" svg:height="0.381cm" svg:x="10.753cm" svg:y="19.269cm">
            <draw:text-box>
              <text:p text:style-name="P2"><text:span text:style-name="T2">VE</text:span><text:span text:style-name="T2">RIF</text:span><text:span text:style-name="T2">IED</text:span></text:p>
            </draw:text-box>
          </draw:frame>
          <draw:frame draw:style-name="gr587" draw:text-style-name="P3" draw:layer="layout" svg:width="1.977cm" svg:height="0.381cm" svg:x="10.757cm" svg:y="18.177cm">
            <draw:text-box>
              <text:p text:style-name="P2"><text:span text:style-name="T2">LO</text:span><text:span text:style-name="T2">CA</text:span><text:span text:style-name="T2">TIO</text:span><text:span text:style-name="T2">N</text:span></text:p>
            </draw:text-box>
          </draw:frame>
          <draw:frame draw:style-name="gr588" draw:text-style-name="P3" draw:layer="layout" svg:width="1.977cm" svg:height="0.381cm" svg:x="10.753cm" svg:y="18.542cm">
            <draw:text-box>
              <text:p text:style-name="P2"><text:span text:style-name="T2">BUI</text:span><text:span text:style-name="T2">LDI</text:span><text:span text:style-name="T2">NG</text:span></text:p>
            </draw:text-box>
          </draw:frame>
          <draw:frame draw:style-name="gr589" draw:text-style-name="P3" draw:layer="layout" svg:width="1.977cm" svg:height="0.381cm" svg:x="10.753cm" svg:y="18.92cm">
            <draw:text-box>
              <text:p text:style-name="P2"><text:span text:style-name="T2">DE</text:span><text:span text:style-name="T2">SIG</text:span><text:span text:style-name="T2">N</text:span></text:p>
            </draw:text-box>
          </draw:frame>
          <draw:frame draw:style-name="gr590" draw:text-style-name="P4" draw:layer="layout" svg:width="7.264cm" svg:height="0.381cm" svg:x="13.14cm" svg:y="18.92cm">
            <draw:text-box>
              <text:p text:style-name="P2"><text:span text:style-name="T4">geo</text:span><text:span text:style-name="T4">soft</text:span><text:span text:style-name="T4">1@</text:span><text:span text:style-name="T4">gm</text:span><text:span text:style-name="T4">ail.c</text:span><text:span text:style-name="T4">om</text:span></text:p>
            </draw:text-box>
          </draw:frame>
          <draw:line draw:style-name="gr591" draw:text-style-name="P8" draw:layer="layout" svg:x1="12.982cm" svg:y1="18.148cm" svg:x2="12.988cm" svg:y2="19.957cm">
            <text:p/>
          </draw:line>
          <draw:line draw:style-name="gr592" draw:text-style-name="P8" draw:layer="layout" svg:x1="10.701cm" svg:y1="19.597cm" svg:x2="28.701cm" svg:y2="19.597cm">
            <text:p/>
          </draw:line>
          <draw:line draw:style-name="gr593" draw:text-style-name="P9" draw:layer="layout" svg:x1="10.702cm" svg:y1="18.527cm" svg:x2="21.705cm" svg:y2="18.52cm">
            <text:p/>
          </draw:line>
          <draw:line draw:style-name="gr594" draw:text-style-name="P9" draw:layer="layout" svg:x1="10.702cm" svg:y1="18.151cm" svg:x2="21.705cm" svg:y2="18.144cm">
            <text:p/>
          </draw:line>
          <draw:frame draw:style-name="gr595" draw:text-style-name="P3" draw:layer="layout" svg:width="0.69cm" svg:height="0.637cm" svg:x="20.981cm" svg:y="17.501cm">
            <draw:text-box>
              <text:p text:style-name="P2"><text:span text:style-name="T3">P</text:span><text:span text:style-name="T3"><text:page-number>&lt;number&gt;</text:page-number></text:span></text:p>
            </draw:text-box>
          </draw:frame>
          <draw:line draw:style-name="gr596" draw:text-style-name="P8" draw:layer="layout" svg:x1="10.7cm" svg:y1="17.461cm" svg:x2="28.7cm" svg:y2="17.461cm">
            <text:p/>
          </draw:line>
          <draw:line draw:style-name="gr597" draw:text-style-name="P9" draw:layer="layout" svg:x1="10.702cm" svg:y1="19.241cm" svg:x2="21.705cm" svg:y2="19.234cm">
            <text:p/>
          </draw:line>
          <draw:line draw:style-name="gr598" draw:text-style-name="P9" draw:layer="layout" svg:x1="10.702cm" svg:y1="18.877cm" svg:x2="21.705cm" svg:y2="18.87cm">
            <text:p/>
          </draw:line>
          <draw:line draw:style-name="gr24" draw:text-style-name="P10" draw:layer="layout" svg:x1="10.7cm" svg:y1="17.461cm" svg:x2="10.7cm" svg:y2="19.965cm">
            <text:p/>
          </draw:line>
          <draw:frame draw:style-name="gr599" draw:text-style-name="P6" draw:layer="layout" svg:width="7.264cm" svg:height="0.381cm" svg:x="13.14cm" svg:y="18.18cm">
            <draw:text-box>
              <text:p text:style-name="P2"><text:span text:style-name="T7">DU</text:span><text:span text:style-name="T7">MM</text:span><text:span text:style-name="T7">Y </text:span><text:span text:style-name="T7">City</text:span></text:p>
            </draw:text-box>
          </draw:frame>
          <draw:frame draw:style-name="gr600" draw:text-style-name="P4" draw:layer="layout" svg:width="7.264cm" svg:height="0.381cm" svg:x="13.14cm" svg:y="18.545cm">
            <draw:text-box>
              <text:p text:style-name="P2"><text:span text:style-name="T4">DU</text:span><text:span text:style-name="T4">MM</text:span><text:span text:style-name="T4">Y </text:span><text:span text:style-name="T4">Offi</text:span><text:span text:style-name="T4">ce </text:span></text:p>
            </draw:text-box>
          </draw:frame>
        </draw:g>
        <draw:frame draw:style-name="gr601" draw:text-style-name="P57" draw:layer="layout" svg:width="1.357cm" svg:height="0.319cm" svg:x="22.336cm" svg:y="13.395cm">
          <draw:text-box>
            <text:p text:style-name="P47"><text:span text:style-name="T17">L</text:span><text:span text:style-name="T17">E</text:span><text:span text:style-name="T17">G</text:span><text:span text:style-name="T17">E</text:span><text:span text:style-name="T17">N</text:span><text:span text:style-name="T17">D</text:span></text:p>
          </draw:text-box>
        </draw:frame>
        <draw:frame draw:style-name="gr602" draw:text-style-name="P57" draw:layer="layout" svg:width="1.983cm" svg:height="0.319cm" svg:x="23.337cm" svg:y="13.896cm">
          <draw:text-box>
            <text:p text:style-name="P47"><text:span text:style-name="T17">L</text:span><text:span text:style-name="T17">A</text:span><text:span text:style-name="T17">N </text:span><text:span text:style-name="T17">c</text:span><text:span text:style-name="T17">o</text:span><text:span text:style-name="T17">n</text:span><text:span text:style-name="T17">n</text:span><text:span text:style-name="T17">e</text:span><text:span text:style-name="T17">xi</text:span><text:span text:style-name="T17">o</text:span><text:span text:style-name="T17">n</text:span></text:p>
          </draw:text-box>
        </draw:frame>
        <draw:frame draw:style-name="gr603" draw:text-style-name="P57" draw:layer="layout" svg:width="1.971cm" svg:height="0.319cm" svg:x="23.338cm" svg:y="14.297cm">
          <draw:text-box>
            <text:p text:style-name="P47"><text:span text:style-name="T17">P</text:span><text:span text:style-name="T17">o</text:span><text:span text:style-name="T17">E</text:span></text:p>
          </draw:text-box>
        </draw:frame>
        <draw:line draw:style-name="gr604" draw:text-style-name="P23" draw:layer="layout" svg:x1="22.382cm" svg:y1="14.055cm" svg:x2="22.982cm" svg:y2="14.055cm">
          <text:p/>
        </draw:line>
        <draw:line draw:style-name="gr605" draw:text-style-name="P23" draw:layer="layout" svg:x1="22.382cm" svg:y1="14.455cm" svg:x2="22.982cm" svg:y2="14.455cm">
          <text:p/>
        </draw:line>
        <draw:frame draw:style-name="gr606" draw:text-style-name="P38" draw:layer="layout" svg:width="0.341cm" svg:height="0.239cm" svg:x="22.641cm" svg:y="15.243cm">
          <draw:text-box>
            <text:p text:style-name="P36"><text:span text:style-name="T11">25</text:span></text:p>
          </draw:text-box>
        </draw:frame>
        <draw:frame draw:style-name="gr607" draw:text-style-name="P57" draw:layer="layout" svg:width="1.391cm" svg:height="0.319cm" svg:x="23.339cm" svg:y="15.198cm">
          <draw:text-box>
            <text:p text:style-name="P47"><text:span text:style-name="T17">RJ45</text:span></text:p>
          </draw:text-box>
        </draw:frame>
        <draw:g>
          <draw:custom-shape draw:style-name="gr608" draw:text-style-name="P12" draw:layer="layout" svg:width="0.319cm" svg:height="0.238cm" svg:x="26.163cm" svg:y="13.886cm">
            <text:p/>
            <draw:enhanced-geometry svg:viewBox="0 0 21600 21600" draw:mirror-horizontal="false" draw:mirror-vertical="false" draw:type="rectangle" draw:enhanced-path="M 0 0 L 21600 0 21600 21600 0 21600 0 0 Z N"/>
          </draw:custom-shape>
          <draw:custom-shape draw:style-name="gr609" draw:text-style-name="P12" draw:layer="layout" svg:width="0.319cm" svg:height="0.046cm" svg:x="26.163cm" svg:y="14.149cm">
            <text:p/>
            <draw:enhanced-geometry svg:viewBox="0 0 21600 21600" draw:mirror-horizontal="false" draw:mirror-vertical="false" draw:type="rectangle" draw:enhanced-path="M 0 0 L 21600 0 21600 21600 0 21600 0 0 Z N"/>
          </draw:custom-shape>
        </draw:g>
        <draw:g>
          <draw:custom-shape draw:style-name="gr610" draw:text-style-name="P12" draw:layer="layout" svg:width="0.467cm" svg:height="0.288cm" svg:x="26.012cm" svg:y="14.907cm">
            <text:p/>
            <draw:enhanced-geometry svg:viewBox="0 0 21600 21600" draw:mirror-horizontal="false" draw:mirror-vertical="false" draw:type="rectangle" draw:enhanced-path="M 0 0 L 21600 0 21600 21600 0 21600 0 0 Z N"/>
          </draw:custom-shape>
          <draw:custom-shape draw:style-name="gr611" draw:text-style-name="P12" draw:layer="layout" svg:width="0.189cm" svg:height="0.022cm" draw:transform="skewX (0.0905825881785057) rotate (0.223402144255274) translate (26.295cm 14.851cm)">
            <text:p/>
            <draw:enhanced-geometry svg:viewBox="0 0 21600 21600" draw:mirror-horizontal="false" draw:mirror-vertical="false" draw:type="rectangle" draw:enhanced-path="M 0 0 L 21600 0 21600 21600 0 21600 0 0 Z N"/>
          </draw:custom-shape>
          <draw:custom-shape draw:style-name="gr612" draw:text-style-name="P12" draw:layer="layout" svg:width="0.278cm" svg:height="0.034cm" svg:x="26.019cm" svg:y="14.849cm">
            <text:p/>
            <draw:enhanced-geometry svg:viewBox="0 0 21600 21600" draw:mirror-horizontal="false" draw:mirror-vertical="false" draw:type="rectangle" draw:enhanced-path="M 0 0 L 21600 0 21600 21600 0 21600 0 0 Z N"/>
          </draw:custom-shape>
          <draw:custom-shape draw:style-name="gr613" draw:text-style-name="P12" draw:layer="layout" svg:width="0.143cm" svg:height="0.061cm" svg:x="26.247cm" svg:y="14.937cm">
            <text:p/>
            <draw:enhanced-geometry svg:viewBox="0 0 21600 21600" draw:mirror-horizontal="false" draw:mirror-vertical="false" draw:type="rectangle" draw:enhanced-path="M 0 0 L 21600 0 21600 21600 0 21600 0 0 Z N"/>
          </draw:custom-shape>
          <draw:line draw:style-name="gr275" draw:text-style-name="P15" draw:layer="layout" svg:x1="26.008cm" svg:y1="15.039cm" svg:x2="26.239cm" svg:y2="15.039cm">
            <text:p/>
          </draw:line>
        </draw:g>
        <draw:frame draw:style-name="gr300" draw:text-style-name="P15" draw:layer="layout" svg:width="0.268cm" svg:height="0.218cm" svg:x="26.214cm" svg:y="16.595cm">
          <draw:image xlink:href="Pictures/10000000000000DB000000B38155BBB8818A27CF.png" xlink:type="simple" xlink:show="embed" xlink:actuate="onLoad">
            <text:p/>
          </draw:image>
        </draw:frame>
        <draw:g>
          <draw:custom-shape draw:style-name="gr614" draw:text-style-name="P12" draw:layer="layout" svg:width="0.406cm" svg:height="0.305cm" svg:x="26.082cm" svg:y="16.095cm">
            <text:p/>
            <draw:enhanced-geometry svg:viewBox="0 0 21600 21600" draw:mirror-horizontal="false" draw:mirror-vertical="false" draw:type="rectangle" draw:enhanced-path="M 0 0 L 21600 0 21600 21600 0 21600 0 0 Z N"/>
          </draw:custom-shape>
          <draw:polygon draw:style-name="gr615" draw:text-style-name="P11" draw:layer="layout" svg:width="0.101cm" svg:height="0.075cm" svg:x="26.151cm" svg:y="16.151cm" svg:viewBox="0 0 102 76" draw:points="0,27 59,27 59,0 102,38 60,76 60,54 0,54">
            <text:p/>
          </draw:polygon>
          <draw:polygon draw:style-name="gr616" draw:text-style-name="P11" draw:layer="layout" svg:width="0.101cm" svg:height="0.075cm" svg:x="26.151cm" svg:y="16.273cm" svg:viewBox="0 0 102 76" draw:points="0,27 59,27 59,0 102,38 60,76 60,54 0,54">
            <text:p/>
          </draw:polygon>
          <draw:polygon draw:style-name="gr617" draw:text-style-name="P11" draw:layer="layout" svg:width="0.101cm" svg:height="0.075cm" svg:x="26.327cm" svg:y="16.151cm" svg:viewBox="0 0 102 76" draw:points="0,27 59,27 59,0 102,38 60,76 60,54 0,54">
            <text:p/>
          </draw:polygon>
          <draw:polygon draw:style-name="gr618" draw:text-style-name="P11" draw:layer="layout" svg:width="0.101cm" svg:height="0.075cm" svg:x="26.327cm" svg:y="16.273cm" svg:viewBox="0 0 102 76" draw:points="0,27 59,27 59,0 102,38 60,76 60,54 0,54">
            <text:p/>
          </draw:polygon>
        </draw:g>
        <draw:g>
          <draw:custom-shape draw:style-name="gr619" draw:text-style-name="P12" draw:layer="layout" svg:width="0.321cm" svg:height="0.634cm" svg:x="26.127cm" svg:y="15.361cm">
            <text:p/>
            <draw:enhanced-geometry svg:viewBox="0 0 21600 21600" draw:mirror-horizontal="false" draw:mirror-vertical="false" draw:type="rectangle" draw:enhanced-path="M 0 0 L 21600 0 21600 21600 0 21600 0 0 Z N"/>
          </draw:custom-shape>
          <draw:custom-shape draw:style-name="gr620" draw:text-style-name="P12" draw:layer="layout" svg:width="0.321cm" svg:height="0.142cm" svg:x="26.127cm" svg:y="15.853cm">
            <text:p/>
            <draw:enhanced-geometry svg:viewBox="0 0 21600 21600" draw:mirror-horizontal="false" draw:mirror-vertical="false" draw:type="rectangle" draw:enhanced-path="M 0 0 L 21600 0 21600 21600 0 21600 0 0 Z N"/>
          </draw:custom-shape>
          <draw:custom-shape draw:style-name="gr621" draw:text-style-name="P12" draw:layer="layout" svg:width="0.321cm" svg:height="0.074cm" svg:x="26.127cm" svg:y="15.779cm">
            <text:p/>
            <draw:enhanced-geometry svg:viewBox="0 0 21600 21600" draw:mirror-horizontal="false" draw:mirror-vertical="false" draw:type="rectangle" draw:enhanced-path="M 0 0 L 21600 0 21600 21600 0 21600 0 0 Z N"/>
          </draw:custom-shape>
          <draw:custom-shape draw:style-name="gr622" draw:text-style-name="P12" draw:layer="layout" svg:width="0.321cm" svg:height="0.072cm" svg:x="26.127cm" svg:y="15.709cm">
            <text:p/>
            <draw:enhanced-geometry svg:viewBox="0 0 21600 21600" draw:mirror-horizontal="false" draw:mirror-vertical="false" draw:type="rectangle" draw:enhanced-path="M 0 0 L 21600 0 21600 21600 0 21600 0 0 Z N"/>
          </draw:custom-shape>
          <draw:custom-shape draw:style-name="gr623" draw:text-style-name="P12" draw:layer="layout" svg:width="0.132cm" svg:height="0.015cm" draw:transform="skewX (-0.13247049022637) rotate (0.223402144255274) translate (26.448cm 15.751cm)">
            <text:p/>
            <draw:enhanced-geometry svg:viewBox="0 0 21600 21600" draw:mirror-horizontal="false" draw:mirror-vertical="false" draw:type="rectangle" draw:enhanced-path="M 0 0 L 21600 0 21600 21600 0 21600 0 0 Z N"/>
          </draw:custom-shape>
          <draw:custom-shape draw:style-name="gr624" draw:text-style-name="P12" draw:layer="layout" svg:width="0.076cm" svg:height="0.028cm" svg:x="26.238cm" svg:y="15.807cm">
            <text:p/>
            <draw:enhanced-geometry svg:viewBox="0 0 21600 21600" draw:mirror-horizontal="false" draw:mirror-vertical="false" draw:type="rectangle" draw:enhanced-path="M 0 0 L 21600 0 21600 21600 0 21600 0 0 Z N"/>
          </draw:custom-shape>
          <draw:custom-shape draw:style-name="gr625" draw:text-style-name="P12" draw:layer="layout" svg:width="0.076cm" svg:height="0.026cm" svg:x="26.238cm" svg:y="15.735cm">
            <text:p/>
            <draw:enhanced-geometry svg:viewBox="0 0 21600 21600" draw:mirror-horizontal="false" draw:mirror-vertical="false" draw:type="rectangle" draw:enhanced-path="M 0 0 L 21600 0 21600 21600 0 21600 0 0 Z N"/>
          </draw:custom-shape>
          <draw:custom-shape draw:style-name="gr626" draw:text-style-name="P12" draw:layer="layout" svg:width="0.321cm" svg:height="0.126cm" svg:x="26.127cm" svg:y="15.584cm">
            <text:p/>
            <draw:enhanced-geometry svg:viewBox="0 0 21600 21600" draw:mirror-horizontal="false" draw:mirror-vertical="false" draw:type="rectangle" draw:enhanced-path="M 0 0 L 21600 0 21600 21600 0 21600 0 0 Z N"/>
          </draw:custom-shape>
          <draw:custom-shape draw:style-name="gr627" draw:text-style-name="P12" draw:layer="layout" svg:width="0.131cm" svg:height="0.015cm" draw:transform="skewX (0.13247049022637) rotate (0.223402144255274) translate (26.322cm 15.318cm)">
            <text:p/>
            <draw:enhanced-geometry svg:viewBox="0 0 21600 21600" draw:mirror-horizontal="false" draw:mirror-vertical="false" draw:type="rectangle" draw:enhanced-path="M 0 0 L 21600 0 21600 21600 0 21600 0 0 Z N"/>
          </draw:custom-shape>
          <draw:custom-shape draw:style-name="gr628" draw:text-style-name="P12" draw:layer="layout" svg:width="0.192cm" svg:height="0.026cm" svg:x="26.131cm" svg:y="15.316cm">
            <text:p/>
            <draw:enhanced-geometry svg:viewBox="0 0 21600 21600" draw:mirror-horizontal="false" draw:mirror-vertical="false" draw:type="rectangle" draw:enhanced-path="M 0 0 L 21600 0 21600 21600 0 21600 0 0 Z N"/>
          </draw:custom-shape>
          <draw:custom-shape draw:style-name="gr629" draw:text-style-name="P12" draw:layer="layout" svg:width="0.098cm" svg:height="0.046cm" svg:x="26.289cm" svg:y="15.385cm">
            <text:p/>
            <draw:enhanced-geometry svg:viewBox="0 0 21600 21600" draw:mirror-horizontal="false" draw:mirror-vertical="false" draw:type="rectangle" draw:enhanced-path="M 0 0 L 21600 0 21600 21600 0 21600 0 0 Z N"/>
          </draw:custom-shape>
          <draw:line draw:style-name="gr275" draw:text-style-name="P15" draw:layer="layout" svg:x1="26.124cm" svg:y1="15.464cm" svg:x2="26.283cm" svg:y2="15.464cm">
            <text:p/>
          </draw:line>
          <draw:custom-shape draw:style-name="gr630" draw:text-style-name="P12" draw:layer="layout" svg:width="0.076cm" svg:height="0.026cm" svg:x="26.351cm" svg:y="15.608cm">
            <text:p/>
            <draw:enhanced-geometry svg:viewBox="0 0 21600 21600" draw:mirror-horizontal="false" draw:mirror-vertical="false" draw:type="rectangle" draw:enhanced-path="M 0 0 L 21600 0 21600 21600 0 21600 0 0 Z N"/>
          </draw:custom-shape>
          <draw:custom-shape draw:style-name="gr631" draw:text-style-name="P12" draw:layer="layout" svg:width="0.077cm" svg:height="0.026cm" svg:x="26.463cm" svg:y="15.969cm">
            <text:p/>
            <draw:enhanced-geometry svg:viewBox="0 0 21600 21600" draw:mirror-horizontal="false" draw:mirror-vertical="false" draw:type="rectangle" draw:enhanced-path="M 0 0 L 21600 0 21600 21600 0 21600 0 0 Z N"/>
          </draw:custom-shape>
        </draw:g>
        <draw:frame draw:style-name="gr601" draw:text-style-name="P57" draw:layer="layout" svg:width="1.357cm" svg:height="0.319cm" svg:x="26.64cm" svg:y="13.949cm">
          <draw:text-box>
            <text:p text:style-name="P47"><text:span text:style-name="T17">PC</text:span></text:p>
          </draw:text-box>
        </draw:frame>
        <draw:frame draw:style-name="gr632" draw:text-style-name="P57" draw:layer="layout" svg:width="1.42cm" svg:height="0.319cm" svg:x="26.641cm" svg:y="14.85cm">
          <draw:text-box>
            <text:p text:style-name="P47"><text:span text:style-name="T17">Printer</text:span></text:p>
          </draw:text-box>
        </draw:frame>
        <draw:frame draw:style-name="gr633" draw:text-style-name="P57" draw:layer="layout" svg:width="1.92cm" svg:height="0.637cm" svg:x="26.638cm" svg:y="15.297cm">
          <draw:text-box>
            <text:p text:style-name="P47"><text:span text:style-name="T17">Network printer</text:span></text:p>
          </draw:text-box>
        </draw:frame>
        <draw:frame draw:style-name="gr601" draw:text-style-name="P57" draw:layer="layout" svg:width="1.357cm" svg:height="0.319cm" svg:x="26.64cm" svg:y="16.099cm">
          <draw:text-box>
            <text:p text:style-name="P47"><text:span text:style-name="T17">Switch</text:span></text:p>
          </draw:text-box>
        </draw:frame>
        <draw:frame draw:style-name="gr634" draw:text-style-name="P57" draw:layer="layout" svg:width="1.628cm" svg:height="0.319cm" svg:x="26.641cm" svg:y="16.5cm">
          <draw:text-box>
            <text:p text:style-name="P47"><text:span text:style-name="T18">WiFi </text:span><text:span text:style-name="T17">Hotspot</text:span></text:p>
          </draw:text-box>
        </draw:frame>
        <draw:frame draw:style-name="gr635" draw:text-style-name="P39" draw:layer="layout" svg:width="0.341cm" svg:height="0.239cm" svg:x="22.638cm" svg:y="15.644cm">
          <draw:text-box>
            <text:p text:style-name="P36"><text:span text:style-name="T11">2</text:span><text:span text:style-name="T11">5</text:span></text:p>
          </draw:text-box>
        </draw:frame>
        <draw:frame draw:style-name="gr636" draw:text-style-name="P57" draw:layer="layout" svg:width="2.009cm" svg:height="0.319cm" svg:x="23.336cm" svg:y="15.599cm">
          <draw:text-box>
            <text:p text:style-name="P47"><text:span text:style-name="T17">R</text:span><text:span text:style-name="T17">J</text:span><text:span text:style-name="T17">4</text:span><text:span text:style-name="T17">5</text:span><text:span text:style-name="T17"> </text:span><text:span text:style-name="T17">P</text:span><text:span text:style-name="T17">o</text:span><text:span text:style-name="T17">E</text:span></text:p>
          </draw:text-box>
        </draw:frame>
        <draw:g>
          <draw:g draw:name="cctv camera">
            <draw:line draw:style-name="gr637" draw:text-style-name="P45" draw:layer="layout" svg:x1="26.482cm" svg:y1="16.966cm" svg:x2="26.078cm" svg:y2="16.966cm">
              <text:p/>
            </draw:line>
            <draw:line draw:style-name="gr638" draw:text-style-name="P45" draw:layer="layout" svg:x1="26.077cm" svg:y1="17.11cm" svg:x2="26.3cm" svg:y2="17.109cm">
              <text:p/>
            </draw:line>
            <draw:line draw:style-name="gr639" draw:text-style-name="P45" draw:layer="layout" svg:x1="26.411cm" svg:y1="17.038cm" svg:x2="26.331cm" svg:y2="17.039cm">
              <text:p/>
            </draw:line>
            <draw:line draw:style-name="gr640" draw:text-style-name="P45" draw:layer="layout" svg:x1="26.408cm" svg:y1="17.193cm" svg:x2="26.076cm" svg:y2="17.195cm">
              <text:p/>
            </draw:line>
            <draw:line draw:style-name="gr641" draw:text-style-name="P45" draw:layer="layout" svg:x1="26.357cm" svg:y1="17.039cm" svg:x2="26.356cm" svg:y2="17.193cm">
              <text:p/>
            </draw:line>
            <draw:line draw:style-name="gr642" draw:text-style-name="P45" draw:layer="layout" svg:x1="26.333cm" svg:y1="17.037cm" svg:x2="26.298cm" svg:y2="17.11cm">
              <text:p/>
            </draw:line>
            <draw:line draw:style-name="gr643" draw:text-style-name="P45" draw:layer="layout" svg:x1="26.479cm" svg:y1="16.968cm" svg:x2="26.41cm" svg:y2="17.038cm">
              <text:p/>
            </draw:line>
            <draw:line draw:style-name="gr315" draw:text-style-name="P46" draw:layer="layout" svg:x1="26.077cm" svg:y1="16.966cm" svg:x2="26.077cm" svg:y2="17.195cm">
              <text:p/>
            </draw:line>
            <draw:line draw:style-name="gr644" draw:text-style-name="P45" draw:layer="layout" svg:x1="26.407cm" svg:y1="17.038cm" svg:x2="26.406cm" svg:y2="17.192cm">
              <text:p/>
            </draw:line>
          </draw:g>
        </draw:g>
        <draw:frame draw:style-name="gr601" draw:text-style-name="P57" draw:layer="layout" svg:width="1.357cm" svg:height="0.319cm" svg:x="26.641cm" svg:y="16.901cm">
          <draw:text-box>
            <text:p text:style-name="P47"><text:span text:style-name="T17">IP </text:span><text:span text:style-name="T17">camera</text:span></text:p>
          </draw:text-box>
        </draw:frame>
        <draw:frame draw:style-name="gr603" draw:text-style-name="P57" draw:layer="layout" svg:width="1.971cm" svg:height="0.319cm" svg:x="23.334cm" svg:y="14.698cm">
          <draw:text-box>
            <text:p text:style-name="P47"><text:span text:style-name="T17">Optic</text:span><text:span text:style-name="T17">al </text:span><text:span text:style-name="T17">Fiber</text:span></text:p>
          </draw:text-box>
        </draw:frame>
        <draw:line draw:style-name="gr645" draw:text-style-name="P23" draw:layer="layout" svg:x1="22.378cm" svg:y1="14.856cm" svg:x2="22.978cm" svg:y2="14.856cm">
          <text:p/>
        </draw:line>
        <draw:g>
          <draw:custom-shape draw:style-name="gr646" draw:text-style-name="P12" draw:layer="layout" svg:width="0.319cm" svg:height="0.238cm" svg:x="26.183cm" svg:y="14.379cm">
            <text:p/>
            <draw:enhanced-geometry svg:viewBox="0 0 21600 21600" draw:mirror-horizontal="false" draw:mirror-vertical="false" draw:type="rectangle" draw:enhanced-path="M 0 0 L 21600 0 21600 21600 0 21600 0 0 Z N"/>
          </draw:custom-shape>
          <draw:custom-shape draw:style-name="gr289" draw:text-style-name="P34" draw:layer="layout" svg:width="0.414cm" svg:height="0.076cm" svg:x="26.083cm" svg:y="14.619cm">
            <text:p/>
            <draw:enhanced-geometry svg:viewBox="0 0 21600 21600" draw:mirror-horizontal="false" draw:mirror-vertical="false"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frame draw:style-name="gr601" draw:text-style-name="P57" draw:layer="layout" svg:width="1.357cm" svg:height="0.319cm" svg:x="26.641cm" svg:y="14.39cm">
          <draw:text-box>
            <text:p text:style-name="P47"><text:span text:style-name="T17">Laptop</text:span></text:p>
          </draw:text-box>
        </draw:frame>
        <draw:g>
          <draw:g draw:name="cctv camera">
            <draw:line draw:style-name="gr647" draw:text-style-name="P45" draw:layer="layout" svg:x1="19.265cm" svg:y1="10.965cm" svg:x2="19.615cm" svg:y2="10.763cm">
              <text:p/>
            </draw:line>
            <draw:line draw:style-name="gr648" draw:text-style-name="P45" draw:layer="layout" svg:x1="19.688cm" svg:y1="10.887cm" svg:x2="19.494cm" svg:y2="10.998cm">
              <text:p/>
            </draw:line>
            <draw:line draw:style-name="gr649" draw:text-style-name="P45" draw:layer="layout" svg:x1="19.363cm" svg:y1="10.991cm" svg:x2="19.433cm" svg:y2="10.952cm">
              <text:p/>
            </draw:line>
            <draw:line draw:style-name="gr650" draw:text-style-name="P45" draw:layer="layout" svg:x1="19.443cm" svg:y1="11.124cm" svg:x2="19.732cm" svg:y2="10.96cm">
              <text:p/>
            </draw:line>
            <draw:line draw:style-name="gr651" draw:text-style-name="P45" draw:layer="layout" svg:x1="19.41cm" svg:y1="10.965cm" svg:x2="19.488cm" svg:y2="11.098cm">
              <text:p/>
            </draw:line>
            <draw:line draw:style-name="gr652" draw:text-style-name="P45" draw:layer="layout" svg:x1="19.43cm" svg:y1="10.952cm" svg:x2="19.497cm" svg:y2="10.998cm">
              <text:p/>
            </draw:line>
            <draw:line draw:style-name="gr653" draw:text-style-name="P45" draw:layer="layout" svg:x1="19.269cm" svg:y1="10.965cm" svg:x2="19.364cm" svg:y2="10.991cm">
              <text:p/>
            </draw:line>
            <draw:line draw:style-name="gr315" draw:text-style-name="P46" draw:layer="layout" svg:x1="19.616cm" svg:y1="10.762cm" svg:x2="19.73cm" svg:y2="10.96cm">
              <text:p/>
            </draw:line>
            <draw:line draw:style-name="gr654" draw:text-style-name="P45" draw:layer="layout" svg:x1="19.366cm" svg:y1="10.99cm" svg:x2="19.444cm" svg:y2="11.123cm">
              <text:p/>
            </draw:line>
          </draw:g>
        </draw:g>
        <draw:g>
          <draw:g draw:name="cctv camera">
            <draw:line draw:style-name="gr655" draw:text-style-name="P45" draw:layer="layout" svg:x1="11.159cm" svg:y1="16.066cm" svg:x2="10.809cm" svg:y2="16.268cm">
              <text:p/>
            </draw:line>
            <draw:line draw:style-name="gr656" draw:text-style-name="P45" draw:layer="layout" svg:x1="10.88cm" svg:y1="16.393cm" svg:x2="11.073cm" svg:y2="16.281cm">
              <text:p/>
            </draw:line>
            <draw:line draw:style-name="gr657" draw:text-style-name="P45" draw:layer="layout" svg:x1="11.132cm" svg:y1="16.164cm" svg:x2="11.063cm" svg:y2="16.205cm">
              <text:p/>
            </draw:line>
            <draw:line draw:style-name="gr658" draw:text-style-name="P45" draw:layer="layout" svg:x1="11.208cm" svg:y1="16.299cm" svg:x2="10.921cm" svg:y2="16.467cm">
              <text:p/>
            </draw:line>
            <draw:line draw:style-name="gr659" draw:text-style-name="P45" draw:layer="layout" svg:x1="11.086cm" svg:y1="16.191cm" svg:x2="11.162cm" svg:y2="16.325cm">
              <text:p/>
            </draw:line>
            <draw:line draw:style-name="gr660" draw:text-style-name="P45" draw:layer="layout" svg:x1="11.065cm" svg:y1="16.202cm" svg:x2="11.071cm" svg:y2="16.283cm">
              <text:p/>
            </draw:line>
            <draw:line draw:style-name="gr661" draw:text-style-name="P45" draw:layer="layout" svg:x1="11.157cm" svg:y1="16.069cm" svg:x2="11.132cm" svg:y2="16.164cm">
              <text:p/>
            </draw:line>
            <draw:line draw:style-name="gr315" draw:text-style-name="P46" draw:layer="layout" svg:x1="10.807cm" svg:y1="16.269cm" svg:x2="10.921cm" svg:y2="16.467cm">
              <text:p/>
            </draw:line>
            <draw:line draw:style-name="gr662" draw:text-style-name="P45" draw:layer="layout" svg:x1="11.13cm" svg:y1="16.166cm" svg:x2="11.206cm" svg:y2="16.3cm">
              <text:p/>
            </draw:line>
          </draw:g>
        </draw:g>
        <draw:connector draw:style-name="gr549" draw:text-style-name="P26" draw:layer="layout" svg:x1="16.239cm" svg:y1="13.22cm" svg:x2="17.005cm" svg:y2="13.39cm" draw:start-shape="id8" draw:start-glue-point="1" draw:end-shape="id9" draw:end-glue-point="3" svg:d="M16239 13220h383v170h383" svg:viewBox="0 0 767 171">
          <text:p/>
        </draw:connector>
        <draw:connector draw:style-name="gr549" draw:text-style-name="P26" draw:layer="layout" svg:x1="16.139cm" svg:y1="14.019cm" svg:x2="17.005cm" svg:y2="13.691cm" draw:start-shape="id10" draw:start-glue-point="1" draw:end-shape="id11" draw:end-glue-point="3" svg:d="M16139 14019h433v-328h433" svg:viewBox="0 0 867 329">
          <text:p/>
        </draw:connector>
        <draw:frame draw:name="label noframe" draw:style-name="gr663" draw:text-style-name="P35" draw:layer="layout" svg:width="0.459cm" svg:height="0.239cm" svg:x="12.275cm" svg:y="14.976cm">
          <draw:text-box>
            <text:p text:style-name="P2"><text:span text:style-name="T9">SW1</text:span></text:p>
          </draw:text-box>
        </draw:frame>
        <draw:frame draw:name="label noframe" draw:style-name="gr664" draw:text-style-name="P35" draw:layer="layout" svg:width="0.459cm" svg:height="0.239cm" svg:x="18.502cm" svg:y="8.048cm">
          <draw:text-box>
            <text:p text:style-name="P2"><text:span text:style-name="T9">SW1</text:span></text:p>
          </draw:text-box>
        </draw:frame>
        <draw:frame draw:name="label noframe" draw:style-name="gr665" draw:text-style-name="P35" draw:layer="layout" svg:width="0.288cm" svg:height="0.241cm" draw:transform="rotate (1.5707963267949) translate (19.43cm 9.928cm)">
          <draw:text-box>
            <text:p text:style-name="P2"><text:span text:style-name="T9">P1</text:span></text:p>
          </draw:text-box>
        </draw:frame>
        <draw:frame draw:name="label noframe" draw:style-name="gr666" draw:text-style-name="P35" draw:layer="layout" svg:width="0.449cm" svg:height="0.215cm" svg:x="11.34cm" svg:y="12.95cm">
          <draw:text-box>
            <text:p text:style-name="P2"><text:span text:style-name="T9">P</text:span><text:span text:style-name="T9">r</text:span><text:span text:style-name="T9">n</text:span><text:span text:style-name="T9">1</text:span></text:p>
          </draw:text-box>
        </draw:frame>
        <draw:line draw:style-name="gr247" draw:text-style-name="P15" draw:layer="layout" svg:x1="19.549cm" svg:y1="9.242cm" svg:x2="19.549cm" svg:y2="9.623cm">
          <text:p/>
        </draw:line>
        <draw:line draw:style-name="gr247" draw:text-style-name="P15" draw:layer="layout" svg:x1="19.99cm" svg:y1="9.243cm" svg:x2="19.99cm" svg:y2="9.624cm">
          <text:p/>
        </draw:line>
        <draw:frame draw:name="label noframe" draw:style-name="gr667" draw:text-style-name="P35" draw:layer="layout" svg:width="0.449cm" svg:height="0.215cm" svg:x="11.478cm" svg:y="12.479cm">
          <draw:text-box>
            <text:p text:style-name="P2"><text:span text:style-name="T9">P</text:span><text:span text:style-name="T9">r</text:span><text:span text:style-name="T9">n</text:span><text:span text:style-name="T9">2</text:span></text:p>
          </draw:text-box>
        </draw:frame>
        <draw:frame draw:name="wifi" draw:style-name="gr300" draw:text-style-name="P15" draw:layer="layout" svg:width="0.268cm" svg:height="0.218cm" svg:x="20.67cm" svg:y="7.877cm">
          <draw:image xlink:href="Pictures/10000000000000DB000000B38155BBB8818A27CF.png" xlink:type="simple" xlink:show="embed" xlink:actuate="onLoad">
            <text:p/>
          </draw:image>
        </draw:frame>
        <draw:frame draw:name="label noframe" draw:style-name="gr668" draw:text-style-name="P35" draw:layer="layout" svg:width="0.726cm" svg:height="0.239cm" svg:x="20.652cm" svg:y="7.596cm">
          <draw:text-box>
            <text:p text:style-name="P2"><text:span text:style-name="T9">H</text:span><text:span text:style-name="T9">o</text:span><text:span text:style-name="T9">t</text:span><text:span text:style-name="T9">s</text:span><text:span text:style-name="T9">p</text:span><text:span text:style-name="T9">o</text:span><text:span text:style-name="T9">t</text:span></text:p>
          </draw:text-box>
        </draw:frame>
        <draw:line draw:style-name="gr669" draw:text-style-name="P15" draw:layer="layout" svg:x1="20.797cm" svg:y1="8.159cm" svg:x2="20.797cm" svg:y2="8.54cm">
          <text:p/>
        </draw:line>
        <draw:frame draw:name="label noframe" draw:style-name="gr670" draw:text-style-name="P35" draw:layer="layout" svg:width="1.033cm" svg:height="0.241cm" draw:transform="rotate (1.5707963267949) translate (20.307cm 10.671cm)">
          <draw:text-box>
            <text:p text:style-name="P2"><text:span text:style-name="T9">O</text:span><text:span text:style-name="T9">l</text:span><text:span text:style-name="T9">i</text:span><text:span text:style-name="T9">v</text:span><text:span text:style-name="T9">i</text:span><text:span text:style-name="T9">a</text:span><text:span text:style-name="T9">’</text:span><text:span text:style-name="T9">s</text:span><text:span text:style-name="T9"> </text:span><text:span text:style-name="T9">P</text:span><text:span text:style-name="T9">C</text:span></text:p>
          </draw:text-box>
        </draw:frame>
        <draw:line draw:style-name="gr247" draw:text-style-name="P15" draw:layer="layout" svg:x1="20.431cm" svg:y1="9.244cm" svg:x2="20.431cm" svg:y2="9.625cm">
          <text:p/>
        </draw:line>
        <draw:line draw:style-name="gr671" draw:text-style-name="P15" draw:layer="layout" svg:x1="20.397cm" svg:y1="8.16cm" svg:x2="20.397cm" svg:y2="8.541cm">
          <text:p/>
        </draw:line>
        <draw:frame draw:name="label noframe" draw:style-name="gr672" draw:text-style-name="P35" draw:layer="layout" svg:width="1.155cm" svg:height="0.241cm" draw:transform="rotate (1.5707963267949) translate (20.28cm 8.172cm)">
          <draw:text-box>
            <text:p text:style-name="P2"><text:span text:style-name="T9">Steven’s PC</text:span></text:p>
          </draw:text-box>
        </draw:frame>
        <draw:frame draw:name="label noframe" draw:style-name="gr673" draw:text-style-name="P35" draw:layer="layout" svg:width="0.774cm" svg:height="0.241cm" svg:x="24.923cm" svg:y="9.636cm">
          <draw:text-box>
            <text:p text:style-name="P2"><text:span text:style-name="T9">UP</text:span><text:span text:style-name="T9">LIN</text:span><text:span text:style-name="T9">K</text:span></text:p>
          </draw:text-box>
        </draw:frame>
        <draw:line draw:style-name="gr674" draw:text-style-name="P15" draw:layer="layout" svg:x1="25.313cm" svg:y1="9.245cm" svg:x2="25.313cm" svg:y2="9.626cm">
          <text:p/>
        </draw:line>
        <draw:connector draw:style-name="gr675" draw:text-style-name="P26" draw:layer="layout" svg:x1="17.317cm" svg:y1="12.259cm" svg:x2="17.67cm" svg:y2="13.284cm" draw:start-shape="id12" draw:start-glue-point="2" draw:end-shape="id13" draw:end-glue-point="0" svg:d="M17317 12259v509h353v516" svg:viewBox="0 0 354 1026">
          <text:p/>
        </draw:connector>
        <draw:frame draw:name="label noframe" draw:style-name="gr676" draw:text-style-name="P35" draw:layer="layout" svg:width="0.308cm" svg:height="0.241cm" draw:transform="rotate (1.5707963267949) translate (23.244cm 9.938cm)">
          <draw:text-box>
            <text:p text:style-name="P2"><text:span text:style-name="T9">S1</text:span></text:p>
          </draw:text-box>
        </draw:frame>
        <draw:line draw:style-name="gr247" draw:text-style-name="P15" draw:layer="layout" svg:x1="23.368cm" svg:y1="9.245cm" svg:x2="23.368cm" svg:y2="9.626cm">
          <text:p/>
        </draw:line>
        <draw:line draw:style-name="gr247" draw:text-style-name="P15" draw:layer="layout" svg:x1="23.793cm" svg:y1="9.245cm" svg:x2="23.793cm" svg:y2="9.626cm">
          <text:p/>
        </draw:line>
        <draw:frame draw:name="label noframe" draw:style-name="gr677" draw:text-style-name="P35" draw:layer="layout" svg:width="0.265cm" svg:height="0.241cm" draw:transform="rotate (1.5707963267949) translate (23.245cm 8.171cm)">
          <draw:text-box>
            <text:p text:style-name="P2"><text:span text:style-name="T9">S</text:span><text:span text:style-name="T9">2</text:span></text:p>
          </draw:text-box>
        </draw:frame>
        <draw:line draw:style-name="gr247" draw:text-style-name="P15" draw:layer="layout" svg:x1="23.369cm" svg:y1="8.172cm" svg:x2="23.369cm" svg:y2="8.553cm">
          <text:p/>
        </draw:line>
        <draw:frame draw:name="label noframe" draw:style-name="gr678" draw:text-style-name="P35" draw:layer="layout" svg:width="0.26cm" svg:height="0.239cm" svg:x="12.032cm" svg:y="15.477cm">
          <draw:text-box>
            <text:p text:style-name="P2"><text:span text:style-name="T9">S</text:span><text:span text:style-name="T9">1</text:span></text:p>
          </draw:text-box>
        </draw:frame>
        <draw:frame draw:name="label noframe" draw:style-name="gr679" draw:text-style-name="P35" draw:layer="layout" svg:width="0.26cm" svg:height="0.239cm" svg:x="12.632cm" svg:y="16.278cm">
          <draw:text-box>
            <text:p text:style-name="P2"><text:span text:style-name="T9">S2</text:span></text:p>
          </draw:text-box>
        </draw:frame>
        <draw:frame draw:name="label noframe" draw:style-name="gr680" draw:text-style-name="P35" draw:layer="layout" svg:width="0.26cm" svg:height="0.239cm" svg:x="13.132cm" svg:y="15.478cm">
          <draw:text-box>
            <text:p text:style-name="P2"><text:span text:style-name="T9">S3</text:span></text:p>
          </draw:text-box>
        </draw:frame>
        <draw:frame draw:name="label noframe" draw:style-name="gr681" draw:text-style-name="P35" draw:layer="layout" svg:width="0.269cm" svg:height="0.239cm" svg:x="19.55cm" svg:y="11.179cm">
          <draw:text-box>
            <text:p text:style-name="P2"><text:span text:style-name="T9">C1</text:span></text:p>
          </draw:text-box>
        </draw:frame>
        <draw:frame draw:name="label noframe" draw:style-name="gr682" draw:text-style-name="P35" draw:layer="layout" svg:width="0.269cm" svg:height="0.239cm" svg:x="10.817cm" svg:y="16.559cm">
          <draw:text-box>
            <text:p text:style-name="P2"><text:span text:style-name="T9">C2</text:span></text:p>
          </draw:text-box>
        </draw:frame>
        <draw:frame draw:name="label noframe" draw:style-name="gr683" draw:text-style-name="P35" draw:layer="layout" svg:width="0.271cm" svg:height="0.241cm" draw:transform="rotate (1.5707963267949) translate (22.179cm 9.906cm)">
          <draw:text-box>
            <text:p text:style-name="P2"><text:span text:style-name="T9">C1</text:span></text:p>
          </draw:text-box>
        </draw:frame>
        <draw:line draw:style-name="gr669" draw:text-style-name="P15" draw:layer="layout" svg:x1="22.303cm" svg:y1="9.245cm" svg:x2="22.303cm" svg:y2="9.626cm">
          <text:p/>
        </draw:line>
        <draw:frame draw:name="label noframe" draw:style-name="gr684" draw:text-style-name="P35" draw:layer="layout" svg:width="0.271cm" svg:height="0.241cm" draw:transform="rotate (1.5707963267949) translate (22.164cm 8.172cm)">
          <draw:text-box>
            <text:p text:style-name="P2"><text:span text:style-name="T9">C2</text:span></text:p>
          </draw:text-box>
        </draw:frame>
        <draw:line draw:style-name="gr669" draw:text-style-name="P15" draw:layer="layout" svg:x1="22.288cm" svg:y1="8.173cm" svg:x2="22.288cm" svg:y2="8.554cm">
          <text:p/>
        </draw:line>
        <draw:frame draw:name="label noframe" draw:style-name="gr685" draw:text-style-name="P35" draw:layer="layout" svg:width="0.288cm" svg:height="0.241cm" draw:transform="rotate (1.5707963267949) translate (19.866cm 9.928cm)">
          <draw:text-box>
            <text:p text:style-name="P2"><text:span text:style-name="T9">P</text:span><text:span text:style-name="T9">2</text:span></text:p>
          </draw:text-box>
        </draw:frame>
        <draw:frame draw:name="label noframe" draw:style-name="gr686" draw:text-style-name="P35" draw:layer="layout" svg:width="0.308cm" svg:height="0.241cm" draw:transform="rotate (1.5707963267949) translate (23.673cm 9.938cm)">
          <draw:text-box>
            <text:p text:style-name="P2"><text:span text:style-name="T9">S3</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modern" style:font-pitch="fixed"/>
    <style:font-face style:name="Monaco" svg:font-family="Monaco"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FreeSans1" svg:font-family="FreeSans" style:font-family-generic="swiss" style:font-pitch="variable"/>
    <style:font-face style:name="FreeSans" svg:font-family="FreeSans" style:font-adornments="obyčejné" style:font-family-generic="swiss" style:font-pitch="variable"/>
    <style:font-face style:name="Arial1"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office:font-face-decls>
  <office:styles>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0%"/>
    <draw:gradient draw:name="Gradient_20_9" draw:display-name="Gradient 9" draw:style="linear" draw:start-color="#000000" draw:end-color="#ffffff" draw:start-intensity="100%" draw:end-intensity="100%" draw:angle="0" draw:border="0%"/>
    <draw:hatch draw:name="Hatch_20_1" draw:display-name="Hatch 1" draw:style="single" draw:color="#000000" draw:distance="0.02cm" draw:rotation="0"/>
    <draw:hatch draw:name="Hatching_20_6" draw:display-name="Hatching 6" draw:style="single" draw:color="#808080" draw:distance="0.02cm" draw:rotation="0"/>
    <draw:hatch draw:name="Hatching_20_7" draw:display-name="Hatching 7" draw:style="single" draw:color="#808080" draw:distance="0.02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2-08T13:37:54.528381581</meta:creation-date>
    <dc:date>2019-12-08T19:03:35.555866186</dc:date>
    <meta:editing-duration>PT58M47S</meta:editing-duration>
    <meta:editing-cycles>16</meta:editing-cycles>
    <meta:generator>LibreOffice/6.0.7.3$Linux_X86_64 LibreOffice_project/00m0$Build-3</meta:generator>
    <meta:document-statistic meta:object-count="956"/>
  </office:meta>
</office:document-meta>
</file>